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9" table:default-cell-style-name="ce6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DI Note Number</text:p>
          </table:table-cell>
          <table:table-cell table:style-name="ce1" office:value-type="string" calcext:value-type="string">
            <text:p>Pitch (Hz)</text:p>
          </table:table-cell>
          <table:table-cell/>
          <table:table-cell table:style-name="ce1" office:value-type="string" calcext:value-type="string">
            <text:p>Note Name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9882353" calcext:value-type="float">
            <text:p>1.498823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99764706" calcext:value-type="float">
            <text:p>2.997647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040941178" calcext:value-type="float">
            <text:p>5.040941178</text:p>
          </table:table-cell>
          <table:table-cell table:style-name="ce2" office:value-type="float" office:value="5.99529412" calcext:value-type="float">
            <text:p>5.995294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176" calcext:value-type="float">
            <text:p>8.176</text:p>
          </table:table-cell>
          <table:table-cell/>
          <table:table-cell office:value-type="string" calcext:value-type="string">
            <text:p>C-1 </text:p>
          </table:table-cell>
          <table:table-cell/>
          <table:table-cell table:formula="of:=[.F$1]*[.$B2]" office:value-type="float" office:value="4.088" calcext:value-type="float">
            <text:p>4.09</text:p>
          </table:table-cell>
          <table:table-cell table:formula="of:=[.G$1]*[.$B2]" office:value-type="float" office:value="8.176" calcext:value-type="float">
            <text:p>8.18</text:p>
          </table:table-cell>
          <table:table-cell table:formula="of:=[.H$1]*[.$B2]" office:value-type="float" office:value="12.25438118128" calcext:value-type="float">
            <text:p>12.25</text:p>
          </table:table-cell>
          <table:table-cell table:formula="of:=[.I$1]*[.$B2]" office:value-type="float" office:value="16.352" calcext:value-type="float">
            <text:p>16.35</text:p>
          </table:table-cell>
          <table:table-cell table:formula="of:=[.J$1]*[.$B2]" office:value-type="float" office:value="24.50876236256" calcext:value-type="float">
            <text:p>24.51</text:p>
          </table:table-cell>
          <table:table-cell table:formula="of:=[.K$1]*[.$B2]" office:value-type="float" office:value="32.704" calcext:value-type="float">
            <text:p>32.70</text:p>
          </table:table-cell>
          <table:table-cell table:formula="of:=[.L$1]*[.$B2]" office:value-type="float" office:value="41.214735071328" calcext:value-type="float">
            <text:p>41.21</text:p>
          </table:table-cell>
          <table:table-cell table:formula="of:=[.M$1]*[.$B2]" office:value-type="float" office:value="49.01752472512" calcext:value-type="float">
            <text:p>49.02</text:p>
          </table:table-cell>
          <table:table-cell table:formula="of:=[.N$1]*[.$B2]" office:value-type="float" office:value="65.408" calcext:value-type="float">
            <text:p>65.41</text:p>
          </table:table-cell>
          <table:table-cell/>
          <table:table-cell table:formula="of:=COM.MICROSOFT.CONCAT(TEXT([.F2];&quot;0.00&quot;);&quot;,&quot;)" office:value-type="string" office:string-value="4.09," calcext:value-type="string">
            <text:p>4.09,</text:p>
          </table:table-cell>
          <table:table-cell table:formula="of:=COM.MICROSOFT.CONCAT(TEXT([.G2];&quot;0.00&quot;);&quot;,&quot;)" office:value-type="string" office:string-value="8.18," calcext:value-type="string">
            <text:p>8.18,</text:p>
          </table:table-cell>
          <table:table-cell table:formula="of:=COM.MICROSOFT.CONCAT(TEXT([.H2];&quot;0.00&quot;);&quot;,&quot;)" office:value-type="string" office:string-value="12.25," calcext:value-type="string">
            <text:p>12.25,</text:p>
          </table:table-cell>
          <table:table-cell table:formula="of:=COM.MICROSOFT.CONCAT(TEXT([.I2];&quot;0.00&quot;);&quot;,&quot;)" office:value-type="string" office:string-value="16.35," calcext:value-type="string">
            <text:p>16.35,</text:p>
          </table:table-cell>
          <table:table-cell table:formula="of:=COM.MICROSOFT.CONCAT(TEXT([.J2];&quot;0.00&quot;);&quot;,&quot;)" office:value-type="string" office:string-value="24.51," calcext:value-type="string">
            <text:p>24.51,</text:p>
          </table:table-cell>
          <table:table-cell table:formula="of:=COM.MICROSOFT.CONCAT(TEXT([.K2];&quot;0.00&quot;);&quot;,&quot;)" office:value-type="string" office:string-value="32.70," calcext:value-type="string">
            <text:p>32.70,</text:p>
          </table:table-cell>
          <table:table-cell table:formula="of:=COM.MICROSOFT.CONCAT(TEXT([.L2];&quot;0.00&quot;);&quot;,&quot;)" office:value-type="string" office:string-value="41.21," calcext:value-type="string">
            <text:p>41.21,</text:p>
          </table:table-cell>
          <table:table-cell table:formula="of:=COM.MICROSOFT.CONCAT(TEXT([.M2];&quot;0.00&quot;);&quot;,&quot;)" office:value-type="string" office:string-value="49.02," calcext:value-type="string">
            <text:p>49.02,</text:p>
          </table:table-cell>
          <table:table-cell table:formula="of:=COM.MICROSOFT.CONCAT(TEXT([.N2];&quot;0.00&quot;);&quot;,&quot;)" office:value-type="string" office:string-value="65.41," calcext:value-type="string">
            <text:p>65.41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662" calcext:value-type="float">
            <text:p>8.662</text:p>
          </table:table-cell>
          <table:table-cell/>
          <table:table-cell office:value-type="string" calcext:value-type="string">
            <text:p>C#-1 </text:p>
          </table:table-cell>
          <table:table-cell/>
          <table:table-cell table:formula="of:=[.F$1]*[.$B3]" office:value-type="float" office:value="4.331" calcext:value-type="float">
            <text:p>4.33</text:p>
          </table:table-cell>
          <table:table-cell table:formula="of:=[.G$1]*[.$B3]" office:value-type="float" office:value="8.662" calcext:value-type="float">
            <text:p>8.66</text:p>
          </table:table-cell>
          <table:table-cell table:formula="of:=[.H$1]*[.$B3]" office:value-type="float" office:value="12.98280941686" calcext:value-type="float">
            <text:p>12.98</text:p>
          </table:table-cell>
          <table:table-cell table:formula="of:=[.I$1]*[.$B3]" office:value-type="float" office:value="17.324" calcext:value-type="float">
            <text:p>17.32</text:p>
          </table:table-cell>
          <table:table-cell table:formula="of:=[.J$1]*[.$B3]" office:value-type="float" office:value="25.96561883372" calcext:value-type="float">
            <text:p>25.97</text:p>
          </table:table-cell>
          <table:table-cell table:formula="of:=[.K$1]*[.$B3]" office:value-type="float" office:value="34.648" calcext:value-type="float">
            <text:p>34.65</text:p>
          </table:table-cell>
          <table:table-cell table:formula="of:=[.L$1]*[.$B3]" office:value-type="float" office:value="43.664632483836" calcext:value-type="float">
            <text:p>43.66</text:p>
          </table:table-cell>
          <table:table-cell table:formula="of:=[.M$1]*[.$B3]" office:value-type="float" office:value="51.93123766744" calcext:value-type="float">
            <text:p>51.93</text:p>
          </table:table-cell>
          <table:table-cell table:formula="of:=[.N$1]*[.$B3]" office:value-type="float" office:value="69.296" calcext:value-type="float">
            <text:p>69.30</text:p>
          </table:table-cell>
          <table:table-cell/>
          <table:table-cell table:formula="of:=COM.MICROSOFT.CONCAT(TEXT([.F3];&quot;0.00&quot;);&quot;,&quot;)" office:value-type="string" office:string-value="4.33," calcext:value-type="string">
            <text:p>4.33,</text:p>
          </table:table-cell>
          <table:table-cell table:formula="of:=COM.MICROSOFT.CONCAT(TEXT([.G3];&quot;0.00&quot;);&quot;,&quot;)" office:value-type="string" office:string-value="8.66," calcext:value-type="string">
            <text:p>8.66,</text:p>
          </table:table-cell>
          <table:table-cell table:formula="of:=COM.MICROSOFT.CONCAT(TEXT([.H3];&quot;0.00&quot;);&quot;,&quot;)" office:value-type="string" office:string-value="12.98," calcext:value-type="string">
            <text:p>12.98,</text:p>
          </table:table-cell>
          <table:table-cell table:formula="of:=COM.MICROSOFT.CONCAT(TEXT([.I3];&quot;0.00&quot;);&quot;,&quot;)" office:value-type="string" office:string-value="17.32," calcext:value-type="string">
            <text:p>17.32,</text:p>
          </table:table-cell>
          <table:table-cell table:formula="of:=COM.MICROSOFT.CONCAT(TEXT([.J3];&quot;0.00&quot;);&quot;,&quot;)" office:value-type="string" office:string-value="25.97," calcext:value-type="string">
            <text:p>25.97,</text:p>
          </table:table-cell>
          <table:table-cell table:formula="of:=COM.MICROSOFT.CONCAT(TEXT([.K3];&quot;0.00&quot;);&quot;,&quot;)" office:value-type="string" office:string-value="34.65," calcext:value-type="string">
            <text:p>34.65,</text:p>
          </table:table-cell>
          <table:table-cell table:formula="of:=COM.MICROSOFT.CONCAT(TEXT([.L3];&quot;0.00&quot;);&quot;,&quot;)" office:value-type="string" office:string-value="43.66," calcext:value-type="string">
            <text:p>43.66,</text:p>
          </table:table-cell>
          <table:table-cell table:formula="of:=COM.MICROSOFT.CONCAT(TEXT([.M3];&quot;0.00&quot;);&quot;,&quot;)" office:value-type="string" office:string-value="51.93," calcext:value-type="string">
            <text:p>51.93,</text:p>
          </table:table-cell>
          <table:table-cell table:formula="of:=COM.MICROSOFT.CONCAT(TEXT([.N3];&quot;0.00&quot;);&quot;,&quot;)" office:value-type="string" office:string-value="69.30," calcext:value-type="string">
            <text:p>69.30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.177" calcext:value-type="float">
            <text:p>9.177</text:p>
          </table:table-cell>
          <table:table-cell/>
          <table:table-cell office:value-type="string" calcext:value-type="string">
            <text:p>D-1 </text:p>
          </table:table-cell>
          <table:table-cell/>
          <table:table-cell table:formula="of:=[.F$1]*[.$B4]" office:value-type="float" office:value="4.5885" calcext:value-type="float">
            <text:p>4.59</text:p>
          </table:table-cell>
          <table:table-cell table:formula="of:=[.G$1]*[.$B4]" office:value-type="float" office:value="9.177" calcext:value-type="float">
            <text:p>9.18</text:p>
          </table:table-cell>
          <table:table-cell table:formula="of:=[.H$1]*[.$B4]" office:value-type="float" office:value="13.75470353481" calcext:value-type="float">
            <text:p>13.75</text:p>
          </table:table-cell>
          <table:table-cell table:formula="of:=[.I$1]*[.$B4]" office:value-type="float" office:value="18.354" calcext:value-type="float">
            <text:p>18.35</text:p>
          </table:table-cell>
          <table:table-cell table:formula="of:=[.J$1]*[.$B4]" office:value-type="float" office:value="27.50940706962" calcext:value-type="float">
            <text:p>27.51</text:p>
          </table:table-cell>
          <table:table-cell table:formula="of:=[.K$1]*[.$B4]" office:value-type="float" office:value="36.708" calcext:value-type="float">
            <text:p>36.71</text:p>
          </table:table-cell>
          <table:table-cell table:formula="of:=[.L$1]*[.$B4]" office:value-type="float" office:value="46.260717190506" calcext:value-type="float">
            <text:p>46.26</text:p>
          </table:table-cell>
          <table:table-cell table:formula="of:=[.M$1]*[.$B4]" office:value-type="float" office:value="55.01881413924" calcext:value-type="float">
            <text:p>55.02</text:p>
          </table:table-cell>
          <table:table-cell table:formula="of:=[.N$1]*[.$B4]" office:value-type="float" office:value="73.416" calcext:value-type="float">
            <text:p>73.42</text:p>
          </table:table-cell>
          <table:table-cell/>
          <table:table-cell table:formula="of:=COM.MICROSOFT.CONCAT(TEXT([.F4];&quot;0.00&quot;);&quot;,&quot;)" office:value-type="string" office:string-value="4.59," calcext:value-type="string">
            <text:p>4.59,</text:p>
          </table:table-cell>
          <table:table-cell table:formula="of:=COM.MICROSOFT.CONCAT(TEXT([.G4];&quot;0.00&quot;);&quot;,&quot;)" office:value-type="string" office:string-value="9.18," calcext:value-type="string">
            <text:p>9.18,</text:p>
          </table:table-cell>
          <table:table-cell table:formula="of:=COM.MICROSOFT.CONCAT(TEXT([.H4];&quot;0.00&quot;);&quot;,&quot;)" office:value-type="string" office:string-value="13.75," calcext:value-type="string">
            <text:p>13.75,</text:p>
          </table:table-cell>
          <table:table-cell table:formula="of:=COM.MICROSOFT.CONCAT(TEXT([.I4];&quot;0.00&quot;);&quot;,&quot;)" office:value-type="string" office:string-value="18.35," calcext:value-type="string">
            <text:p>18.35,</text:p>
          </table:table-cell>
          <table:table-cell table:formula="of:=COM.MICROSOFT.CONCAT(TEXT([.J4];&quot;0.00&quot;);&quot;,&quot;)" office:value-type="string" office:string-value="27.51," calcext:value-type="string">
            <text:p>27.51,</text:p>
          </table:table-cell>
          <table:table-cell table:formula="of:=COM.MICROSOFT.CONCAT(TEXT([.K4];&quot;0.00&quot;);&quot;,&quot;)" office:value-type="string" office:string-value="36.71," calcext:value-type="string">
            <text:p>36.71,</text:p>
          </table:table-cell>
          <table:table-cell table:formula="of:=COM.MICROSOFT.CONCAT(TEXT([.L4];&quot;0.00&quot;);&quot;,&quot;)" office:value-type="string" office:string-value="46.26," calcext:value-type="string">
            <text:p>46.26,</text:p>
          </table:table-cell>
          <table:table-cell table:formula="of:=COM.MICROSOFT.CONCAT(TEXT([.M4];&quot;0.00&quot;);&quot;,&quot;)" office:value-type="string" office:string-value="55.02," calcext:value-type="string">
            <text:p>55.02,</text:p>
          </table:table-cell>
          <table:table-cell table:formula="of:=COM.MICROSOFT.CONCAT(TEXT([.N4];&quot;0.00&quot;);&quot;,&quot;)" office:value-type="string" office:string-value="73.42," calcext:value-type="string">
            <text:p>73.42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723" calcext:value-type="float">
            <text:p>9.723</text:p>
          </table:table-cell>
          <table:table-cell/>
          <table:table-cell office:value-type="string" calcext:value-type="string">
            <text:p>D#-1 </text:p>
          </table:table-cell>
          <table:table-cell/>
          <table:table-cell table:formula="of:=[.F$1]*[.$B5]" office:value-type="float" office:value="4.8615" calcext:value-type="float">
            <text:p>4.86</text:p>
          </table:table-cell>
          <table:table-cell table:formula="of:=[.G$1]*[.$B5]" office:value-type="float" office:value="9.723" calcext:value-type="float">
            <text:p>9.72</text:p>
          </table:table-cell>
          <table:table-cell table:formula="of:=[.H$1]*[.$B5]" office:value-type="float" office:value="14.57306118219" calcext:value-type="float">
            <text:p>14.57</text:p>
          </table:table-cell>
          <table:table-cell table:formula="of:=[.I$1]*[.$B5]" office:value-type="float" office:value="19.446" calcext:value-type="float">
            <text:p>19.45</text:p>
          </table:table-cell>
          <table:table-cell table:formula="of:=[.J$1]*[.$B5]" office:value-type="float" office:value="29.14612236438" calcext:value-type="float">
            <text:p>29.15</text:p>
          </table:table-cell>
          <table:table-cell table:formula="of:=[.K$1]*[.$B5]" office:value-type="float" office:value="38.892" calcext:value-type="float">
            <text:p>38.89</text:p>
          </table:table-cell>
          <table:table-cell table:formula="of:=[.L$1]*[.$B5]" office:value-type="float" office:value="49.013071073694" calcext:value-type="float">
            <text:p>49.01</text:p>
          </table:table-cell>
          <table:table-cell table:formula="of:=[.M$1]*[.$B5]" office:value-type="float" office:value="58.29224472876" calcext:value-type="float">
            <text:p>58.29</text:p>
          </table:table-cell>
          <table:table-cell table:formula="of:=[.N$1]*[.$B5]" office:value-type="float" office:value="77.784" calcext:value-type="float">
            <text:p>77.78</text:p>
          </table:table-cell>
          <table:table-cell/>
          <table:table-cell table:formula="of:=COM.MICROSOFT.CONCAT(TEXT([.F5];&quot;0.00&quot;);&quot;,&quot;)" office:value-type="string" office:string-value="4.86," calcext:value-type="string">
            <text:p>4.86,</text:p>
          </table:table-cell>
          <table:table-cell table:formula="of:=COM.MICROSOFT.CONCAT(TEXT([.G5];&quot;0.00&quot;);&quot;,&quot;)" office:value-type="string" office:string-value="9.72," calcext:value-type="string">
            <text:p>9.72,</text:p>
          </table:table-cell>
          <table:table-cell table:formula="of:=COM.MICROSOFT.CONCAT(TEXT([.H5];&quot;0.00&quot;);&quot;,&quot;)" office:value-type="string" office:string-value="14.57," calcext:value-type="string">
            <text:p>14.57,</text:p>
          </table:table-cell>
          <table:table-cell table:formula="of:=COM.MICROSOFT.CONCAT(TEXT([.I5];&quot;0.00&quot;);&quot;,&quot;)" office:value-type="string" office:string-value="19.45," calcext:value-type="string">
            <text:p>19.45,</text:p>
          </table:table-cell>
          <table:table-cell table:formula="of:=COM.MICROSOFT.CONCAT(TEXT([.J5];&quot;0.00&quot;);&quot;,&quot;)" office:value-type="string" office:string-value="29.15," calcext:value-type="string">
            <text:p>29.15,</text:p>
          </table:table-cell>
          <table:table-cell table:formula="of:=COM.MICROSOFT.CONCAT(TEXT([.K5];&quot;0.00&quot;);&quot;,&quot;)" office:value-type="string" office:string-value="38.89," calcext:value-type="string">
            <text:p>38.89,</text:p>
          </table:table-cell>
          <table:table-cell table:formula="of:=COM.MICROSOFT.CONCAT(TEXT([.L5];&quot;0.00&quot;);&quot;,&quot;)" office:value-type="string" office:string-value="49.01," calcext:value-type="string">
            <text:p>49.01,</text:p>
          </table:table-cell>
          <table:table-cell table:formula="of:=COM.MICROSOFT.CONCAT(TEXT([.M5];&quot;0.00&quot;);&quot;,&quot;)" office:value-type="string" office:string-value="58.29," calcext:value-type="string">
            <text:p>58.29,</text:p>
          </table:table-cell>
          <table:table-cell table:formula="of:=COM.MICROSOFT.CONCAT(TEXT([.N5];&quot;0.00&quot;);&quot;,&quot;)" office:value-type="string" office:string-value="77.78," calcext:value-type="string">
            <text:p>77.78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301" calcext:value-type="float">
            <text:p>10.301</text:p>
          </table:table-cell>
          <table:table-cell/>
          <table:table-cell office:value-type="string" calcext:value-type="string">
            <text:p>E-1 </text:p>
          </table:table-cell>
          <table:table-cell/>
          <table:table-cell table:formula="of:=[.F$1]*[.$B6]" office:value-type="float" office:value="5.1505" calcext:value-type="float">
            <text:p>5.15</text:p>
          </table:table-cell>
          <table:table-cell table:formula="of:=[.G$1]*[.$B6]" office:value-type="float" office:value="10.301" calcext:value-type="float">
            <text:p>10.30</text:p>
          </table:table-cell>
          <table:table-cell table:formula="of:=[.H$1]*[.$B6]" office:value-type="float" office:value="15.43938118253" calcext:value-type="float">
            <text:p>15.44</text:p>
          </table:table-cell>
          <table:table-cell table:formula="of:=[.I$1]*[.$B6]" office:value-type="float" office:value="20.602" calcext:value-type="float">
            <text:p>20.60</text:p>
          </table:table-cell>
          <table:table-cell table:formula="of:=[.J$1]*[.$B6]" office:value-type="float" office:value="30.87876236506" calcext:value-type="float">
            <text:p>30.88</text:p>
          </table:table-cell>
          <table:table-cell table:formula="of:=[.K$1]*[.$B6]" office:value-type="float" office:value="41.204" calcext:value-type="float">
            <text:p>41.20</text:p>
          </table:table-cell>
          <table:table-cell table:formula="of:=[.L$1]*[.$B6]" office:value-type="float" office:value="51.926735074578" calcext:value-type="float">
            <text:p>51.93</text:p>
          </table:table-cell>
          <table:table-cell table:formula="of:=[.M$1]*[.$B6]" office:value-type="float" office:value="61.75752473012" calcext:value-type="float">
            <text:p>61.76</text:p>
          </table:table-cell>
          <table:table-cell table:formula="of:=[.N$1]*[.$B6]" office:value-type="float" office:value="82.408" calcext:value-type="float">
            <text:p>82.41</text:p>
          </table:table-cell>
          <table:table-cell/>
          <table:table-cell table:formula="of:=COM.MICROSOFT.CONCAT(TEXT([.F6];&quot;0.00&quot;);&quot;,&quot;)" office:value-type="string" office:string-value="5.15," calcext:value-type="string">
            <text:p>5.15,</text:p>
          </table:table-cell>
          <table:table-cell table:formula="of:=COM.MICROSOFT.CONCAT(TEXT([.G6];&quot;0.00&quot;);&quot;,&quot;)" office:value-type="string" office:string-value="10.30," calcext:value-type="string">
            <text:p>10.30,</text:p>
          </table:table-cell>
          <table:table-cell table:formula="of:=COM.MICROSOFT.CONCAT(TEXT([.H6];&quot;0.00&quot;);&quot;,&quot;)" office:value-type="string" office:string-value="15.44," calcext:value-type="string">
            <text:p>15.44,</text:p>
          </table:table-cell>
          <table:table-cell table:formula="of:=COM.MICROSOFT.CONCAT(TEXT([.I6];&quot;0.00&quot;);&quot;,&quot;)" office:value-type="string" office:string-value="20.60," calcext:value-type="string">
            <text:p>20.60,</text:p>
          </table:table-cell>
          <table:table-cell table:formula="of:=COM.MICROSOFT.CONCAT(TEXT([.J6];&quot;0.00&quot;);&quot;,&quot;)" office:value-type="string" office:string-value="30.88," calcext:value-type="string">
            <text:p>30.88,</text:p>
          </table:table-cell>
          <table:table-cell table:formula="of:=COM.MICROSOFT.CONCAT(TEXT([.K6];&quot;0.00&quot;);&quot;,&quot;)" office:value-type="string" office:string-value="41.20," calcext:value-type="string">
            <text:p>41.20,</text:p>
          </table:table-cell>
          <table:table-cell table:formula="of:=COM.MICROSOFT.CONCAT(TEXT([.L6];&quot;0.00&quot;);&quot;,&quot;)" office:value-type="string" office:string-value="51.93," calcext:value-type="string">
            <text:p>51.93,</text:p>
          </table:table-cell>
          <table:table-cell table:formula="of:=COM.MICROSOFT.CONCAT(TEXT([.M6];&quot;0.00&quot;);&quot;,&quot;)" office:value-type="string" office:string-value="61.76," calcext:value-type="string">
            <text:p>61.76,</text:p>
          </table:table-cell>
          <table:table-cell table:formula="of:=COM.MICROSOFT.CONCAT(TEXT([.N6];&quot;0.00&quot;);&quot;,&quot;)" office:value-type="string" office:string-value="82.41," calcext:value-type="string">
            <text:p>82.41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913" calcext:value-type="float">
            <text:p>10.913</text:p>
          </table:table-cell>
          <table:table-cell/>
          <table:table-cell office:value-type="string" calcext:value-type="string">
            <text:p>F-1 </text:p>
          </table:table-cell>
          <table:table-cell/>
          <table:table-cell table:formula="of:=[.F$1]*[.$B7]" office:value-type="float" office:value="5.4565" calcext:value-type="float">
            <text:p>5.46</text:p>
          </table:table-cell>
          <table:table-cell table:formula="of:=[.G$1]*[.$B7]" office:value-type="float" office:value="10.913" calcext:value-type="float">
            <text:p>10.91</text:p>
          </table:table-cell>
          <table:table-cell table:formula="of:=[.H$1]*[.$B7]" office:value-type="float" office:value="16.35666118289" calcext:value-type="float">
            <text:p>16.36</text:p>
          </table:table-cell>
          <table:table-cell table:formula="of:=[.I$1]*[.$B7]" office:value-type="float" office:value="21.826" calcext:value-type="float">
            <text:p>21.83</text:p>
          </table:table-cell>
          <table:table-cell table:formula="of:=[.J$1]*[.$B7]" office:value-type="float" office:value="32.71332236578" calcext:value-type="float">
            <text:p>32.71</text:p>
          </table:table-cell>
          <table:table-cell table:formula="of:=[.K$1]*[.$B7]" office:value-type="float" office:value="43.652" calcext:value-type="float">
            <text:p>43.65</text:p>
          </table:table-cell>
          <table:table-cell table:formula="of:=[.L$1]*[.$B7]" office:value-type="float" office:value="55.011791075514" calcext:value-type="float">
            <text:p>55.01</text:p>
          </table:table-cell>
          <table:table-cell table:formula="of:=[.M$1]*[.$B7]" office:value-type="float" office:value="65.42664473156" calcext:value-type="float">
            <text:p>65.43</text:p>
          </table:table-cell>
          <table:table-cell table:formula="of:=[.N$1]*[.$B7]" office:value-type="float" office:value="87.304" calcext:value-type="float">
            <text:p>87.30</text:p>
          </table:table-cell>
          <table:table-cell/>
          <table:table-cell table:formula="of:=COM.MICROSOFT.CONCAT(TEXT([.F7];&quot;0.00&quot;);&quot;,&quot;)" office:value-type="string" office:string-value="5.46," calcext:value-type="string">
            <text:p>5.46,</text:p>
          </table:table-cell>
          <table:table-cell table:formula="of:=COM.MICROSOFT.CONCAT(TEXT([.G7];&quot;0.00&quot;);&quot;,&quot;)" office:value-type="string" office:string-value="10.91," calcext:value-type="string">
            <text:p>10.91,</text:p>
          </table:table-cell>
          <table:table-cell table:formula="of:=COM.MICROSOFT.CONCAT(TEXT([.H7];&quot;0.00&quot;);&quot;,&quot;)" office:value-type="string" office:string-value="16.36," calcext:value-type="string">
            <text:p>16.36,</text:p>
          </table:table-cell>
          <table:table-cell table:formula="of:=COM.MICROSOFT.CONCAT(TEXT([.I7];&quot;0.00&quot;);&quot;,&quot;)" office:value-type="string" office:string-value="21.83," calcext:value-type="string">
            <text:p>21.83,</text:p>
          </table:table-cell>
          <table:table-cell table:formula="of:=COM.MICROSOFT.CONCAT(TEXT([.J7];&quot;0.00&quot;);&quot;,&quot;)" office:value-type="string" office:string-value="32.71," calcext:value-type="string">
            <text:p>32.71,</text:p>
          </table:table-cell>
          <table:table-cell table:formula="of:=COM.MICROSOFT.CONCAT(TEXT([.K7];&quot;0.00&quot;);&quot;,&quot;)" office:value-type="string" office:string-value="43.65," calcext:value-type="string">
            <text:p>43.65,</text:p>
          </table:table-cell>
          <table:table-cell table:formula="of:=COM.MICROSOFT.CONCAT(TEXT([.L7];&quot;0.00&quot;);&quot;,&quot;)" office:value-type="string" office:string-value="55.01," calcext:value-type="string">
            <text:p>55.01,</text:p>
          </table:table-cell>
          <table:table-cell table:formula="of:=COM.MICROSOFT.CONCAT(TEXT([.M7];&quot;0.00&quot;);&quot;,&quot;)" office:value-type="string" office:string-value="65.43," calcext:value-type="string">
            <text:p>65.43,</text:p>
          </table:table-cell>
          <table:table-cell table:formula="of:=COM.MICROSOFT.CONCAT(TEXT([.N7];&quot;0.00&quot;);&quot;,&quot;)" office:value-type="string" office:string-value="87.30," calcext:value-type="string">
            <text:p>87.30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.562" calcext:value-type="float">
            <text:p>11.562</text:p>
          </table:table-cell>
          <table:table-cell/>
          <table:table-cell office:value-type="string" calcext:value-type="string">
            <text:p>F#-1 </text:p>
          </table:table-cell>
          <table:table-cell/>
          <table:table-cell table:formula="of:=[.F$1]*[.$B8]" office:value-type="float" office:value="5.781" calcext:value-type="float">
            <text:p>5.78</text:p>
          </table:table-cell>
          <table:table-cell table:formula="of:=[.G$1]*[.$B8]" office:value-type="float" office:value="11.562" calcext:value-type="float">
            <text:p>11.56</text:p>
          </table:table-cell>
          <table:table-cell table:formula="of:=[.H$1]*[.$B8]" office:value-type="float" office:value="17.32939765386" calcext:value-type="float">
            <text:p>17.33</text:p>
          </table:table-cell>
          <table:table-cell table:formula="of:=[.I$1]*[.$B8]" office:value-type="float" office:value="23.124" calcext:value-type="float">
            <text:p>23.12</text:p>
          </table:table-cell>
          <table:table-cell table:formula="of:=[.J$1]*[.$B8]" office:value-type="float" office:value="34.65879530772" calcext:value-type="float">
            <text:p>34.66</text:p>
          </table:table-cell>
          <table:table-cell table:formula="of:=[.K$1]*[.$B8]" office:value-type="float" office:value="46.248" calcext:value-type="float">
            <text:p>46.25</text:p>
          </table:table-cell>
          <table:table-cell table:formula="of:=[.L$1]*[.$B8]" office:value-type="float" office:value="58.283361900036" calcext:value-type="float">
            <text:p>58.28</text:p>
          </table:table-cell>
          <table:table-cell table:formula="of:=[.M$1]*[.$B8]" office:value-type="float" office:value="69.31759061544" calcext:value-type="float">
            <text:p>69.32</text:p>
          </table:table-cell>
          <table:table-cell table:formula="of:=[.N$1]*[.$B8]" office:value-type="float" office:value="92.496" calcext:value-type="float">
            <text:p>92.50</text:p>
          </table:table-cell>
          <table:table-cell/>
          <table:table-cell table:formula="of:=COM.MICROSOFT.CONCAT(TEXT([.F8];&quot;0.00&quot;);&quot;,&quot;)" office:value-type="string" office:string-value="5.78," calcext:value-type="string">
            <text:p>5.78,</text:p>
          </table:table-cell>
          <table:table-cell table:formula="of:=COM.MICROSOFT.CONCAT(TEXT([.G8];&quot;0.00&quot;);&quot;,&quot;)" office:value-type="string" office:string-value="11.56," calcext:value-type="string">
            <text:p>11.56,</text:p>
          </table:table-cell>
          <table:table-cell table:formula="of:=COM.MICROSOFT.CONCAT(TEXT([.H8];&quot;0.00&quot;);&quot;,&quot;)" office:value-type="string" office:string-value="17.33," calcext:value-type="string">
            <text:p>17.33,</text:p>
          </table:table-cell>
          <table:table-cell table:formula="of:=COM.MICROSOFT.CONCAT(TEXT([.I8];&quot;0.00&quot;);&quot;,&quot;)" office:value-type="string" office:string-value="23.12," calcext:value-type="string">
            <text:p>23.12,</text:p>
          </table:table-cell>
          <table:table-cell table:formula="of:=COM.MICROSOFT.CONCAT(TEXT([.J8];&quot;0.00&quot;);&quot;,&quot;)" office:value-type="string" office:string-value="34.66," calcext:value-type="string">
            <text:p>34.66,</text:p>
          </table:table-cell>
          <table:table-cell table:formula="of:=COM.MICROSOFT.CONCAT(TEXT([.K8];&quot;0.00&quot;);&quot;,&quot;)" office:value-type="string" office:string-value="46.25," calcext:value-type="string">
            <text:p>46.25,</text:p>
          </table:table-cell>
          <table:table-cell table:formula="of:=COM.MICROSOFT.CONCAT(TEXT([.L8];&quot;0.00&quot;);&quot;,&quot;)" office:value-type="string" office:string-value="58.28," calcext:value-type="string">
            <text:p>58.28,</text:p>
          </table:table-cell>
          <table:table-cell table:formula="of:=COM.MICROSOFT.CONCAT(TEXT([.M8];&quot;0.00&quot;);&quot;,&quot;)" office:value-type="string" office:string-value="69.32," calcext:value-type="string">
            <text:p>69.32,</text:p>
          </table:table-cell>
          <table:table-cell table:formula="of:=COM.MICROSOFT.CONCAT(TEXT([.N8];&quot;0.00&quot;);&quot;,&quot;)" office:value-type="string" office:string-value="92.50," calcext:value-type="string">
            <text:p>92.50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string" calcext:value-type="string">
            <text:p>G-1 </text:p>
          </table:table-cell>
          <table:table-cell/>
          <table:table-cell table:formula="of:=[.F$1]*[.$B9]" office:value-type="float" office:value="6.125" calcext:value-type="float">
            <text:p>6.13</text:p>
          </table:table-cell>
          <table:table-cell table:formula="of:=[.G$1]*[.$B9]" office:value-type="float" office:value="12.25" calcext:value-type="float">
            <text:p>12.25</text:p>
          </table:table-cell>
          <table:table-cell table:formula="of:=[.H$1]*[.$B9]" office:value-type="float" office:value="18.3605882425" calcext:value-type="float">
            <text:p>18.36</text:p>
          </table:table-cell>
          <table:table-cell table:formula="of:=[.I$1]*[.$B9]" office:value-type="float" office:value="24.5" calcext:value-type="float">
            <text:p>24.50</text:p>
          </table:table-cell>
          <table:table-cell table:formula="of:=[.J$1]*[.$B9]" office:value-type="float" office:value="36.721176485" calcext:value-type="float">
            <text:p>36.72</text:p>
          </table:table-cell>
          <table:table-cell table:formula="of:=[.K$1]*[.$B9]" office:value-type="float" office:value="49" calcext:value-type="float">
            <text:p>49.00</text:p>
          </table:table-cell>
          <table:table-cell table:formula="of:=[.L$1]*[.$B9]" office:value-type="float" office:value="61.7515294305" calcext:value-type="float">
            <text:p>61.75</text:p>
          </table:table-cell>
          <table:table-cell table:formula="of:=[.M$1]*[.$B9]" office:value-type="float" office:value="73.44235297" calcext:value-type="float">
            <text:p>73.44</text:p>
          </table:table-cell>
          <table:table-cell table:formula="of:=[.N$1]*[.$B9]" office:value-type="float" office:value="98" calcext:value-type="float">
            <text:p>98.00</text:p>
          </table:table-cell>
          <table:table-cell/>
          <table:table-cell table:formula="of:=COM.MICROSOFT.CONCAT(TEXT([.F9];&quot;0.00&quot;);&quot;,&quot;)" office:value-type="string" office:string-value="6.13," calcext:value-type="string">
            <text:p>6.13,</text:p>
          </table:table-cell>
          <table:table-cell table:formula="of:=COM.MICROSOFT.CONCAT(TEXT([.G9];&quot;0.00&quot;);&quot;,&quot;)" office:value-type="string" office:string-value="12.25," calcext:value-type="string">
            <text:p>12.25,</text:p>
          </table:table-cell>
          <table:table-cell table:formula="of:=COM.MICROSOFT.CONCAT(TEXT([.H9];&quot;0.00&quot;);&quot;,&quot;)" office:value-type="string" office:string-value="18.36," calcext:value-type="string">
            <text:p>18.36,</text:p>
          </table:table-cell>
          <table:table-cell table:formula="of:=COM.MICROSOFT.CONCAT(TEXT([.I9];&quot;0.00&quot;);&quot;,&quot;)" office:value-type="string" office:string-value="24.50," calcext:value-type="string">
            <text:p>24.50,</text:p>
          </table:table-cell>
          <table:table-cell table:formula="of:=COM.MICROSOFT.CONCAT(TEXT([.J9];&quot;0.00&quot;);&quot;,&quot;)" office:value-type="string" office:string-value="36.72," calcext:value-type="string">
            <text:p>36.72,</text:p>
          </table:table-cell>
          <table:table-cell table:formula="of:=COM.MICROSOFT.CONCAT(TEXT([.K9];&quot;0.00&quot;);&quot;,&quot;)" office:value-type="string" office:string-value="49.00," calcext:value-type="string">
            <text:p>49.00,</text:p>
          </table:table-cell>
          <table:table-cell table:formula="of:=COM.MICROSOFT.CONCAT(TEXT([.L9];&quot;0.00&quot;);&quot;,&quot;)" office:value-type="string" office:string-value="61.75," calcext:value-type="string">
            <text:p>61.75,</text:p>
          </table:table-cell>
          <table:table-cell table:formula="of:=COM.MICROSOFT.CONCAT(TEXT([.M9];&quot;0.00&quot;);&quot;,&quot;)" office:value-type="string" office:string-value="73.44," calcext:value-type="string">
            <text:p>73.44,</text:p>
          </table:table-cell>
          <table:table-cell table:formula="of:=COM.MICROSOFT.CONCAT(TEXT([.N9];&quot;0.00&quot;);&quot;,&quot;)" office:value-type="string" office:string-value="98.00," calcext:value-type="string">
            <text:p>98.00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.978" calcext:value-type="float">
            <text:p>12.978</text:p>
          </table:table-cell>
          <table:table-cell/>
          <table:table-cell office:value-type="string" calcext:value-type="string">
            <text:p>G#-1 </text:p>
          </table:table-cell>
          <table:table-cell/>
          <table:table-cell table:formula="of:=[.F$1]*[.$B10]" office:value-type="float" office:value="6.489" calcext:value-type="float">
            <text:p>6.49</text:p>
          </table:table-cell>
          <table:table-cell table:formula="of:=[.G$1]*[.$B10]" office:value-type="float" office:value="12.978" calcext:value-type="float">
            <text:p>12.98</text:p>
          </table:table-cell>
          <table:table-cell table:formula="of:=[.H$1]*[.$B10]" office:value-type="float" office:value="19.45173177234" calcext:value-type="float">
            <text:p>19.45</text:p>
          </table:table-cell>
          <table:table-cell table:formula="of:=[.I$1]*[.$B10]" office:value-type="float" office:value="25.956" calcext:value-type="float">
            <text:p>25.96</text:p>
          </table:table-cell>
          <table:table-cell table:formula="of:=[.J$1]*[.$B10]" office:value-type="float" office:value="38.90346354468" calcext:value-type="float">
            <text:p>38.90</text:p>
          </table:table-cell>
          <table:table-cell table:formula="of:=[.K$1]*[.$B10]" office:value-type="float" office:value="51.912" calcext:value-type="float">
            <text:p>51.91</text:p>
          </table:table-cell>
          <table:table-cell table:formula="of:=[.L$1]*[.$B10]" office:value-type="float" office:value="65.421334608084" calcext:value-type="float">
            <text:p>65.42</text:p>
          </table:table-cell>
          <table:table-cell table:formula="of:=[.M$1]*[.$B10]" office:value-type="float" office:value="77.80692708936" calcext:value-type="float">
            <text:p>77.81</text:p>
          </table:table-cell>
          <table:table-cell table:formula="of:=[.N$1]*[.$B10]" office:value-type="float" office:value="103.824" calcext:value-type="float">
            <text:p>103.82</text:p>
          </table:table-cell>
          <table:table-cell/>
          <table:table-cell table:formula="of:=COM.MICROSOFT.CONCAT(TEXT([.F10];&quot;0.00&quot;);&quot;,&quot;)" office:value-type="string" office:string-value="6.49," calcext:value-type="string">
            <text:p>6.49,</text:p>
          </table:table-cell>
          <table:table-cell table:formula="of:=COM.MICROSOFT.CONCAT(TEXT([.G10];&quot;0.00&quot;);&quot;,&quot;)" office:value-type="string" office:string-value="12.98," calcext:value-type="string">
            <text:p>12.98,</text:p>
          </table:table-cell>
          <table:table-cell table:formula="of:=COM.MICROSOFT.CONCAT(TEXT([.H10];&quot;0.00&quot;);&quot;,&quot;)" office:value-type="string" office:string-value="19.45," calcext:value-type="string">
            <text:p>19.45,</text:p>
          </table:table-cell>
          <table:table-cell table:formula="of:=COM.MICROSOFT.CONCAT(TEXT([.I10];&quot;0.00&quot;);&quot;,&quot;)" office:value-type="string" office:string-value="25.96," calcext:value-type="string">
            <text:p>25.96,</text:p>
          </table:table-cell>
          <table:table-cell table:formula="of:=COM.MICROSOFT.CONCAT(TEXT([.J10];&quot;0.00&quot;);&quot;,&quot;)" office:value-type="string" office:string-value="38.90," calcext:value-type="string">
            <text:p>38.90,</text:p>
          </table:table-cell>
          <table:table-cell table:formula="of:=COM.MICROSOFT.CONCAT(TEXT([.K10];&quot;0.00&quot;);&quot;,&quot;)" office:value-type="string" office:string-value="51.91," calcext:value-type="string">
            <text:p>51.91,</text:p>
          </table:table-cell>
          <table:table-cell table:formula="of:=COM.MICROSOFT.CONCAT(TEXT([.L10];&quot;0.00&quot;);&quot;,&quot;)" office:value-type="string" office:string-value="65.42," calcext:value-type="string">
            <text:p>65.42,</text:p>
          </table:table-cell>
          <table:table-cell table:formula="of:=COM.MICROSOFT.CONCAT(TEXT([.M10];&quot;0.00&quot;);&quot;,&quot;)" office:value-type="string" office:string-value="77.81," calcext:value-type="string">
            <text:p>77.81,</text:p>
          </table:table-cell>
          <table:table-cell table:formula="of:=COM.MICROSOFT.CONCAT(TEXT([.N10];&quot;0.00&quot;);&quot;,&quot;)" office:value-type="string" office:string-value="103.82," calcext:value-type="string">
            <text:p>103.82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A-1 </text:p>
          </table:table-cell>
          <table:table-cell/>
          <table:table-cell table:formula="of:=[.F$1]*[.$B11]" office:value-type="float" office:value="6.875" calcext:value-type="float">
            <text:p>6.88</text:p>
          </table:table-cell>
          <table:table-cell table:formula="of:=[.G$1]*[.$B11]" office:value-type="float" office:value="13.75" calcext:value-type="float">
            <text:p>13.75</text:p>
          </table:table-cell>
          <table:table-cell table:formula="of:=[.H$1]*[.$B11]" office:value-type="float" office:value="20.6088235375" calcext:value-type="float">
            <text:p>20.61</text:p>
          </table:table-cell>
          <table:table-cell table:formula="of:=[.I$1]*[.$B11]" office:value-type="float" office:value="27.5" calcext:value-type="float">
            <text:p>27.50</text:p>
          </table:table-cell>
          <table:table-cell table:formula="of:=[.J$1]*[.$B11]" office:value-type="float" office:value="41.217647075" calcext:value-type="float">
            <text:p>41.22</text:p>
          </table:table-cell>
          <table:table-cell table:formula="of:=[.K$1]*[.$B11]" office:value-type="float" office:value="55" calcext:value-type="float">
            <text:p>55.00</text:p>
          </table:table-cell>
          <table:table-cell table:formula="of:=[.L$1]*[.$B11]" office:value-type="float" office:value="69.3129411975" calcext:value-type="float">
            <text:p>69.31</text:p>
          </table:table-cell>
          <table:table-cell table:formula="of:=[.M$1]*[.$B11]" office:value-type="float" office:value="82.43529415" calcext:value-type="float">
            <text:p>82.44</text:p>
          </table:table-cell>
          <table:table-cell table:formula="of:=[.N$1]*[.$B11]" office:value-type="float" office:value="110" calcext:value-type="float">
            <text:p>110.00</text:p>
          </table:table-cell>
          <table:table-cell/>
          <table:table-cell table:formula="of:=COM.MICROSOFT.CONCAT(TEXT([.F11];&quot;0.00&quot;);&quot;,&quot;)" office:value-type="string" office:string-value="6.88," calcext:value-type="string">
            <text:p>6.88,</text:p>
          </table:table-cell>
          <table:table-cell table:formula="of:=COM.MICROSOFT.CONCAT(TEXT([.G11];&quot;0.00&quot;);&quot;,&quot;)" office:value-type="string" office:string-value="13.75," calcext:value-type="string">
            <text:p>13.75,</text:p>
          </table:table-cell>
          <table:table-cell table:formula="of:=COM.MICROSOFT.CONCAT(TEXT([.H11];&quot;0.00&quot;);&quot;,&quot;)" office:value-type="string" office:string-value="20.61," calcext:value-type="string">
            <text:p>20.61,</text:p>
          </table:table-cell>
          <table:table-cell table:formula="of:=COM.MICROSOFT.CONCAT(TEXT([.I11];&quot;0.00&quot;);&quot;,&quot;)" office:value-type="string" office:string-value="27.50," calcext:value-type="string">
            <text:p>27.50,</text:p>
          </table:table-cell>
          <table:table-cell table:formula="of:=COM.MICROSOFT.CONCAT(TEXT([.J11];&quot;0.00&quot;);&quot;,&quot;)" office:value-type="string" office:string-value="41.22," calcext:value-type="string">
            <text:p>41.22,</text:p>
          </table:table-cell>
          <table:table-cell table:formula="of:=COM.MICROSOFT.CONCAT(TEXT([.K11];&quot;0.00&quot;);&quot;,&quot;)" office:value-type="string" office:string-value="55.00," calcext:value-type="string">
            <text:p>55.00,</text:p>
          </table:table-cell>
          <table:table-cell table:formula="of:=COM.MICROSOFT.CONCAT(TEXT([.L11];&quot;0.00&quot;);&quot;,&quot;)" office:value-type="string" office:string-value="69.31," calcext:value-type="string">
            <text:p>69.31,</text:p>
          </table:table-cell>
          <table:table-cell table:formula="of:=COM.MICROSOFT.CONCAT(TEXT([.M11];&quot;0.00&quot;);&quot;,&quot;)" office:value-type="string" office:string-value="82.44," calcext:value-type="string">
            <text:p>82.44,</text:p>
          </table:table-cell>
          <table:table-cell table:formula="of:=COM.MICROSOFT.CONCAT(TEXT([.N11];&quot;0.00&quot;);&quot;,&quot;)" office:value-type="string" office:string-value="110.00," calcext:value-type="string">
            <text:p>110.00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568" calcext:value-type="float">
            <text:p>14.568</text:p>
          </table:table-cell>
          <table:table-cell/>
          <table:table-cell office:value-type="string" calcext:value-type="string">
            <text:p>A#-1 </text:p>
          </table:table-cell>
          <table:table-cell/>
          <table:table-cell table:formula="of:=[.F$1]*[.$B12]" office:value-type="float" office:value="7.284" calcext:value-type="float">
            <text:p>7.28</text:p>
          </table:table-cell>
          <table:table-cell table:formula="of:=[.G$1]*[.$B12]" office:value-type="float" office:value="14.568" calcext:value-type="float">
            <text:p>14.57</text:p>
          </table:table-cell>
          <table:table-cell table:formula="of:=[.H$1]*[.$B12]" office:value-type="float" office:value="21.83486118504" calcext:value-type="float">
            <text:p>21.83</text:p>
          </table:table-cell>
          <table:table-cell table:formula="of:=[.I$1]*[.$B12]" office:value-type="float" office:value="29.136" calcext:value-type="float">
            <text:p>29.14</text:p>
          </table:table-cell>
          <table:table-cell table:formula="of:=[.J$1]*[.$B12]" office:value-type="float" office:value="43.66972237008" calcext:value-type="float">
            <text:p>43.67</text:p>
          </table:table-cell>
          <table:table-cell table:formula="of:=[.K$1]*[.$B12]" office:value-type="float" office:value="58.272" calcext:value-type="float">
            <text:p>58.27</text:p>
          </table:table-cell>
          <table:table-cell table:formula="of:=[.L$1]*[.$B12]" office:value-type="float" office:value="73.436431081104" calcext:value-type="float">
            <text:p>73.44</text:p>
          </table:table-cell>
          <table:table-cell table:formula="of:=[.M$1]*[.$B12]" office:value-type="float" office:value="87.33944474016" calcext:value-type="float">
            <text:p>87.34</text:p>
          </table:table-cell>
          <table:table-cell table:formula="of:=[.N$1]*[.$B12]" office:value-type="float" office:value="116.544" calcext:value-type="float">
            <text:p>116.54</text:p>
          </table:table-cell>
          <table:table-cell/>
          <table:table-cell table:formula="of:=COM.MICROSOFT.CONCAT(TEXT([.F12];&quot;0.00&quot;);&quot;,&quot;)" office:value-type="string" office:string-value="7.28," calcext:value-type="string">
            <text:p>7.28,</text:p>
          </table:table-cell>
          <table:table-cell table:formula="of:=COM.MICROSOFT.CONCAT(TEXT([.G12];&quot;0.00&quot;);&quot;,&quot;)" office:value-type="string" office:string-value="14.57," calcext:value-type="string">
            <text:p>14.57,</text:p>
          </table:table-cell>
          <table:table-cell table:formula="of:=COM.MICROSOFT.CONCAT(TEXT([.H12];&quot;0.00&quot;);&quot;,&quot;)" office:value-type="string" office:string-value="21.83," calcext:value-type="string">
            <text:p>21.83,</text:p>
          </table:table-cell>
          <table:table-cell table:formula="of:=COM.MICROSOFT.CONCAT(TEXT([.I12];&quot;0.00&quot;);&quot;,&quot;)" office:value-type="string" office:string-value="29.14," calcext:value-type="string">
            <text:p>29.14,</text:p>
          </table:table-cell>
          <table:table-cell table:formula="of:=COM.MICROSOFT.CONCAT(TEXT([.J12];&quot;0.00&quot;);&quot;,&quot;)" office:value-type="string" office:string-value="43.67," calcext:value-type="string">
            <text:p>43.67,</text:p>
          </table:table-cell>
          <table:table-cell table:formula="of:=COM.MICROSOFT.CONCAT(TEXT([.K12];&quot;0.00&quot;);&quot;,&quot;)" office:value-type="string" office:string-value="58.27," calcext:value-type="string">
            <text:p>58.27,</text:p>
          </table:table-cell>
          <table:table-cell table:formula="of:=COM.MICROSOFT.CONCAT(TEXT([.L12];&quot;0.00&quot;);&quot;,&quot;)" office:value-type="string" office:string-value="73.44," calcext:value-type="string">
            <text:p>73.44,</text:p>
          </table:table-cell>
          <table:table-cell table:formula="of:=COM.MICROSOFT.CONCAT(TEXT([.M12];&quot;0.00&quot;);&quot;,&quot;)" office:value-type="string" office:string-value="87.34," calcext:value-type="string">
            <text:p>87.34,</text:p>
          </table:table-cell>
          <table:table-cell table:formula="of:=COM.MICROSOFT.CONCAT(TEXT([.N12];&quot;0.00&quot;);&quot;,&quot;)" office:value-type="string" office:string-value="116.54," calcext:value-type="string">
            <text:p>116.54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.434" calcext:value-type="float">
            <text:p>15.434</text:p>
          </table:table-cell>
          <table:table-cell/>
          <table:table-cell office:value-type="string" calcext:value-type="string">
            <text:p>B-1 </text:p>
          </table:table-cell>
          <table:table-cell/>
          <table:table-cell table:formula="of:=[.F$1]*[.$B13]" office:value-type="float" office:value="7.717" calcext:value-type="float">
            <text:p>7.72</text:p>
          </table:table-cell>
          <table:table-cell table:formula="of:=[.G$1]*[.$B13]" office:value-type="float" office:value="15.434" calcext:value-type="float">
            <text:p>15.43</text:p>
          </table:table-cell>
          <table:table-cell table:formula="of:=[.H$1]*[.$B13]" office:value-type="float" office:value="23.13284236202" calcext:value-type="float">
            <text:p>23.13</text:p>
          </table:table-cell>
          <table:table-cell table:formula="of:=[.I$1]*[.$B13]" office:value-type="float" office:value="30.868" calcext:value-type="float">
            <text:p>30.87</text:p>
          </table:table-cell>
          <table:table-cell table:formula="of:=[.J$1]*[.$B13]" office:value-type="float" office:value="46.26568472404" calcext:value-type="float">
            <text:p>46.27</text:p>
          </table:table-cell>
          <table:table-cell table:formula="of:=[.K$1]*[.$B13]" office:value-type="float" office:value="61.736" calcext:value-type="float">
            <text:p>61.74</text:p>
          </table:table-cell>
          <table:table-cell table:formula="of:=[.L$1]*[.$B13]" office:value-type="float" office:value="77.801886141252" calcext:value-type="float">
            <text:p>77.80</text:p>
          </table:table-cell>
          <table:table-cell table:formula="of:=[.M$1]*[.$B13]" office:value-type="float" office:value="92.53136944808" calcext:value-type="float">
            <text:p>92.53</text:p>
          </table:table-cell>
          <table:table-cell table:formula="of:=[.N$1]*[.$B13]" office:value-type="float" office:value="123.472" calcext:value-type="float">
            <text:p>123.47</text:p>
          </table:table-cell>
          <table:table-cell/>
          <table:table-cell table:formula="of:=COM.MICROSOFT.CONCAT(TEXT([.F13];&quot;0.00&quot;);&quot;,&quot;)" office:value-type="string" office:string-value="7.72," calcext:value-type="string">
            <text:p>7.72,</text:p>
          </table:table-cell>
          <table:table-cell table:formula="of:=COM.MICROSOFT.CONCAT(TEXT([.G13];&quot;0.00&quot;);&quot;,&quot;)" office:value-type="string" office:string-value="15.43," calcext:value-type="string">
            <text:p>15.43,</text:p>
          </table:table-cell>
          <table:table-cell table:formula="of:=COM.MICROSOFT.CONCAT(TEXT([.H13];&quot;0.00&quot;);&quot;,&quot;)" office:value-type="string" office:string-value="23.13," calcext:value-type="string">
            <text:p>23.13,</text:p>
          </table:table-cell>
          <table:table-cell table:formula="of:=COM.MICROSOFT.CONCAT(TEXT([.I13];&quot;0.00&quot;);&quot;,&quot;)" office:value-type="string" office:string-value="30.87," calcext:value-type="string">
            <text:p>30.87,</text:p>
          </table:table-cell>
          <table:table-cell table:formula="of:=COM.MICROSOFT.CONCAT(TEXT([.J13];&quot;0.00&quot;);&quot;,&quot;)" office:value-type="string" office:string-value="46.27," calcext:value-type="string">
            <text:p>46.27,</text:p>
          </table:table-cell>
          <table:table-cell table:formula="of:=COM.MICROSOFT.CONCAT(TEXT([.K13];&quot;0.00&quot;);&quot;,&quot;)" office:value-type="string" office:string-value="61.74," calcext:value-type="string">
            <text:p>61.74,</text:p>
          </table:table-cell>
          <table:table-cell table:formula="of:=COM.MICROSOFT.CONCAT(TEXT([.L13];&quot;0.00&quot;);&quot;,&quot;)" office:value-type="string" office:string-value="77.80," calcext:value-type="string">
            <text:p>77.80,</text:p>
          </table:table-cell>
          <table:table-cell table:formula="of:=COM.MICROSOFT.CONCAT(TEXT([.M13];&quot;0.00&quot;);&quot;,&quot;)" office:value-type="string" office:string-value="92.53," calcext:value-type="string">
            <text:p>92.53,</text:p>
          </table:table-cell>
          <table:table-cell table:formula="of:=COM.MICROSOFT.CONCAT(TEXT([.N13];&quot;0.00&quot;);&quot;,&quot;)" office:value-type="string" office:string-value="123.47," calcext:value-type="string">
            <text:p>123.47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.352" calcext:value-type="float">
            <text:p>16.352</text:p>
          </table:table-cell>
          <table:table-cell/>
          <table:table-cell office:value-type="string" calcext:value-type="string">
            <text:p>C0 </text:p>
          </table:table-cell>
          <table:table-cell/>
          <table:table-cell table:formula="of:=[.F$1]*[.$B14]" office:value-type="float" office:value="8.176" calcext:value-type="float">
            <text:p>8.18</text:p>
          </table:table-cell>
          <table:table-cell table:formula="of:=[.G$1]*[.$B14]" office:value-type="float" office:value="16.352" calcext:value-type="float">
            <text:p>16.35</text:p>
          </table:table-cell>
          <table:table-cell table:formula="of:=[.H$1]*[.$B14]" office:value-type="float" office:value="24.50876236256" calcext:value-type="float">
            <text:p>24.51</text:p>
          </table:table-cell>
          <table:table-cell table:formula="of:=[.I$1]*[.$B14]" office:value-type="float" office:value="32.704" calcext:value-type="float">
            <text:p>32.70</text:p>
          </table:table-cell>
          <table:table-cell table:formula="of:=[.J$1]*[.$B14]" office:value-type="float" office:value="49.01752472512" calcext:value-type="float">
            <text:p>49.02</text:p>
          </table:table-cell>
          <table:table-cell table:formula="of:=[.K$1]*[.$B14]" office:value-type="float" office:value="65.408" calcext:value-type="float">
            <text:p>65.41</text:p>
          </table:table-cell>
          <table:table-cell table:formula="of:=[.L$1]*[.$B14]" office:value-type="float" office:value="82.429470142656" calcext:value-type="float">
            <text:p>82.43</text:p>
          </table:table-cell>
          <table:table-cell table:formula="of:=[.M$1]*[.$B14]" office:value-type="float" office:value="98.03504945024" calcext:value-type="float">
            <text:p>98.04</text:p>
          </table:table-cell>
          <table:table-cell table:formula="of:=[.N$1]*[.$B14]" office:value-type="float" office:value="130.816" calcext:value-type="float">
            <text:p>130.82</text:p>
          </table:table-cell>
          <table:table-cell/>
          <table:table-cell table:formula="of:=COM.MICROSOFT.CONCAT(TEXT([.F14];&quot;0.00&quot;);&quot;,&quot;)" office:value-type="string" office:string-value="8.18," calcext:value-type="string">
            <text:p>8.18,</text:p>
          </table:table-cell>
          <table:table-cell table:formula="of:=COM.MICROSOFT.CONCAT(TEXT([.G14];&quot;0.00&quot;);&quot;,&quot;)" office:value-type="string" office:string-value="16.35," calcext:value-type="string">
            <text:p>16.35,</text:p>
          </table:table-cell>
          <table:table-cell table:formula="of:=COM.MICROSOFT.CONCAT(TEXT([.H14];&quot;0.00&quot;);&quot;,&quot;)" office:value-type="string" office:string-value="24.51," calcext:value-type="string">
            <text:p>24.51,</text:p>
          </table:table-cell>
          <table:table-cell table:formula="of:=COM.MICROSOFT.CONCAT(TEXT([.I14];&quot;0.00&quot;);&quot;,&quot;)" office:value-type="string" office:string-value="32.70," calcext:value-type="string">
            <text:p>32.70,</text:p>
          </table:table-cell>
          <table:table-cell table:formula="of:=COM.MICROSOFT.CONCAT(TEXT([.J14];&quot;0.00&quot;);&quot;,&quot;)" office:value-type="string" office:string-value="49.02," calcext:value-type="string">
            <text:p>49.02,</text:p>
          </table:table-cell>
          <table:table-cell table:formula="of:=COM.MICROSOFT.CONCAT(TEXT([.K14];&quot;0.00&quot;);&quot;,&quot;)" office:value-type="string" office:string-value="65.41," calcext:value-type="string">
            <text:p>65.41,</text:p>
          </table:table-cell>
          <table:table-cell table:formula="of:=COM.MICROSOFT.CONCAT(TEXT([.L14];&quot;0.00&quot;);&quot;,&quot;)" office:value-type="string" office:string-value="82.43," calcext:value-type="string">
            <text:p>82.43,</text:p>
          </table:table-cell>
          <table:table-cell table:formula="of:=COM.MICROSOFT.CONCAT(TEXT([.M14];&quot;0.00&quot;);&quot;,&quot;)" office:value-type="string" office:string-value="98.04," calcext:value-type="string">
            <text:p>98.04,</text:p>
          </table:table-cell>
          <table:table-cell table:formula="of:=COM.MICROSOFT.CONCAT(TEXT([.N14];&quot;0.00&quot;);&quot;,&quot;)" office:value-type="string" office:string-value="130.82," calcext:value-type="string">
            <text:p>130.82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.324" calcext:value-type="float">
            <text:p>17.324</text:p>
          </table:table-cell>
          <table:table-cell/>
          <table:table-cell office:value-type="string" calcext:value-type="string">
            <text:p>C#0 </text:p>
          </table:table-cell>
          <table:table-cell/>
          <table:table-cell table:formula="of:=[.F$1]*[.$B15]" office:value-type="float" office:value="8.662" calcext:value-type="float">
            <text:p>8.66</text:p>
          </table:table-cell>
          <table:table-cell table:formula="of:=[.G$1]*[.$B15]" office:value-type="float" office:value="17.324" calcext:value-type="float">
            <text:p>17.32</text:p>
          </table:table-cell>
          <table:table-cell table:formula="of:=[.H$1]*[.$B15]" office:value-type="float" office:value="25.96561883372" calcext:value-type="float">
            <text:p>25.97</text:p>
          </table:table-cell>
          <table:table-cell table:formula="of:=[.I$1]*[.$B15]" office:value-type="float" office:value="34.648" calcext:value-type="float">
            <text:p>34.65</text:p>
          </table:table-cell>
          <table:table-cell table:formula="of:=[.J$1]*[.$B15]" office:value-type="float" office:value="51.93123766744" calcext:value-type="float">
            <text:p>51.93</text:p>
          </table:table-cell>
          <table:table-cell table:formula="of:=[.K$1]*[.$B15]" office:value-type="float" office:value="69.296" calcext:value-type="float">
            <text:p>69.30</text:p>
          </table:table-cell>
          <table:table-cell table:formula="of:=[.L$1]*[.$B15]" office:value-type="float" office:value="87.329264967672" calcext:value-type="float">
            <text:p>87.33</text:p>
          </table:table-cell>
          <table:table-cell table:formula="of:=[.M$1]*[.$B15]" office:value-type="float" office:value="103.86247533488" calcext:value-type="float">
            <text:p>103.86</text:p>
          </table:table-cell>
          <table:table-cell table:formula="of:=[.N$1]*[.$B15]" office:value-type="float" office:value="138.592" calcext:value-type="float">
            <text:p>138.59</text:p>
          </table:table-cell>
          <table:table-cell/>
          <table:table-cell table:formula="of:=COM.MICROSOFT.CONCAT(TEXT([.F15];&quot;0.00&quot;);&quot;,&quot;)" office:value-type="string" office:string-value="8.66," calcext:value-type="string">
            <text:p>8.66,</text:p>
          </table:table-cell>
          <table:table-cell table:formula="of:=COM.MICROSOFT.CONCAT(TEXT([.G15];&quot;0.00&quot;);&quot;,&quot;)" office:value-type="string" office:string-value="17.32," calcext:value-type="string">
            <text:p>17.32,</text:p>
          </table:table-cell>
          <table:table-cell table:formula="of:=COM.MICROSOFT.CONCAT(TEXT([.H15];&quot;0.00&quot;);&quot;,&quot;)" office:value-type="string" office:string-value="25.97," calcext:value-type="string">
            <text:p>25.97,</text:p>
          </table:table-cell>
          <table:table-cell table:formula="of:=COM.MICROSOFT.CONCAT(TEXT([.I15];&quot;0.00&quot;);&quot;,&quot;)" office:value-type="string" office:string-value="34.65," calcext:value-type="string">
            <text:p>34.65,</text:p>
          </table:table-cell>
          <table:table-cell table:formula="of:=COM.MICROSOFT.CONCAT(TEXT([.J15];&quot;0.00&quot;);&quot;,&quot;)" office:value-type="string" office:string-value="51.93," calcext:value-type="string">
            <text:p>51.93,</text:p>
          </table:table-cell>
          <table:table-cell table:formula="of:=COM.MICROSOFT.CONCAT(TEXT([.K15];&quot;0.00&quot;);&quot;,&quot;)" office:value-type="string" office:string-value="69.30," calcext:value-type="string">
            <text:p>69.30,</text:p>
          </table:table-cell>
          <table:table-cell table:formula="of:=COM.MICROSOFT.CONCAT(TEXT([.L15];&quot;0.00&quot;);&quot;,&quot;)" office:value-type="string" office:string-value="87.33," calcext:value-type="string">
            <text:p>87.33,</text:p>
          </table:table-cell>
          <table:table-cell table:formula="of:=COM.MICROSOFT.CONCAT(TEXT([.M15];&quot;0.00&quot;);&quot;,&quot;)" office:value-type="string" office:string-value="103.86," calcext:value-type="string">
            <text:p>103.86,</text:p>
          </table:table-cell>
          <table:table-cell table:formula="of:=COM.MICROSOFT.CONCAT(TEXT([.N15];&quot;0.00&quot;);&quot;,&quot;)" office:value-type="string" office:string-value="138.59," calcext:value-type="string">
            <text:p>138.59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.354" calcext:value-type="float">
            <text:p>18.354</text:p>
          </table:table-cell>
          <table:table-cell/>
          <table:table-cell office:value-type="string" calcext:value-type="string">
            <text:p>D0 </text:p>
          </table:table-cell>
          <table:table-cell/>
          <table:table-cell table:formula="of:=[.F$1]*[.$B16]" office:value-type="float" office:value="9.177" calcext:value-type="float">
            <text:p>9.18</text:p>
          </table:table-cell>
          <table:table-cell table:formula="of:=[.G$1]*[.$B16]" office:value-type="float" office:value="18.354" calcext:value-type="float">
            <text:p>18.35</text:p>
          </table:table-cell>
          <table:table-cell table:formula="of:=[.H$1]*[.$B16]" office:value-type="float" office:value="27.50940706962" calcext:value-type="float">
            <text:p>27.51</text:p>
          </table:table-cell>
          <table:table-cell table:formula="of:=[.I$1]*[.$B16]" office:value-type="float" office:value="36.708" calcext:value-type="float">
            <text:p>36.71</text:p>
          </table:table-cell>
          <table:table-cell table:formula="of:=[.J$1]*[.$B16]" office:value-type="float" office:value="55.01881413924" calcext:value-type="float">
            <text:p>55.02</text:p>
          </table:table-cell>
          <table:table-cell table:formula="of:=[.K$1]*[.$B16]" office:value-type="float" office:value="73.416" calcext:value-type="float">
            <text:p>73.42</text:p>
          </table:table-cell>
          <table:table-cell table:formula="of:=[.L$1]*[.$B16]" office:value-type="float" office:value="92.521434381012" calcext:value-type="float">
            <text:p>92.52</text:p>
          </table:table-cell>
          <table:table-cell table:formula="of:=[.M$1]*[.$B16]" office:value-type="float" office:value="110.03762827848" calcext:value-type="float">
            <text:p>110.04</text:p>
          </table:table-cell>
          <table:table-cell table:formula="of:=[.N$1]*[.$B16]" office:value-type="float" office:value="146.832" calcext:value-type="float">
            <text:p>146.83</text:p>
          </table:table-cell>
          <table:table-cell/>
          <table:table-cell table:formula="of:=COM.MICROSOFT.CONCAT(TEXT([.F16];&quot;0.00&quot;);&quot;,&quot;)" office:value-type="string" office:string-value="9.18," calcext:value-type="string">
            <text:p>9.18,</text:p>
          </table:table-cell>
          <table:table-cell table:formula="of:=COM.MICROSOFT.CONCAT(TEXT([.G16];&quot;0.00&quot;);&quot;,&quot;)" office:value-type="string" office:string-value="18.35," calcext:value-type="string">
            <text:p>18.35,</text:p>
          </table:table-cell>
          <table:table-cell table:formula="of:=COM.MICROSOFT.CONCAT(TEXT([.H16];&quot;0.00&quot;);&quot;,&quot;)" office:value-type="string" office:string-value="27.51," calcext:value-type="string">
            <text:p>27.51,</text:p>
          </table:table-cell>
          <table:table-cell table:formula="of:=COM.MICROSOFT.CONCAT(TEXT([.I16];&quot;0.00&quot;);&quot;,&quot;)" office:value-type="string" office:string-value="36.71," calcext:value-type="string">
            <text:p>36.71,</text:p>
          </table:table-cell>
          <table:table-cell table:formula="of:=COM.MICROSOFT.CONCAT(TEXT([.J16];&quot;0.00&quot;);&quot;,&quot;)" office:value-type="string" office:string-value="55.02," calcext:value-type="string">
            <text:p>55.02,</text:p>
          </table:table-cell>
          <table:table-cell table:formula="of:=COM.MICROSOFT.CONCAT(TEXT([.K16];&quot;0.00&quot;);&quot;,&quot;)" office:value-type="string" office:string-value="73.42," calcext:value-type="string">
            <text:p>73.42,</text:p>
          </table:table-cell>
          <table:table-cell table:formula="of:=COM.MICROSOFT.CONCAT(TEXT([.L16];&quot;0.00&quot;);&quot;,&quot;)" office:value-type="string" office:string-value="92.52," calcext:value-type="string">
            <text:p>92.52,</text:p>
          </table:table-cell>
          <table:table-cell table:formula="of:=COM.MICROSOFT.CONCAT(TEXT([.M16];&quot;0.00&quot;);&quot;,&quot;)" office:value-type="string" office:string-value="110.04," calcext:value-type="string">
            <text:p>110.04,</text:p>
          </table:table-cell>
          <table:table-cell table:formula="of:=COM.MICROSOFT.CONCAT(TEXT([.N16];&quot;0.00&quot;);&quot;,&quot;)" office:value-type="string" office:string-value="146.83," calcext:value-type="string">
            <text:p>146.83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.445" calcext:value-type="float">
            <text:p>19.445</text:p>
          </table:table-cell>
          <table:table-cell/>
          <table:table-cell office:value-type="string" calcext:value-type="string">
            <text:p>D#0 </text:p>
          </table:table-cell>
          <table:table-cell/>
          <table:table-cell table:formula="of:=[.F$1]*[.$B17]" office:value-type="float" office:value="9.7225" calcext:value-type="float">
            <text:p>9.72</text:p>
          </table:table-cell>
          <table:table-cell table:formula="of:=[.G$1]*[.$B17]" office:value-type="float" office:value="19.445" calcext:value-type="float">
            <text:p>19.45</text:p>
          </table:table-cell>
          <table:table-cell table:formula="of:=[.H$1]*[.$B17]" office:value-type="float" office:value="29.14462354085" calcext:value-type="float">
            <text:p>29.14</text:p>
          </table:table-cell>
          <table:table-cell table:formula="of:=[.I$1]*[.$B17]" office:value-type="float" office:value="38.89" calcext:value-type="float">
            <text:p>38.89</text:p>
          </table:table-cell>
          <table:table-cell table:formula="of:=[.J$1]*[.$B17]" office:value-type="float" office:value="58.2892470817" calcext:value-type="float">
            <text:p>58.29</text:p>
          </table:table-cell>
          <table:table-cell table:formula="of:=[.K$1]*[.$B17]" office:value-type="float" office:value="77.78" calcext:value-type="float">
            <text:p>77.78</text:p>
          </table:table-cell>
          <table:table-cell table:formula="of:=[.L$1]*[.$B17]" office:value-type="float" office:value="98.02110120621" calcext:value-type="float">
            <text:p>98.02</text:p>
          </table:table-cell>
          <table:table-cell table:formula="of:=[.M$1]*[.$B17]" office:value-type="float" office:value="116.5784941634" calcext:value-type="float">
            <text:p>116.58</text:p>
          </table:table-cell>
          <table:table-cell table:formula="of:=[.N$1]*[.$B17]" office:value-type="float" office:value="155.56" calcext:value-type="float">
            <text:p>155.56</text:p>
          </table:table-cell>
          <table:table-cell/>
          <table:table-cell table:formula="of:=COM.MICROSOFT.CONCAT(TEXT([.F17];&quot;0.00&quot;);&quot;,&quot;)" office:value-type="string" office:string-value="9.72," calcext:value-type="string">
            <text:p>9.72,</text:p>
          </table:table-cell>
          <table:table-cell table:formula="of:=COM.MICROSOFT.CONCAT(TEXT([.G17];&quot;0.00&quot;);&quot;,&quot;)" office:value-type="string" office:string-value="19.45," calcext:value-type="string">
            <text:p>19.45,</text:p>
          </table:table-cell>
          <table:table-cell table:formula="of:=COM.MICROSOFT.CONCAT(TEXT([.H17];&quot;0.00&quot;);&quot;,&quot;)" office:value-type="string" office:string-value="29.14," calcext:value-type="string">
            <text:p>29.14,</text:p>
          </table:table-cell>
          <table:table-cell table:formula="of:=COM.MICROSOFT.CONCAT(TEXT([.I17];&quot;0.00&quot;);&quot;,&quot;)" office:value-type="string" office:string-value="38.89," calcext:value-type="string">
            <text:p>38.89,</text:p>
          </table:table-cell>
          <table:table-cell table:formula="of:=COM.MICROSOFT.CONCAT(TEXT([.J17];&quot;0.00&quot;);&quot;,&quot;)" office:value-type="string" office:string-value="58.29," calcext:value-type="string">
            <text:p>58.29,</text:p>
          </table:table-cell>
          <table:table-cell table:formula="of:=COM.MICROSOFT.CONCAT(TEXT([.K17];&quot;0.00&quot;);&quot;,&quot;)" office:value-type="string" office:string-value="77.78," calcext:value-type="string">
            <text:p>77.78,</text:p>
          </table:table-cell>
          <table:table-cell table:formula="of:=COM.MICROSOFT.CONCAT(TEXT([.L17];&quot;0.00&quot;);&quot;,&quot;)" office:value-type="string" office:string-value="98.02," calcext:value-type="string">
            <text:p>98.02,</text:p>
          </table:table-cell>
          <table:table-cell table:formula="of:=COM.MICROSOFT.CONCAT(TEXT([.M17];&quot;0.00&quot;);&quot;,&quot;)" office:value-type="string" office:string-value="116.58," calcext:value-type="string">
            <text:p>116.58,</text:p>
          </table:table-cell>
          <table:table-cell table:formula="of:=COM.MICROSOFT.CONCAT(TEXT([.N17];&quot;0.00&quot;);&quot;,&quot;)" office:value-type="string" office:string-value="155.56," calcext:value-type="string">
            <text:p>155.56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602" calcext:value-type="float">
            <text:p>20.602</text:p>
          </table:table-cell>
          <table:table-cell/>
          <table:table-cell office:value-type="string" calcext:value-type="string">
            <text:p>E0 </text:p>
          </table:table-cell>
          <table:table-cell/>
          <table:table-cell table:formula="of:=[.F$1]*[.$B18]" office:value-type="float" office:value="10.301" calcext:value-type="float">
            <text:p>10.30</text:p>
          </table:table-cell>
          <table:table-cell table:formula="of:=[.G$1]*[.$B18]" office:value-type="float" office:value="20.602" calcext:value-type="float">
            <text:p>20.60</text:p>
          </table:table-cell>
          <table:table-cell table:formula="of:=[.H$1]*[.$B18]" office:value-type="float" office:value="30.87876236506" calcext:value-type="float">
            <text:p>30.88</text:p>
          </table:table-cell>
          <table:table-cell table:formula="of:=[.I$1]*[.$B18]" office:value-type="float" office:value="41.204" calcext:value-type="float">
            <text:p>41.20</text:p>
          </table:table-cell>
          <table:table-cell table:formula="of:=[.J$1]*[.$B18]" office:value-type="float" office:value="61.75752473012" calcext:value-type="float">
            <text:p>61.76</text:p>
          </table:table-cell>
          <table:table-cell table:formula="of:=[.K$1]*[.$B18]" office:value-type="float" office:value="82.408" calcext:value-type="float">
            <text:p>82.41</text:p>
          </table:table-cell>
          <table:table-cell table:formula="of:=[.L$1]*[.$B18]" office:value-type="float" office:value="103.853470149156" calcext:value-type="float">
            <text:p>103.85</text:p>
          </table:table-cell>
          <table:table-cell table:formula="of:=[.M$1]*[.$B18]" office:value-type="float" office:value="123.51504946024" calcext:value-type="float">
            <text:p>123.52</text:p>
          </table:table-cell>
          <table:table-cell table:formula="of:=[.N$1]*[.$B18]" office:value-type="float" office:value="164.816" calcext:value-type="float">
            <text:p>164.82</text:p>
          </table:table-cell>
          <table:table-cell/>
          <table:table-cell table:formula="of:=COM.MICROSOFT.CONCAT(TEXT([.F18];&quot;0.00&quot;);&quot;,&quot;)" office:value-type="string" office:string-value="10.30," calcext:value-type="string">
            <text:p>10.30,</text:p>
          </table:table-cell>
          <table:table-cell table:formula="of:=COM.MICROSOFT.CONCAT(TEXT([.G18];&quot;0.00&quot;);&quot;,&quot;)" office:value-type="string" office:string-value="20.60," calcext:value-type="string">
            <text:p>20.60,</text:p>
          </table:table-cell>
          <table:table-cell table:formula="of:=COM.MICROSOFT.CONCAT(TEXT([.H18];&quot;0.00&quot;);&quot;,&quot;)" office:value-type="string" office:string-value="30.88," calcext:value-type="string">
            <text:p>30.88,</text:p>
          </table:table-cell>
          <table:table-cell table:formula="of:=COM.MICROSOFT.CONCAT(TEXT([.I18];&quot;0.00&quot;);&quot;,&quot;)" office:value-type="string" office:string-value="41.20," calcext:value-type="string">
            <text:p>41.20,</text:p>
          </table:table-cell>
          <table:table-cell table:formula="of:=COM.MICROSOFT.CONCAT(TEXT([.J18];&quot;0.00&quot;);&quot;,&quot;)" office:value-type="string" office:string-value="61.76," calcext:value-type="string">
            <text:p>61.76,</text:p>
          </table:table-cell>
          <table:table-cell table:formula="of:=COM.MICROSOFT.CONCAT(TEXT([.K18];&quot;0.00&quot;);&quot;,&quot;)" office:value-type="string" office:string-value="82.41," calcext:value-type="string">
            <text:p>82.41,</text:p>
          </table:table-cell>
          <table:table-cell table:formula="of:=COM.MICROSOFT.CONCAT(TEXT([.L18];&quot;0.00&quot;);&quot;,&quot;)" office:value-type="string" office:string-value="103.85," calcext:value-type="string">
            <text:p>103.85,</text:p>
          </table:table-cell>
          <table:table-cell table:formula="of:=COM.MICROSOFT.CONCAT(TEXT([.M18];&quot;0.00&quot;);&quot;,&quot;)" office:value-type="string" office:string-value="123.52," calcext:value-type="string">
            <text:p>123.52,</text:p>
          </table:table-cell>
          <table:table-cell table:formula="of:=COM.MICROSOFT.CONCAT(TEXT([.N18];&quot;0.00&quot;);&quot;,&quot;)" office:value-type="string" office:string-value="164.82," calcext:value-type="string">
            <text:p>164.82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.827" calcext:value-type="float">
            <text:p>21.827</text:p>
          </table:table-cell>
          <table:table-cell/>
          <table:table-cell office:value-type="string" calcext:value-type="string">
            <text:p>F0 </text:p>
          </table:table-cell>
          <table:table-cell/>
          <table:table-cell table:formula="of:=[.F$1]*[.$B19]" office:value-type="float" office:value="10.9135" calcext:value-type="float">
            <text:p>10.91</text:p>
          </table:table-cell>
          <table:table-cell table:formula="of:=[.G$1]*[.$B19]" office:value-type="float" office:value="21.827" calcext:value-type="float">
            <text:p>21.83</text:p>
          </table:table-cell>
          <table:table-cell table:formula="of:=[.H$1]*[.$B19]" office:value-type="float" office:value="32.71482118931" calcext:value-type="float">
            <text:p>32.71</text:p>
          </table:table-cell>
          <table:table-cell table:formula="of:=[.I$1]*[.$B19]" office:value-type="float" office:value="43.654" calcext:value-type="float">
            <text:p>43.65</text:p>
          </table:table-cell>
          <table:table-cell table:formula="of:=[.J$1]*[.$B19]" office:value-type="float" office:value="65.42964237862" calcext:value-type="float">
            <text:p>65.43</text:p>
          </table:table-cell>
          <table:table-cell table:formula="of:=[.K$1]*[.$B19]" office:value-type="float" office:value="87.308" calcext:value-type="float">
            <text:p>87.31</text:p>
          </table:table-cell>
          <table:table-cell table:formula="of:=[.L$1]*[.$B19]" office:value-type="float" office:value="110.028623092206" calcext:value-type="float">
            <text:p>110.03</text:p>
          </table:table-cell>
          <table:table-cell table:formula="of:=[.M$1]*[.$B19]" office:value-type="float" office:value="130.85928475724" calcext:value-type="float">
            <text:p>130.86</text:p>
          </table:table-cell>
          <table:table-cell table:formula="of:=[.N$1]*[.$B19]" office:value-type="float" office:value="174.616" calcext:value-type="float">
            <text:p>174.62</text:p>
          </table:table-cell>
          <table:table-cell/>
          <table:table-cell table:formula="of:=COM.MICROSOFT.CONCAT(TEXT([.F19];&quot;0.00&quot;);&quot;,&quot;)" office:value-type="string" office:string-value="10.91," calcext:value-type="string">
            <text:p>10.91,</text:p>
          </table:table-cell>
          <table:table-cell table:formula="of:=COM.MICROSOFT.CONCAT(TEXT([.G19];&quot;0.00&quot;);&quot;,&quot;)" office:value-type="string" office:string-value="21.83," calcext:value-type="string">
            <text:p>21.83,</text:p>
          </table:table-cell>
          <table:table-cell table:formula="of:=COM.MICROSOFT.CONCAT(TEXT([.H19];&quot;0.00&quot;);&quot;,&quot;)" office:value-type="string" office:string-value="32.71," calcext:value-type="string">
            <text:p>32.71,</text:p>
          </table:table-cell>
          <table:table-cell table:formula="of:=COM.MICROSOFT.CONCAT(TEXT([.I19];&quot;0.00&quot;);&quot;,&quot;)" office:value-type="string" office:string-value="43.65," calcext:value-type="string">
            <text:p>43.65,</text:p>
          </table:table-cell>
          <table:table-cell table:formula="of:=COM.MICROSOFT.CONCAT(TEXT([.J19];&quot;0.00&quot;);&quot;,&quot;)" office:value-type="string" office:string-value="65.43," calcext:value-type="string">
            <text:p>65.43,</text:p>
          </table:table-cell>
          <table:table-cell table:formula="of:=COM.MICROSOFT.CONCAT(TEXT([.K19];&quot;0.00&quot;);&quot;,&quot;)" office:value-type="string" office:string-value="87.31," calcext:value-type="string">
            <text:p>87.31,</text:p>
          </table:table-cell>
          <table:table-cell table:formula="of:=COM.MICROSOFT.CONCAT(TEXT([.L19];&quot;0.00&quot;);&quot;,&quot;)" office:value-type="string" office:string-value="110.03," calcext:value-type="string">
            <text:p>110.03,</text:p>
          </table:table-cell>
          <table:table-cell table:formula="of:=COM.MICROSOFT.CONCAT(TEXT([.M19];&quot;0.00&quot;);&quot;,&quot;)" office:value-type="string" office:string-value="130.86," calcext:value-type="string">
            <text:p>130.86,</text:p>
          </table:table-cell>
          <table:table-cell table:formula="of:=COM.MICROSOFT.CONCAT(TEXT([.N19];&quot;0.00&quot;);&quot;,&quot;)" office:value-type="string" office:string-value="174.62," calcext:value-type="string">
            <text:p>174.62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125" calcext:value-type="float">
            <text:p>23.125</text:p>
          </table:table-cell>
          <table:table-cell/>
          <table:table-cell office:value-type="string" calcext:value-type="string">
            <text:p>F#0 </text:p>
          </table:table-cell>
          <table:table-cell/>
          <table:table-cell table:formula="of:=[.F$1]*[.$B20]" office:value-type="float" office:value="11.5625" calcext:value-type="float">
            <text:p>11.56</text:p>
          </table:table-cell>
          <table:table-cell table:formula="of:=[.G$1]*[.$B20]" office:value-type="float" office:value="23.125" calcext:value-type="float">
            <text:p>23.13</text:p>
          </table:table-cell>
          <table:table-cell table:formula="of:=[.H$1]*[.$B20]" office:value-type="float" office:value="34.66029413125" calcext:value-type="float">
            <text:p>34.66</text:p>
          </table:table-cell>
          <table:table-cell table:formula="of:=[.I$1]*[.$B20]" office:value-type="float" office:value="46.25" calcext:value-type="float">
            <text:p>46.25</text:p>
          </table:table-cell>
          <table:table-cell table:formula="of:=[.J$1]*[.$B20]" office:value-type="float" office:value="69.3205882625" calcext:value-type="float">
            <text:p>69.32</text:p>
          </table:table-cell>
          <table:table-cell table:formula="of:=[.K$1]*[.$B20]" office:value-type="float" office:value="92.5" calcext:value-type="float">
            <text:p>92.50</text:p>
          </table:table-cell>
          <table:table-cell table:formula="of:=[.L$1]*[.$B20]" office:value-type="float" office:value="116.57176474125" calcext:value-type="float">
            <text:p>116.57</text:p>
          </table:table-cell>
          <table:table-cell table:formula="of:=[.M$1]*[.$B20]" office:value-type="float" office:value="138.641176525" calcext:value-type="float">
            <text:p>138.64</text:p>
          </table:table-cell>
          <table:table-cell table:formula="of:=[.N$1]*[.$B20]" office:value-type="float" office:value="185" calcext:value-type="float">
            <text:p>185.00</text:p>
          </table:table-cell>
          <table:table-cell/>
          <table:table-cell table:formula="of:=COM.MICROSOFT.CONCAT(TEXT([.F20];&quot;0.00&quot;);&quot;,&quot;)" office:value-type="string" office:string-value="11.56," calcext:value-type="string">
            <text:p>11.56,</text:p>
          </table:table-cell>
          <table:table-cell table:formula="of:=COM.MICROSOFT.CONCAT(TEXT([.G20];&quot;0.00&quot;);&quot;,&quot;)" office:value-type="string" office:string-value="23.13," calcext:value-type="string">
            <text:p>23.13,</text:p>
          </table:table-cell>
          <table:table-cell table:formula="of:=COM.MICROSOFT.CONCAT(TEXT([.H20];&quot;0.00&quot;);&quot;,&quot;)" office:value-type="string" office:string-value="34.66," calcext:value-type="string">
            <text:p>34.66,</text:p>
          </table:table-cell>
          <table:table-cell table:formula="of:=COM.MICROSOFT.CONCAT(TEXT([.I20];&quot;0.00&quot;);&quot;,&quot;)" office:value-type="string" office:string-value="46.25," calcext:value-type="string">
            <text:p>46.25,</text:p>
          </table:table-cell>
          <table:table-cell table:formula="of:=COM.MICROSOFT.CONCAT(TEXT([.J20];&quot;0.00&quot;);&quot;,&quot;)" office:value-type="string" office:string-value="69.32," calcext:value-type="string">
            <text:p>69.32,</text:p>
          </table:table-cell>
          <table:table-cell table:formula="of:=COM.MICROSOFT.CONCAT(TEXT([.K20];&quot;0.00&quot;);&quot;,&quot;)" office:value-type="string" office:string-value="92.50," calcext:value-type="string">
            <text:p>92.50,</text:p>
          </table:table-cell>
          <table:table-cell table:formula="of:=COM.MICROSOFT.CONCAT(TEXT([.L20];&quot;0.00&quot;);&quot;,&quot;)" office:value-type="string" office:string-value="116.57," calcext:value-type="string">
            <text:p>116.57,</text:p>
          </table:table-cell>
          <table:table-cell table:formula="of:=COM.MICROSOFT.CONCAT(TEXT([.M20];&quot;0.00&quot;);&quot;,&quot;)" office:value-type="string" office:string-value="138.64," calcext:value-type="string">
            <text:p>138.64,</text:p>
          </table:table-cell>
          <table:table-cell table:formula="of:=COM.MICROSOFT.CONCAT(TEXT([.N20];&quot;0.00&quot;);&quot;,&quot;)" office:value-type="string" office:string-value="185.00," calcext:value-type="string">
            <text:p>185.00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string" calcext:value-type="string">
            <text:p>G0 </text:p>
          </table:table-cell>
          <table:table-cell/>
          <table:table-cell table:formula="of:=[.F$1]*[.$B21]" office:value-type="float" office:value="12.25" calcext:value-type="float">
            <text:p>12.25</text:p>
          </table:table-cell>
          <table:table-cell table:formula="of:=[.G$1]*[.$B21]" office:value-type="float" office:value="24.5" calcext:value-type="float">
            <text:p>24.50</text:p>
          </table:table-cell>
          <table:table-cell table:formula="of:=[.H$1]*[.$B21]" office:value-type="float" office:value="36.721176485" calcext:value-type="float">
            <text:p>36.72</text:p>
          </table:table-cell>
          <table:table-cell table:formula="of:=[.I$1]*[.$B21]" office:value-type="float" office:value="49" calcext:value-type="float">
            <text:p>49.00</text:p>
          </table:table-cell>
          <table:table-cell table:formula="of:=[.J$1]*[.$B21]" office:value-type="float" office:value="73.44235297" calcext:value-type="float">
            <text:p>73.44</text:p>
          </table:table-cell>
          <table:table-cell table:formula="of:=[.K$1]*[.$B21]" office:value-type="float" office:value="98" calcext:value-type="float">
            <text:p>98.00</text:p>
          </table:table-cell>
          <table:table-cell table:formula="of:=[.L$1]*[.$B21]" office:value-type="float" office:value="123.503058861" calcext:value-type="float">
            <text:p>123.50</text:p>
          </table:table-cell>
          <table:table-cell table:formula="of:=[.M$1]*[.$B21]" office:value-type="float" office:value="146.88470594" calcext:value-type="float">
            <text:p>146.88</text:p>
          </table:table-cell>
          <table:table-cell table:formula="of:=[.N$1]*[.$B21]" office:value-type="float" office:value="196" calcext:value-type="float">
            <text:p>196.00</text:p>
          </table:table-cell>
          <table:table-cell/>
          <table:table-cell table:formula="of:=COM.MICROSOFT.CONCAT(TEXT([.F21];&quot;0.00&quot;);&quot;,&quot;)" office:value-type="string" office:string-value="12.25," calcext:value-type="string">
            <text:p>12.25,</text:p>
          </table:table-cell>
          <table:table-cell table:formula="of:=COM.MICROSOFT.CONCAT(TEXT([.G21];&quot;0.00&quot;);&quot;,&quot;)" office:value-type="string" office:string-value="24.50," calcext:value-type="string">
            <text:p>24.50,</text:p>
          </table:table-cell>
          <table:table-cell table:formula="of:=COM.MICROSOFT.CONCAT(TEXT([.H21];&quot;0.00&quot;);&quot;,&quot;)" office:value-type="string" office:string-value="36.72," calcext:value-type="string">
            <text:p>36.72,</text:p>
          </table:table-cell>
          <table:table-cell table:formula="of:=COM.MICROSOFT.CONCAT(TEXT([.I21];&quot;0.00&quot;);&quot;,&quot;)" office:value-type="string" office:string-value="49.00," calcext:value-type="string">
            <text:p>49.00,</text:p>
          </table:table-cell>
          <table:table-cell table:formula="of:=COM.MICROSOFT.CONCAT(TEXT([.J21];&quot;0.00&quot;);&quot;,&quot;)" office:value-type="string" office:string-value="73.44," calcext:value-type="string">
            <text:p>73.44,</text:p>
          </table:table-cell>
          <table:table-cell table:formula="of:=COM.MICROSOFT.CONCAT(TEXT([.K21];&quot;0.00&quot;);&quot;,&quot;)" office:value-type="string" office:string-value="98.00," calcext:value-type="string">
            <text:p>98.00,</text:p>
          </table:table-cell>
          <table:table-cell table:formula="of:=COM.MICROSOFT.CONCAT(TEXT([.L21];&quot;0.00&quot;);&quot;,&quot;)" office:value-type="string" office:string-value="123.50," calcext:value-type="string">
            <text:p>123.50,</text:p>
          </table:table-cell>
          <table:table-cell table:formula="of:=COM.MICROSOFT.CONCAT(TEXT([.M21];&quot;0.00&quot;);&quot;,&quot;)" office:value-type="string" office:string-value="146.88," calcext:value-type="string">
            <text:p>146.88,</text:p>
          </table:table-cell>
          <table:table-cell table:formula="of:=COM.MICROSOFT.CONCAT(TEXT([.N21];&quot;0.00&quot;);&quot;,&quot;)" office:value-type="string" office:string-value="196.00," calcext:value-type="string">
            <text:p>196.00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957" calcext:value-type="float">
            <text:p>25.957</text:p>
          </table:table-cell>
          <table:table-cell/>
          <table:table-cell office:value-type="string" calcext:value-type="string">
            <text:p>G#0 </text:p>
          </table:table-cell>
          <table:table-cell/>
          <table:table-cell table:formula="of:=[.F$1]*[.$B22]" office:value-type="float" office:value="12.9785" calcext:value-type="float">
            <text:p>12.98</text:p>
          </table:table-cell>
          <table:table-cell table:formula="of:=[.G$1]*[.$B22]" office:value-type="float" office:value="25.957" calcext:value-type="float">
            <text:p>25.96</text:p>
          </table:table-cell>
          <table:table-cell table:formula="of:=[.H$1]*[.$B22]" office:value-type="float" office:value="38.90496236821" calcext:value-type="float">
            <text:p>38.90</text:p>
          </table:table-cell>
          <table:table-cell table:formula="of:=[.I$1]*[.$B22]" office:value-type="float" office:value="51.914" calcext:value-type="float">
            <text:p>51.91</text:p>
          </table:table-cell>
          <table:table-cell table:formula="of:=[.J$1]*[.$B22]" office:value-type="float" office:value="77.80992473642" calcext:value-type="float">
            <text:p>77.81</text:p>
          </table:table-cell>
          <table:table-cell table:formula="of:=[.K$1]*[.$B22]" office:value-type="float" office:value="103.828" calcext:value-type="float">
            <text:p>103.83</text:p>
          </table:table-cell>
          <table:table-cell table:formula="of:=[.L$1]*[.$B22]" office:value-type="float" office:value="130.847710157346" calcext:value-type="float">
            <text:p>130.85</text:p>
          </table:table-cell>
          <table:table-cell table:formula="of:=[.M$1]*[.$B22]" office:value-type="float" office:value="155.61984947284" calcext:value-type="float">
            <text:p>155.62</text:p>
          </table:table-cell>
          <table:table-cell table:formula="of:=[.N$1]*[.$B22]" office:value-type="float" office:value="207.656" calcext:value-type="float">
            <text:p>207.66</text:p>
          </table:table-cell>
          <table:table-cell/>
          <table:table-cell table:formula="of:=COM.MICROSOFT.CONCAT(TEXT([.F22];&quot;0.00&quot;);&quot;,&quot;)" office:value-type="string" office:string-value="12.98," calcext:value-type="string">
            <text:p>12.98,</text:p>
          </table:table-cell>
          <table:table-cell table:formula="of:=COM.MICROSOFT.CONCAT(TEXT([.G22];&quot;0.00&quot;);&quot;,&quot;)" office:value-type="string" office:string-value="25.96," calcext:value-type="string">
            <text:p>25.96,</text:p>
          </table:table-cell>
          <table:table-cell table:formula="of:=COM.MICROSOFT.CONCAT(TEXT([.H22];&quot;0.00&quot;);&quot;,&quot;)" office:value-type="string" office:string-value="38.90," calcext:value-type="string">
            <text:p>38.90,</text:p>
          </table:table-cell>
          <table:table-cell table:formula="of:=COM.MICROSOFT.CONCAT(TEXT([.I22];&quot;0.00&quot;);&quot;,&quot;)" office:value-type="string" office:string-value="51.91," calcext:value-type="string">
            <text:p>51.91,</text:p>
          </table:table-cell>
          <table:table-cell table:formula="of:=COM.MICROSOFT.CONCAT(TEXT([.J22];&quot;0.00&quot;);&quot;,&quot;)" office:value-type="string" office:string-value="77.81," calcext:value-type="string">
            <text:p>77.81,</text:p>
          </table:table-cell>
          <table:table-cell table:formula="of:=COM.MICROSOFT.CONCAT(TEXT([.K22];&quot;0.00&quot;);&quot;,&quot;)" office:value-type="string" office:string-value="103.83," calcext:value-type="string">
            <text:p>103.83,</text:p>
          </table:table-cell>
          <table:table-cell table:formula="of:=COM.MICROSOFT.CONCAT(TEXT([.L22];&quot;0.00&quot;);&quot;,&quot;)" office:value-type="string" office:string-value="130.85," calcext:value-type="string">
            <text:p>130.85,</text:p>
          </table:table-cell>
          <table:table-cell table:formula="of:=COM.MICROSOFT.CONCAT(TEXT([.M22];&quot;0.00&quot;);&quot;,&quot;)" office:value-type="string" office:string-value="155.62," calcext:value-type="string">
            <text:p>155.62,</text:p>
          </table:table-cell>
          <table:table-cell table:formula="of:=COM.MICROSOFT.CONCAT(TEXT([.N22];&quot;0.00&quot;);&quot;,&quot;)" office:value-type="string" office:string-value="207.66," calcext:value-type="string">
            <text:p>207.66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string" calcext:value-type="string">
            <text:p>A0 </text:p>
          </table:table-cell>
          <table:table-cell/>
          <table:table-cell table:formula="of:=[.F$1]*[.$B23]" office:value-type="float" office:value="13.75" calcext:value-type="float">
            <text:p>13.75</text:p>
          </table:table-cell>
          <table:table-cell table:formula="of:=[.G$1]*[.$B23]" office:value-type="float" office:value="27.5" calcext:value-type="float">
            <text:p>27.50</text:p>
          </table:table-cell>
          <table:table-cell table:formula="of:=[.H$1]*[.$B23]" office:value-type="float" office:value="41.217647075" calcext:value-type="float">
            <text:p>41.22</text:p>
          </table:table-cell>
          <table:table-cell table:formula="of:=[.I$1]*[.$B23]" office:value-type="float" office:value="55" calcext:value-type="float">
            <text:p>55.00</text:p>
          </table:table-cell>
          <table:table-cell table:formula="of:=[.J$1]*[.$B23]" office:value-type="float" office:value="82.43529415" calcext:value-type="float">
            <text:p>82.44</text:p>
          </table:table-cell>
          <table:table-cell table:formula="of:=[.K$1]*[.$B23]" office:value-type="float" office:value="110" calcext:value-type="float">
            <text:p>110.00</text:p>
          </table:table-cell>
          <table:table-cell table:formula="of:=[.L$1]*[.$B23]" office:value-type="float" office:value="138.625882395" calcext:value-type="float">
            <text:p>138.63</text:p>
          </table:table-cell>
          <table:table-cell table:formula="of:=[.M$1]*[.$B23]" office:value-type="float" office:value="164.8705883" calcext:value-type="float">
            <text:p>164.87</text:p>
          </table:table-cell>
          <table:table-cell table:formula="of:=[.N$1]*[.$B23]" office:value-type="float" office:value="220" calcext:value-type="float">
            <text:p>220.00</text:p>
          </table:table-cell>
          <table:table-cell/>
          <table:table-cell table:formula="of:=COM.MICROSOFT.CONCAT(TEXT([.F23];&quot;0.00&quot;);&quot;,&quot;)" office:value-type="string" office:string-value="13.75," calcext:value-type="string">
            <text:p>13.75,</text:p>
          </table:table-cell>
          <table:table-cell table:formula="of:=COM.MICROSOFT.CONCAT(TEXT([.G23];&quot;0.00&quot;);&quot;,&quot;)" office:value-type="string" office:string-value="27.50," calcext:value-type="string">
            <text:p>27.50,</text:p>
          </table:table-cell>
          <table:table-cell table:formula="of:=COM.MICROSOFT.CONCAT(TEXT([.H23];&quot;0.00&quot;);&quot;,&quot;)" office:value-type="string" office:string-value="41.22," calcext:value-type="string">
            <text:p>41.22,</text:p>
          </table:table-cell>
          <table:table-cell table:formula="of:=COM.MICROSOFT.CONCAT(TEXT([.I23];&quot;0.00&quot;);&quot;,&quot;)" office:value-type="string" office:string-value="55.00," calcext:value-type="string">
            <text:p>55.00,</text:p>
          </table:table-cell>
          <table:table-cell table:formula="of:=COM.MICROSOFT.CONCAT(TEXT([.J23];&quot;0.00&quot;);&quot;,&quot;)" office:value-type="string" office:string-value="82.44," calcext:value-type="string">
            <text:p>82.44,</text:p>
          </table:table-cell>
          <table:table-cell table:formula="of:=COM.MICROSOFT.CONCAT(TEXT([.K23];&quot;0.00&quot;);&quot;,&quot;)" office:value-type="string" office:string-value="110.00," calcext:value-type="string">
            <text:p>110.00,</text:p>
          </table:table-cell>
          <table:table-cell table:formula="of:=COM.MICROSOFT.CONCAT(TEXT([.L23];&quot;0.00&quot;);&quot;,&quot;)" office:value-type="string" office:string-value="138.63," calcext:value-type="string">
            <text:p>138.63,</text:p>
          </table:table-cell>
          <table:table-cell table:formula="of:=COM.MICROSOFT.CONCAT(TEXT([.M23];&quot;0.00&quot;);&quot;,&quot;)" office:value-type="string" office:string-value="164.87," calcext:value-type="string">
            <text:p>164.87,</text:p>
          </table:table-cell>
          <table:table-cell table:formula="of:=COM.MICROSOFT.CONCAT(TEXT([.N23];&quot;0.00&quot;);&quot;,&quot;)" office:value-type="string" office:string-value="220.00," calcext:value-type="string">
            <text:p>220.00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.135" calcext:value-type="float">
            <text:p>29.135</text:p>
          </table:table-cell>
          <table:table-cell/>
          <table:table-cell office:value-type="string" calcext:value-type="string">
            <text:p>A#0 </text:p>
          </table:table-cell>
          <table:table-cell/>
          <table:table-cell table:formula="of:=[.F$1]*[.$B24]" office:value-type="float" office:value="14.5675" calcext:value-type="float">
            <text:p>14.57</text:p>
          </table:table-cell>
          <table:table-cell table:formula="of:=[.G$1]*[.$B24]" office:value-type="float" office:value="29.135" calcext:value-type="float">
            <text:p>29.14</text:p>
          </table:table-cell>
          <table:table-cell table:formula="of:=[.H$1]*[.$B24]" office:value-type="float" office:value="43.66822354655" calcext:value-type="float">
            <text:p>43.67</text:p>
          </table:table-cell>
          <table:table-cell table:formula="of:=[.I$1]*[.$B24]" office:value-type="float" office:value="58.27" calcext:value-type="float">
            <text:p>58.27</text:p>
          </table:table-cell>
          <table:table-cell table:formula="of:=[.J$1]*[.$B24]" office:value-type="float" office:value="87.3364470931" calcext:value-type="float">
            <text:p>87.34</text:p>
          </table:table-cell>
          <table:table-cell table:formula="of:=[.K$1]*[.$B24]" office:value-type="float" office:value="116.54" calcext:value-type="float">
            <text:p>116.54</text:p>
          </table:table-cell>
          <table:table-cell table:formula="of:=[.L$1]*[.$B24]" office:value-type="float" office:value="146.86782122103" calcext:value-type="float">
            <text:p>146.87</text:p>
          </table:table-cell>
          <table:table-cell table:formula="of:=[.M$1]*[.$B24]" office:value-type="float" office:value="174.6728941862" calcext:value-type="float">
            <text:p>174.67</text:p>
          </table:table-cell>
          <table:table-cell table:formula="of:=[.N$1]*[.$B24]" office:value-type="float" office:value="233.08" calcext:value-type="float">
            <text:p>233.08</text:p>
          </table:table-cell>
          <table:table-cell/>
          <table:table-cell table:formula="of:=COM.MICROSOFT.CONCAT(TEXT([.F24];&quot;0.00&quot;);&quot;,&quot;)" office:value-type="string" office:string-value="14.57," calcext:value-type="string">
            <text:p>14.57,</text:p>
          </table:table-cell>
          <table:table-cell table:formula="of:=COM.MICROSOFT.CONCAT(TEXT([.G24];&quot;0.00&quot;);&quot;,&quot;)" office:value-type="string" office:string-value="29.14," calcext:value-type="string">
            <text:p>29.14,</text:p>
          </table:table-cell>
          <table:table-cell table:formula="of:=COM.MICROSOFT.CONCAT(TEXT([.H24];&quot;0.00&quot;);&quot;,&quot;)" office:value-type="string" office:string-value="43.67," calcext:value-type="string">
            <text:p>43.67,</text:p>
          </table:table-cell>
          <table:table-cell table:formula="of:=COM.MICROSOFT.CONCAT(TEXT([.I24];&quot;0.00&quot;);&quot;,&quot;)" office:value-type="string" office:string-value="58.27," calcext:value-type="string">
            <text:p>58.27,</text:p>
          </table:table-cell>
          <table:table-cell table:formula="of:=COM.MICROSOFT.CONCAT(TEXT([.J24];&quot;0.00&quot;);&quot;,&quot;)" office:value-type="string" office:string-value="87.34," calcext:value-type="string">
            <text:p>87.34,</text:p>
          </table:table-cell>
          <table:table-cell table:formula="of:=COM.MICROSOFT.CONCAT(TEXT([.K24];&quot;0.00&quot;);&quot;,&quot;)" office:value-type="string" office:string-value="116.54," calcext:value-type="string">
            <text:p>116.54,</text:p>
          </table:table-cell>
          <table:table-cell table:formula="of:=COM.MICROSOFT.CONCAT(TEXT([.L24];&quot;0.00&quot;);&quot;,&quot;)" office:value-type="string" office:string-value="146.87," calcext:value-type="string">
            <text:p>146.87,</text:p>
          </table:table-cell>
          <table:table-cell table:formula="of:=COM.MICROSOFT.CONCAT(TEXT([.M24];&quot;0.00&quot;);&quot;,&quot;)" office:value-type="string" office:string-value="174.67," calcext:value-type="string">
            <text:p>174.67,</text:p>
          </table:table-cell>
          <table:table-cell table:formula="of:=COM.MICROSOFT.CONCAT(TEXT([.N24];&quot;0.00&quot;);&quot;,&quot;)" office:value-type="string" office:string-value="233.08," calcext:value-type="string">
            <text:p>233.08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.868" calcext:value-type="float">
            <text:p>30.868</text:p>
          </table:table-cell>
          <table:table-cell/>
          <table:table-cell office:value-type="string" calcext:value-type="string">
            <text:p>B0 </text:p>
          </table:table-cell>
          <table:table-cell/>
          <table:table-cell table:formula="of:=[.F$1]*[.$B25]" office:value-type="float" office:value="15.434" calcext:value-type="float">
            <text:p>15.43</text:p>
          </table:table-cell>
          <table:table-cell table:formula="of:=[.G$1]*[.$B25]" office:value-type="float" office:value="30.868" calcext:value-type="float">
            <text:p>30.87</text:p>
          </table:table-cell>
          <table:table-cell table:formula="of:=[.H$1]*[.$B25]" office:value-type="float" office:value="46.26568472404" calcext:value-type="float">
            <text:p>46.27</text:p>
          </table:table-cell>
          <table:table-cell table:formula="of:=[.I$1]*[.$B25]" office:value-type="float" office:value="61.736" calcext:value-type="float">
            <text:p>61.74</text:p>
          </table:table-cell>
          <table:table-cell table:formula="of:=[.J$1]*[.$B25]" office:value-type="float" office:value="92.53136944808" calcext:value-type="float">
            <text:p>92.53</text:p>
          </table:table-cell>
          <table:table-cell table:formula="of:=[.K$1]*[.$B25]" office:value-type="float" office:value="123.472" calcext:value-type="float">
            <text:p>123.47</text:p>
          </table:table-cell>
          <table:table-cell table:formula="of:=[.L$1]*[.$B25]" office:value-type="float" office:value="155.603772282504" calcext:value-type="float">
            <text:p>155.60</text:p>
          </table:table-cell>
          <table:table-cell table:formula="of:=[.M$1]*[.$B25]" office:value-type="float" office:value="185.06273889616" calcext:value-type="float">
            <text:p>185.06</text:p>
          </table:table-cell>
          <table:table-cell table:formula="of:=[.N$1]*[.$B25]" office:value-type="float" office:value="246.944" calcext:value-type="float">
            <text:p>246.94</text:p>
          </table:table-cell>
          <table:table-cell/>
          <table:table-cell table:formula="of:=COM.MICROSOFT.CONCAT(TEXT([.F25];&quot;0.00&quot;);&quot;,&quot;)" office:value-type="string" office:string-value="15.43," calcext:value-type="string">
            <text:p>15.43,</text:p>
          </table:table-cell>
          <table:table-cell table:formula="of:=COM.MICROSOFT.CONCAT(TEXT([.G25];&quot;0.00&quot;);&quot;,&quot;)" office:value-type="string" office:string-value="30.87," calcext:value-type="string">
            <text:p>30.87,</text:p>
          </table:table-cell>
          <table:table-cell table:formula="of:=COM.MICROSOFT.CONCAT(TEXT([.H25];&quot;0.00&quot;);&quot;,&quot;)" office:value-type="string" office:string-value="46.27," calcext:value-type="string">
            <text:p>46.27,</text:p>
          </table:table-cell>
          <table:table-cell table:formula="of:=COM.MICROSOFT.CONCAT(TEXT([.I25];&quot;0.00&quot;);&quot;,&quot;)" office:value-type="string" office:string-value="61.74," calcext:value-type="string">
            <text:p>61.74,</text:p>
          </table:table-cell>
          <table:table-cell table:formula="of:=COM.MICROSOFT.CONCAT(TEXT([.J25];&quot;0.00&quot;);&quot;,&quot;)" office:value-type="string" office:string-value="92.53," calcext:value-type="string">
            <text:p>92.53,</text:p>
          </table:table-cell>
          <table:table-cell table:formula="of:=COM.MICROSOFT.CONCAT(TEXT([.K25];&quot;0.00&quot;);&quot;,&quot;)" office:value-type="string" office:string-value="123.47," calcext:value-type="string">
            <text:p>123.47,</text:p>
          </table:table-cell>
          <table:table-cell table:formula="of:=COM.MICROSOFT.CONCAT(TEXT([.L25];&quot;0.00&quot;);&quot;,&quot;)" office:value-type="string" office:string-value="155.60," calcext:value-type="string">
            <text:p>155.60,</text:p>
          </table:table-cell>
          <table:table-cell table:formula="of:=COM.MICROSOFT.CONCAT(TEXT([.M25];&quot;0.00&quot;);&quot;,&quot;)" office:value-type="string" office:string-value="185.06," calcext:value-type="string">
            <text:p>185.06,</text:p>
          </table:table-cell>
          <table:table-cell table:formula="of:=COM.MICROSOFT.CONCAT(TEXT([.N25];&quot;0.00&quot;);&quot;,&quot;)" office:value-type="string" office:string-value="246.94," calcext:value-type="string">
            <text:p>246.94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.703" calcext:value-type="float">
            <text:p>32.703</text:p>
          </table:table-cell>
          <table:table-cell/>
          <table:table-cell office:value-type="string" calcext:value-type="string">
            <text:p>C1 </text:p>
          </table:table-cell>
          <table:table-cell/>
          <table:table-cell table:formula="of:=[.F$1]*[.$B26]" office:value-type="float" office:value="16.3515" calcext:value-type="float">
            <text:p>16.35</text:p>
          </table:table-cell>
          <table:table-cell table:formula="of:=[.G$1]*[.$B26]" office:value-type="float" office:value="32.703" calcext:value-type="float">
            <text:p>32.70</text:p>
          </table:table-cell>
          <table:table-cell table:formula="of:=[.H$1]*[.$B26]" office:value-type="float" office:value="49.01602590159" calcext:value-type="float">
            <text:p>49.02</text:p>
          </table:table-cell>
          <table:table-cell table:formula="of:=[.I$1]*[.$B26]" office:value-type="float" office:value="65.406" calcext:value-type="float">
            <text:p>65.41</text:p>
          </table:table-cell>
          <table:table-cell table:formula="of:=[.J$1]*[.$B26]" office:value-type="float" office:value="98.03205180318" calcext:value-type="float">
            <text:p>98.03</text:p>
          </table:table-cell>
          <table:table-cell table:formula="of:=[.K$1]*[.$B26]" office:value-type="float" office:value="130.812" calcext:value-type="float">
            <text:p>130.81</text:p>
          </table:table-cell>
          <table:table-cell table:formula="of:=[.L$1]*[.$B26]" office:value-type="float" office:value="164.853899344134" calcext:value-type="float">
            <text:p>164.85</text:p>
          </table:table-cell>
          <table:table-cell table:formula="of:=[.M$1]*[.$B26]" office:value-type="float" office:value="196.06410360636" calcext:value-type="float">
            <text:p>196.06</text:p>
          </table:table-cell>
          <table:table-cell table:formula="of:=[.N$1]*[.$B26]" office:value-type="float" office:value="261.624" calcext:value-type="float">
            <text:p>261.62</text:p>
          </table:table-cell>
          <table:table-cell/>
          <table:table-cell table:formula="of:=COM.MICROSOFT.CONCAT(TEXT([.F26];&quot;0.00&quot;);&quot;,&quot;)" office:value-type="string" office:string-value="16.35," calcext:value-type="string">
            <text:p>16.35,</text:p>
          </table:table-cell>
          <table:table-cell table:formula="of:=COM.MICROSOFT.CONCAT(TEXT([.G26];&quot;0.00&quot;);&quot;,&quot;)" office:value-type="string" office:string-value="32.70," calcext:value-type="string">
            <text:p>32.70,</text:p>
          </table:table-cell>
          <table:table-cell table:formula="of:=COM.MICROSOFT.CONCAT(TEXT([.H26];&quot;0.00&quot;);&quot;,&quot;)" office:value-type="string" office:string-value="49.02," calcext:value-type="string">
            <text:p>49.02,</text:p>
          </table:table-cell>
          <table:table-cell table:formula="of:=COM.MICROSOFT.CONCAT(TEXT([.I26];&quot;0.00&quot;);&quot;,&quot;)" office:value-type="string" office:string-value="65.41," calcext:value-type="string">
            <text:p>65.41,</text:p>
          </table:table-cell>
          <table:table-cell table:formula="of:=COM.MICROSOFT.CONCAT(TEXT([.J26];&quot;0.00&quot;);&quot;,&quot;)" office:value-type="string" office:string-value="98.03," calcext:value-type="string">
            <text:p>98.03,</text:p>
          </table:table-cell>
          <table:table-cell table:formula="of:=COM.MICROSOFT.CONCAT(TEXT([.K26];&quot;0.00&quot;);&quot;,&quot;)" office:value-type="string" office:string-value="130.81," calcext:value-type="string">
            <text:p>130.81,</text:p>
          </table:table-cell>
          <table:table-cell table:formula="of:=COM.MICROSOFT.CONCAT(TEXT([.L26];&quot;0.00&quot;);&quot;,&quot;)" office:value-type="string" office:string-value="164.85," calcext:value-type="string">
            <text:p>164.85,</text:p>
          </table:table-cell>
          <table:table-cell table:formula="of:=COM.MICROSOFT.CONCAT(TEXT([.M26];&quot;0.00&quot;);&quot;,&quot;)" office:value-type="string" office:string-value="196.06," calcext:value-type="string">
            <text:p>196.06,</text:p>
          </table:table-cell>
          <table:table-cell table:formula="of:=COM.MICROSOFT.CONCAT(TEXT([.N26];&quot;0.00&quot;);&quot;,&quot;)" office:value-type="string" office:string-value="261.62," calcext:value-type="string">
            <text:p>261.62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4.648" calcext:value-type="float">
            <text:p>34.648</text:p>
          </table:table-cell>
          <table:table-cell/>
          <table:table-cell office:value-type="string" calcext:value-type="string">
            <text:p>C#1 </text:p>
          </table:table-cell>
          <table:table-cell/>
          <table:table-cell table:formula="of:=[.F$1]*[.$B27]" office:value-type="float" office:value="17.324" calcext:value-type="float">
            <text:p>17.32</text:p>
          </table:table-cell>
          <table:table-cell table:formula="of:=[.G$1]*[.$B27]" office:value-type="float" office:value="34.648" calcext:value-type="float">
            <text:p>34.65</text:p>
          </table:table-cell>
          <table:table-cell table:formula="of:=[.H$1]*[.$B27]" office:value-type="float" office:value="51.93123766744" calcext:value-type="float">
            <text:p>51.93</text:p>
          </table:table-cell>
          <table:table-cell table:formula="of:=[.I$1]*[.$B27]" office:value-type="float" office:value="69.296" calcext:value-type="float">
            <text:p>69.30</text:p>
          </table:table-cell>
          <table:table-cell table:formula="of:=[.J$1]*[.$B27]" office:value-type="float" office:value="103.86247533488" calcext:value-type="float">
            <text:p>103.86</text:p>
          </table:table-cell>
          <table:table-cell table:formula="of:=[.K$1]*[.$B27]" office:value-type="float" office:value="138.592" calcext:value-type="float">
            <text:p>138.59</text:p>
          </table:table-cell>
          <table:table-cell table:formula="of:=[.L$1]*[.$B27]" office:value-type="float" office:value="174.658529935344" calcext:value-type="float">
            <text:p>174.66</text:p>
          </table:table-cell>
          <table:table-cell table:formula="of:=[.M$1]*[.$B27]" office:value-type="float" office:value="207.72495066976" calcext:value-type="float">
            <text:p>207.72</text:p>
          </table:table-cell>
          <table:table-cell table:formula="of:=[.N$1]*[.$B27]" office:value-type="float" office:value="277.184" calcext:value-type="float">
            <text:p>277.18</text:p>
          </table:table-cell>
          <table:table-cell/>
          <table:table-cell table:formula="of:=COM.MICROSOFT.CONCAT(TEXT([.F27];&quot;0.00&quot;);&quot;,&quot;)" office:value-type="string" office:string-value="17.32," calcext:value-type="string">
            <text:p>17.32,</text:p>
          </table:table-cell>
          <table:table-cell table:formula="of:=COM.MICROSOFT.CONCAT(TEXT([.G27];&quot;0.00&quot;);&quot;,&quot;)" office:value-type="string" office:string-value="34.65," calcext:value-type="string">
            <text:p>34.65,</text:p>
          </table:table-cell>
          <table:table-cell table:formula="of:=COM.MICROSOFT.CONCAT(TEXT([.H27];&quot;0.00&quot;);&quot;,&quot;)" office:value-type="string" office:string-value="51.93," calcext:value-type="string">
            <text:p>51.93,</text:p>
          </table:table-cell>
          <table:table-cell table:formula="of:=COM.MICROSOFT.CONCAT(TEXT([.I27];&quot;0.00&quot;);&quot;,&quot;)" office:value-type="string" office:string-value="69.30," calcext:value-type="string">
            <text:p>69.30,</text:p>
          </table:table-cell>
          <table:table-cell table:formula="of:=COM.MICROSOFT.CONCAT(TEXT([.J27];&quot;0.00&quot;);&quot;,&quot;)" office:value-type="string" office:string-value="103.86," calcext:value-type="string">
            <text:p>103.86,</text:p>
          </table:table-cell>
          <table:table-cell table:formula="of:=COM.MICROSOFT.CONCAT(TEXT([.K27];&quot;0.00&quot;);&quot;,&quot;)" office:value-type="string" office:string-value="138.59," calcext:value-type="string">
            <text:p>138.59,</text:p>
          </table:table-cell>
          <table:table-cell table:formula="of:=COM.MICROSOFT.CONCAT(TEXT([.L27];&quot;0.00&quot;);&quot;,&quot;)" office:value-type="string" office:string-value="174.66," calcext:value-type="string">
            <text:p>174.66,</text:p>
          </table:table-cell>
          <table:table-cell table:formula="of:=COM.MICROSOFT.CONCAT(TEXT([.M27];&quot;0.00&quot;);&quot;,&quot;)" office:value-type="string" office:string-value="207.72," calcext:value-type="string">
            <text:p>207.72,</text:p>
          </table:table-cell>
          <table:table-cell table:formula="of:=COM.MICROSOFT.CONCAT(TEXT([.N27];&quot;0.00&quot;);&quot;,&quot;)" office:value-type="string" office:string-value="277.18," calcext:value-type="string">
            <text:p>277.18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6.708" calcext:value-type="float">
            <text:p>36.708</text:p>
          </table:table-cell>
          <table:table-cell/>
          <table:table-cell office:value-type="string" calcext:value-type="string">
            <text:p>D1 </text:p>
          </table:table-cell>
          <table:table-cell/>
          <table:table-cell table:formula="of:=[.F$1]*[.$B28]" office:value-type="float" office:value="18.354" calcext:value-type="float">
            <text:p>18.35</text:p>
          </table:table-cell>
          <table:table-cell table:formula="of:=[.G$1]*[.$B28]" office:value-type="float" office:value="36.708" calcext:value-type="float">
            <text:p>36.71</text:p>
          </table:table-cell>
          <table:table-cell table:formula="of:=[.H$1]*[.$B28]" office:value-type="float" office:value="55.01881413924" calcext:value-type="float">
            <text:p>55.02</text:p>
          </table:table-cell>
          <table:table-cell table:formula="of:=[.I$1]*[.$B28]" office:value-type="float" office:value="73.416" calcext:value-type="float">
            <text:p>73.42</text:p>
          </table:table-cell>
          <table:table-cell table:formula="of:=[.J$1]*[.$B28]" office:value-type="float" office:value="110.03762827848" calcext:value-type="float">
            <text:p>110.04</text:p>
          </table:table-cell>
          <table:table-cell table:formula="of:=[.K$1]*[.$B28]" office:value-type="float" office:value="146.832" calcext:value-type="float">
            <text:p>146.83</text:p>
          </table:table-cell>
          <table:table-cell table:formula="of:=[.L$1]*[.$B28]" office:value-type="float" office:value="185.042868762024" calcext:value-type="float">
            <text:p>185.04</text:p>
          </table:table-cell>
          <table:table-cell table:formula="of:=[.M$1]*[.$B28]" office:value-type="float" office:value="220.07525655696" calcext:value-type="float">
            <text:p>220.08</text:p>
          </table:table-cell>
          <table:table-cell table:formula="of:=[.N$1]*[.$B28]" office:value-type="float" office:value="293.664" calcext:value-type="float">
            <text:p>293.66</text:p>
          </table:table-cell>
          <table:table-cell/>
          <table:table-cell table:formula="of:=COM.MICROSOFT.CONCAT(TEXT([.F28];&quot;0.00&quot;);&quot;,&quot;)" office:value-type="string" office:string-value="18.35," calcext:value-type="string">
            <text:p>18.35,</text:p>
          </table:table-cell>
          <table:table-cell table:formula="of:=COM.MICROSOFT.CONCAT(TEXT([.G28];&quot;0.00&quot;);&quot;,&quot;)" office:value-type="string" office:string-value="36.71," calcext:value-type="string">
            <text:p>36.71,</text:p>
          </table:table-cell>
          <table:table-cell table:formula="of:=COM.MICROSOFT.CONCAT(TEXT([.H28];&quot;0.00&quot;);&quot;,&quot;)" office:value-type="string" office:string-value="55.02," calcext:value-type="string">
            <text:p>55.02,</text:p>
          </table:table-cell>
          <table:table-cell table:formula="of:=COM.MICROSOFT.CONCAT(TEXT([.I28];&quot;0.00&quot;);&quot;,&quot;)" office:value-type="string" office:string-value="73.42," calcext:value-type="string">
            <text:p>73.42,</text:p>
          </table:table-cell>
          <table:table-cell table:formula="of:=COM.MICROSOFT.CONCAT(TEXT([.J28];&quot;0.00&quot;);&quot;,&quot;)" office:value-type="string" office:string-value="110.04," calcext:value-type="string">
            <text:p>110.04,</text:p>
          </table:table-cell>
          <table:table-cell table:formula="of:=COM.MICROSOFT.CONCAT(TEXT([.K28];&quot;0.00&quot;);&quot;,&quot;)" office:value-type="string" office:string-value="146.83," calcext:value-type="string">
            <text:p>146.83,</text:p>
          </table:table-cell>
          <table:table-cell table:formula="of:=COM.MICROSOFT.CONCAT(TEXT([.L28];&quot;0.00&quot;);&quot;,&quot;)" office:value-type="string" office:string-value="185.04," calcext:value-type="string">
            <text:p>185.04,</text:p>
          </table:table-cell>
          <table:table-cell table:formula="of:=COM.MICROSOFT.CONCAT(TEXT([.M28];&quot;0.00&quot;);&quot;,&quot;)" office:value-type="string" office:string-value="220.08," calcext:value-type="string">
            <text:p>220.08,</text:p>
          </table:table-cell>
          <table:table-cell table:formula="of:=COM.MICROSOFT.CONCAT(TEXT([.N28];&quot;0.00&quot;);&quot;,&quot;)" office:value-type="string" office:string-value="293.66," calcext:value-type="string">
            <text:p>293.66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.891" calcext:value-type="float">
            <text:p>38.891</text:p>
          </table:table-cell>
          <table:table-cell/>
          <table:table-cell office:value-type="string" calcext:value-type="string">
            <text:p>D#1 </text:p>
          </table:table-cell>
          <table:table-cell/>
          <table:table-cell table:formula="of:=[.F$1]*[.$B29]" office:value-type="float" office:value="19.4455" calcext:value-type="float">
            <text:p>19.45</text:p>
          </table:table-cell>
          <table:table-cell table:formula="of:=[.G$1]*[.$B29]" office:value-type="float" office:value="38.891" calcext:value-type="float">
            <text:p>38.89</text:p>
          </table:table-cell>
          <table:table-cell table:formula="of:=[.H$1]*[.$B29]" office:value-type="float" office:value="58.29074590523" calcext:value-type="float">
            <text:p>58.29</text:p>
          </table:table-cell>
          <table:table-cell table:formula="of:=[.I$1]*[.$B29]" office:value-type="float" office:value="77.782" calcext:value-type="float">
            <text:p>77.78</text:p>
          </table:table-cell>
          <table:table-cell table:formula="of:=[.J$1]*[.$B29]" office:value-type="float" office:value="116.58149181046" calcext:value-type="float">
            <text:p>116.58</text:p>
          </table:table-cell>
          <table:table-cell table:formula="of:=[.K$1]*[.$B29]" office:value-type="float" office:value="155.564" calcext:value-type="float">
            <text:p>155.56</text:p>
          </table:table-cell>
          <table:table-cell table:formula="of:=[.L$1]*[.$B29]" office:value-type="float" office:value="196.047243353598" calcext:value-type="float">
            <text:p>196.05</text:p>
          </table:table-cell>
          <table:table-cell table:formula="of:=[.M$1]*[.$B29]" office:value-type="float" office:value="233.16298362092" calcext:value-type="float">
            <text:p>233.16</text:p>
          </table:table-cell>
          <table:table-cell table:formula="of:=[.N$1]*[.$B29]" office:value-type="float" office:value="311.128" calcext:value-type="float">
            <text:p>311.13</text:p>
          </table:table-cell>
          <table:table-cell/>
          <table:table-cell table:formula="of:=COM.MICROSOFT.CONCAT(TEXT([.F29];&quot;0.00&quot;);&quot;,&quot;)" office:value-type="string" office:string-value="19.45," calcext:value-type="string">
            <text:p>19.45,</text:p>
          </table:table-cell>
          <table:table-cell table:formula="of:=COM.MICROSOFT.CONCAT(TEXT([.G29];&quot;0.00&quot;);&quot;,&quot;)" office:value-type="string" office:string-value="38.89," calcext:value-type="string">
            <text:p>38.89,</text:p>
          </table:table-cell>
          <table:table-cell table:formula="of:=COM.MICROSOFT.CONCAT(TEXT([.H29];&quot;0.00&quot;);&quot;,&quot;)" office:value-type="string" office:string-value="58.29," calcext:value-type="string">
            <text:p>58.29,</text:p>
          </table:table-cell>
          <table:table-cell table:formula="of:=COM.MICROSOFT.CONCAT(TEXT([.I29];&quot;0.00&quot;);&quot;,&quot;)" office:value-type="string" office:string-value="77.78," calcext:value-type="string">
            <text:p>77.78,</text:p>
          </table:table-cell>
          <table:table-cell table:formula="of:=COM.MICROSOFT.CONCAT(TEXT([.J29];&quot;0.00&quot;);&quot;,&quot;)" office:value-type="string" office:string-value="116.58," calcext:value-type="string">
            <text:p>116.58,</text:p>
          </table:table-cell>
          <table:table-cell table:formula="of:=COM.MICROSOFT.CONCAT(TEXT([.K29];&quot;0.00&quot;);&quot;,&quot;)" office:value-type="string" office:string-value="155.56," calcext:value-type="string">
            <text:p>155.56,</text:p>
          </table:table-cell>
          <table:table-cell table:formula="of:=COM.MICROSOFT.CONCAT(TEXT([.L29];&quot;0.00&quot;);&quot;,&quot;)" office:value-type="string" office:string-value="196.05," calcext:value-type="string">
            <text:p>196.05,</text:p>
          </table:table-cell>
          <table:table-cell table:formula="of:=COM.MICROSOFT.CONCAT(TEXT([.M29];&quot;0.00&quot;);&quot;,&quot;)" office:value-type="string" office:string-value="233.16," calcext:value-type="string">
            <text:p>233.16,</text:p>
          </table:table-cell>
          <table:table-cell table:formula="of:=COM.MICROSOFT.CONCAT(TEXT([.N29];&quot;0.00&quot;);&quot;,&quot;)" office:value-type="string" office:string-value="311.13," calcext:value-type="string">
            <text:p>311.13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1.203" calcext:value-type="float">
            <text:p>41.203</text:p>
          </table:table-cell>
          <table:table-cell/>
          <table:table-cell office:value-type="string" calcext:value-type="string">
            <text:p>E1 </text:p>
          </table:table-cell>
          <table:table-cell/>
          <table:table-cell table:formula="of:=[.F$1]*[.$B30]" office:value-type="float" office:value="20.6015" calcext:value-type="float">
            <text:p>20.60</text:p>
          </table:table-cell>
          <table:table-cell table:formula="of:=[.G$1]*[.$B30]" office:value-type="float" office:value="41.203" calcext:value-type="float">
            <text:p>41.20</text:p>
          </table:table-cell>
          <table:table-cell table:formula="of:=[.H$1]*[.$B30]" office:value-type="float" office:value="61.75602590659" calcext:value-type="float">
            <text:p>61.76</text:p>
          </table:table-cell>
          <table:table-cell table:formula="of:=[.I$1]*[.$B30]" office:value-type="float" office:value="82.406" calcext:value-type="float">
            <text:p>82.41</text:p>
          </table:table-cell>
          <table:table-cell table:formula="of:=[.J$1]*[.$B30]" office:value-type="float" office:value="123.51205181318" calcext:value-type="float">
            <text:p>123.51</text:p>
          </table:table-cell>
          <table:table-cell table:formula="of:=[.K$1]*[.$B30]" office:value-type="float" office:value="164.812" calcext:value-type="float">
            <text:p>164.81</text:p>
          </table:table-cell>
          <table:table-cell table:formula="of:=[.L$1]*[.$B30]" office:value-type="float" office:value="207.701899357134" calcext:value-type="float">
            <text:p>207.70</text:p>
          </table:table-cell>
          <table:table-cell table:formula="of:=[.M$1]*[.$B30]" office:value-type="float" office:value="247.02410362636" calcext:value-type="float">
            <text:p>247.02</text:p>
          </table:table-cell>
          <table:table-cell table:formula="of:=[.N$1]*[.$B30]" office:value-type="float" office:value="329.624" calcext:value-type="float">
            <text:p>329.62</text:p>
          </table:table-cell>
          <table:table-cell/>
          <table:table-cell table:formula="of:=COM.MICROSOFT.CONCAT(TEXT([.F30];&quot;0.00&quot;);&quot;,&quot;)" office:value-type="string" office:string-value="20.60," calcext:value-type="string">
            <text:p>20.60,</text:p>
          </table:table-cell>
          <table:table-cell table:formula="of:=COM.MICROSOFT.CONCAT(TEXT([.G30];&quot;0.00&quot;);&quot;,&quot;)" office:value-type="string" office:string-value="41.20," calcext:value-type="string">
            <text:p>41.20,</text:p>
          </table:table-cell>
          <table:table-cell table:formula="of:=COM.MICROSOFT.CONCAT(TEXT([.H30];&quot;0.00&quot;);&quot;,&quot;)" office:value-type="string" office:string-value="61.76," calcext:value-type="string">
            <text:p>61.76,</text:p>
          </table:table-cell>
          <table:table-cell table:formula="of:=COM.MICROSOFT.CONCAT(TEXT([.I30];&quot;0.00&quot;);&quot;,&quot;)" office:value-type="string" office:string-value="82.41," calcext:value-type="string">
            <text:p>82.41,</text:p>
          </table:table-cell>
          <table:table-cell table:formula="of:=COM.MICROSOFT.CONCAT(TEXT([.J30];&quot;0.00&quot;);&quot;,&quot;)" office:value-type="string" office:string-value="123.51," calcext:value-type="string">
            <text:p>123.51,</text:p>
          </table:table-cell>
          <table:table-cell table:formula="of:=COM.MICROSOFT.CONCAT(TEXT([.K30];&quot;0.00&quot;);&quot;,&quot;)" office:value-type="string" office:string-value="164.81," calcext:value-type="string">
            <text:p>164.81,</text:p>
          </table:table-cell>
          <table:table-cell table:formula="of:=COM.MICROSOFT.CONCAT(TEXT([.L30];&quot;0.00&quot;);&quot;,&quot;)" office:value-type="string" office:string-value="207.70," calcext:value-type="string">
            <text:p>207.70,</text:p>
          </table:table-cell>
          <table:table-cell table:formula="of:=COM.MICROSOFT.CONCAT(TEXT([.M30];&quot;0.00&quot;);&quot;,&quot;)" office:value-type="string" office:string-value="247.02," calcext:value-type="string">
            <text:p>247.02,</text:p>
          </table:table-cell>
          <table:table-cell table:formula="of:=COM.MICROSOFT.CONCAT(TEXT([.N30];&quot;0.00&quot;);&quot;,&quot;)" office:value-type="string" office:string-value="329.62," calcext:value-type="string">
            <text:p>329.62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.654" calcext:value-type="float">
            <text:p>43.654</text:p>
          </table:table-cell>
          <table:table-cell/>
          <table:table-cell office:value-type="string" calcext:value-type="string">
            <text:p>F1 </text:p>
          </table:table-cell>
          <table:table-cell/>
          <table:table-cell table:formula="of:=[.F$1]*[.$B31]" office:value-type="float" office:value="21.827" calcext:value-type="float">
            <text:p>21.83</text:p>
          </table:table-cell>
          <table:table-cell table:formula="of:=[.G$1]*[.$B31]" office:value-type="float" office:value="43.654" calcext:value-type="float">
            <text:p>43.65</text:p>
          </table:table-cell>
          <table:table-cell table:formula="of:=[.H$1]*[.$B31]" office:value-type="float" office:value="65.42964237862" calcext:value-type="float">
            <text:p>65.43</text:p>
          </table:table-cell>
          <table:table-cell table:formula="of:=[.I$1]*[.$B31]" office:value-type="float" office:value="87.308" calcext:value-type="float">
            <text:p>87.31</text:p>
          </table:table-cell>
          <table:table-cell table:formula="of:=[.J$1]*[.$B31]" office:value-type="float" office:value="130.85928475724" calcext:value-type="float">
            <text:p>130.86</text:p>
          </table:table-cell>
          <table:table-cell table:formula="of:=[.K$1]*[.$B31]" office:value-type="float" office:value="174.616" calcext:value-type="float">
            <text:p>174.62</text:p>
          </table:table-cell>
          <table:table-cell table:formula="of:=[.L$1]*[.$B31]" office:value-type="float" office:value="220.057246184412" calcext:value-type="float">
            <text:p>220.06</text:p>
          </table:table-cell>
          <table:table-cell table:formula="of:=[.M$1]*[.$B31]" office:value-type="float" office:value="261.71856951448" calcext:value-type="float">
            <text:p>261.72</text:p>
          </table:table-cell>
          <table:table-cell table:formula="of:=[.N$1]*[.$B31]" office:value-type="float" office:value="349.232" calcext:value-type="float">
            <text:p>349.23</text:p>
          </table:table-cell>
          <table:table-cell/>
          <table:table-cell table:formula="of:=COM.MICROSOFT.CONCAT(TEXT([.F31];&quot;0.00&quot;);&quot;,&quot;)" office:value-type="string" office:string-value="21.83," calcext:value-type="string">
            <text:p>21.83,</text:p>
          </table:table-cell>
          <table:table-cell table:formula="of:=COM.MICROSOFT.CONCAT(TEXT([.G31];&quot;0.00&quot;);&quot;,&quot;)" office:value-type="string" office:string-value="43.65," calcext:value-type="string">
            <text:p>43.65,</text:p>
          </table:table-cell>
          <table:table-cell table:formula="of:=COM.MICROSOFT.CONCAT(TEXT([.H31];&quot;0.00&quot;);&quot;,&quot;)" office:value-type="string" office:string-value="65.43," calcext:value-type="string">
            <text:p>65.43,</text:p>
          </table:table-cell>
          <table:table-cell table:formula="of:=COM.MICROSOFT.CONCAT(TEXT([.I31];&quot;0.00&quot;);&quot;,&quot;)" office:value-type="string" office:string-value="87.31," calcext:value-type="string">
            <text:p>87.31,</text:p>
          </table:table-cell>
          <table:table-cell table:formula="of:=COM.MICROSOFT.CONCAT(TEXT([.J31];&quot;0.00&quot;);&quot;,&quot;)" office:value-type="string" office:string-value="130.86," calcext:value-type="string">
            <text:p>130.86,</text:p>
          </table:table-cell>
          <table:table-cell table:formula="of:=COM.MICROSOFT.CONCAT(TEXT([.K31];&quot;0.00&quot;);&quot;,&quot;)" office:value-type="string" office:string-value="174.62," calcext:value-type="string">
            <text:p>174.62,</text:p>
          </table:table-cell>
          <table:table-cell table:formula="of:=COM.MICROSOFT.CONCAT(TEXT([.L31];&quot;0.00&quot;);&quot;,&quot;)" office:value-type="string" office:string-value="220.06," calcext:value-type="string">
            <text:p>220.06,</text:p>
          </table:table-cell>
          <table:table-cell table:formula="of:=COM.MICROSOFT.CONCAT(TEXT([.M31];&quot;0.00&quot;);&quot;,&quot;)" office:value-type="string" office:string-value="261.72," calcext:value-type="string">
            <text:p>261.72,</text:p>
          </table:table-cell>
          <table:table-cell table:formula="of:=COM.MICROSOFT.CONCAT(TEXT([.N31];&quot;0.00&quot;);&quot;,&quot;)" office:value-type="string" office:string-value="349.23," calcext:value-type="string">
            <text:p>349.23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.249" calcext:value-type="float">
            <text:p>46.249</text:p>
          </table:table-cell>
          <table:table-cell/>
          <table:table-cell office:value-type="string" calcext:value-type="string">
            <text:p>F#1 </text:p>
          </table:table-cell>
          <table:table-cell/>
          <table:table-cell table:formula="of:=[.F$1]*[.$B32]" office:value-type="float" office:value="23.1245" calcext:value-type="float">
            <text:p>23.12</text:p>
          </table:table-cell>
          <table:table-cell table:formula="of:=[.G$1]*[.$B32]" office:value-type="float" office:value="46.249" calcext:value-type="float">
            <text:p>46.25</text:p>
          </table:table-cell>
          <table:table-cell table:formula="of:=[.H$1]*[.$B32]" office:value-type="float" office:value="69.31908943897" calcext:value-type="float">
            <text:p>69.32</text:p>
          </table:table-cell>
          <table:table-cell table:formula="of:=[.I$1]*[.$B32]" office:value-type="float" office:value="92.498" calcext:value-type="float">
            <text:p>92.50</text:p>
          </table:table-cell>
          <table:table-cell table:formula="of:=[.J$1]*[.$B32]" office:value-type="float" office:value="138.63817887794" calcext:value-type="float">
            <text:p>138.64</text:p>
          </table:table-cell>
          <table:table-cell table:formula="of:=[.K$1]*[.$B32]" office:value-type="float" office:value="184.996" calcext:value-type="float">
            <text:p>185.00</text:p>
          </table:table-cell>
          <table:table-cell table:formula="of:=[.L$1]*[.$B32]" office:value-type="float" office:value="233.138488541322" calcext:value-type="float">
            <text:p>233.14</text:p>
          </table:table-cell>
          <table:table-cell table:formula="of:=[.M$1]*[.$B32]" office:value-type="float" office:value="277.27635775588" calcext:value-type="float">
            <text:p>277.28</text:p>
          </table:table-cell>
          <table:table-cell table:formula="of:=[.N$1]*[.$B32]" office:value-type="float" office:value="369.992" calcext:value-type="float">
            <text:p>369.99</text:p>
          </table:table-cell>
          <table:table-cell/>
          <table:table-cell table:formula="of:=COM.MICROSOFT.CONCAT(TEXT([.F32];&quot;0.00&quot;);&quot;,&quot;)" office:value-type="string" office:string-value="23.12," calcext:value-type="string">
            <text:p>23.12,</text:p>
          </table:table-cell>
          <table:table-cell table:formula="of:=COM.MICROSOFT.CONCAT(TEXT([.G32];&quot;0.00&quot;);&quot;,&quot;)" office:value-type="string" office:string-value="46.25," calcext:value-type="string">
            <text:p>46.25,</text:p>
          </table:table-cell>
          <table:table-cell table:formula="of:=COM.MICROSOFT.CONCAT(TEXT([.H32];&quot;0.00&quot;);&quot;,&quot;)" office:value-type="string" office:string-value="69.32," calcext:value-type="string">
            <text:p>69.32,</text:p>
          </table:table-cell>
          <table:table-cell table:formula="of:=COM.MICROSOFT.CONCAT(TEXT([.I32];&quot;0.00&quot;);&quot;,&quot;)" office:value-type="string" office:string-value="92.50," calcext:value-type="string">
            <text:p>92.50,</text:p>
          </table:table-cell>
          <table:table-cell table:formula="of:=COM.MICROSOFT.CONCAT(TEXT([.J32];&quot;0.00&quot;);&quot;,&quot;)" office:value-type="string" office:string-value="138.64," calcext:value-type="string">
            <text:p>138.64,</text:p>
          </table:table-cell>
          <table:table-cell table:formula="of:=COM.MICROSOFT.CONCAT(TEXT([.K32];&quot;0.00&quot;);&quot;,&quot;)" office:value-type="string" office:string-value="185.00," calcext:value-type="string">
            <text:p>185.00,</text:p>
          </table:table-cell>
          <table:table-cell table:formula="of:=COM.MICROSOFT.CONCAT(TEXT([.L32];&quot;0.00&quot;);&quot;,&quot;)" office:value-type="string" office:string-value="233.14," calcext:value-type="string">
            <text:p>233.14,</text:p>
          </table:table-cell>
          <table:table-cell table:formula="of:=COM.MICROSOFT.CONCAT(TEXT([.M32];&quot;0.00&quot;);&quot;,&quot;)" office:value-type="string" office:string-value="277.28," calcext:value-type="string">
            <text:p>277.28,</text:p>
          </table:table-cell>
          <table:table-cell table:formula="of:=COM.MICROSOFT.CONCAT(TEXT([.N32];&quot;0.00&quot;);&quot;,&quot;)" office:value-type="string" office:string-value="369.99," calcext:value-type="string">
            <text:p>369.99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.999" calcext:value-type="float">
            <text:p>48.999</text:p>
          </table:table-cell>
          <table:table-cell/>
          <table:table-cell office:value-type="string" calcext:value-type="string">
            <text:p>G1 </text:p>
          </table:table-cell>
          <table:table-cell/>
          <table:table-cell table:formula="of:=[.F$1]*[.$B33]" office:value-type="float" office:value="24.4995" calcext:value-type="float">
            <text:p>24.50</text:p>
          </table:table-cell>
          <table:table-cell table:formula="of:=[.G$1]*[.$B33]" office:value-type="float" office:value="48.999" calcext:value-type="float">
            <text:p>49.00</text:p>
          </table:table-cell>
          <table:table-cell table:formula="of:=[.H$1]*[.$B33]" office:value-type="float" office:value="73.44085414647" calcext:value-type="float">
            <text:p>73.44</text:p>
          </table:table-cell>
          <table:table-cell table:formula="of:=[.I$1]*[.$B33]" office:value-type="float" office:value="97.998" calcext:value-type="float">
            <text:p>98.00</text:p>
          </table:table-cell>
          <table:table-cell table:formula="of:=[.J$1]*[.$B33]" office:value-type="float" office:value="146.88170829294" calcext:value-type="float">
            <text:p>146.88</text:p>
          </table:table-cell>
          <table:table-cell table:formula="of:=[.K$1]*[.$B33]" office:value-type="float" office:value="195.996" calcext:value-type="float">
            <text:p>196.00</text:p>
          </table:table-cell>
          <table:table-cell table:formula="of:=[.L$1]*[.$B33]" office:value-type="float" office:value="247.001076780822" calcext:value-type="float">
            <text:p>247.00</text:p>
          </table:table-cell>
          <table:table-cell table:formula="of:=[.M$1]*[.$B33]" office:value-type="float" office:value="293.76341658588" calcext:value-type="float">
            <text:p>293.76</text:p>
          </table:table-cell>
          <table:table-cell table:formula="of:=[.N$1]*[.$B33]" office:value-type="float" office:value="391.992" calcext:value-type="float">
            <text:p>391.99</text:p>
          </table:table-cell>
          <table:table-cell/>
          <table:table-cell table:formula="of:=COM.MICROSOFT.CONCAT(TEXT([.F33];&quot;0.00&quot;);&quot;,&quot;)" office:value-type="string" office:string-value="24.50," calcext:value-type="string">
            <text:p>24.50,</text:p>
          </table:table-cell>
          <table:table-cell table:formula="of:=COM.MICROSOFT.CONCAT(TEXT([.G33];&quot;0.00&quot;);&quot;,&quot;)" office:value-type="string" office:string-value="49.00," calcext:value-type="string">
            <text:p>49.00,</text:p>
          </table:table-cell>
          <table:table-cell table:formula="of:=COM.MICROSOFT.CONCAT(TEXT([.H33];&quot;0.00&quot;);&quot;,&quot;)" office:value-type="string" office:string-value="73.44," calcext:value-type="string">
            <text:p>73.44,</text:p>
          </table:table-cell>
          <table:table-cell table:formula="of:=COM.MICROSOFT.CONCAT(TEXT([.I33];&quot;0.00&quot;);&quot;,&quot;)" office:value-type="string" office:string-value="98.00," calcext:value-type="string">
            <text:p>98.00,</text:p>
          </table:table-cell>
          <table:table-cell table:formula="of:=COM.MICROSOFT.CONCAT(TEXT([.J33];&quot;0.00&quot;);&quot;,&quot;)" office:value-type="string" office:string-value="146.88," calcext:value-type="string">
            <text:p>146.88,</text:p>
          </table:table-cell>
          <table:table-cell table:formula="of:=COM.MICROSOFT.CONCAT(TEXT([.K33];&quot;0.00&quot;);&quot;,&quot;)" office:value-type="string" office:string-value="196.00," calcext:value-type="string">
            <text:p>196.00,</text:p>
          </table:table-cell>
          <table:table-cell table:formula="of:=COM.MICROSOFT.CONCAT(TEXT([.L33];&quot;0.00&quot;);&quot;,&quot;)" office:value-type="string" office:string-value="247.00," calcext:value-type="string">
            <text:p>247.00,</text:p>
          </table:table-cell>
          <table:table-cell table:formula="of:=COM.MICROSOFT.CONCAT(TEXT([.M33];&quot;0.00&quot;);&quot;,&quot;)" office:value-type="string" office:string-value="293.76," calcext:value-type="string">
            <text:p>293.76,</text:p>
          </table:table-cell>
          <table:table-cell table:formula="of:=COM.MICROSOFT.CONCAT(TEXT([.N33];&quot;0.00&quot;);&quot;,&quot;)" office:value-type="string" office:string-value="391.99," calcext:value-type="string">
            <text:p>391.99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1.913" calcext:value-type="float">
            <text:p>51.913</text:p>
          </table:table-cell>
          <table:table-cell/>
          <table:table-cell office:value-type="string" calcext:value-type="string">
            <text:p>G#1 </text:p>
          </table:table-cell>
          <table:table-cell/>
          <table:table-cell table:formula="of:=[.F$1]*[.$B34]" office:value-type="float" office:value="25.9565" calcext:value-type="float">
            <text:p>25.96</text:p>
          </table:table-cell>
          <table:table-cell table:formula="of:=[.G$1]*[.$B34]" office:value-type="float" office:value="51.913" calcext:value-type="float">
            <text:p>51.91</text:p>
          </table:table-cell>
          <table:table-cell table:formula="of:=[.H$1]*[.$B34]" office:value-type="float" office:value="77.80842591289" calcext:value-type="float">
            <text:p>77.81</text:p>
          </table:table-cell>
          <table:table-cell table:formula="of:=[.I$1]*[.$B34]" office:value-type="float" office:value="103.826" calcext:value-type="float">
            <text:p>103.83</text:p>
          </table:table-cell>
          <table:table-cell table:formula="of:=[.J$1]*[.$B34]" office:value-type="float" office:value="155.61685182578" calcext:value-type="float">
            <text:p>155.62</text:p>
          </table:table-cell>
          <table:table-cell table:formula="of:=[.K$1]*[.$B34]" office:value-type="float" office:value="207.652" calcext:value-type="float">
            <text:p>207.65</text:p>
          </table:table-cell>
          <table:table-cell table:formula="of:=[.L$1]*[.$B34]" office:value-type="float" office:value="261.690379373514" calcext:value-type="float">
            <text:p>261.69</text:p>
          </table:table-cell>
          <table:table-cell table:formula="of:=[.M$1]*[.$B34]" office:value-type="float" office:value="311.23370365156" calcext:value-type="float">
            <text:p>311.23</text:p>
          </table:table-cell>
          <table:table-cell table:formula="of:=[.N$1]*[.$B34]" office:value-type="float" office:value="415.304" calcext:value-type="float">
            <text:p>415.30</text:p>
          </table:table-cell>
          <table:table-cell/>
          <table:table-cell table:formula="of:=COM.MICROSOFT.CONCAT(TEXT([.F34];&quot;0.00&quot;);&quot;,&quot;)" office:value-type="string" office:string-value="25.96," calcext:value-type="string">
            <text:p>25.96,</text:p>
          </table:table-cell>
          <table:table-cell table:formula="of:=COM.MICROSOFT.CONCAT(TEXT([.G34];&quot;0.00&quot;);&quot;,&quot;)" office:value-type="string" office:string-value="51.91," calcext:value-type="string">
            <text:p>51.91,</text:p>
          </table:table-cell>
          <table:table-cell table:formula="of:=COM.MICROSOFT.CONCAT(TEXT([.H34];&quot;0.00&quot;);&quot;,&quot;)" office:value-type="string" office:string-value="77.81," calcext:value-type="string">
            <text:p>77.81,</text:p>
          </table:table-cell>
          <table:table-cell table:formula="of:=COM.MICROSOFT.CONCAT(TEXT([.I34];&quot;0.00&quot;);&quot;,&quot;)" office:value-type="string" office:string-value="103.83," calcext:value-type="string">
            <text:p>103.83,</text:p>
          </table:table-cell>
          <table:table-cell table:formula="of:=COM.MICROSOFT.CONCAT(TEXT([.J34];&quot;0.00&quot;);&quot;,&quot;)" office:value-type="string" office:string-value="155.62," calcext:value-type="string">
            <text:p>155.62,</text:p>
          </table:table-cell>
          <table:table-cell table:formula="of:=COM.MICROSOFT.CONCAT(TEXT([.K34];&quot;0.00&quot;);&quot;,&quot;)" office:value-type="string" office:string-value="207.65," calcext:value-type="string">
            <text:p>207.65,</text:p>
          </table:table-cell>
          <table:table-cell table:formula="of:=COM.MICROSOFT.CONCAT(TEXT([.L34];&quot;0.00&quot;);&quot;,&quot;)" office:value-type="string" office:string-value="261.69," calcext:value-type="string">
            <text:p>261.69,</text:p>
          </table:table-cell>
          <table:table-cell table:formula="of:=COM.MICROSOFT.CONCAT(TEXT([.M34];&quot;0.00&quot;);&quot;,&quot;)" office:value-type="string" office:string-value="311.23," calcext:value-type="string">
            <text:p>311.23,</text:p>
          </table:table-cell>
          <table:table-cell table:formula="of:=COM.MICROSOFT.CONCAT(TEXT([.N34];&quot;0.00&quot;);&quot;,&quot;)" office:value-type="string" office:string-value="415.30," calcext:value-type="string">
            <text:p>415.30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1 </text:p>
          </table:table-cell>
          <table:table-cell/>
          <table:table-cell table:formula="of:=[.F$1]*[.$B35]" office:value-type="float" office:value="27.5" calcext:value-type="float">
            <text:p>27.50</text:p>
          </table:table-cell>
          <table:table-cell table:formula="of:=[.G$1]*[.$B35]" office:value-type="float" office:value="55" calcext:value-type="float">
            <text:p>55.00</text:p>
          </table:table-cell>
          <table:table-cell table:formula="of:=[.H$1]*[.$B35]" office:value-type="float" office:value="82.43529415" calcext:value-type="float">
            <text:p>82.44</text:p>
          </table:table-cell>
          <table:table-cell table:formula="of:=[.I$1]*[.$B35]" office:value-type="float" office:value="110" calcext:value-type="float">
            <text:p>110.00</text:p>
          </table:table-cell>
          <table:table-cell table:formula="of:=[.J$1]*[.$B35]" office:value-type="float" office:value="164.8705883" calcext:value-type="float">
            <text:p>164.87</text:p>
          </table:table-cell>
          <table:table-cell table:formula="of:=[.K$1]*[.$B35]" office:value-type="float" office:value="220" calcext:value-type="float">
            <text:p>220.00</text:p>
          </table:table-cell>
          <table:table-cell table:formula="of:=[.L$1]*[.$B35]" office:value-type="float" office:value="277.25176479" calcext:value-type="float">
            <text:p>277.25</text:p>
          </table:table-cell>
          <table:table-cell table:formula="of:=[.M$1]*[.$B35]" office:value-type="float" office:value="329.7411766" calcext:value-type="float">
            <text:p>329.74</text:p>
          </table:table-cell>
          <table:table-cell table:formula="of:=[.N$1]*[.$B35]" office:value-type="float" office:value="440" calcext:value-type="float">
            <text:p>440.00</text:p>
          </table:table-cell>
          <table:table-cell/>
          <table:table-cell table:formula="of:=COM.MICROSOFT.CONCAT(TEXT([.F35];&quot;0.00&quot;);&quot;,&quot;)" office:value-type="string" office:string-value="27.50," calcext:value-type="string">
            <text:p>27.50,</text:p>
          </table:table-cell>
          <table:table-cell table:formula="of:=COM.MICROSOFT.CONCAT(TEXT([.G35];&quot;0.00&quot;);&quot;,&quot;)" office:value-type="string" office:string-value="55.00," calcext:value-type="string">
            <text:p>55.00,</text:p>
          </table:table-cell>
          <table:table-cell table:formula="of:=COM.MICROSOFT.CONCAT(TEXT([.H35];&quot;0.00&quot;);&quot;,&quot;)" office:value-type="string" office:string-value="82.44," calcext:value-type="string">
            <text:p>82.44,</text:p>
          </table:table-cell>
          <table:table-cell table:formula="of:=COM.MICROSOFT.CONCAT(TEXT([.I35];&quot;0.00&quot;);&quot;,&quot;)" office:value-type="string" office:string-value="110.00," calcext:value-type="string">
            <text:p>110.00,</text:p>
          </table:table-cell>
          <table:table-cell table:formula="of:=COM.MICROSOFT.CONCAT(TEXT([.J35];&quot;0.00&quot;);&quot;,&quot;)" office:value-type="string" office:string-value="164.87," calcext:value-type="string">
            <text:p>164.87,</text:p>
          </table:table-cell>
          <table:table-cell table:formula="of:=COM.MICROSOFT.CONCAT(TEXT([.K35];&quot;0.00&quot;);&quot;,&quot;)" office:value-type="string" office:string-value="220.00," calcext:value-type="string">
            <text:p>220.00,</text:p>
          </table:table-cell>
          <table:table-cell table:formula="of:=COM.MICROSOFT.CONCAT(TEXT([.L35];&quot;0.00&quot;);&quot;,&quot;)" office:value-type="string" office:string-value="277.25," calcext:value-type="string">
            <text:p>277.25,</text:p>
          </table:table-cell>
          <table:table-cell table:formula="of:=COM.MICROSOFT.CONCAT(TEXT([.M35];&quot;0.00&quot;);&quot;,&quot;)" office:value-type="string" office:string-value="329.74," calcext:value-type="string">
            <text:p>329.74,</text:p>
          </table:table-cell>
          <table:table-cell table:formula="of:=COM.MICROSOFT.CONCAT(TEXT([.N35];&quot;0.00&quot;);&quot;,&quot;)" office:value-type="string" office:string-value="440.00," calcext:value-type="string">
            <text:p>440.00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string" calcext:value-type="string">
            <text:p>A#1 </text:p>
          </table:table-cell>
          <table:table-cell/>
          <table:table-cell table:formula="of:=[.F$1]*[.$B36]" office:value-type="float" office:value="29.135" calcext:value-type="float">
            <text:p>29.14</text:p>
          </table:table-cell>
          <table:table-cell table:formula="of:=[.G$1]*[.$B36]" office:value-type="float" office:value="58.27" calcext:value-type="float">
            <text:p>58.27</text:p>
          </table:table-cell>
          <table:table-cell table:formula="of:=[.H$1]*[.$B36]" office:value-type="float" office:value="87.3364470931" calcext:value-type="float">
            <text:p>87.34</text:p>
          </table:table-cell>
          <table:table-cell table:formula="of:=[.I$1]*[.$B36]" office:value-type="float" office:value="116.54" calcext:value-type="float">
            <text:p>116.54</text:p>
          </table:table-cell>
          <table:table-cell table:formula="of:=[.J$1]*[.$B36]" office:value-type="float" office:value="174.6728941862" calcext:value-type="float">
            <text:p>174.67</text:p>
          </table:table-cell>
          <table:table-cell table:formula="of:=[.K$1]*[.$B36]" office:value-type="float" office:value="233.08" calcext:value-type="float">
            <text:p>233.08</text:p>
          </table:table-cell>
          <table:table-cell table:formula="of:=[.L$1]*[.$B36]" office:value-type="float" office:value="293.73564244206" calcext:value-type="float">
            <text:p>293.74</text:p>
          </table:table-cell>
          <table:table-cell table:formula="of:=[.M$1]*[.$B36]" office:value-type="float" office:value="349.3457883724" calcext:value-type="float">
            <text:p>349.35</text:p>
          </table:table-cell>
          <table:table-cell table:formula="of:=[.N$1]*[.$B36]" office:value-type="float" office:value="466.16" calcext:value-type="float">
            <text:p>466.16</text:p>
          </table:table-cell>
          <table:table-cell/>
          <table:table-cell table:formula="of:=COM.MICROSOFT.CONCAT(TEXT([.F36];&quot;0.00&quot;);&quot;,&quot;)" office:value-type="string" office:string-value="29.14," calcext:value-type="string">
            <text:p>29.14,</text:p>
          </table:table-cell>
          <table:table-cell table:formula="of:=COM.MICROSOFT.CONCAT(TEXT([.G36];&quot;0.00&quot;);&quot;,&quot;)" office:value-type="string" office:string-value="58.27," calcext:value-type="string">
            <text:p>58.27,</text:p>
          </table:table-cell>
          <table:table-cell table:formula="of:=COM.MICROSOFT.CONCAT(TEXT([.H36];&quot;0.00&quot;);&quot;,&quot;)" office:value-type="string" office:string-value="87.34," calcext:value-type="string">
            <text:p>87.34,</text:p>
          </table:table-cell>
          <table:table-cell table:formula="of:=COM.MICROSOFT.CONCAT(TEXT([.I36];&quot;0.00&quot;);&quot;,&quot;)" office:value-type="string" office:string-value="116.54," calcext:value-type="string">
            <text:p>116.54,</text:p>
          </table:table-cell>
          <table:table-cell table:formula="of:=COM.MICROSOFT.CONCAT(TEXT([.J36];&quot;0.00&quot;);&quot;,&quot;)" office:value-type="string" office:string-value="174.67," calcext:value-type="string">
            <text:p>174.67,</text:p>
          </table:table-cell>
          <table:table-cell table:formula="of:=COM.MICROSOFT.CONCAT(TEXT([.K36];&quot;0.00&quot;);&quot;,&quot;)" office:value-type="string" office:string-value="233.08," calcext:value-type="string">
            <text:p>233.08,</text:p>
          </table:table-cell>
          <table:table-cell table:formula="of:=COM.MICROSOFT.CONCAT(TEXT([.L36];&quot;0.00&quot;);&quot;,&quot;)" office:value-type="string" office:string-value="293.74," calcext:value-type="string">
            <text:p>293.74,</text:p>
          </table:table-cell>
          <table:table-cell table:formula="of:=COM.MICROSOFT.CONCAT(TEXT([.M36];&quot;0.00&quot;);&quot;,&quot;)" office:value-type="string" office:string-value="349.35," calcext:value-type="string">
            <text:p>349.35,</text:p>
          </table:table-cell>
          <table:table-cell table:formula="of:=COM.MICROSOFT.CONCAT(TEXT([.N36];&quot;0.00&quot;);&quot;,&quot;)" office:value-type="string" office:string-value="466.16," calcext:value-type="string">
            <text:p>466.16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1.735" calcext:value-type="float">
            <text:p>61.735</text:p>
          </table:table-cell>
          <table:table-cell/>
          <table:table-cell office:value-type="string" calcext:value-type="string">
            <text:p>B1 </text:p>
          </table:table-cell>
          <table:table-cell/>
          <table:table-cell table:formula="of:=[.F$1]*[.$B37]" office:value-type="float" office:value="30.8675" calcext:value-type="float">
            <text:p>30.87</text:p>
          </table:table-cell>
          <table:table-cell table:formula="of:=[.G$1]*[.$B37]" office:value-type="float" office:value="61.735" calcext:value-type="float">
            <text:p>61.74</text:p>
          </table:table-cell>
          <table:table-cell table:formula="of:=[.H$1]*[.$B37]" office:value-type="float" office:value="92.52987062455" calcext:value-type="float">
            <text:p>92.53</text:p>
          </table:table-cell>
          <table:table-cell table:formula="of:=[.I$1]*[.$B37]" office:value-type="float" office:value="123.47" calcext:value-type="float">
            <text:p>123.47</text:p>
          </table:table-cell>
          <table:table-cell table:formula="of:=[.J$1]*[.$B37]" office:value-type="float" office:value="185.0597412491" calcext:value-type="float">
            <text:p>185.06</text:p>
          </table:table-cell>
          <table:table-cell table:formula="of:=[.K$1]*[.$B37]" office:value-type="float" office:value="246.94" calcext:value-type="float">
            <text:p>246.94</text:p>
          </table:table-cell>
          <table:table-cell table:formula="of:=[.L$1]*[.$B37]" office:value-type="float" office:value="311.20250362383" calcext:value-type="float">
            <text:p>311.20</text:p>
          </table:table-cell>
          <table:table-cell table:formula="of:=[.M$1]*[.$B37]" office:value-type="float" office:value="370.1194824982" calcext:value-type="float">
            <text:p>370.12</text:p>
          </table:table-cell>
          <table:table-cell table:formula="of:=[.N$1]*[.$B37]" office:value-type="float" office:value="493.88" calcext:value-type="float">
            <text:p>493.88</text:p>
          </table:table-cell>
          <table:table-cell/>
          <table:table-cell table:formula="of:=COM.MICROSOFT.CONCAT(TEXT([.F37];&quot;0.00&quot;);&quot;,&quot;)" office:value-type="string" office:string-value="30.87," calcext:value-type="string">
            <text:p>30.87,</text:p>
          </table:table-cell>
          <table:table-cell table:formula="of:=COM.MICROSOFT.CONCAT(TEXT([.G37];&quot;0.00&quot;);&quot;,&quot;)" office:value-type="string" office:string-value="61.74," calcext:value-type="string">
            <text:p>61.74,</text:p>
          </table:table-cell>
          <table:table-cell table:formula="of:=COM.MICROSOFT.CONCAT(TEXT([.H37];&quot;0.00&quot;);&quot;,&quot;)" office:value-type="string" office:string-value="92.53," calcext:value-type="string">
            <text:p>92.53,</text:p>
          </table:table-cell>
          <table:table-cell table:formula="of:=COM.MICROSOFT.CONCAT(TEXT([.I37];&quot;0.00&quot;);&quot;,&quot;)" office:value-type="string" office:string-value="123.47," calcext:value-type="string">
            <text:p>123.47,</text:p>
          </table:table-cell>
          <table:table-cell table:formula="of:=COM.MICROSOFT.CONCAT(TEXT([.J37];&quot;0.00&quot;);&quot;,&quot;)" office:value-type="string" office:string-value="185.06," calcext:value-type="string">
            <text:p>185.06,</text:p>
          </table:table-cell>
          <table:table-cell table:formula="of:=COM.MICROSOFT.CONCAT(TEXT([.K37];&quot;0.00&quot;);&quot;,&quot;)" office:value-type="string" office:string-value="246.94," calcext:value-type="string">
            <text:p>246.94,</text:p>
          </table:table-cell>
          <table:table-cell table:formula="of:=COM.MICROSOFT.CONCAT(TEXT([.L37];&quot;0.00&quot;);&quot;,&quot;)" office:value-type="string" office:string-value="311.20," calcext:value-type="string">
            <text:p>311.20,</text:p>
          </table:table-cell>
          <table:table-cell table:formula="of:=COM.MICROSOFT.CONCAT(TEXT([.M37];&quot;0.00&quot;);&quot;,&quot;)" office:value-type="string" office:string-value="370.12," calcext:value-type="string">
            <text:p>370.12,</text:p>
          </table:table-cell>
          <table:table-cell table:formula="of:=COM.MICROSOFT.CONCAT(TEXT([.N37];&quot;0.00&quot;);&quot;,&quot;)" office:value-type="string" office:string-value="493.88," calcext:value-type="string">
            <text:p>493.88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5.406" calcext:value-type="float">
            <text:p>65.406</text:p>
          </table:table-cell>
          <table:table-cell/>
          <table:table-cell office:value-type="string" calcext:value-type="string">
            <text:p>C2 </text:p>
          </table:table-cell>
          <table:table-cell/>
          <table:table-cell table:formula="of:=[.F$1]*[.$B38]" office:value-type="float" office:value="32.703" calcext:value-type="float">
            <text:p>32.70</text:p>
          </table:table-cell>
          <table:table-cell table:formula="of:=[.G$1]*[.$B38]" office:value-type="float" office:value="65.406" calcext:value-type="float">
            <text:p>65.41</text:p>
          </table:table-cell>
          <table:table-cell table:formula="of:=[.H$1]*[.$B38]" office:value-type="float" office:value="98.03205180318" calcext:value-type="float">
            <text:p>98.03</text:p>
          </table:table-cell>
          <table:table-cell table:formula="of:=[.I$1]*[.$B38]" office:value-type="float" office:value="130.812" calcext:value-type="float">
            <text:p>130.81</text:p>
          </table:table-cell>
          <table:table-cell table:formula="of:=[.J$1]*[.$B38]" office:value-type="float" office:value="196.06410360636" calcext:value-type="float">
            <text:p>196.06</text:p>
          </table:table-cell>
          <table:table-cell table:formula="of:=[.K$1]*[.$B38]" office:value-type="float" office:value="261.624" calcext:value-type="float">
            <text:p>261.62</text:p>
          </table:table-cell>
          <table:table-cell table:formula="of:=[.L$1]*[.$B38]" office:value-type="float" office:value="329.707798688268" calcext:value-type="float">
            <text:p>329.71</text:p>
          </table:table-cell>
          <table:table-cell table:formula="of:=[.M$1]*[.$B38]" office:value-type="float" office:value="392.12820721272" calcext:value-type="float">
            <text:p>392.13</text:p>
          </table:table-cell>
          <table:table-cell table:formula="of:=[.N$1]*[.$B38]" office:value-type="float" office:value="523.248" calcext:value-type="float">
            <text:p>523.25</text:p>
          </table:table-cell>
          <table:table-cell/>
          <table:table-cell table:formula="of:=COM.MICROSOFT.CONCAT(TEXT([.F38];&quot;0.00&quot;);&quot;,&quot;)" office:value-type="string" office:string-value="32.70," calcext:value-type="string">
            <text:p>32.70,</text:p>
          </table:table-cell>
          <table:table-cell table:formula="of:=COM.MICROSOFT.CONCAT(TEXT([.G38];&quot;0.00&quot;);&quot;,&quot;)" office:value-type="string" office:string-value="65.41," calcext:value-type="string">
            <text:p>65.41,</text:p>
          </table:table-cell>
          <table:table-cell table:formula="of:=COM.MICROSOFT.CONCAT(TEXT([.H38];&quot;0.00&quot;);&quot;,&quot;)" office:value-type="string" office:string-value="98.03," calcext:value-type="string">
            <text:p>98.03,</text:p>
          </table:table-cell>
          <table:table-cell table:formula="of:=COM.MICROSOFT.CONCAT(TEXT([.I38];&quot;0.00&quot;);&quot;,&quot;)" office:value-type="string" office:string-value="130.81," calcext:value-type="string">
            <text:p>130.81,</text:p>
          </table:table-cell>
          <table:table-cell table:formula="of:=COM.MICROSOFT.CONCAT(TEXT([.J38];&quot;0.00&quot;);&quot;,&quot;)" office:value-type="string" office:string-value="196.06," calcext:value-type="string">
            <text:p>196.06,</text:p>
          </table:table-cell>
          <table:table-cell table:formula="of:=COM.MICROSOFT.CONCAT(TEXT([.K38];&quot;0.00&quot;);&quot;,&quot;)" office:value-type="string" office:string-value="261.62," calcext:value-type="string">
            <text:p>261.62,</text:p>
          </table:table-cell>
          <table:table-cell table:formula="of:=COM.MICROSOFT.CONCAT(TEXT([.L38];&quot;0.00&quot;);&quot;,&quot;)" office:value-type="string" office:string-value="329.71," calcext:value-type="string">
            <text:p>329.71,</text:p>
          </table:table-cell>
          <table:table-cell table:formula="of:=COM.MICROSOFT.CONCAT(TEXT([.M38];&quot;0.00&quot;);&quot;,&quot;)" office:value-type="string" office:string-value="392.13," calcext:value-type="string">
            <text:p>392.13,</text:p>
          </table:table-cell>
          <table:table-cell table:formula="of:=COM.MICROSOFT.CONCAT(TEXT([.N38];&quot;0.00&quot;);&quot;,&quot;)" office:value-type="string" office:string-value="523.25," calcext:value-type="string">
            <text:p>523.25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.296" calcext:value-type="float">
            <text:p>69.296</text:p>
          </table:table-cell>
          <table:table-cell/>
          <table:table-cell office:value-type="string" calcext:value-type="string">
            <text:p>C#2 </text:p>
          </table:table-cell>
          <table:table-cell/>
          <table:table-cell table:formula="of:=[.F$1]*[.$B39]" office:value-type="float" office:value="34.648" calcext:value-type="float">
            <text:p>34.65</text:p>
          </table:table-cell>
          <table:table-cell table:formula="of:=[.G$1]*[.$B39]" office:value-type="float" office:value="69.296" calcext:value-type="float">
            <text:p>69.30</text:p>
          </table:table-cell>
          <table:table-cell table:formula="of:=[.H$1]*[.$B39]" office:value-type="float" office:value="103.86247533488" calcext:value-type="float">
            <text:p>103.86</text:p>
          </table:table-cell>
          <table:table-cell table:formula="of:=[.I$1]*[.$B39]" office:value-type="float" office:value="138.592" calcext:value-type="float">
            <text:p>138.59</text:p>
          </table:table-cell>
          <table:table-cell table:formula="of:=[.J$1]*[.$B39]" office:value-type="float" office:value="207.72495066976" calcext:value-type="float">
            <text:p>207.72</text:p>
          </table:table-cell>
          <table:table-cell table:formula="of:=[.K$1]*[.$B39]" office:value-type="float" office:value="277.184" calcext:value-type="float">
            <text:p>277.18</text:p>
          </table:table-cell>
          <table:table-cell table:formula="of:=[.L$1]*[.$B39]" office:value-type="float" office:value="349.317059870688" calcext:value-type="float">
            <text:p>349.32</text:p>
          </table:table-cell>
          <table:table-cell table:formula="of:=[.M$1]*[.$B39]" office:value-type="float" office:value="415.44990133952" calcext:value-type="float">
            <text:p>415.45</text:p>
          </table:table-cell>
          <table:table-cell table:formula="of:=[.N$1]*[.$B39]" office:value-type="float" office:value="554.368" calcext:value-type="float">
            <text:p>554.37</text:p>
          </table:table-cell>
          <table:table-cell/>
          <table:table-cell table:formula="of:=COM.MICROSOFT.CONCAT(TEXT([.F39];&quot;0.00&quot;);&quot;,&quot;)" office:value-type="string" office:string-value="34.65," calcext:value-type="string">
            <text:p>34.65,</text:p>
          </table:table-cell>
          <table:table-cell table:formula="of:=COM.MICROSOFT.CONCAT(TEXT([.G39];&quot;0.00&quot;);&quot;,&quot;)" office:value-type="string" office:string-value="69.30," calcext:value-type="string">
            <text:p>69.30,</text:p>
          </table:table-cell>
          <table:table-cell table:formula="of:=COM.MICROSOFT.CONCAT(TEXT([.H39];&quot;0.00&quot;);&quot;,&quot;)" office:value-type="string" office:string-value="103.86," calcext:value-type="string">
            <text:p>103.86,</text:p>
          </table:table-cell>
          <table:table-cell table:formula="of:=COM.MICROSOFT.CONCAT(TEXT([.I39];&quot;0.00&quot;);&quot;,&quot;)" office:value-type="string" office:string-value="138.59," calcext:value-type="string">
            <text:p>138.59,</text:p>
          </table:table-cell>
          <table:table-cell table:formula="of:=COM.MICROSOFT.CONCAT(TEXT([.J39];&quot;0.00&quot;);&quot;,&quot;)" office:value-type="string" office:string-value="207.72," calcext:value-type="string">
            <text:p>207.72,</text:p>
          </table:table-cell>
          <table:table-cell table:formula="of:=COM.MICROSOFT.CONCAT(TEXT([.K39];&quot;0.00&quot;);&quot;,&quot;)" office:value-type="string" office:string-value="277.18," calcext:value-type="string">
            <text:p>277.18,</text:p>
          </table:table-cell>
          <table:table-cell table:formula="of:=COM.MICROSOFT.CONCAT(TEXT([.L39];&quot;0.00&quot;);&quot;,&quot;)" office:value-type="string" office:string-value="349.32," calcext:value-type="string">
            <text:p>349.32,</text:p>
          </table:table-cell>
          <table:table-cell table:formula="of:=COM.MICROSOFT.CONCAT(TEXT([.M39];&quot;0.00&quot;);&quot;,&quot;)" office:value-type="string" office:string-value="415.45," calcext:value-type="string">
            <text:p>415.45,</text:p>
          </table:table-cell>
          <table:table-cell table:formula="of:=COM.MICROSOFT.CONCAT(TEXT([.N39];&quot;0.00&quot;);&quot;,&quot;)" office:value-type="string" office:string-value="554.37," calcext:value-type="string">
            <text:p>554.37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.416" calcext:value-type="float">
            <text:p>73.416</text:p>
          </table:table-cell>
          <table:table-cell/>
          <table:table-cell office:value-type="string" calcext:value-type="string">
            <text:p>D2 </text:p>
          </table:table-cell>
          <table:table-cell/>
          <table:table-cell table:formula="of:=[.F$1]*[.$B40]" office:value-type="float" office:value="36.708" calcext:value-type="float">
            <text:p>36.71</text:p>
          </table:table-cell>
          <table:table-cell table:formula="of:=[.G$1]*[.$B40]" office:value-type="float" office:value="73.416" calcext:value-type="float">
            <text:p>73.42</text:p>
          </table:table-cell>
          <table:table-cell table:formula="of:=[.H$1]*[.$B40]" office:value-type="float" office:value="110.03762827848" calcext:value-type="float">
            <text:p>110.04</text:p>
          </table:table-cell>
          <table:table-cell table:formula="of:=[.I$1]*[.$B40]" office:value-type="float" office:value="146.832" calcext:value-type="float">
            <text:p>146.83</text:p>
          </table:table-cell>
          <table:table-cell table:formula="of:=[.J$1]*[.$B40]" office:value-type="float" office:value="220.07525655696" calcext:value-type="float">
            <text:p>220.08</text:p>
          </table:table-cell>
          <table:table-cell table:formula="of:=[.K$1]*[.$B40]" office:value-type="float" office:value="293.664" calcext:value-type="float">
            <text:p>293.66</text:p>
          </table:table-cell>
          <table:table-cell table:formula="of:=[.L$1]*[.$B40]" office:value-type="float" office:value="370.085737524048" calcext:value-type="float">
            <text:p>370.09</text:p>
          </table:table-cell>
          <table:table-cell table:formula="of:=[.M$1]*[.$B40]" office:value-type="float" office:value="440.15051311392" calcext:value-type="float">
            <text:p>440.15</text:p>
          </table:table-cell>
          <table:table-cell table:formula="of:=[.N$1]*[.$B40]" office:value-type="float" office:value="587.328" calcext:value-type="float">
            <text:p>587.33</text:p>
          </table:table-cell>
          <table:table-cell/>
          <table:table-cell table:formula="of:=COM.MICROSOFT.CONCAT(TEXT([.F40];&quot;0.00&quot;);&quot;,&quot;)" office:value-type="string" office:string-value="36.71," calcext:value-type="string">
            <text:p>36.71,</text:p>
          </table:table-cell>
          <table:table-cell table:formula="of:=COM.MICROSOFT.CONCAT(TEXT([.G40];&quot;0.00&quot;);&quot;,&quot;)" office:value-type="string" office:string-value="73.42," calcext:value-type="string">
            <text:p>73.42,</text:p>
          </table:table-cell>
          <table:table-cell table:formula="of:=COM.MICROSOFT.CONCAT(TEXT([.H40];&quot;0.00&quot;);&quot;,&quot;)" office:value-type="string" office:string-value="110.04," calcext:value-type="string">
            <text:p>110.04,</text:p>
          </table:table-cell>
          <table:table-cell table:formula="of:=COM.MICROSOFT.CONCAT(TEXT([.I40];&quot;0.00&quot;);&quot;,&quot;)" office:value-type="string" office:string-value="146.83," calcext:value-type="string">
            <text:p>146.83,</text:p>
          </table:table-cell>
          <table:table-cell table:formula="of:=COM.MICROSOFT.CONCAT(TEXT([.J40];&quot;0.00&quot;);&quot;,&quot;)" office:value-type="string" office:string-value="220.08," calcext:value-type="string">
            <text:p>220.08,</text:p>
          </table:table-cell>
          <table:table-cell table:formula="of:=COM.MICROSOFT.CONCAT(TEXT([.K40];&quot;0.00&quot;);&quot;,&quot;)" office:value-type="string" office:string-value="293.66," calcext:value-type="string">
            <text:p>293.66,</text:p>
          </table:table-cell>
          <table:table-cell table:formula="of:=COM.MICROSOFT.CONCAT(TEXT([.L40];&quot;0.00&quot;);&quot;,&quot;)" office:value-type="string" office:string-value="370.09," calcext:value-type="string">
            <text:p>370.09,</text:p>
          </table:table-cell>
          <table:table-cell table:formula="of:=COM.MICROSOFT.CONCAT(TEXT([.M40];&quot;0.00&quot;);&quot;,&quot;)" office:value-type="string" office:string-value="440.15," calcext:value-type="string">
            <text:p>440.15,</text:p>
          </table:table-cell>
          <table:table-cell table:formula="of:=COM.MICROSOFT.CONCAT(TEXT([.N40];&quot;0.00&quot;);&quot;,&quot;)" office:value-type="string" office:string-value="587.33," calcext:value-type="string">
            <text:p>587.33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7.782" calcext:value-type="float">
            <text:p>77.782</text:p>
          </table:table-cell>
          <table:table-cell/>
          <table:table-cell office:value-type="string" calcext:value-type="string">
            <text:p>D#2 </text:p>
          </table:table-cell>
          <table:table-cell/>
          <table:table-cell table:formula="of:=[.F$1]*[.$B41]" office:value-type="float" office:value="38.891" calcext:value-type="float">
            <text:p>38.89</text:p>
          </table:table-cell>
          <table:table-cell table:formula="of:=[.G$1]*[.$B41]" office:value-type="float" office:value="77.782" calcext:value-type="float">
            <text:p>77.78</text:p>
          </table:table-cell>
          <table:table-cell table:formula="of:=[.H$1]*[.$B41]" office:value-type="float" office:value="116.58149181046" calcext:value-type="float">
            <text:p>116.58</text:p>
          </table:table-cell>
          <table:table-cell table:formula="of:=[.I$1]*[.$B41]" office:value-type="float" office:value="155.564" calcext:value-type="float">
            <text:p>155.56</text:p>
          </table:table-cell>
          <table:table-cell table:formula="of:=[.J$1]*[.$B41]" office:value-type="float" office:value="233.16298362092" calcext:value-type="float">
            <text:p>233.16</text:p>
          </table:table-cell>
          <table:table-cell table:formula="of:=[.K$1]*[.$B41]" office:value-type="float" office:value="311.128" calcext:value-type="float">
            <text:p>311.13</text:p>
          </table:table-cell>
          <table:table-cell table:formula="of:=[.L$1]*[.$B41]" office:value-type="float" office:value="392.094486707196" calcext:value-type="float">
            <text:p>392.09</text:p>
          </table:table-cell>
          <table:table-cell table:formula="of:=[.M$1]*[.$B41]" office:value-type="float" office:value="466.32596724184" calcext:value-type="float">
            <text:p>466.33</text:p>
          </table:table-cell>
          <table:table-cell table:formula="of:=[.N$1]*[.$B41]" office:value-type="float" office:value="622.256" calcext:value-type="float">
            <text:p>622.26</text:p>
          </table:table-cell>
          <table:table-cell/>
          <table:table-cell table:formula="of:=COM.MICROSOFT.CONCAT(TEXT([.F41];&quot;0.00&quot;);&quot;,&quot;)" office:value-type="string" office:string-value="38.89," calcext:value-type="string">
            <text:p>38.89,</text:p>
          </table:table-cell>
          <table:table-cell table:formula="of:=COM.MICROSOFT.CONCAT(TEXT([.G41];&quot;0.00&quot;);&quot;,&quot;)" office:value-type="string" office:string-value="77.78," calcext:value-type="string">
            <text:p>77.78,</text:p>
          </table:table-cell>
          <table:table-cell table:formula="of:=COM.MICROSOFT.CONCAT(TEXT([.H41];&quot;0.00&quot;);&quot;,&quot;)" office:value-type="string" office:string-value="116.58," calcext:value-type="string">
            <text:p>116.58,</text:p>
          </table:table-cell>
          <table:table-cell table:formula="of:=COM.MICROSOFT.CONCAT(TEXT([.I41];&quot;0.00&quot;);&quot;,&quot;)" office:value-type="string" office:string-value="155.56," calcext:value-type="string">
            <text:p>155.56,</text:p>
          </table:table-cell>
          <table:table-cell table:formula="of:=COM.MICROSOFT.CONCAT(TEXT([.J41];&quot;0.00&quot;);&quot;,&quot;)" office:value-type="string" office:string-value="233.16," calcext:value-type="string">
            <text:p>233.16,</text:p>
          </table:table-cell>
          <table:table-cell table:formula="of:=COM.MICROSOFT.CONCAT(TEXT([.K41];&quot;0.00&quot;);&quot;,&quot;)" office:value-type="string" office:string-value="311.13," calcext:value-type="string">
            <text:p>311.13,</text:p>
          </table:table-cell>
          <table:table-cell table:formula="of:=COM.MICROSOFT.CONCAT(TEXT([.L41];&quot;0.00&quot;);&quot;,&quot;)" office:value-type="string" office:string-value="392.09," calcext:value-type="string">
            <text:p>392.09,</text:p>
          </table:table-cell>
          <table:table-cell table:formula="of:=COM.MICROSOFT.CONCAT(TEXT([.M41];&quot;0.00&quot;);&quot;,&quot;)" office:value-type="string" office:string-value="466.33," calcext:value-type="string">
            <text:p>466.33,</text:p>
          </table:table-cell>
          <table:table-cell table:formula="of:=COM.MICROSOFT.CONCAT(TEXT([.N41];&quot;0.00&quot;);&quot;,&quot;)" office:value-type="string" office:string-value="622.26," calcext:value-type="string">
            <text:p>622.26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2.407" calcext:value-type="float">
            <text:p>82.407</text:p>
          </table:table-cell>
          <table:table-cell/>
          <table:table-cell office:value-type="string" calcext:value-type="string">
            <text:p>E2 </text:p>
          </table:table-cell>
          <table:table-cell/>
          <table:table-cell table:formula="of:=[.F$1]*[.$B42]" office:value-type="float" office:value="41.2035" calcext:value-type="float">
            <text:p>41.20</text:p>
          </table:table-cell>
          <table:table-cell table:formula="of:=[.G$1]*[.$B42]" office:value-type="float" office:value="82.407" calcext:value-type="float">
            <text:p>82.41</text:p>
          </table:table-cell>
          <table:table-cell table:formula="of:=[.H$1]*[.$B42]" office:value-type="float" office:value="123.51355063671" calcext:value-type="float">
            <text:p>123.51</text:p>
          </table:table-cell>
          <table:table-cell table:formula="of:=[.I$1]*[.$B42]" office:value-type="float" office:value="164.814" calcext:value-type="float">
            <text:p>164.81</text:p>
          </table:table-cell>
          <table:table-cell table:formula="of:=[.J$1]*[.$B42]" office:value-type="float" office:value="247.02710127342" calcext:value-type="float">
            <text:p>247.03</text:p>
          </table:table-cell>
          <table:table-cell table:formula="of:=[.K$1]*[.$B42]" office:value-type="float" office:value="329.628" calcext:value-type="float">
            <text:p>329.63</text:p>
          </table:table-cell>
          <table:table-cell table:formula="of:=[.L$1]*[.$B42]" office:value-type="float" office:value="415.408839655446" calcext:value-type="float">
            <text:p>415.41</text:p>
          </table:table-cell>
          <table:table-cell table:formula="of:=[.M$1]*[.$B42]" office:value-type="float" office:value="494.05420254684" calcext:value-type="float">
            <text:p>494.05</text:p>
          </table:table-cell>
          <table:table-cell table:formula="of:=[.N$1]*[.$B42]" office:value-type="float" office:value="659.256" calcext:value-type="float">
            <text:p>659.26</text:p>
          </table:table-cell>
          <table:table-cell/>
          <table:table-cell table:formula="of:=COM.MICROSOFT.CONCAT(TEXT([.F42];&quot;0.00&quot;);&quot;,&quot;)" office:value-type="string" office:string-value="41.20," calcext:value-type="string">
            <text:p>41.20,</text:p>
          </table:table-cell>
          <table:table-cell table:formula="of:=COM.MICROSOFT.CONCAT(TEXT([.G42];&quot;0.00&quot;);&quot;,&quot;)" office:value-type="string" office:string-value="82.41," calcext:value-type="string">
            <text:p>82.41,</text:p>
          </table:table-cell>
          <table:table-cell table:formula="of:=COM.MICROSOFT.CONCAT(TEXT([.H42];&quot;0.00&quot;);&quot;,&quot;)" office:value-type="string" office:string-value="123.51," calcext:value-type="string">
            <text:p>123.51,</text:p>
          </table:table-cell>
          <table:table-cell table:formula="of:=COM.MICROSOFT.CONCAT(TEXT([.I42];&quot;0.00&quot;);&quot;,&quot;)" office:value-type="string" office:string-value="164.81," calcext:value-type="string">
            <text:p>164.81,</text:p>
          </table:table-cell>
          <table:table-cell table:formula="of:=COM.MICROSOFT.CONCAT(TEXT([.J42];&quot;0.00&quot;);&quot;,&quot;)" office:value-type="string" office:string-value="247.03," calcext:value-type="string">
            <text:p>247.03,</text:p>
          </table:table-cell>
          <table:table-cell table:formula="of:=COM.MICROSOFT.CONCAT(TEXT([.K42];&quot;0.00&quot;);&quot;,&quot;)" office:value-type="string" office:string-value="329.63," calcext:value-type="string">
            <text:p>329.63,</text:p>
          </table:table-cell>
          <table:table-cell table:formula="of:=COM.MICROSOFT.CONCAT(TEXT([.L42];&quot;0.00&quot;);&quot;,&quot;)" office:value-type="string" office:string-value="415.41," calcext:value-type="string">
            <text:p>415.41,</text:p>
          </table:table-cell>
          <table:table-cell table:formula="of:=COM.MICROSOFT.CONCAT(TEXT([.M42];&quot;0.00&quot;);&quot;,&quot;)" office:value-type="string" office:string-value="494.05," calcext:value-type="string">
            <text:p>494.05,</text:p>
          </table:table-cell>
          <table:table-cell table:formula="of:=COM.MICROSOFT.CONCAT(TEXT([.N42];&quot;0.00&quot;);&quot;,&quot;)" office:value-type="string" office:string-value="659.26," calcext:value-type="string">
            <text:p>659.26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7.307" calcext:value-type="float">
            <text:p>87.307</text:p>
          </table:table-cell>
          <table:table-cell/>
          <table:table-cell office:value-type="string" calcext:value-type="string">
            <text:p>F2 </text:p>
          </table:table-cell>
          <table:table-cell/>
          <table:table-cell table:formula="of:=[.F$1]*[.$B43]" office:value-type="float" office:value="43.6535" calcext:value-type="float">
            <text:p>43.65</text:p>
          </table:table-cell>
          <table:table-cell table:formula="of:=[.G$1]*[.$B43]" office:value-type="float" office:value="87.307" calcext:value-type="float">
            <text:p>87.31</text:p>
          </table:table-cell>
          <table:table-cell table:formula="of:=[.H$1]*[.$B43]" office:value-type="float" office:value="130.85778593371" calcext:value-type="float">
            <text:p>130.86</text:p>
          </table:table-cell>
          <table:table-cell table:formula="of:=[.I$1]*[.$B43]" office:value-type="float" office:value="174.614" calcext:value-type="float">
            <text:p>174.61</text:p>
          </table:table-cell>
          <table:table-cell table:formula="of:=[.J$1]*[.$B43]" office:value-type="float" office:value="261.71557186742" calcext:value-type="float">
            <text:p>261.72</text:p>
          </table:table-cell>
          <table:table-cell table:formula="of:=[.K$1]*[.$B43]" office:value-type="float" office:value="349.228" calcext:value-type="float">
            <text:p>349.23</text:p>
          </table:table-cell>
          <table:table-cell table:formula="of:=[.L$1]*[.$B43]" office:value-type="float" office:value="440.109451427646" calcext:value-type="float">
            <text:p>440.11</text:p>
          </table:table-cell>
          <table:table-cell table:formula="of:=[.M$1]*[.$B43]" office:value-type="float" office:value="523.43114373484" calcext:value-type="float">
            <text:p>523.43</text:p>
          </table:table-cell>
          <table:table-cell table:formula="of:=[.N$1]*[.$B43]" office:value-type="float" office:value="698.456" calcext:value-type="float">
            <text:p>698.46</text:p>
          </table:table-cell>
          <table:table-cell/>
          <table:table-cell table:formula="of:=COM.MICROSOFT.CONCAT(TEXT([.F43];&quot;0.00&quot;);&quot;,&quot;)" office:value-type="string" office:string-value="43.65," calcext:value-type="string">
            <text:p>43.65,</text:p>
          </table:table-cell>
          <table:table-cell table:formula="of:=COM.MICROSOFT.CONCAT(TEXT([.G43];&quot;0.00&quot;);&quot;,&quot;)" office:value-type="string" office:string-value="87.31," calcext:value-type="string">
            <text:p>87.31,</text:p>
          </table:table-cell>
          <table:table-cell table:formula="of:=COM.MICROSOFT.CONCAT(TEXT([.H43];&quot;0.00&quot;);&quot;,&quot;)" office:value-type="string" office:string-value="130.86," calcext:value-type="string">
            <text:p>130.86,</text:p>
          </table:table-cell>
          <table:table-cell table:formula="of:=COM.MICROSOFT.CONCAT(TEXT([.I43];&quot;0.00&quot;);&quot;,&quot;)" office:value-type="string" office:string-value="174.61," calcext:value-type="string">
            <text:p>174.61,</text:p>
          </table:table-cell>
          <table:table-cell table:formula="of:=COM.MICROSOFT.CONCAT(TEXT([.J43];&quot;0.00&quot;);&quot;,&quot;)" office:value-type="string" office:string-value="261.72," calcext:value-type="string">
            <text:p>261.72,</text:p>
          </table:table-cell>
          <table:table-cell table:formula="of:=COM.MICROSOFT.CONCAT(TEXT([.K43];&quot;0.00&quot;);&quot;,&quot;)" office:value-type="string" office:string-value="349.23," calcext:value-type="string">
            <text:p>349.23,</text:p>
          </table:table-cell>
          <table:table-cell table:formula="of:=COM.MICROSOFT.CONCAT(TEXT([.L43];&quot;0.00&quot;);&quot;,&quot;)" office:value-type="string" office:string-value="440.11," calcext:value-type="string">
            <text:p>440.11,</text:p>
          </table:table-cell>
          <table:table-cell table:formula="of:=COM.MICROSOFT.CONCAT(TEXT([.M43];&quot;0.00&quot;);&quot;,&quot;)" office:value-type="string" office:string-value="523.43," calcext:value-type="string">
            <text:p>523.43,</text:p>
          </table:table-cell>
          <table:table-cell table:formula="of:=COM.MICROSOFT.CONCAT(TEXT([.N43];&quot;0.00&quot;);&quot;,&quot;)" office:value-type="string" office:string-value="698.46," calcext:value-type="string">
            <text:p>698.46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2.499" calcext:value-type="float">
            <text:p>92.499</text:p>
          </table:table-cell>
          <table:table-cell/>
          <table:table-cell office:value-type="string" calcext:value-type="string">
            <text:p>F#2 </text:p>
          </table:table-cell>
          <table:table-cell/>
          <table:table-cell table:formula="of:=[.F$1]*[.$B44]" office:value-type="float" office:value="46.2495" calcext:value-type="float">
            <text:p>46.25</text:p>
          </table:table-cell>
          <table:table-cell table:formula="of:=[.G$1]*[.$B44]" office:value-type="float" office:value="92.499" calcext:value-type="float">
            <text:p>92.50</text:p>
          </table:table-cell>
          <table:table-cell table:formula="of:=[.H$1]*[.$B44]" office:value-type="float" office:value="138.63967770147" calcext:value-type="float">
            <text:p>138.64</text:p>
          </table:table-cell>
          <table:table-cell table:formula="of:=[.I$1]*[.$B44]" office:value-type="float" office:value="184.998" calcext:value-type="float">
            <text:p>185.00</text:p>
          </table:table-cell>
          <table:table-cell table:formula="of:=[.J$1]*[.$B44]" office:value-type="float" office:value="277.27935540294" calcext:value-type="float">
            <text:p>277.28</text:p>
          </table:table-cell>
          <table:table-cell table:formula="of:=[.K$1]*[.$B44]" office:value-type="float" office:value="369.996" calcext:value-type="float">
            <text:p>370.00</text:p>
          </table:table-cell>
          <table:table-cell table:formula="of:=[.L$1]*[.$B44]" office:value-type="float" office:value="466.282018023822" calcext:value-type="float">
            <text:p>466.28</text:p>
          </table:table-cell>
          <table:table-cell table:formula="of:=[.M$1]*[.$B44]" office:value-type="float" office:value="554.55871080588" calcext:value-type="float">
            <text:p>554.56</text:p>
          </table:table-cell>
          <table:table-cell table:formula="of:=[.N$1]*[.$B44]" office:value-type="float" office:value="739.992" calcext:value-type="float">
            <text:p>739.99</text:p>
          </table:table-cell>
          <table:table-cell/>
          <table:table-cell table:formula="of:=COM.MICROSOFT.CONCAT(TEXT([.F44];&quot;0.00&quot;);&quot;,&quot;)" office:value-type="string" office:string-value="46.25," calcext:value-type="string">
            <text:p>46.25,</text:p>
          </table:table-cell>
          <table:table-cell table:formula="of:=COM.MICROSOFT.CONCAT(TEXT([.G44];&quot;0.00&quot;);&quot;,&quot;)" office:value-type="string" office:string-value="92.50," calcext:value-type="string">
            <text:p>92.50,</text:p>
          </table:table-cell>
          <table:table-cell table:formula="of:=COM.MICROSOFT.CONCAT(TEXT([.H44];&quot;0.00&quot;);&quot;,&quot;)" office:value-type="string" office:string-value="138.64," calcext:value-type="string">
            <text:p>138.64,</text:p>
          </table:table-cell>
          <table:table-cell table:formula="of:=COM.MICROSOFT.CONCAT(TEXT([.I44];&quot;0.00&quot;);&quot;,&quot;)" office:value-type="string" office:string-value="185.00," calcext:value-type="string">
            <text:p>185.00,</text:p>
          </table:table-cell>
          <table:table-cell table:formula="of:=COM.MICROSOFT.CONCAT(TEXT([.J44];&quot;0.00&quot;);&quot;,&quot;)" office:value-type="string" office:string-value="277.28," calcext:value-type="string">
            <text:p>277.28,</text:p>
          </table:table-cell>
          <table:table-cell table:formula="of:=COM.MICROSOFT.CONCAT(TEXT([.K44];&quot;0.00&quot;);&quot;,&quot;)" office:value-type="string" office:string-value="370.00," calcext:value-type="string">
            <text:p>370.00,</text:p>
          </table:table-cell>
          <table:table-cell table:formula="of:=COM.MICROSOFT.CONCAT(TEXT([.L44];&quot;0.00&quot;);&quot;,&quot;)" office:value-type="string" office:string-value="466.28," calcext:value-type="string">
            <text:p>466.28,</text:p>
          </table:table-cell>
          <table:table-cell table:formula="of:=COM.MICROSOFT.CONCAT(TEXT([.M44];&quot;0.00&quot;);&quot;,&quot;)" office:value-type="string" office:string-value="554.56," calcext:value-type="string">
            <text:p>554.56,</text:p>
          </table:table-cell>
          <table:table-cell table:formula="of:=COM.MICROSOFT.CONCAT(TEXT([.N44];&quot;0.00&quot;);&quot;,&quot;)" office:value-type="string" office:string-value="739.99," calcext:value-type="string">
            <text:p>739.99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7.999" calcext:value-type="float">
            <text:p>97.999</text:p>
          </table:table-cell>
          <table:table-cell/>
          <table:table-cell office:value-type="string" calcext:value-type="string">
            <text:p>G2 </text:p>
          </table:table-cell>
          <table:table-cell/>
          <table:table-cell table:formula="of:=[.F$1]*[.$B45]" office:value-type="float" office:value="48.9995" calcext:value-type="float">
            <text:p>49.00</text:p>
          </table:table-cell>
          <table:table-cell table:formula="of:=[.G$1]*[.$B45]" office:value-type="float" office:value="97.999" calcext:value-type="float">
            <text:p>98.00</text:p>
          </table:table-cell>
          <table:table-cell table:formula="of:=[.H$1]*[.$B45]" office:value-type="float" office:value="146.88320711647" calcext:value-type="float">
            <text:p>146.88</text:p>
          </table:table-cell>
          <table:table-cell table:formula="of:=[.I$1]*[.$B45]" office:value-type="float" office:value="195.998" calcext:value-type="float">
            <text:p>196.00</text:p>
          </table:table-cell>
          <table:table-cell table:formula="of:=[.J$1]*[.$B45]" office:value-type="float" office:value="293.76641423294" calcext:value-type="float">
            <text:p>293.77</text:p>
          </table:table-cell>
          <table:table-cell table:formula="of:=[.K$1]*[.$B45]" office:value-type="float" office:value="391.996" calcext:value-type="float">
            <text:p>392.00</text:p>
          </table:table-cell>
          <table:table-cell table:formula="of:=[.L$1]*[.$B45]" office:value-type="float" office:value="494.007194502822" calcext:value-type="float">
            <text:p>494.01</text:p>
          </table:table-cell>
          <table:table-cell table:formula="of:=[.M$1]*[.$B45]" office:value-type="float" office:value="587.53282846588" calcext:value-type="float">
            <text:p>587.53</text:p>
          </table:table-cell>
          <table:table-cell table:formula="of:=[.N$1]*[.$B45]" office:value-type="float" office:value="783.992" calcext:value-type="float">
            <text:p>783.99</text:p>
          </table:table-cell>
          <table:table-cell/>
          <table:table-cell table:formula="of:=COM.MICROSOFT.CONCAT(TEXT([.F45];&quot;0.00&quot;);&quot;,&quot;)" office:value-type="string" office:string-value="49.00," calcext:value-type="string">
            <text:p>49.00,</text:p>
          </table:table-cell>
          <table:table-cell table:formula="of:=COM.MICROSOFT.CONCAT(TEXT([.G45];&quot;0.00&quot;);&quot;,&quot;)" office:value-type="string" office:string-value="98.00," calcext:value-type="string">
            <text:p>98.00,</text:p>
          </table:table-cell>
          <table:table-cell table:formula="of:=COM.MICROSOFT.CONCAT(TEXT([.H45];&quot;0.00&quot;);&quot;,&quot;)" office:value-type="string" office:string-value="146.88," calcext:value-type="string">
            <text:p>146.88,</text:p>
          </table:table-cell>
          <table:table-cell table:formula="of:=COM.MICROSOFT.CONCAT(TEXT([.I45];&quot;0.00&quot;);&quot;,&quot;)" office:value-type="string" office:string-value="196.00," calcext:value-type="string">
            <text:p>196.00,</text:p>
          </table:table-cell>
          <table:table-cell table:formula="of:=COM.MICROSOFT.CONCAT(TEXT([.J45];&quot;0.00&quot;);&quot;,&quot;)" office:value-type="string" office:string-value="293.77," calcext:value-type="string">
            <text:p>293.77,</text:p>
          </table:table-cell>
          <table:table-cell table:formula="of:=COM.MICROSOFT.CONCAT(TEXT([.K45];&quot;0.00&quot;);&quot;,&quot;)" office:value-type="string" office:string-value="392.00," calcext:value-type="string">
            <text:p>392.00,</text:p>
          </table:table-cell>
          <table:table-cell table:formula="of:=COM.MICROSOFT.CONCAT(TEXT([.L45];&quot;0.00&quot;);&quot;,&quot;)" office:value-type="string" office:string-value="494.01," calcext:value-type="string">
            <text:p>494.01,</text:p>
          </table:table-cell>
          <table:table-cell table:formula="of:=COM.MICROSOFT.CONCAT(TEXT([.M45];&quot;0.00&quot;);&quot;,&quot;)" office:value-type="string" office:string-value="587.53," calcext:value-type="string">
            <text:p>587.53,</text:p>
          </table:table-cell>
          <table:table-cell table:formula="of:=COM.MICROSOFT.CONCAT(TEXT([.N45];&quot;0.00&quot;);&quot;,&quot;)" office:value-type="string" office:string-value="783.99," calcext:value-type="string">
            <text:p>783.99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3.826" calcext:value-type="float">
            <text:p>103.826</text:p>
          </table:table-cell>
          <table:table-cell/>
          <table:table-cell office:value-type="string" calcext:value-type="string">
            <text:p>G#2 </text:p>
          </table:table-cell>
          <table:table-cell/>
          <table:table-cell table:formula="of:=[.F$1]*[.$B46]" office:value-type="float" office:value="51.913" calcext:value-type="float">
            <text:p>51.91</text:p>
          </table:table-cell>
          <table:table-cell table:formula="of:=[.G$1]*[.$B46]" office:value-type="float" office:value="103.826" calcext:value-type="float">
            <text:p>103.83</text:p>
          </table:table-cell>
          <table:table-cell table:formula="of:=[.H$1]*[.$B46]" office:value-type="float" office:value="155.61685182578" calcext:value-type="float">
            <text:p>155.62</text:p>
          </table:table-cell>
          <table:table-cell table:formula="of:=[.I$1]*[.$B46]" office:value-type="float" office:value="207.652" calcext:value-type="float">
            <text:p>207.65</text:p>
          </table:table-cell>
          <table:table-cell table:formula="of:=[.J$1]*[.$B46]" office:value-type="float" office:value="311.23370365156" calcext:value-type="float">
            <text:p>311.23</text:p>
          </table:table-cell>
          <table:table-cell table:formula="of:=[.K$1]*[.$B46]" office:value-type="float" office:value="415.304" calcext:value-type="float">
            <text:p>415.30</text:p>
          </table:table-cell>
          <table:table-cell table:formula="of:=[.L$1]*[.$B46]" office:value-type="float" office:value="523.380758747028" calcext:value-type="float">
            <text:p>523.38</text:p>
          </table:table-cell>
          <table:table-cell table:formula="of:=[.M$1]*[.$B46]" office:value-type="float" office:value="622.46740730312" calcext:value-type="float">
            <text:p>622.47</text:p>
          </table:table-cell>
          <table:table-cell table:formula="of:=[.N$1]*[.$B46]" office:value-type="float" office:value="830.608" calcext:value-type="float">
            <text:p>830.61</text:p>
          </table:table-cell>
          <table:table-cell/>
          <table:table-cell table:formula="of:=COM.MICROSOFT.CONCAT(TEXT([.F46];&quot;0.00&quot;);&quot;,&quot;)" office:value-type="string" office:string-value="51.91," calcext:value-type="string">
            <text:p>51.91,</text:p>
          </table:table-cell>
          <table:table-cell table:formula="of:=COM.MICROSOFT.CONCAT(TEXT([.G46];&quot;0.00&quot;);&quot;,&quot;)" office:value-type="string" office:string-value="103.83," calcext:value-type="string">
            <text:p>103.83,</text:p>
          </table:table-cell>
          <table:table-cell table:formula="of:=COM.MICROSOFT.CONCAT(TEXT([.H46];&quot;0.00&quot;);&quot;,&quot;)" office:value-type="string" office:string-value="155.62," calcext:value-type="string">
            <text:p>155.62,</text:p>
          </table:table-cell>
          <table:table-cell table:formula="of:=COM.MICROSOFT.CONCAT(TEXT([.I46];&quot;0.00&quot;);&quot;,&quot;)" office:value-type="string" office:string-value="207.65," calcext:value-type="string">
            <text:p>207.65,</text:p>
          </table:table-cell>
          <table:table-cell table:formula="of:=COM.MICROSOFT.CONCAT(TEXT([.J46];&quot;0.00&quot;);&quot;,&quot;)" office:value-type="string" office:string-value="311.23," calcext:value-type="string">
            <text:p>311.23,</text:p>
          </table:table-cell>
          <table:table-cell table:formula="of:=COM.MICROSOFT.CONCAT(TEXT([.K46];&quot;0.00&quot;);&quot;,&quot;)" office:value-type="string" office:string-value="415.30," calcext:value-type="string">
            <text:p>415.30,</text:p>
          </table:table-cell>
          <table:table-cell table:formula="of:=COM.MICROSOFT.CONCAT(TEXT([.L46];&quot;0.00&quot;);&quot;,&quot;)" office:value-type="string" office:string-value="523.38," calcext:value-type="string">
            <text:p>523.38,</text:p>
          </table:table-cell>
          <table:table-cell table:formula="of:=COM.MICROSOFT.CONCAT(TEXT([.M46];&quot;0.00&quot;);&quot;,&quot;)" office:value-type="string" office:string-value="622.47," calcext:value-type="string">
            <text:p>622.47,</text:p>
          </table:table-cell>
          <table:table-cell table:formula="of:=COM.MICROSOFT.CONCAT(TEXT([.N46];&quot;0.00&quot;);&quot;,&quot;)" office:value-type="string" office:string-value="830.61," calcext:value-type="string">
            <text:p>830.61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2 </text:p>
          </table:table-cell>
          <table:table-cell/>
          <table:table-cell table:formula="of:=[.F$1]*[.$B47]" office:value-type="float" office:value="55" calcext:value-type="float">
            <text:p>55.00</text:p>
          </table:table-cell>
          <table:table-cell table:formula="of:=[.G$1]*[.$B47]" office:value-type="float" office:value="110" calcext:value-type="float">
            <text:p>110.00</text:p>
          </table:table-cell>
          <table:table-cell table:formula="of:=[.H$1]*[.$B47]" office:value-type="float" office:value="164.8705883" calcext:value-type="float">
            <text:p>164.87</text:p>
          </table:table-cell>
          <table:table-cell table:formula="of:=[.I$1]*[.$B47]" office:value-type="float" office:value="220" calcext:value-type="float">
            <text:p>220.00</text:p>
          </table:table-cell>
          <table:table-cell table:formula="of:=[.J$1]*[.$B47]" office:value-type="float" office:value="329.7411766" calcext:value-type="float">
            <text:p>329.74</text:p>
          </table:table-cell>
          <table:table-cell table:formula="of:=[.K$1]*[.$B47]" office:value-type="float" office:value="440" calcext:value-type="float">
            <text:p>440.00</text:p>
          </table:table-cell>
          <table:table-cell table:formula="of:=[.L$1]*[.$B47]" office:value-type="float" office:value="554.50352958" calcext:value-type="float">
            <text:p>554.50</text:p>
          </table:table-cell>
          <table:table-cell table:formula="of:=[.M$1]*[.$B47]" office:value-type="float" office:value="659.4823532" calcext:value-type="float">
            <text:p>659.48</text:p>
          </table:table-cell>
          <table:table-cell table:formula="of:=[.N$1]*[.$B47]" office:value-type="float" office:value="880" calcext:value-type="float">
            <text:p>880.00</text:p>
          </table:table-cell>
          <table:table-cell/>
          <table:table-cell table:formula="of:=COM.MICROSOFT.CONCAT(TEXT([.F47];&quot;0.00&quot;);&quot;,&quot;)" office:value-type="string" office:string-value="55.00," calcext:value-type="string">
            <text:p>55.00,</text:p>
          </table:table-cell>
          <table:table-cell table:formula="of:=COM.MICROSOFT.CONCAT(TEXT([.G47];&quot;0.00&quot;);&quot;,&quot;)" office:value-type="string" office:string-value="110.00," calcext:value-type="string">
            <text:p>110.00,</text:p>
          </table:table-cell>
          <table:table-cell table:formula="of:=COM.MICROSOFT.CONCAT(TEXT([.H47];&quot;0.00&quot;);&quot;,&quot;)" office:value-type="string" office:string-value="164.87," calcext:value-type="string">
            <text:p>164.87,</text:p>
          </table:table-cell>
          <table:table-cell table:formula="of:=COM.MICROSOFT.CONCAT(TEXT([.I47];&quot;0.00&quot;);&quot;,&quot;)" office:value-type="string" office:string-value="220.00," calcext:value-type="string">
            <text:p>220.00,</text:p>
          </table:table-cell>
          <table:table-cell table:formula="of:=COM.MICROSOFT.CONCAT(TEXT([.J47];&quot;0.00&quot;);&quot;,&quot;)" office:value-type="string" office:string-value="329.74," calcext:value-type="string">
            <text:p>329.74,</text:p>
          </table:table-cell>
          <table:table-cell table:formula="of:=COM.MICROSOFT.CONCAT(TEXT([.K47];&quot;0.00&quot;);&quot;,&quot;)" office:value-type="string" office:string-value="440.00," calcext:value-type="string">
            <text:p>440.00,</text:p>
          </table:table-cell>
          <table:table-cell table:formula="of:=COM.MICROSOFT.CONCAT(TEXT([.L47];&quot;0.00&quot;);&quot;,&quot;)" office:value-type="string" office:string-value="554.50," calcext:value-type="string">
            <text:p>554.50,</text:p>
          </table:table-cell>
          <table:table-cell table:formula="of:=COM.MICROSOFT.CONCAT(TEXT([.M47];&quot;0.00&quot;);&quot;,&quot;)" office:value-type="string" office:string-value="659.48," calcext:value-type="string">
            <text:p>659.48,</text:p>
          </table:table-cell>
          <table:table-cell table:formula="of:=COM.MICROSOFT.CONCAT(TEXT([.N47];&quot;0.00&quot;);&quot;,&quot;)" office:value-type="string" office:string-value="880.00," calcext:value-type="string">
            <text:p>880.00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6.541" calcext:value-type="float">
            <text:p>116.541</text:p>
          </table:table-cell>
          <table:table-cell/>
          <table:table-cell office:value-type="string" calcext:value-type="string">
            <text:p>A#2 </text:p>
          </table:table-cell>
          <table:table-cell/>
          <table:table-cell table:formula="of:=[.F$1]*[.$B48]" office:value-type="float" office:value="58.2705" calcext:value-type="float">
            <text:p>58.27</text:p>
          </table:table-cell>
          <table:table-cell table:formula="of:=[.G$1]*[.$B48]" office:value-type="float" office:value="116.541" calcext:value-type="float">
            <text:p>116.54</text:p>
          </table:table-cell>
          <table:table-cell table:formula="of:=[.H$1]*[.$B48]" office:value-type="float" office:value="174.67439300973" calcext:value-type="float">
            <text:p>174.67</text:p>
          </table:table-cell>
          <table:table-cell table:formula="of:=[.I$1]*[.$B48]" office:value-type="float" office:value="233.082" calcext:value-type="float">
            <text:p>233.08</text:p>
          </table:table-cell>
          <table:table-cell table:formula="of:=[.J$1]*[.$B48]" office:value-type="float" office:value="349.34878601946" calcext:value-type="float">
            <text:p>349.35</text:p>
          </table:table-cell>
          <table:table-cell table:formula="of:=[.K$1]*[.$B48]" office:value-type="float" office:value="466.164" calcext:value-type="float">
            <text:p>466.16</text:p>
          </table:table-cell>
          <table:table-cell table:formula="of:=[.L$1]*[.$B48]" office:value-type="float" office:value="587.476325825298" calcext:value-type="float">
            <text:p>587.48</text:p>
          </table:table-cell>
          <table:table-cell table:formula="of:=[.M$1]*[.$B48]" office:value-type="float" office:value="698.69757203892" calcext:value-type="float">
            <text:p>698.70</text:p>
          </table:table-cell>
          <table:table-cell table:formula="of:=[.N$1]*[.$B48]" office:value-type="float" office:value="932.328" calcext:value-type="float">
            <text:p>932.33</text:p>
          </table:table-cell>
          <table:table-cell/>
          <table:table-cell table:formula="of:=COM.MICROSOFT.CONCAT(TEXT([.F48];&quot;0.00&quot;);&quot;,&quot;)" office:value-type="string" office:string-value="58.27," calcext:value-type="string">
            <text:p>58.27,</text:p>
          </table:table-cell>
          <table:table-cell table:formula="of:=COM.MICROSOFT.CONCAT(TEXT([.G48];&quot;0.00&quot;);&quot;,&quot;)" office:value-type="string" office:string-value="116.54," calcext:value-type="string">
            <text:p>116.54,</text:p>
          </table:table-cell>
          <table:table-cell table:formula="of:=COM.MICROSOFT.CONCAT(TEXT([.H48];&quot;0.00&quot;);&quot;,&quot;)" office:value-type="string" office:string-value="174.67," calcext:value-type="string">
            <text:p>174.67,</text:p>
          </table:table-cell>
          <table:table-cell table:formula="of:=COM.MICROSOFT.CONCAT(TEXT([.I48];&quot;0.00&quot;);&quot;,&quot;)" office:value-type="string" office:string-value="233.08," calcext:value-type="string">
            <text:p>233.08,</text:p>
          </table:table-cell>
          <table:table-cell table:formula="of:=COM.MICROSOFT.CONCAT(TEXT([.J48];&quot;0.00&quot;);&quot;,&quot;)" office:value-type="string" office:string-value="349.35," calcext:value-type="string">
            <text:p>349.35,</text:p>
          </table:table-cell>
          <table:table-cell table:formula="of:=COM.MICROSOFT.CONCAT(TEXT([.K48];&quot;0.00&quot;);&quot;,&quot;)" office:value-type="string" office:string-value="466.16," calcext:value-type="string">
            <text:p>466.16,</text:p>
          </table:table-cell>
          <table:table-cell table:formula="of:=COM.MICROSOFT.CONCAT(TEXT([.L48];&quot;0.00&quot;);&quot;,&quot;)" office:value-type="string" office:string-value="587.48," calcext:value-type="string">
            <text:p>587.48,</text:p>
          </table:table-cell>
          <table:table-cell table:formula="of:=COM.MICROSOFT.CONCAT(TEXT([.M48];&quot;0.00&quot;);&quot;,&quot;)" office:value-type="string" office:string-value="698.70," calcext:value-type="string">
            <text:p>698.70,</text:p>
          </table:table-cell>
          <table:table-cell table:formula="of:=COM.MICROSOFT.CONCAT(TEXT([.N48];&quot;0.00&quot;);&quot;,&quot;)" office:value-type="string" office:string-value="932.33," calcext:value-type="string">
            <text:p>932.33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3.471" calcext:value-type="float">
            <text:p>123.471</text:p>
          </table:table-cell>
          <table:table-cell/>
          <table:table-cell office:value-type="string" calcext:value-type="string">
            <text:p>B2 </text:p>
          </table:table-cell>
          <table:table-cell/>
          <table:table-cell table:formula="of:=[.F$1]*[.$B49]" office:value-type="float" office:value="61.7355" calcext:value-type="float">
            <text:p>61.74</text:p>
          </table:table-cell>
          <table:table-cell table:formula="of:=[.G$1]*[.$B49]" office:value-type="float" office:value="123.471" calcext:value-type="float">
            <text:p>123.47</text:p>
          </table:table-cell>
          <table:table-cell table:formula="of:=[.H$1]*[.$B49]" office:value-type="float" office:value="185.06124007263" calcext:value-type="float">
            <text:p>185.06</text:p>
          </table:table-cell>
          <table:table-cell table:formula="of:=[.I$1]*[.$B49]" office:value-type="float" office:value="246.942" calcext:value-type="float">
            <text:p>246.94</text:p>
          </table:table-cell>
          <table:table-cell table:formula="of:=[.J$1]*[.$B49]" office:value-type="float" office:value="370.12248014526" calcext:value-type="float">
            <text:p>370.12</text:p>
          </table:table-cell>
          <table:table-cell table:formula="of:=[.K$1]*[.$B49]" office:value-type="float" office:value="493.884" calcext:value-type="float">
            <text:p>493.88</text:p>
          </table:table-cell>
          <table:table-cell table:formula="of:=[.L$1]*[.$B49]" office:value-type="float" office:value="622.410048188838" calcext:value-type="float">
            <text:p>622.41</text:p>
          </table:table-cell>
          <table:table-cell table:formula="of:=[.M$1]*[.$B49]" office:value-type="float" office:value="740.24496029052" calcext:value-type="float">
            <text:p>740.24</text:p>
          </table:table-cell>
          <table:table-cell table:formula="of:=[.N$1]*[.$B49]" office:value-type="float" office:value="987.768" calcext:value-type="float">
            <text:p>987.77</text:p>
          </table:table-cell>
          <table:table-cell/>
          <table:table-cell table:formula="of:=COM.MICROSOFT.CONCAT(TEXT([.F49];&quot;0.00&quot;);&quot;,&quot;)" office:value-type="string" office:string-value="61.74," calcext:value-type="string">
            <text:p>61.74,</text:p>
          </table:table-cell>
          <table:table-cell table:formula="of:=COM.MICROSOFT.CONCAT(TEXT([.G49];&quot;0.00&quot;);&quot;,&quot;)" office:value-type="string" office:string-value="123.47," calcext:value-type="string">
            <text:p>123.47,</text:p>
          </table:table-cell>
          <table:table-cell table:formula="of:=COM.MICROSOFT.CONCAT(TEXT([.H49];&quot;0.00&quot;);&quot;,&quot;)" office:value-type="string" office:string-value="185.06," calcext:value-type="string">
            <text:p>185.06,</text:p>
          </table:table-cell>
          <table:table-cell table:formula="of:=COM.MICROSOFT.CONCAT(TEXT([.I49];&quot;0.00&quot;);&quot;,&quot;)" office:value-type="string" office:string-value="246.94," calcext:value-type="string">
            <text:p>246.94,</text:p>
          </table:table-cell>
          <table:table-cell table:formula="of:=COM.MICROSOFT.CONCAT(TEXT([.J49];&quot;0.00&quot;);&quot;,&quot;)" office:value-type="string" office:string-value="370.12," calcext:value-type="string">
            <text:p>370.12,</text:p>
          </table:table-cell>
          <table:table-cell table:formula="of:=COM.MICROSOFT.CONCAT(TEXT([.K49];&quot;0.00&quot;);&quot;,&quot;)" office:value-type="string" office:string-value="493.88," calcext:value-type="string">
            <text:p>493.88,</text:p>
          </table:table-cell>
          <table:table-cell table:formula="of:=COM.MICROSOFT.CONCAT(TEXT([.L49];&quot;0.00&quot;);&quot;,&quot;)" office:value-type="string" office:string-value="622.41," calcext:value-type="string">
            <text:p>622.41,</text:p>
          </table:table-cell>
          <table:table-cell table:formula="of:=COM.MICROSOFT.CONCAT(TEXT([.M49];&quot;0.00&quot;);&quot;,&quot;)" office:value-type="string" office:string-value="740.24," calcext:value-type="string">
            <text:p>740.24,</text:p>
          </table:table-cell>
          <table:table-cell table:formula="of:=COM.MICROSOFT.CONCAT(TEXT([.N49];&quot;0.00&quot;);&quot;,&quot;)" office:value-type="string" office:string-value="987.77," calcext:value-type="string">
            <text:p>987.77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0.813" calcext:value-type="float">
            <text:p>130.813</text:p>
          </table:table-cell>
          <table:table-cell/>
          <table:table-cell office:value-type="string" calcext:value-type="string">
            <text:p>C3 </text:p>
          </table:table-cell>
          <table:table-cell/>
          <table:table-cell table:formula="of:=[.F$1]*[.$B50]" office:value-type="float" office:value="65.4065" calcext:value-type="float">
            <text:p>65.41</text:p>
          </table:table-cell>
          <table:table-cell table:formula="of:=[.G$1]*[.$B50]" office:value-type="float" office:value="130.813" calcext:value-type="float">
            <text:p>130.81</text:p>
          </table:table-cell>
          <table:table-cell table:formula="of:=[.H$1]*[.$B50]" office:value-type="float" office:value="196.06560242989" calcext:value-type="float">
            <text:p>196.07</text:p>
          </table:table-cell>
          <table:table-cell table:formula="of:=[.I$1]*[.$B50]" office:value-type="float" office:value="261.626" calcext:value-type="float">
            <text:p>261.63</text:p>
          </table:table-cell>
          <table:table-cell table:formula="of:=[.J$1]*[.$B50]" office:value-type="float" office:value="392.13120485978" calcext:value-type="float">
            <text:p>392.13</text:p>
          </table:table-cell>
          <table:table-cell table:formula="of:=[.K$1]*[.$B50]" office:value-type="float" office:value="523.252" calcext:value-type="float">
            <text:p>523.25</text:p>
          </table:table-cell>
          <table:table-cell table:formula="of:=[.L$1]*[.$B50]" office:value-type="float" office:value="659.420638317714" calcext:value-type="float">
            <text:p>659.42</text:p>
          </table:table-cell>
          <table:table-cell table:formula="of:=[.M$1]*[.$B50]" office:value-type="float" office:value="784.26240971956" calcext:value-type="float">
            <text:p>784.26</text:p>
          </table:table-cell>
          <table:table-cell table:formula="of:=[.N$1]*[.$B50]" office:value-type="float" office:value="1046.504" calcext:value-type="float">
            <text:p>1046.50</text:p>
          </table:table-cell>
          <table:table-cell/>
          <table:table-cell table:formula="of:=COM.MICROSOFT.CONCAT(TEXT([.F50];&quot;0.00&quot;);&quot;,&quot;)" office:value-type="string" office:string-value="65.41," calcext:value-type="string">
            <text:p>65.41,</text:p>
          </table:table-cell>
          <table:table-cell table:formula="of:=COM.MICROSOFT.CONCAT(TEXT([.G50];&quot;0.00&quot;);&quot;,&quot;)" office:value-type="string" office:string-value="130.81," calcext:value-type="string">
            <text:p>130.81,</text:p>
          </table:table-cell>
          <table:table-cell table:formula="of:=COM.MICROSOFT.CONCAT(TEXT([.H50];&quot;0.00&quot;);&quot;,&quot;)" office:value-type="string" office:string-value="196.07," calcext:value-type="string">
            <text:p>196.07,</text:p>
          </table:table-cell>
          <table:table-cell table:formula="of:=COM.MICROSOFT.CONCAT(TEXT([.I50];&quot;0.00&quot;);&quot;,&quot;)" office:value-type="string" office:string-value="261.63," calcext:value-type="string">
            <text:p>261.63,</text:p>
          </table:table-cell>
          <table:table-cell table:formula="of:=COM.MICROSOFT.CONCAT(TEXT([.J50];&quot;0.00&quot;);&quot;,&quot;)" office:value-type="string" office:string-value="392.13," calcext:value-type="string">
            <text:p>392.13,</text:p>
          </table:table-cell>
          <table:table-cell table:formula="of:=COM.MICROSOFT.CONCAT(TEXT([.K50];&quot;0.00&quot;);&quot;,&quot;)" office:value-type="string" office:string-value="523.25," calcext:value-type="string">
            <text:p>523.25,</text:p>
          </table:table-cell>
          <table:table-cell table:formula="of:=COM.MICROSOFT.CONCAT(TEXT([.L50];&quot;0.00&quot;);&quot;,&quot;)" office:value-type="string" office:string-value="659.42," calcext:value-type="string">
            <text:p>659.42,</text:p>
          </table:table-cell>
          <table:table-cell table:formula="of:=COM.MICROSOFT.CONCAT(TEXT([.M50];&quot;0.00&quot;);&quot;,&quot;)" office:value-type="string" office:string-value="784.26," calcext:value-type="string">
            <text:p>784.26,</text:p>
          </table:table-cell>
          <table:table-cell table:formula="of:=COM.MICROSOFT.CONCAT(TEXT([.N50];&quot;0.00&quot;);&quot;,&quot;)" office:value-type="string" office:string-value="1046.50," calcext:value-type="string">
            <text:p>1046.50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8.591" calcext:value-type="float">
            <text:p>138.591</text:p>
          </table:table-cell>
          <table:table-cell/>
          <table:table-cell office:value-type="string" calcext:value-type="string">
            <text:p>C#3 </text:p>
          </table:table-cell>
          <table:table-cell/>
          <table:table-cell table:formula="of:=[.F$1]*[.$B51]" office:value-type="float" office:value="69.2955" calcext:value-type="float">
            <text:p>69.30</text:p>
          </table:table-cell>
          <table:table-cell table:formula="of:=[.G$1]*[.$B51]" office:value-type="float" office:value="138.591" calcext:value-type="float">
            <text:p>138.59</text:p>
          </table:table-cell>
          <table:table-cell table:formula="of:=[.H$1]*[.$B51]" office:value-type="float" office:value="207.72345184623" calcext:value-type="float">
            <text:p>207.72</text:p>
          </table:table-cell>
          <table:table-cell table:formula="of:=[.I$1]*[.$B51]" office:value-type="float" office:value="277.182" calcext:value-type="float">
            <text:p>277.18</text:p>
          </table:table-cell>
          <table:table-cell table:formula="of:=[.J$1]*[.$B51]" office:value-type="float" office:value="415.44690369246" calcext:value-type="float">
            <text:p>415.45</text:p>
          </table:table-cell>
          <table:table-cell table:formula="of:=[.K$1]*[.$B51]" office:value-type="float" office:value="554.364" calcext:value-type="float">
            <text:p>554.36</text:p>
          </table:table-cell>
          <table:table-cell table:formula="of:=[.L$1]*[.$B51]" office:value-type="float" office:value="698.629078800198" calcext:value-type="float">
            <text:p>698.63</text:p>
          </table:table-cell>
          <table:table-cell table:formula="of:=[.M$1]*[.$B51]" office:value-type="float" office:value="830.89380738492" calcext:value-type="float">
            <text:p>830.89</text:p>
          </table:table-cell>
          <table:table-cell table:formula="of:=[.N$1]*[.$B51]" office:value-type="float" office:value="1108.728" calcext:value-type="float">
            <text:p>1108.73</text:p>
          </table:table-cell>
          <table:table-cell/>
          <table:table-cell table:formula="of:=COM.MICROSOFT.CONCAT(TEXT([.F51];&quot;0.00&quot;);&quot;,&quot;)" office:value-type="string" office:string-value="69.30," calcext:value-type="string">
            <text:p>69.30,</text:p>
          </table:table-cell>
          <table:table-cell table:formula="of:=COM.MICROSOFT.CONCAT(TEXT([.G51];&quot;0.00&quot;);&quot;,&quot;)" office:value-type="string" office:string-value="138.59," calcext:value-type="string">
            <text:p>138.59,</text:p>
          </table:table-cell>
          <table:table-cell table:formula="of:=COM.MICROSOFT.CONCAT(TEXT([.H51];&quot;0.00&quot;);&quot;,&quot;)" office:value-type="string" office:string-value="207.72," calcext:value-type="string">
            <text:p>207.72,</text:p>
          </table:table-cell>
          <table:table-cell table:formula="of:=COM.MICROSOFT.CONCAT(TEXT([.I51];&quot;0.00&quot;);&quot;,&quot;)" office:value-type="string" office:string-value="277.18," calcext:value-type="string">
            <text:p>277.18,</text:p>
          </table:table-cell>
          <table:table-cell table:formula="of:=COM.MICROSOFT.CONCAT(TEXT([.J51];&quot;0.00&quot;);&quot;,&quot;)" office:value-type="string" office:string-value="415.45," calcext:value-type="string">
            <text:p>415.45,</text:p>
          </table:table-cell>
          <table:table-cell table:formula="of:=COM.MICROSOFT.CONCAT(TEXT([.K51];&quot;0.00&quot;);&quot;,&quot;)" office:value-type="string" office:string-value="554.36," calcext:value-type="string">
            <text:p>554.36,</text:p>
          </table:table-cell>
          <table:table-cell table:formula="of:=COM.MICROSOFT.CONCAT(TEXT([.L51];&quot;0.00&quot;);&quot;,&quot;)" office:value-type="string" office:string-value="698.63," calcext:value-type="string">
            <text:p>698.63,</text:p>
          </table:table-cell>
          <table:table-cell table:formula="of:=COM.MICROSOFT.CONCAT(TEXT([.M51];&quot;0.00&quot;);&quot;,&quot;)" office:value-type="string" office:string-value="830.89," calcext:value-type="string">
            <text:p>830.89,</text:p>
          </table:table-cell>
          <table:table-cell table:formula="of:=COM.MICROSOFT.CONCAT(TEXT([.N51];&quot;0.00&quot;);&quot;,&quot;)" office:value-type="string" office:string-value="1108.73," calcext:value-type="string">
            <text:p>1108.73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6.832" calcext:value-type="float">
            <text:p>146.832</text:p>
          </table:table-cell>
          <table:table-cell/>
          <table:table-cell office:value-type="string" calcext:value-type="string">
            <text:p>D3 </text:p>
          </table:table-cell>
          <table:table-cell/>
          <table:table-cell table:formula="of:=[.F$1]*[.$B52]" office:value-type="float" office:value="73.416" calcext:value-type="float">
            <text:p>73.42</text:p>
          </table:table-cell>
          <table:table-cell table:formula="of:=[.G$1]*[.$B52]" office:value-type="float" office:value="146.832" calcext:value-type="float">
            <text:p>146.83</text:p>
          </table:table-cell>
          <table:table-cell table:formula="of:=[.H$1]*[.$B52]" office:value-type="float" office:value="220.07525655696" calcext:value-type="float">
            <text:p>220.08</text:p>
          </table:table-cell>
          <table:table-cell table:formula="of:=[.I$1]*[.$B52]" office:value-type="float" office:value="293.664" calcext:value-type="float">
            <text:p>293.66</text:p>
          </table:table-cell>
          <table:table-cell table:formula="of:=[.J$1]*[.$B52]" office:value-type="float" office:value="440.15051311392" calcext:value-type="float">
            <text:p>440.15</text:p>
          </table:table-cell>
          <table:table-cell table:formula="of:=[.K$1]*[.$B52]" office:value-type="float" office:value="587.328" calcext:value-type="float">
            <text:p>587.33</text:p>
          </table:table-cell>
          <table:table-cell table:formula="of:=[.L$1]*[.$B52]" office:value-type="float" office:value="740.171475048096" calcext:value-type="float">
            <text:p>740.17</text:p>
          </table:table-cell>
          <table:table-cell table:formula="of:=[.M$1]*[.$B52]" office:value-type="float" office:value="880.30102622784" calcext:value-type="float">
            <text:p>880.30</text:p>
          </table:table-cell>
          <table:table-cell table:formula="of:=[.N$1]*[.$B52]" office:value-type="float" office:value="1174.656" calcext:value-type="float">
            <text:p>1174.66</text:p>
          </table:table-cell>
          <table:table-cell/>
          <table:table-cell table:formula="of:=COM.MICROSOFT.CONCAT(TEXT([.F52];&quot;0.00&quot;);&quot;,&quot;)" office:value-type="string" office:string-value="73.42," calcext:value-type="string">
            <text:p>73.42,</text:p>
          </table:table-cell>
          <table:table-cell table:formula="of:=COM.MICROSOFT.CONCAT(TEXT([.G52];&quot;0.00&quot;);&quot;,&quot;)" office:value-type="string" office:string-value="146.83," calcext:value-type="string">
            <text:p>146.83,</text:p>
          </table:table-cell>
          <table:table-cell table:formula="of:=COM.MICROSOFT.CONCAT(TEXT([.H52];&quot;0.00&quot;);&quot;,&quot;)" office:value-type="string" office:string-value="220.08," calcext:value-type="string">
            <text:p>220.08,</text:p>
          </table:table-cell>
          <table:table-cell table:formula="of:=COM.MICROSOFT.CONCAT(TEXT([.I52];&quot;0.00&quot;);&quot;,&quot;)" office:value-type="string" office:string-value="293.66," calcext:value-type="string">
            <text:p>293.66,</text:p>
          </table:table-cell>
          <table:table-cell table:formula="of:=COM.MICROSOFT.CONCAT(TEXT([.J52];&quot;0.00&quot;);&quot;,&quot;)" office:value-type="string" office:string-value="440.15," calcext:value-type="string">
            <text:p>440.15,</text:p>
          </table:table-cell>
          <table:table-cell table:formula="of:=COM.MICROSOFT.CONCAT(TEXT([.K52];&quot;0.00&quot;);&quot;,&quot;)" office:value-type="string" office:string-value="587.33," calcext:value-type="string">
            <text:p>587.33,</text:p>
          </table:table-cell>
          <table:table-cell table:formula="of:=COM.MICROSOFT.CONCAT(TEXT([.L52];&quot;0.00&quot;);&quot;,&quot;)" office:value-type="string" office:string-value="740.17," calcext:value-type="string">
            <text:p>740.17,</text:p>
          </table:table-cell>
          <table:table-cell table:formula="of:=COM.MICROSOFT.CONCAT(TEXT([.M52];&quot;0.00&quot;);&quot;,&quot;)" office:value-type="string" office:string-value="880.30," calcext:value-type="string">
            <text:p>880.30,</text:p>
          </table:table-cell>
          <table:table-cell table:formula="of:=COM.MICROSOFT.CONCAT(TEXT([.N52];&quot;0.00&quot;);&quot;,&quot;)" office:value-type="string" office:string-value="1174.66," calcext:value-type="string">
            <text:p>1174.66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5.563" calcext:value-type="float">
            <text:p>155.563</text:p>
          </table:table-cell>
          <table:table-cell/>
          <table:table-cell office:value-type="string" calcext:value-type="string">
            <text:p>D#3 </text:p>
          </table:table-cell>
          <table:table-cell/>
          <table:table-cell table:formula="of:=[.F$1]*[.$B53]" office:value-type="float" office:value="77.7815" calcext:value-type="float">
            <text:p>77.78</text:p>
          </table:table-cell>
          <table:table-cell table:formula="of:=[.G$1]*[.$B53]" office:value-type="float" office:value="155.563" calcext:value-type="float">
            <text:p>155.56</text:p>
          </table:table-cell>
          <table:table-cell table:formula="of:=[.H$1]*[.$B53]" office:value-type="float" office:value="233.16148479739" calcext:value-type="float">
            <text:p>233.16</text:p>
          </table:table-cell>
          <table:table-cell table:formula="of:=[.I$1]*[.$B53]" office:value-type="float" office:value="311.126" calcext:value-type="float">
            <text:p>311.13</text:p>
          </table:table-cell>
          <table:table-cell table:formula="of:=[.J$1]*[.$B53]" office:value-type="float" office:value="466.32296959478" calcext:value-type="float">
            <text:p>466.32</text:p>
          </table:table-cell>
          <table:table-cell table:formula="of:=[.K$1]*[.$B53]" office:value-type="float" office:value="622.252" calcext:value-type="float">
            <text:p>622.25</text:p>
          </table:table-cell>
          <table:table-cell table:formula="of:=[.L$1]*[.$B53]" office:value-type="float" office:value="784.183932473214" calcext:value-type="float">
            <text:p>784.18</text:p>
          </table:table-cell>
          <table:table-cell table:formula="of:=[.M$1]*[.$B53]" office:value-type="float" office:value="932.64593918956" calcext:value-type="float">
            <text:p>932.65</text:p>
          </table:table-cell>
          <table:table-cell table:formula="of:=[.N$1]*[.$B53]" office:value-type="float" office:value="1244.504" calcext:value-type="float">
            <text:p>1244.50</text:p>
          </table:table-cell>
          <table:table-cell/>
          <table:table-cell table:formula="of:=COM.MICROSOFT.CONCAT(TEXT([.F53];&quot;0.00&quot;);&quot;,&quot;)" office:value-type="string" office:string-value="77.78," calcext:value-type="string">
            <text:p>77.78,</text:p>
          </table:table-cell>
          <table:table-cell table:formula="of:=COM.MICROSOFT.CONCAT(TEXT([.G53];&quot;0.00&quot;);&quot;,&quot;)" office:value-type="string" office:string-value="155.56," calcext:value-type="string">
            <text:p>155.56,</text:p>
          </table:table-cell>
          <table:table-cell table:formula="of:=COM.MICROSOFT.CONCAT(TEXT([.H53];&quot;0.00&quot;);&quot;,&quot;)" office:value-type="string" office:string-value="233.16," calcext:value-type="string">
            <text:p>233.16,</text:p>
          </table:table-cell>
          <table:table-cell table:formula="of:=COM.MICROSOFT.CONCAT(TEXT([.I53];&quot;0.00&quot;);&quot;,&quot;)" office:value-type="string" office:string-value="311.13," calcext:value-type="string">
            <text:p>311.13,</text:p>
          </table:table-cell>
          <table:table-cell table:formula="of:=COM.MICROSOFT.CONCAT(TEXT([.J53];&quot;0.00&quot;);&quot;,&quot;)" office:value-type="string" office:string-value="466.32," calcext:value-type="string">
            <text:p>466.32,</text:p>
          </table:table-cell>
          <table:table-cell table:formula="of:=COM.MICROSOFT.CONCAT(TEXT([.K53];&quot;0.00&quot;);&quot;,&quot;)" office:value-type="string" office:string-value="622.25," calcext:value-type="string">
            <text:p>622.25,</text:p>
          </table:table-cell>
          <table:table-cell table:formula="of:=COM.MICROSOFT.CONCAT(TEXT([.L53];&quot;0.00&quot;);&quot;,&quot;)" office:value-type="string" office:string-value="784.18," calcext:value-type="string">
            <text:p>784.18,</text:p>
          </table:table-cell>
          <table:table-cell table:formula="of:=COM.MICROSOFT.CONCAT(TEXT([.M53];&quot;0.00&quot;);&quot;,&quot;)" office:value-type="string" office:string-value="932.65," calcext:value-type="string">
            <text:p>932.65,</text:p>
          </table:table-cell>
          <table:table-cell table:formula="of:=COM.MICROSOFT.CONCAT(TEXT([.N53];&quot;0.00&quot;);&quot;,&quot;)" office:value-type="string" office:string-value="1244.50," calcext:value-type="string">
            <text:p>1244.50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64.814" calcext:value-type="float">
            <text:p>164.814</text:p>
          </table:table-cell>
          <table:table-cell/>
          <table:table-cell office:value-type="string" calcext:value-type="string">
            <text:p>E3 </text:p>
          </table:table-cell>
          <table:table-cell/>
          <table:table-cell table:formula="of:=[.F$1]*[.$B54]" office:value-type="float" office:value="82.407" calcext:value-type="float">
            <text:p>82.41</text:p>
          </table:table-cell>
          <table:table-cell table:formula="of:=[.G$1]*[.$B54]" office:value-type="float" office:value="164.814" calcext:value-type="float">
            <text:p>164.81</text:p>
          </table:table-cell>
          <table:table-cell table:formula="of:=[.H$1]*[.$B54]" office:value-type="float" office:value="247.02710127342" calcext:value-type="float">
            <text:p>247.03</text:p>
          </table:table-cell>
          <table:table-cell table:formula="of:=[.I$1]*[.$B54]" office:value-type="float" office:value="329.628" calcext:value-type="float">
            <text:p>329.63</text:p>
          </table:table-cell>
          <table:table-cell table:formula="of:=[.J$1]*[.$B54]" office:value-type="float" office:value="494.05420254684" calcext:value-type="float">
            <text:p>494.05</text:p>
          </table:table-cell>
          <table:table-cell table:formula="of:=[.K$1]*[.$B54]" office:value-type="float" office:value="659.256" calcext:value-type="float">
            <text:p>659.26</text:p>
          </table:table-cell>
          <table:table-cell table:formula="of:=[.L$1]*[.$B54]" office:value-type="float" office:value="830.817679310892" calcext:value-type="float">
            <text:p>830.82</text:p>
          </table:table-cell>
          <table:table-cell table:formula="of:=[.M$1]*[.$B54]" office:value-type="float" office:value="988.10840509368" calcext:value-type="float">
            <text:p>988.11</text:p>
          </table:table-cell>
          <table:table-cell table:formula="of:=[.N$1]*[.$B54]" office:value-type="float" office:value="1318.512" calcext:value-type="float">
            <text:p>1318.51</text:p>
          </table:table-cell>
          <table:table-cell/>
          <table:table-cell table:formula="of:=COM.MICROSOFT.CONCAT(TEXT([.F54];&quot;0.00&quot;);&quot;,&quot;)" office:value-type="string" office:string-value="82.41," calcext:value-type="string">
            <text:p>82.41,</text:p>
          </table:table-cell>
          <table:table-cell table:formula="of:=COM.MICROSOFT.CONCAT(TEXT([.G54];&quot;0.00&quot;);&quot;,&quot;)" office:value-type="string" office:string-value="164.81," calcext:value-type="string">
            <text:p>164.81,</text:p>
          </table:table-cell>
          <table:table-cell table:formula="of:=COM.MICROSOFT.CONCAT(TEXT([.H54];&quot;0.00&quot;);&quot;,&quot;)" office:value-type="string" office:string-value="247.03," calcext:value-type="string">
            <text:p>247.03,</text:p>
          </table:table-cell>
          <table:table-cell table:formula="of:=COM.MICROSOFT.CONCAT(TEXT([.I54];&quot;0.00&quot;);&quot;,&quot;)" office:value-type="string" office:string-value="329.63," calcext:value-type="string">
            <text:p>329.63,</text:p>
          </table:table-cell>
          <table:table-cell table:formula="of:=COM.MICROSOFT.CONCAT(TEXT([.J54];&quot;0.00&quot;);&quot;,&quot;)" office:value-type="string" office:string-value="494.05," calcext:value-type="string">
            <text:p>494.05,</text:p>
          </table:table-cell>
          <table:table-cell table:formula="of:=COM.MICROSOFT.CONCAT(TEXT([.K54];&quot;0.00&quot;);&quot;,&quot;)" office:value-type="string" office:string-value="659.26," calcext:value-type="string">
            <text:p>659.26,</text:p>
          </table:table-cell>
          <table:table-cell table:formula="of:=COM.MICROSOFT.CONCAT(TEXT([.L54];&quot;0.00&quot;);&quot;,&quot;)" office:value-type="string" office:string-value="830.82," calcext:value-type="string">
            <text:p>830.82,</text:p>
          </table:table-cell>
          <table:table-cell table:formula="of:=COM.MICROSOFT.CONCAT(TEXT([.M54];&quot;0.00&quot;);&quot;,&quot;)" office:value-type="string" office:string-value="988.11," calcext:value-type="string">
            <text:p>988.11,</text:p>
          </table:table-cell>
          <table:table-cell table:formula="of:=COM.MICROSOFT.CONCAT(TEXT([.N54];&quot;0.00&quot;);&quot;,&quot;)" office:value-type="string" office:string-value="1318.51," calcext:value-type="string">
            <text:p>1318.51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4.614" calcext:value-type="float">
            <text:p>174.614</text:p>
          </table:table-cell>
          <table:table-cell/>
          <table:table-cell office:value-type="string" calcext:value-type="string">
            <text:p>F3 </text:p>
          </table:table-cell>
          <table:table-cell/>
          <table:table-cell table:formula="of:=[.F$1]*[.$B55]" office:value-type="float" office:value="87.307" calcext:value-type="float">
            <text:p>87.31</text:p>
          </table:table-cell>
          <table:table-cell table:formula="of:=[.G$1]*[.$B55]" office:value-type="float" office:value="174.614" calcext:value-type="float">
            <text:p>174.61</text:p>
          </table:table-cell>
          <table:table-cell table:formula="of:=[.H$1]*[.$B55]" office:value-type="float" office:value="261.71557186742" calcext:value-type="float">
            <text:p>261.72</text:p>
          </table:table-cell>
          <table:table-cell table:formula="of:=[.I$1]*[.$B55]" office:value-type="float" office:value="349.228" calcext:value-type="float">
            <text:p>349.23</text:p>
          </table:table-cell>
          <table:table-cell table:formula="of:=[.J$1]*[.$B55]" office:value-type="float" office:value="523.43114373484" calcext:value-type="float">
            <text:p>523.43</text:p>
          </table:table-cell>
          <table:table-cell table:formula="of:=[.K$1]*[.$B55]" office:value-type="float" office:value="698.456" calcext:value-type="float">
            <text:p>698.46</text:p>
          </table:table-cell>
          <table:table-cell table:formula="of:=[.L$1]*[.$B55]" office:value-type="float" office:value="880.218902855292" calcext:value-type="float">
            <text:p>880.22</text:p>
          </table:table-cell>
          <table:table-cell table:formula="of:=[.M$1]*[.$B55]" office:value-type="float" office:value="1046.86228746968" calcext:value-type="float">
            <text:p>1046.86</text:p>
          </table:table-cell>
          <table:table-cell table:formula="of:=[.N$1]*[.$B55]" office:value-type="float" office:value="1396.912" calcext:value-type="float">
            <text:p>1396.91</text:p>
          </table:table-cell>
          <table:table-cell/>
          <table:table-cell table:formula="of:=COM.MICROSOFT.CONCAT(TEXT([.F55];&quot;0.00&quot;);&quot;,&quot;)" office:value-type="string" office:string-value="87.31," calcext:value-type="string">
            <text:p>87.31,</text:p>
          </table:table-cell>
          <table:table-cell table:formula="of:=COM.MICROSOFT.CONCAT(TEXT([.G55];&quot;0.00&quot;);&quot;,&quot;)" office:value-type="string" office:string-value="174.61," calcext:value-type="string">
            <text:p>174.61,</text:p>
          </table:table-cell>
          <table:table-cell table:formula="of:=COM.MICROSOFT.CONCAT(TEXT([.H55];&quot;0.00&quot;);&quot;,&quot;)" office:value-type="string" office:string-value="261.72," calcext:value-type="string">
            <text:p>261.72,</text:p>
          </table:table-cell>
          <table:table-cell table:formula="of:=COM.MICROSOFT.CONCAT(TEXT([.I55];&quot;0.00&quot;);&quot;,&quot;)" office:value-type="string" office:string-value="349.23," calcext:value-type="string">
            <text:p>349.23,</text:p>
          </table:table-cell>
          <table:table-cell table:formula="of:=COM.MICROSOFT.CONCAT(TEXT([.J55];&quot;0.00&quot;);&quot;,&quot;)" office:value-type="string" office:string-value="523.43," calcext:value-type="string">
            <text:p>523.43,</text:p>
          </table:table-cell>
          <table:table-cell table:formula="of:=COM.MICROSOFT.CONCAT(TEXT([.K55];&quot;0.00&quot;);&quot;,&quot;)" office:value-type="string" office:string-value="698.46," calcext:value-type="string">
            <text:p>698.46,</text:p>
          </table:table-cell>
          <table:table-cell table:formula="of:=COM.MICROSOFT.CONCAT(TEXT([.L55];&quot;0.00&quot;);&quot;,&quot;)" office:value-type="string" office:string-value="880.22," calcext:value-type="string">
            <text:p>880.22,</text:p>
          </table:table-cell>
          <table:table-cell table:formula="of:=COM.MICROSOFT.CONCAT(TEXT([.M55];&quot;0.00&quot;);&quot;,&quot;)" office:value-type="string" office:string-value="1046.86," calcext:value-type="string">
            <text:p>1046.86,</text:p>
          </table:table-cell>
          <table:table-cell table:formula="of:=COM.MICROSOFT.CONCAT(TEXT([.N55];&quot;0.00&quot;);&quot;,&quot;)" office:value-type="string" office:string-value="1396.91," calcext:value-type="string">
            <text:p>1396.91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4.997" calcext:value-type="float">
            <text:p>184.997</text:p>
          </table:table-cell>
          <table:table-cell/>
          <table:table-cell office:value-type="string" calcext:value-type="string">
            <text:p>F#3 </text:p>
          </table:table-cell>
          <table:table-cell/>
          <table:table-cell table:formula="of:=[.F$1]*[.$B56]" office:value-type="float" office:value="92.4985" calcext:value-type="float">
            <text:p>92.50</text:p>
          </table:table-cell>
          <table:table-cell table:formula="of:=[.G$1]*[.$B56]" office:value-type="float" office:value="184.997" calcext:value-type="float">
            <text:p>185.00</text:p>
          </table:table-cell>
          <table:table-cell table:formula="of:=[.H$1]*[.$B56]" office:value-type="float" office:value="277.27785657941" calcext:value-type="float">
            <text:p>277.28</text:p>
          </table:table-cell>
          <table:table-cell table:formula="of:=[.I$1]*[.$B56]" office:value-type="float" office:value="369.994" calcext:value-type="float">
            <text:p>369.99</text:p>
          </table:table-cell>
          <table:table-cell table:formula="of:=[.J$1]*[.$B56]" office:value-type="float" office:value="554.55571315882" calcext:value-type="float">
            <text:p>554.56</text:p>
          </table:table-cell>
          <table:table-cell table:formula="of:=[.K$1]*[.$B56]" office:value-type="float" office:value="739.988" calcext:value-type="float">
            <text:p>739.99</text:p>
          </table:table-cell>
          <table:table-cell table:formula="of:=[.L$1]*[.$B56]" office:value-type="float" office:value="932.558995106466" calcext:value-type="float">
            <text:p>932.56</text:p>
          </table:table-cell>
          <table:table-cell table:formula="of:=[.M$1]*[.$B56]" office:value-type="float" office:value="1109.11142631764" calcext:value-type="float">
            <text:p>1109.11</text:p>
          </table:table-cell>
          <table:table-cell table:formula="of:=[.N$1]*[.$B56]" office:value-type="float" office:value="1479.976" calcext:value-type="float">
            <text:p>1479.98</text:p>
          </table:table-cell>
          <table:table-cell/>
          <table:table-cell table:formula="of:=COM.MICROSOFT.CONCAT(TEXT([.F56];&quot;0.00&quot;);&quot;,&quot;)" office:value-type="string" office:string-value="92.50," calcext:value-type="string">
            <text:p>92.50,</text:p>
          </table:table-cell>
          <table:table-cell table:formula="of:=COM.MICROSOFT.CONCAT(TEXT([.G56];&quot;0.00&quot;);&quot;,&quot;)" office:value-type="string" office:string-value="185.00," calcext:value-type="string">
            <text:p>185.00,</text:p>
          </table:table-cell>
          <table:table-cell table:formula="of:=COM.MICROSOFT.CONCAT(TEXT([.H56];&quot;0.00&quot;);&quot;,&quot;)" office:value-type="string" office:string-value="277.28," calcext:value-type="string">
            <text:p>277.28,</text:p>
          </table:table-cell>
          <table:table-cell table:formula="of:=COM.MICROSOFT.CONCAT(TEXT([.I56];&quot;0.00&quot;);&quot;,&quot;)" office:value-type="string" office:string-value="369.99," calcext:value-type="string">
            <text:p>369.99,</text:p>
          </table:table-cell>
          <table:table-cell table:formula="of:=COM.MICROSOFT.CONCAT(TEXT([.J56];&quot;0.00&quot;);&quot;,&quot;)" office:value-type="string" office:string-value="554.56," calcext:value-type="string">
            <text:p>554.56,</text:p>
          </table:table-cell>
          <table:table-cell table:formula="of:=COM.MICROSOFT.CONCAT(TEXT([.K56];&quot;0.00&quot;);&quot;,&quot;)" office:value-type="string" office:string-value="739.99," calcext:value-type="string">
            <text:p>739.99,</text:p>
          </table:table-cell>
          <table:table-cell table:formula="of:=COM.MICROSOFT.CONCAT(TEXT([.L56];&quot;0.00&quot;);&quot;,&quot;)" office:value-type="string" office:string-value="932.56," calcext:value-type="string">
            <text:p>932.56,</text:p>
          </table:table-cell>
          <table:table-cell table:formula="of:=COM.MICROSOFT.CONCAT(TEXT([.M56];&quot;0.00&quot;);&quot;,&quot;)" office:value-type="string" office:string-value="1109.11," calcext:value-type="string">
            <text:p>1109.11,</text:p>
          </table:table-cell>
          <table:table-cell table:formula="of:=COM.MICROSOFT.CONCAT(TEXT([.N56];&quot;0.00&quot;);&quot;,&quot;)" office:value-type="string" office:string-value="1479.98," calcext:value-type="string">
            <text:p>1479.98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95.998" calcext:value-type="float">
            <text:p>195.998</text:p>
          </table:table-cell>
          <table:table-cell/>
          <table:table-cell office:value-type="string" calcext:value-type="string">
            <text:p>G3 </text:p>
          </table:table-cell>
          <table:table-cell/>
          <table:table-cell table:formula="of:=[.F$1]*[.$B57]" office:value-type="float" office:value="97.999" calcext:value-type="float">
            <text:p>98.00</text:p>
          </table:table-cell>
          <table:table-cell table:formula="of:=[.G$1]*[.$B57]" office:value-type="float" office:value="195.998" calcext:value-type="float">
            <text:p>196.00</text:p>
          </table:table-cell>
          <table:table-cell table:formula="of:=[.H$1]*[.$B57]" office:value-type="float" office:value="293.76641423294" calcext:value-type="float">
            <text:p>293.77</text:p>
          </table:table-cell>
          <table:table-cell table:formula="of:=[.I$1]*[.$B57]" office:value-type="float" office:value="391.996" calcext:value-type="float">
            <text:p>392.00</text:p>
          </table:table-cell>
          <table:table-cell table:formula="of:=[.J$1]*[.$B57]" office:value-type="float" office:value="587.53282846588" calcext:value-type="float">
            <text:p>587.53</text:p>
          </table:table-cell>
          <table:table-cell table:formula="of:=[.K$1]*[.$B57]" office:value-type="float" office:value="783.992" calcext:value-type="float">
            <text:p>783.99</text:p>
          </table:table-cell>
          <table:table-cell table:formula="of:=[.L$1]*[.$B57]" office:value-type="float" office:value="988.014389005644" calcext:value-type="float">
            <text:p>988.01</text:p>
          </table:table-cell>
          <table:table-cell table:formula="of:=[.M$1]*[.$B57]" office:value-type="float" office:value="1175.06565693176" calcext:value-type="float">
            <text:p>1175.07</text:p>
          </table:table-cell>
          <table:table-cell table:formula="of:=[.N$1]*[.$B57]" office:value-type="float" office:value="1567.984" calcext:value-type="float">
            <text:p>1567.98</text:p>
          </table:table-cell>
          <table:table-cell/>
          <table:table-cell table:formula="of:=COM.MICROSOFT.CONCAT(TEXT([.F57];&quot;0.00&quot;);&quot;,&quot;)" office:value-type="string" office:string-value="98.00," calcext:value-type="string">
            <text:p>98.00,</text:p>
          </table:table-cell>
          <table:table-cell table:formula="of:=COM.MICROSOFT.CONCAT(TEXT([.G57];&quot;0.00&quot;);&quot;,&quot;)" office:value-type="string" office:string-value="196.00," calcext:value-type="string">
            <text:p>196.00,</text:p>
          </table:table-cell>
          <table:table-cell table:formula="of:=COM.MICROSOFT.CONCAT(TEXT([.H57];&quot;0.00&quot;);&quot;,&quot;)" office:value-type="string" office:string-value="293.77," calcext:value-type="string">
            <text:p>293.77,</text:p>
          </table:table-cell>
          <table:table-cell table:formula="of:=COM.MICROSOFT.CONCAT(TEXT([.I57];&quot;0.00&quot;);&quot;,&quot;)" office:value-type="string" office:string-value="392.00," calcext:value-type="string">
            <text:p>392.00,</text:p>
          </table:table-cell>
          <table:table-cell table:formula="of:=COM.MICROSOFT.CONCAT(TEXT([.J57];&quot;0.00&quot;);&quot;,&quot;)" office:value-type="string" office:string-value="587.53," calcext:value-type="string">
            <text:p>587.53,</text:p>
          </table:table-cell>
          <table:table-cell table:formula="of:=COM.MICROSOFT.CONCAT(TEXT([.K57];&quot;0.00&quot;);&quot;,&quot;)" office:value-type="string" office:string-value="783.99," calcext:value-type="string">
            <text:p>783.99,</text:p>
          </table:table-cell>
          <table:table-cell table:formula="of:=COM.MICROSOFT.CONCAT(TEXT([.L57];&quot;0.00&quot;);&quot;,&quot;)" office:value-type="string" office:string-value="988.01," calcext:value-type="string">
            <text:p>988.01,</text:p>
          </table:table-cell>
          <table:table-cell table:formula="of:=COM.MICROSOFT.CONCAT(TEXT([.M57];&quot;0.00&quot;);&quot;,&quot;)" office:value-type="string" office:string-value="1175.07," calcext:value-type="string">
            <text:p>1175.07,</text:p>
          </table:table-cell>
          <table:table-cell table:formula="of:=COM.MICROSOFT.CONCAT(TEXT([.N57];&quot;0.00&quot;);&quot;,&quot;)" office:value-type="string" office:string-value="1567.98," calcext:value-type="string">
            <text:p>1567.98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7.652" calcext:value-type="float">
            <text:p>207.652</text:p>
          </table:table-cell>
          <table:table-cell/>
          <table:table-cell office:value-type="string" calcext:value-type="string">
            <text:p>G#3 </text:p>
          </table:table-cell>
          <table:table-cell/>
          <table:table-cell table:formula="of:=[.F$1]*[.$B58]" office:value-type="float" office:value="103.826" calcext:value-type="float">
            <text:p>103.83</text:p>
          </table:table-cell>
          <table:table-cell table:formula="of:=[.G$1]*[.$B58]" office:value-type="float" office:value="207.652" calcext:value-type="float">
            <text:p>207.65</text:p>
          </table:table-cell>
          <table:table-cell table:formula="of:=[.H$1]*[.$B58]" office:value-type="float" office:value="311.23370365156" calcext:value-type="float">
            <text:p>311.23</text:p>
          </table:table-cell>
          <table:table-cell table:formula="of:=[.I$1]*[.$B58]" office:value-type="float" office:value="415.304" calcext:value-type="float">
            <text:p>415.30</text:p>
          </table:table-cell>
          <table:table-cell table:formula="of:=[.J$1]*[.$B58]" office:value-type="float" office:value="622.46740730312" calcext:value-type="float">
            <text:p>622.47</text:p>
          </table:table-cell>
          <table:table-cell table:formula="of:=[.K$1]*[.$B58]" office:value-type="float" office:value="830.608" calcext:value-type="float">
            <text:p>830.61</text:p>
          </table:table-cell>
          <table:table-cell table:formula="of:=[.L$1]*[.$B58]" office:value-type="float" office:value="1046.76151749406" calcext:value-type="float">
            <text:p>1046.76</text:p>
          </table:table-cell>
          <table:table-cell table:formula="of:=[.M$1]*[.$B58]" office:value-type="float" office:value="1244.93481460624" calcext:value-type="float">
            <text:p>1244.93</text:p>
          </table:table-cell>
          <table:table-cell table:formula="of:=[.N$1]*[.$B58]" office:value-type="float" office:value="1661.216" calcext:value-type="float">
            <text:p>1661.22</text:p>
          </table:table-cell>
          <table:table-cell/>
          <table:table-cell table:formula="of:=COM.MICROSOFT.CONCAT(TEXT([.F58];&quot;0.00&quot;);&quot;,&quot;)" office:value-type="string" office:string-value="103.83," calcext:value-type="string">
            <text:p>103.83,</text:p>
          </table:table-cell>
          <table:table-cell table:formula="of:=COM.MICROSOFT.CONCAT(TEXT([.G58];&quot;0.00&quot;);&quot;,&quot;)" office:value-type="string" office:string-value="207.65," calcext:value-type="string">
            <text:p>207.65,</text:p>
          </table:table-cell>
          <table:table-cell table:formula="of:=COM.MICROSOFT.CONCAT(TEXT([.H58];&quot;0.00&quot;);&quot;,&quot;)" office:value-type="string" office:string-value="311.23," calcext:value-type="string">
            <text:p>311.23,</text:p>
          </table:table-cell>
          <table:table-cell table:formula="of:=COM.MICROSOFT.CONCAT(TEXT([.I58];&quot;0.00&quot;);&quot;,&quot;)" office:value-type="string" office:string-value="415.30," calcext:value-type="string">
            <text:p>415.30,</text:p>
          </table:table-cell>
          <table:table-cell table:formula="of:=COM.MICROSOFT.CONCAT(TEXT([.J58];&quot;0.00&quot;);&quot;,&quot;)" office:value-type="string" office:string-value="622.47," calcext:value-type="string">
            <text:p>622.47,</text:p>
          </table:table-cell>
          <table:table-cell table:formula="of:=COM.MICROSOFT.CONCAT(TEXT([.K58];&quot;0.00&quot;);&quot;,&quot;)" office:value-type="string" office:string-value="830.61," calcext:value-type="string">
            <text:p>830.61,</text:p>
          </table:table-cell>
          <table:table-cell table:formula="of:=COM.MICROSOFT.CONCAT(TEXT([.L58];&quot;0.00&quot;);&quot;,&quot;)" office:value-type="string" office:string-value="1046.76," calcext:value-type="string">
            <text:p>1046.76,</text:p>
          </table:table-cell>
          <table:table-cell table:formula="of:=COM.MICROSOFT.CONCAT(TEXT([.M58];&quot;0.00&quot;);&quot;,&quot;)" office:value-type="string" office:string-value="1244.93," calcext:value-type="string">
            <text:p>1244.93,</text:p>
          </table:table-cell>
          <table:table-cell table:formula="of:=COM.MICROSOFT.CONCAT(TEXT([.N58];&quot;0.00&quot;);&quot;,&quot;)" office:value-type="string" office:string-value="1661.22," calcext:value-type="string">
            <text:p>1661.22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A3 </text:p>
          </table:table-cell>
          <table:table-cell/>
          <table:table-cell table:formula="of:=[.F$1]*[.$B59]" office:value-type="float" office:value="110" calcext:value-type="float">
            <text:p>110.00</text:p>
          </table:table-cell>
          <table:table-cell table:formula="of:=[.G$1]*[.$B59]" office:value-type="float" office:value="220" calcext:value-type="float">
            <text:p>220.00</text:p>
          </table:table-cell>
          <table:table-cell table:formula="of:=[.H$1]*[.$B59]" office:value-type="float" office:value="329.7411766" calcext:value-type="float">
            <text:p>329.74</text:p>
          </table:table-cell>
          <table:table-cell table:formula="of:=[.I$1]*[.$B59]" office:value-type="float" office:value="440" calcext:value-type="float">
            <text:p>440.00</text:p>
          </table:table-cell>
          <table:table-cell table:formula="of:=[.J$1]*[.$B59]" office:value-type="float" office:value="659.4823532" calcext:value-type="float">
            <text:p>659.48</text:p>
          </table:table-cell>
          <table:table-cell table:formula="of:=[.K$1]*[.$B59]" office:value-type="float" office:value="880" calcext:value-type="float">
            <text:p>880.00</text:p>
          </table:table-cell>
          <table:table-cell table:formula="of:=[.L$1]*[.$B59]" office:value-type="float" office:value="1109.00705916" calcext:value-type="float">
            <text:p>1109.01</text:p>
          </table:table-cell>
          <table:table-cell table:formula="of:=[.M$1]*[.$B59]" office:value-type="float" office:value="1318.9647064" calcext:value-type="float">
            <text:p>1318.96</text:p>
          </table:table-cell>
          <table:table-cell table:formula="of:=[.N$1]*[.$B59]" office:value-type="float" office:value="1760" calcext:value-type="float">
            <text:p>1760.00</text:p>
          </table:table-cell>
          <table:table-cell/>
          <table:table-cell table:formula="of:=COM.MICROSOFT.CONCAT(TEXT([.F59];&quot;0.00&quot;);&quot;,&quot;)" office:value-type="string" office:string-value="110.00," calcext:value-type="string">
            <text:p>110.00,</text:p>
          </table:table-cell>
          <table:table-cell table:formula="of:=COM.MICROSOFT.CONCAT(TEXT([.G59];&quot;0.00&quot;);&quot;,&quot;)" office:value-type="string" office:string-value="220.00," calcext:value-type="string">
            <text:p>220.00,</text:p>
          </table:table-cell>
          <table:table-cell table:formula="of:=COM.MICROSOFT.CONCAT(TEXT([.H59];&quot;0.00&quot;);&quot;,&quot;)" office:value-type="string" office:string-value="329.74," calcext:value-type="string">
            <text:p>329.74,</text:p>
          </table:table-cell>
          <table:table-cell table:formula="of:=COM.MICROSOFT.CONCAT(TEXT([.I59];&quot;0.00&quot;);&quot;,&quot;)" office:value-type="string" office:string-value="440.00," calcext:value-type="string">
            <text:p>440.00,</text:p>
          </table:table-cell>
          <table:table-cell table:formula="of:=COM.MICROSOFT.CONCAT(TEXT([.J59];&quot;0.00&quot;);&quot;,&quot;)" office:value-type="string" office:string-value="659.48," calcext:value-type="string">
            <text:p>659.48,</text:p>
          </table:table-cell>
          <table:table-cell table:formula="of:=COM.MICROSOFT.CONCAT(TEXT([.K59];&quot;0.00&quot;);&quot;,&quot;)" office:value-type="string" office:string-value="880.00," calcext:value-type="string">
            <text:p>880.00,</text:p>
          </table:table-cell>
          <table:table-cell table:formula="of:=COM.MICROSOFT.CONCAT(TEXT([.L59];&quot;0.00&quot;);&quot;,&quot;)" office:value-type="string" office:string-value="1109.01," calcext:value-type="string">
            <text:p>1109.01,</text:p>
          </table:table-cell>
          <table:table-cell table:formula="of:=COM.MICROSOFT.CONCAT(TEXT([.M59];&quot;0.00&quot;);&quot;,&quot;)" office:value-type="string" office:string-value="1318.96," calcext:value-type="string">
            <text:p>1318.96,</text:p>
          </table:table-cell>
          <table:table-cell table:formula="of:=COM.MICROSOFT.CONCAT(TEXT([.N59];&quot;0.00&quot;);&quot;,&quot;)" office:value-type="string" office:string-value="1760.00," calcext:value-type="string">
            <text:p>1760.00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3.082" calcext:value-type="float">
            <text:p>233.082</text:p>
          </table:table-cell>
          <table:table-cell/>
          <table:table-cell office:value-type="string" calcext:value-type="string">
            <text:p>A#3 </text:p>
          </table:table-cell>
          <table:table-cell/>
          <table:table-cell table:formula="of:=[.F$1]*[.$B60]" office:value-type="float" office:value="116.541" calcext:value-type="float">
            <text:p>116.54</text:p>
          </table:table-cell>
          <table:table-cell table:formula="of:=[.G$1]*[.$B60]" office:value-type="float" office:value="233.082" calcext:value-type="float">
            <text:p>233.08</text:p>
          </table:table-cell>
          <table:table-cell table:formula="of:=[.H$1]*[.$B60]" office:value-type="float" office:value="349.34878601946" calcext:value-type="float">
            <text:p>349.35</text:p>
          </table:table-cell>
          <table:table-cell table:formula="of:=[.I$1]*[.$B60]" office:value-type="float" office:value="466.164" calcext:value-type="float">
            <text:p>466.16</text:p>
          </table:table-cell>
          <table:table-cell table:formula="of:=[.J$1]*[.$B60]" office:value-type="float" office:value="698.69757203892" calcext:value-type="float">
            <text:p>698.70</text:p>
          </table:table-cell>
          <table:table-cell table:formula="of:=[.K$1]*[.$B60]" office:value-type="float" office:value="932.328" calcext:value-type="float">
            <text:p>932.33</text:p>
          </table:table-cell>
          <table:table-cell table:formula="of:=[.L$1]*[.$B60]" office:value-type="float" office:value="1174.9526516506" calcext:value-type="float">
            <text:p>1174.95</text:p>
          </table:table-cell>
          <table:table-cell table:formula="of:=[.M$1]*[.$B60]" office:value-type="float" office:value="1397.39514407784" calcext:value-type="float">
            <text:p>1397.40</text:p>
          </table:table-cell>
          <table:table-cell table:formula="of:=[.N$1]*[.$B60]" office:value-type="float" office:value="1864.656" calcext:value-type="float">
            <text:p>1864.66</text:p>
          </table:table-cell>
          <table:table-cell/>
          <table:table-cell table:formula="of:=COM.MICROSOFT.CONCAT(TEXT([.F60];&quot;0.00&quot;);&quot;,&quot;)" office:value-type="string" office:string-value="116.54," calcext:value-type="string">
            <text:p>116.54,</text:p>
          </table:table-cell>
          <table:table-cell table:formula="of:=COM.MICROSOFT.CONCAT(TEXT([.G60];&quot;0.00&quot;);&quot;,&quot;)" office:value-type="string" office:string-value="233.08," calcext:value-type="string">
            <text:p>233.08,</text:p>
          </table:table-cell>
          <table:table-cell table:formula="of:=COM.MICROSOFT.CONCAT(TEXT([.H60];&quot;0.00&quot;);&quot;,&quot;)" office:value-type="string" office:string-value="349.35," calcext:value-type="string">
            <text:p>349.35,</text:p>
          </table:table-cell>
          <table:table-cell table:formula="of:=COM.MICROSOFT.CONCAT(TEXT([.I60];&quot;0.00&quot;);&quot;,&quot;)" office:value-type="string" office:string-value="466.16," calcext:value-type="string">
            <text:p>466.16,</text:p>
          </table:table-cell>
          <table:table-cell table:formula="of:=COM.MICROSOFT.CONCAT(TEXT([.J60];&quot;0.00&quot;);&quot;,&quot;)" office:value-type="string" office:string-value="698.70," calcext:value-type="string">
            <text:p>698.70,</text:p>
          </table:table-cell>
          <table:table-cell table:formula="of:=COM.MICROSOFT.CONCAT(TEXT([.K60];&quot;0.00&quot;);&quot;,&quot;)" office:value-type="string" office:string-value="932.33," calcext:value-type="string">
            <text:p>932.33,</text:p>
          </table:table-cell>
          <table:table-cell table:formula="of:=COM.MICROSOFT.CONCAT(TEXT([.L60];&quot;0.00&quot;);&quot;,&quot;)" office:value-type="string" office:string-value="1174.95," calcext:value-type="string">
            <text:p>1174.95,</text:p>
          </table:table-cell>
          <table:table-cell table:formula="of:=COM.MICROSOFT.CONCAT(TEXT([.M60];&quot;0.00&quot;);&quot;,&quot;)" office:value-type="string" office:string-value="1397.40," calcext:value-type="string">
            <text:p>1397.40,</text:p>
          </table:table-cell>
          <table:table-cell table:formula="of:=COM.MICROSOFT.CONCAT(TEXT([.N60];&quot;0.00&quot;);&quot;,&quot;)" office:value-type="string" office:string-value="1864.66," calcext:value-type="string">
            <text:p>1864.66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46.942" calcext:value-type="float">
            <text:p>246.942</text:p>
          </table:table-cell>
          <table:table-cell/>
          <table:table-cell office:value-type="string" calcext:value-type="string">
            <text:p>B3 </text:p>
          </table:table-cell>
          <table:table-cell/>
          <table:table-cell table:formula="of:=[.F$1]*[.$B61]" office:value-type="float" office:value="123.471" calcext:value-type="float">
            <text:p>123.47</text:p>
          </table:table-cell>
          <table:table-cell table:formula="of:=[.G$1]*[.$B61]" office:value-type="float" office:value="246.942" calcext:value-type="float">
            <text:p>246.94</text:p>
          </table:table-cell>
          <table:table-cell table:formula="of:=[.H$1]*[.$B61]" office:value-type="float" office:value="370.12248014526" calcext:value-type="float">
            <text:p>370.12</text:p>
          </table:table-cell>
          <table:table-cell table:formula="of:=[.I$1]*[.$B61]" office:value-type="float" office:value="493.884" calcext:value-type="float">
            <text:p>493.88</text:p>
          </table:table-cell>
          <table:table-cell table:formula="of:=[.J$1]*[.$B61]" office:value-type="float" office:value="740.24496029052" calcext:value-type="float">
            <text:p>740.24</text:p>
          </table:table-cell>
          <table:table-cell table:formula="of:=[.K$1]*[.$B61]" office:value-type="float" office:value="987.768" calcext:value-type="float">
            <text:p>987.77</text:p>
          </table:table-cell>
          <table:table-cell table:formula="of:=[.L$1]*[.$B61]" office:value-type="float" office:value="1244.82009637768" calcext:value-type="float">
            <text:p>1244.82</text:p>
          </table:table-cell>
          <table:table-cell table:formula="of:=[.M$1]*[.$B61]" office:value-type="float" office:value="1480.48992058104" calcext:value-type="float">
            <text:p>1480.49</text:p>
          </table:table-cell>
          <table:table-cell table:formula="of:=[.N$1]*[.$B61]" office:value-type="float" office:value="1975.536" calcext:value-type="float">
            <text:p>1975.54</text:p>
          </table:table-cell>
          <table:table-cell/>
          <table:table-cell table:formula="of:=COM.MICROSOFT.CONCAT(TEXT([.F61];&quot;0.00&quot;);&quot;,&quot;)" office:value-type="string" office:string-value="123.47," calcext:value-type="string">
            <text:p>123.47,</text:p>
          </table:table-cell>
          <table:table-cell table:formula="of:=COM.MICROSOFT.CONCAT(TEXT([.G61];&quot;0.00&quot;);&quot;,&quot;)" office:value-type="string" office:string-value="246.94," calcext:value-type="string">
            <text:p>246.94,</text:p>
          </table:table-cell>
          <table:table-cell table:formula="of:=COM.MICROSOFT.CONCAT(TEXT([.H61];&quot;0.00&quot;);&quot;,&quot;)" office:value-type="string" office:string-value="370.12," calcext:value-type="string">
            <text:p>370.12,</text:p>
          </table:table-cell>
          <table:table-cell table:formula="of:=COM.MICROSOFT.CONCAT(TEXT([.I61];&quot;0.00&quot;);&quot;,&quot;)" office:value-type="string" office:string-value="493.88," calcext:value-type="string">
            <text:p>493.88,</text:p>
          </table:table-cell>
          <table:table-cell table:formula="of:=COM.MICROSOFT.CONCAT(TEXT([.J61];&quot;0.00&quot;);&quot;,&quot;)" office:value-type="string" office:string-value="740.24," calcext:value-type="string">
            <text:p>740.24,</text:p>
          </table:table-cell>
          <table:table-cell table:formula="of:=COM.MICROSOFT.CONCAT(TEXT([.K61];&quot;0.00&quot;);&quot;,&quot;)" office:value-type="string" office:string-value="987.77," calcext:value-type="string">
            <text:p>987.77,</text:p>
          </table:table-cell>
          <table:table-cell table:formula="of:=COM.MICROSOFT.CONCAT(TEXT([.L61];&quot;0.00&quot;);&quot;,&quot;)" office:value-type="string" office:string-value="1244.82," calcext:value-type="string">
            <text:p>1244.82,</text:p>
          </table:table-cell>
          <table:table-cell table:formula="of:=COM.MICROSOFT.CONCAT(TEXT([.M61];&quot;0.00&quot;);&quot;,&quot;)" office:value-type="string" office:string-value="1480.49," calcext:value-type="string">
            <text:p>1480.49,</text:p>
          </table:table-cell>
          <table:table-cell table:formula="of:=COM.MICROSOFT.CONCAT(TEXT([.N61];&quot;0.00&quot;);&quot;,&quot;)" office:value-type="string" office:string-value="1975.54," calcext:value-type="string">
            <text:p>1975.54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1.626" calcext:value-type="float">
            <text:p>261.626</text:p>
          </table:table-cell>
          <table:table-cell/>
          <table:table-cell office:value-type="string" calcext:value-type="string">
            <text:p>C4 (Middle C)</text:p>
          </table:table-cell>
          <table:table-cell/>
          <table:table-cell table:formula="of:=[.F$1]*[.$B62]" office:value-type="float" office:value="130.813" calcext:value-type="float">
            <text:p>130.81</text:p>
          </table:table-cell>
          <table:table-cell table:formula="of:=[.G$1]*[.$B62]" office:value-type="float" office:value="261.626" calcext:value-type="float">
            <text:p>261.63</text:p>
          </table:table-cell>
          <table:table-cell table:formula="of:=[.H$1]*[.$B62]" office:value-type="float" office:value="392.13120485978" calcext:value-type="float">
            <text:p>392.13</text:p>
          </table:table-cell>
          <table:table-cell table:formula="of:=[.I$1]*[.$B62]" office:value-type="float" office:value="523.252" calcext:value-type="float">
            <text:p>523.25</text:p>
          </table:table-cell>
          <table:table-cell table:formula="of:=[.J$1]*[.$B62]" office:value-type="float" office:value="784.26240971956" calcext:value-type="float">
            <text:p>784.26</text:p>
          </table:table-cell>
          <table:table-cell table:formula="of:=[.K$1]*[.$B62]" office:value-type="float" office:value="1046.504" calcext:value-type="float">
            <text:p>1046.50</text:p>
          </table:table-cell>
          <table:table-cell table:formula="of:=[.L$1]*[.$B62]" office:value-type="float" office:value="1318.84127663543" calcext:value-type="float">
            <text:p>1318.84</text:p>
          </table:table-cell>
          <table:table-cell table:formula="of:=[.M$1]*[.$B62]" office:value-type="float" office:value="1568.52481943912" calcext:value-type="float">
            <text:p>1568.52</text:p>
          </table:table-cell>
          <table:table-cell table:formula="of:=[.N$1]*[.$B62]" office:value-type="float" office:value="2093.008" calcext:value-type="float">
            <text:p>2093.01</text:p>
          </table:table-cell>
          <table:table-cell/>
          <table:table-cell table:formula="of:=COM.MICROSOFT.CONCAT(TEXT([.F62];&quot;0.00&quot;);&quot;,&quot;)" office:value-type="string" office:string-value="130.81," calcext:value-type="string">
            <text:p>130.81,</text:p>
          </table:table-cell>
          <table:table-cell table:formula="of:=COM.MICROSOFT.CONCAT(TEXT([.G62];&quot;0.00&quot;);&quot;,&quot;)" office:value-type="string" office:string-value="261.63," calcext:value-type="string">
            <text:p>261.63,</text:p>
          </table:table-cell>
          <table:table-cell table:formula="of:=COM.MICROSOFT.CONCAT(TEXT([.H62];&quot;0.00&quot;);&quot;,&quot;)" office:value-type="string" office:string-value="392.13," calcext:value-type="string">
            <text:p>392.13,</text:p>
          </table:table-cell>
          <table:table-cell table:formula="of:=COM.MICROSOFT.CONCAT(TEXT([.I62];&quot;0.00&quot;);&quot;,&quot;)" office:value-type="string" office:string-value="523.25," calcext:value-type="string">
            <text:p>523.25,</text:p>
          </table:table-cell>
          <table:table-cell table:formula="of:=COM.MICROSOFT.CONCAT(TEXT([.J62];&quot;0.00&quot;);&quot;,&quot;)" office:value-type="string" office:string-value="784.26," calcext:value-type="string">
            <text:p>784.26,</text:p>
          </table:table-cell>
          <table:table-cell table:formula="of:=COM.MICROSOFT.CONCAT(TEXT([.K62];&quot;0.00&quot;);&quot;,&quot;)" office:value-type="string" office:string-value="1046.50," calcext:value-type="string">
            <text:p>1046.50,</text:p>
          </table:table-cell>
          <table:table-cell table:formula="of:=COM.MICROSOFT.CONCAT(TEXT([.L62];&quot;0.00&quot;);&quot;,&quot;)" office:value-type="string" office:string-value="1318.84," calcext:value-type="string">
            <text:p>1318.84,</text:p>
          </table:table-cell>
          <table:table-cell table:formula="of:=COM.MICROSOFT.CONCAT(TEXT([.M62];&quot;0.00&quot;);&quot;,&quot;)" office:value-type="string" office:string-value="1568.52," calcext:value-type="string">
            <text:p>1568.52,</text:p>
          </table:table-cell>
          <table:table-cell table:formula="of:=COM.MICROSOFT.CONCAT(TEXT([.N62];&quot;0.00&quot;);&quot;,&quot;)" office:value-type="string" office:string-value="2093.01," calcext:value-type="string">
            <text:p>2093.01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77.183" calcext:value-type="float">
            <text:p>277.183</text:p>
          </table:table-cell>
          <table:table-cell/>
          <table:table-cell office:value-type="string" calcext:value-type="string">
            <text:p>C#4 </text:p>
          </table:table-cell>
          <table:table-cell/>
          <table:table-cell table:formula="of:=[.F$1]*[.$B63]" office:value-type="float" office:value="138.5915" calcext:value-type="float">
            <text:p>138.59</text:p>
          </table:table-cell>
          <table:table-cell table:formula="of:=[.G$1]*[.$B63]" office:value-type="float" office:value="277.183" calcext:value-type="float">
            <text:p>277.18</text:p>
          </table:table-cell>
          <table:table-cell table:formula="of:=[.H$1]*[.$B63]" office:value-type="float" office:value="415.44840251599" calcext:value-type="float">
            <text:p>415.45</text:p>
          </table:table-cell>
          <table:table-cell table:formula="of:=[.I$1]*[.$B63]" office:value-type="float" office:value="554.366" calcext:value-type="float">
            <text:p>554.37</text:p>
          </table:table-cell>
          <table:table-cell table:formula="of:=[.J$1]*[.$B63]" office:value-type="float" office:value="830.89680503198" calcext:value-type="float">
            <text:p>830.90</text:p>
          </table:table-cell>
          <table:table-cell table:formula="of:=[.K$1]*[.$B63]" office:value-type="float" office:value="1108.732" calcext:value-type="float">
            <text:p>1108.73</text:p>
          </table:table-cell>
          <table:table-cell table:formula="of:=[.L$1]*[.$B63]" office:value-type="float" office:value="1397.26319854157" calcext:value-type="float">
            <text:p>1397.26</text:p>
          </table:table-cell>
          <table:table-cell table:formula="of:=[.M$1]*[.$B63]" office:value-type="float" office:value="1661.79361006396" calcext:value-type="float">
            <text:p>1661.79</text:p>
          </table:table-cell>
          <table:table-cell table:formula="of:=[.N$1]*[.$B63]" office:value-type="float" office:value="2217.464" calcext:value-type="float">
            <text:p>2217.46</text:p>
          </table:table-cell>
          <table:table-cell table:style-name="ce3"/>
          <table:table-cell table:formula="of:=COM.MICROSOFT.CONCAT(TEXT([.F63];&quot;0.00&quot;);&quot;,&quot;)" office:value-type="string" office:string-value="138.59," calcext:value-type="string">
            <text:p>138.59,</text:p>
          </table:table-cell>
          <table:table-cell table:formula="of:=COM.MICROSOFT.CONCAT(TEXT([.G63];&quot;0.00&quot;);&quot;,&quot;)" office:value-type="string" office:string-value="277.18," calcext:value-type="string">
            <text:p>277.18,</text:p>
          </table:table-cell>
          <table:table-cell table:formula="of:=COM.MICROSOFT.CONCAT(TEXT([.H63];&quot;0.00&quot;);&quot;,&quot;)" office:value-type="string" office:string-value="415.45," calcext:value-type="string">
            <text:p>415.45,</text:p>
          </table:table-cell>
          <table:table-cell table:formula="of:=COM.MICROSOFT.CONCAT(TEXT([.I63];&quot;0.00&quot;);&quot;,&quot;)" office:value-type="string" office:string-value="554.37," calcext:value-type="string">
            <text:p>554.37,</text:p>
          </table:table-cell>
          <table:table-cell table:formula="of:=COM.MICROSOFT.CONCAT(TEXT([.J63];&quot;0.00&quot;);&quot;,&quot;)" office:value-type="string" office:string-value="830.90," calcext:value-type="string">
            <text:p>830.90,</text:p>
          </table:table-cell>
          <table:table-cell table:formula="of:=COM.MICROSOFT.CONCAT(TEXT([.K63];&quot;0.00&quot;);&quot;,&quot;)" office:value-type="string" office:string-value="1108.73," calcext:value-type="string">
            <text:p>1108.73,</text:p>
          </table:table-cell>
          <table:table-cell table:formula="of:=COM.MICROSOFT.CONCAT(TEXT([.L63];&quot;0.00&quot;);&quot;,&quot;)" office:value-type="string" office:string-value="1397.26," calcext:value-type="string">
            <text:p>1397.26,</text:p>
          </table:table-cell>
          <table:table-cell table:formula="of:=COM.MICROSOFT.CONCAT(TEXT([.M63];&quot;0.00&quot;);&quot;,&quot;)" office:value-type="string" office:string-value="1661.79," calcext:value-type="string">
            <text:p>1661.79,</text:p>
          </table:table-cell>
          <table:table-cell table:formula="of:=COM.MICROSOFT.CONCAT(TEXT([.N63];&quot;0.00&quot;);&quot;,&quot;)" office:value-type="string" office:string-value="2217.46," calcext:value-type="string">
            <text:p>2217.46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93.665" calcext:value-type="float">
            <text:p>293.665</text:p>
          </table:table-cell>
          <table:table-cell/>
          <table:table-cell office:value-type="string" calcext:value-type="string">
            <text:p>D4 </text:p>
          </table:table-cell>
          <table:table-cell/>
          <table:table-cell table:formula="of:=[.F$1]*[.$B64]" office:value-type="float" office:value="146.8325" calcext:value-type="float">
            <text:p>146.83</text:p>
          </table:table-cell>
          <table:table-cell table:formula="of:=[.G$1]*[.$B64]" office:value-type="float" office:value="293.665" calcext:value-type="float">
            <text:p>293.67</text:p>
          </table:table-cell>
          <table:table-cell table:formula="of:=[.H$1]*[.$B64]" office:value-type="float" office:value="440.15201193745" calcext:value-type="float">
            <text:p>440.15</text:p>
          </table:table-cell>
          <table:table-cell table:formula="of:=[.I$1]*[.$B64]" office:value-type="float" office:value="587.33" calcext:value-type="float">
            <text:p>587.33</text:p>
          </table:table-cell>
          <table:table-cell table:formula="of:=[.J$1]*[.$B64]" office:value-type="float" office:value="880.3040238749" calcext:value-type="float">
            <text:p>880.30</text:p>
          </table:table-cell>
          <table:table-cell table:formula="of:=[.K$1]*[.$B64]" office:value-type="float" office:value="1174.66" calcext:value-type="float">
            <text:p>1174.66</text:p>
          </table:table-cell>
          <table:table-cell table:formula="of:=[.L$1]*[.$B64]" office:value-type="float" office:value="1480.34799103737" calcext:value-type="float">
            <text:p>1480.35</text:p>
          </table:table-cell>
          <table:table-cell table:formula="of:=[.M$1]*[.$B64]" office:value-type="float" office:value="1760.6080477498" calcext:value-type="float">
            <text:p>1760.61</text:p>
          </table:table-cell>
          <table:table-cell table:formula="of:=[.N$1]*[.$B64]" office:value-type="float" office:value="2349.32" calcext:value-type="float">
            <text:p>2349.32</text:p>
          </table:table-cell>
          <table:table-cell/>
          <table:table-cell table:formula="of:=COM.MICROSOFT.CONCAT(TEXT([.F64];&quot;0.00&quot;);&quot;,&quot;)" office:value-type="string" office:string-value="146.83," calcext:value-type="string">
            <text:p>146.83,</text:p>
          </table:table-cell>
          <table:table-cell table:formula="of:=COM.MICROSOFT.CONCAT(TEXT([.G64];&quot;0.00&quot;);&quot;,&quot;)" office:value-type="string" office:string-value="293.67," calcext:value-type="string">
            <text:p>293.67,</text:p>
          </table:table-cell>
          <table:table-cell table:formula="of:=COM.MICROSOFT.CONCAT(TEXT([.H64];&quot;0.00&quot;);&quot;,&quot;)" office:value-type="string" office:string-value="440.15," calcext:value-type="string">
            <text:p>440.15,</text:p>
          </table:table-cell>
          <table:table-cell table:formula="of:=COM.MICROSOFT.CONCAT(TEXT([.I64];&quot;0.00&quot;);&quot;,&quot;)" office:value-type="string" office:string-value="587.33," calcext:value-type="string">
            <text:p>587.33,</text:p>
          </table:table-cell>
          <table:table-cell table:formula="of:=COM.MICROSOFT.CONCAT(TEXT([.J64];&quot;0.00&quot;);&quot;,&quot;)" office:value-type="string" office:string-value="880.30," calcext:value-type="string">
            <text:p>880.30,</text:p>
          </table:table-cell>
          <table:table-cell table:formula="of:=COM.MICROSOFT.CONCAT(TEXT([.K64];&quot;0.00&quot;);&quot;,&quot;)" office:value-type="string" office:string-value="1174.66," calcext:value-type="string">
            <text:p>1174.66,</text:p>
          </table:table-cell>
          <table:table-cell table:formula="of:=COM.MICROSOFT.CONCAT(TEXT([.L64];&quot;0.00&quot;);&quot;,&quot;)" office:value-type="string" office:string-value="1480.35," calcext:value-type="string">
            <text:p>1480.35,</text:p>
          </table:table-cell>
          <table:table-cell table:formula="of:=COM.MICROSOFT.CONCAT(TEXT([.M64];&quot;0.00&quot;);&quot;,&quot;)" office:value-type="string" office:string-value="1760.61," calcext:value-type="string">
            <text:p>1760.61,</text:p>
          </table:table-cell>
          <table:table-cell table:formula="of:=COM.MICROSOFT.CONCAT(TEXT([.N64];&quot;0.00&quot;);&quot;,&quot;)" office:value-type="string" office:string-value="2349.32," calcext:value-type="string">
            <text:p>2349.32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1.127" calcext:value-type="float">
            <text:p>311.127</text:p>
          </table:table-cell>
          <table:table-cell/>
          <table:table-cell office:value-type="string" calcext:value-type="string">
            <text:p>D#4 </text:p>
          </table:table-cell>
          <table:table-cell/>
          <table:table-cell table:formula="of:=[.F$1]*[.$B65]" office:value-type="float" office:value="155.5635" calcext:value-type="float">
            <text:p>155.56</text:p>
          </table:table-cell>
          <table:table-cell table:formula="of:=[.G$1]*[.$B65]" office:value-type="float" office:value="311.127" calcext:value-type="float">
            <text:p>311.13</text:p>
          </table:table-cell>
          <table:table-cell table:formula="of:=[.H$1]*[.$B65]" office:value-type="float" office:value="466.32446841831" calcext:value-type="float">
            <text:p>466.32</text:p>
          </table:table-cell>
          <table:table-cell table:formula="of:=[.I$1]*[.$B65]" office:value-type="float" office:value="622.254" calcext:value-type="float">
            <text:p>622.25</text:p>
          </table:table-cell>
          <table:table-cell table:formula="of:=[.J$1]*[.$B65]" office:value-type="float" office:value="932.64893683662" calcext:value-type="float">
            <text:p>932.65</text:p>
          </table:table-cell>
          <table:table-cell table:formula="of:=[.K$1]*[.$B65]" office:value-type="float" office:value="1244.508" calcext:value-type="float">
            <text:p>1244.51</text:p>
          </table:table-cell>
          <table:table-cell table:formula="of:=[.L$1]*[.$B65]" office:value-type="float" office:value="1568.37290588761" calcext:value-type="float">
            <text:p>1568.37</text:p>
          </table:table-cell>
          <table:table-cell table:formula="of:=[.M$1]*[.$B65]" office:value-type="float" office:value="1865.29787367324" calcext:value-type="float">
            <text:p>1865.30</text:p>
          </table:table-cell>
          <table:table-cell table:formula="of:=[.N$1]*[.$B65]" office:value-type="float" office:value="2489.016" calcext:value-type="float">
            <text:p>2489.02</text:p>
          </table:table-cell>
          <table:table-cell/>
          <table:table-cell table:formula="of:=COM.MICROSOFT.CONCAT(TEXT([.F65];&quot;0.00&quot;);&quot;,&quot;)" office:value-type="string" office:string-value="155.56," calcext:value-type="string">
            <text:p>155.56,</text:p>
          </table:table-cell>
          <table:table-cell table:formula="of:=COM.MICROSOFT.CONCAT(TEXT([.G65];&quot;0.00&quot;);&quot;,&quot;)" office:value-type="string" office:string-value="311.13," calcext:value-type="string">
            <text:p>311.13,</text:p>
          </table:table-cell>
          <table:table-cell table:formula="of:=COM.MICROSOFT.CONCAT(TEXT([.H65];&quot;0.00&quot;);&quot;,&quot;)" office:value-type="string" office:string-value="466.32," calcext:value-type="string">
            <text:p>466.32,</text:p>
          </table:table-cell>
          <table:table-cell table:formula="of:=COM.MICROSOFT.CONCAT(TEXT([.I65];&quot;0.00&quot;);&quot;,&quot;)" office:value-type="string" office:string-value="622.25," calcext:value-type="string">
            <text:p>622.25,</text:p>
          </table:table-cell>
          <table:table-cell table:formula="of:=COM.MICROSOFT.CONCAT(TEXT([.J65];&quot;0.00&quot;);&quot;,&quot;)" office:value-type="string" office:string-value="932.65," calcext:value-type="string">
            <text:p>932.65,</text:p>
          </table:table-cell>
          <table:table-cell table:formula="of:=COM.MICROSOFT.CONCAT(TEXT([.K65];&quot;0.00&quot;);&quot;,&quot;)" office:value-type="string" office:string-value="1244.51," calcext:value-type="string">
            <text:p>1244.51,</text:p>
          </table:table-cell>
          <table:table-cell table:formula="of:=COM.MICROSOFT.CONCAT(TEXT([.L65];&quot;0.00&quot;);&quot;,&quot;)" office:value-type="string" office:string-value="1568.37," calcext:value-type="string">
            <text:p>1568.37,</text:p>
          </table:table-cell>
          <table:table-cell table:formula="of:=COM.MICROSOFT.CONCAT(TEXT([.M65];&quot;0.00&quot;);&quot;,&quot;)" office:value-type="string" office:string-value="1865.30," calcext:value-type="string">
            <text:p>1865.30,</text:p>
          </table:table-cell>
          <table:table-cell table:formula="of:=COM.MICROSOFT.CONCAT(TEXT([.N65];&quot;0.00&quot;);&quot;,&quot;)" office:value-type="string" office:string-value="2489.02," calcext:value-type="string">
            <text:p>2489.02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9.628" calcext:value-type="float">
            <text:p>329.628</text:p>
          </table:table-cell>
          <table:table-cell/>
          <table:table-cell office:value-type="string" calcext:value-type="string">
            <text:p>E4 </text:p>
          </table:table-cell>
          <table:table-cell/>
          <table:table-cell table:formula="of:=[.F$1]*[.$B66]" office:value-type="float" office:value="164.814" calcext:value-type="float">
            <text:p>164.81</text:p>
          </table:table-cell>
          <table:table-cell table:formula="of:=[.G$1]*[.$B66]" office:value-type="float" office:value="329.628" calcext:value-type="float">
            <text:p>329.63</text:p>
          </table:table-cell>
          <table:table-cell table:formula="of:=[.H$1]*[.$B66]" office:value-type="float" office:value="494.05420254684" calcext:value-type="float">
            <text:p>494.05</text:p>
          </table:table-cell>
          <table:table-cell table:formula="of:=[.I$1]*[.$B66]" office:value-type="float" office:value="659.256" calcext:value-type="float">
            <text:p>659.26</text:p>
          </table:table-cell>
          <table:table-cell table:formula="of:=[.J$1]*[.$B66]" office:value-type="float" office:value="988.10840509368" calcext:value-type="float">
            <text:p>988.11</text:p>
          </table:table-cell>
          <table:table-cell table:formula="of:=[.K$1]*[.$B66]" office:value-type="float" office:value="1318.512" calcext:value-type="float">
            <text:p>1318.51</text:p>
          </table:table-cell>
          <table:table-cell table:formula="of:=[.L$1]*[.$B66]" office:value-type="float" office:value="1661.63535862178" calcext:value-type="float">
            <text:p>1661.64</text:p>
          </table:table-cell>
          <table:table-cell table:formula="of:=[.M$1]*[.$B66]" office:value-type="float" office:value="1976.21681018736" calcext:value-type="float">
            <text:p>1976.22</text:p>
          </table:table-cell>
          <table:table-cell table:formula="of:=[.N$1]*[.$B66]" office:value-type="float" office:value="2637.024" calcext:value-type="float">
            <text:p>2637.02</text:p>
          </table:table-cell>
          <table:table-cell/>
          <table:table-cell table:formula="of:=COM.MICROSOFT.CONCAT(TEXT([.F66];&quot;0.00&quot;);&quot;,&quot;)" office:value-type="string" office:string-value="164.81," calcext:value-type="string">
            <text:p>164.81,</text:p>
          </table:table-cell>
          <table:table-cell table:formula="of:=COM.MICROSOFT.CONCAT(TEXT([.G66];&quot;0.00&quot;);&quot;,&quot;)" office:value-type="string" office:string-value="329.63," calcext:value-type="string">
            <text:p>329.63,</text:p>
          </table:table-cell>
          <table:table-cell table:formula="of:=COM.MICROSOFT.CONCAT(TEXT([.H66];&quot;0.00&quot;);&quot;,&quot;)" office:value-type="string" office:string-value="494.05," calcext:value-type="string">
            <text:p>494.05,</text:p>
          </table:table-cell>
          <table:table-cell table:formula="of:=COM.MICROSOFT.CONCAT(TEXT([.I66];&quot;0.00&quot;);&quot;,&quot;)" office:value-type="string" office:string-value="659.26," calcext:value-type="string">
            <text:p>659.26,</text:p>
          </table:table-cell>
          <table:table-cell table:formula="of:=COM.MICROSOFT.CONCAT(TEXT([.J66];&quot;0.00&quot;);&quot;,&quot;)" office:value-type="string" office:string-value="988.11," calcext:value-type="string">
            <text:p>988.11,</text:p>
          </table:table-cell>
          <table:table-cell table:formula="of:=COM.MICROSOFT.CONCAT(TEXT([.K66];&quot;0.00&quot;);&quot;,&quot;)" office:value-type="string" office:string-value="1318.51," calcext:value-type="string">
            <text:p>1318.51,</text:p>
          </table:table-cell>
          <table:table-cell table:formula="of:=COM.MICROSOFT.CONCAT(TEXT([.L66];&quot;0.00&quot;);&quot;,&quot;)" office:value-type="string" office:string-value="1661.64," calcext:value-type="string">
            <text:p>1661.64,</text:p>
          </table:table-cell>
          <table:table-cell table:formula="of:=COM.MICROSOFT.CONCAT(TEXT([.M66];&quot;0.00&quot;);&quot;,&quot;)" office:value-type="string" office:string-value="1976.22," calcext:value-type="string">
            <text:p>1976.22,</text:p>
          </table:table-cell>
          <table:table-cell table:formula="of:=COM.MICROSOFT.CONCAT(TEXT([.N66];&quot;0.00&quot;);&quot;,&quot;)" office:value-type="string" office:string-value="2637.02," calcext:value-type="string">
            <text:p>2637.02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49.228" calcext:value-type="float">
            <text:p>349.228</text:p>
          </table:table-cell>
          <table:table-cell/>
          <table:table-cell office:value-type="string" calcext:value-type="string">
            <text:p>F4 </text:p>
          </table:table-cell>
          <table:table-cell/>
          <table:table-cell table:formula="of:=[.F$1]*[.$B67]" office:value-type="float" office:value="174.614" calcext:value-type="float">
            <text:p>174.61</text:p>
          </table:table-cell>
          <table:table-cell table:formula="of:=[.G$1]*[.$B67]" office:value-type="float" office:value="349.228" calcext:value-type="float">
            <text:p>349.23</text:p>
          </table:table-cell>
          <table:table-cell table:formula="of:=[.H$1]*[.$B67]" office:value-type="float" office:value="523.43114373484" calcext:value-type="float">
            <text:p>523.43</text:p>
          </table:table-cell>
          <table:table-cell table:formula="of:=[.I$1]*[.$B67]" office:value-type="float" office:value="698.456" calcext:value-type="float">
            <text:p>698.46</text:p>
          </table:table-cell>
          <table:table-cell table:formula="of:=[.J$1]*[.$B67]" office:value-type="float" office:value="1046.86228746968" calcext:value-type="float">
            <text:p>1046.86</text:p>
          </table:table-cell>
          <table:table-cell table:formula="of:=[.K$1]*[.$B67]" office:value-type="float" office:value="1396.912" calcext:value-type="float">
            <text:p>1396.91</text:p>
          </table:table-cell>
          <table:table-cell table:formula="of:=[.L$1]*[.$B67]" office:value-type="float" office:value="1760.43780571058" calcext:value-type="float">
            <text:p>1760.44</text:p>
          </table:table-cell>
          <table:table-cell table:formula="of:=[.M$1]*[.$B67]" office:value-type="float" office:value="2093.72457493936" calcext:value-type="float">
            <text:p>2093.72</text:p>
          </table:table-cell>
          <table:table-cell table:formula="of:=[.N$1]*[.$B67]" office:value-type="float" office:value="2793.824" calcext:value-type="float">
            <text:p>2793.82</text:p>
          </table:table-cell>
          <table:table-cell/>
          <table:table-cell table:formula="of:=COM.MICROSOFT.CONCAT(TEXT([.F67];&quot;0.00&quot;);&quot;,&quot;)" office:value-type="string" office:string-value="174.61," calcext:value-type="string">
            <text:p>174.61,</text:p>
          </table:table-cell>
          <table:table-cell table:formula="of:=COM.MICROSOFT.CONCAT(TEXT([.G67];&quot;0.00&quot;);&quot;,&quot;)" office:value-type="string" office:string-value="349.23," calcext:value-type="string">
            <text:p>349.23,</text:p>
          </table:table-cell>
          <table:table-cell table:formula="of:=COM.MICROSOFT.CONCAT(TEXT([.H67];&quot;0.00&quot;);&quot;,&quot;)" office:value-type="string" office:string-value="523.43," calcext:value-type="string">
            <text:p>523.43,</text:p>
          </table:table-cell>
          <table:table-cell table:formula="of:=COM.MICROSOFT.CONCAT(TEXT([.I67];&quot;0.00&quot;);&quot;,&quot;)" office:value-type="string" office:string-value="698.46," calcext:value-type="string">
            <text:p>698.46,</text:p>
          </table:table-cell>
          <table:table-cell table:formula="of:=COM.MICROSOFT.CONCAT(TEXT([.J67];&quot;0.00&quot;);&quot;,&quot;)" office:value-type="string" office:string-value="1046.86," calcext:value-type="string">
            <text:p>1046.86,</text:p>
          </table:table-cell>
          <table:table-cell table:formula="of:=COM.MICROSOFT.CONCAT(TEXT([.K67];&quot;0.00&quot;);&quot;,&quot;)" office:value-type="string" office:string-value="1396.91," calcext:value-type="string">
            <text:p>1396.91,</text:p>
          </table:table-cell>
          <table:table-cell table:formula="of:=COM.MICROSOFT.CONCAT(TEXT([.L67];&quot;0.00&quot;);&quot;,&quot;)" office:value-type="string" office:string-value="1760.44," calcext:value-type="string">
            <text:p>1760.44,</text:p>
          </table:table-cell>
          <table:table-cell table:formula="of:=COM.MICROSOFT.CONCAT(TEXT([.M67];&quot;0.00&quot;);&quot;,&quot;)" office:value-type="string" office:string-value="2093.72," calcext:value-type="string">
            <text:p>2093.72,</text:p>
          </table:table-cell>
          <table:table-cell table:formula="of:=COM.MICROSOFT.CONCAT(TEXT([.N67];&quot;0.00&quot;);&quot;,&quot;)" office:value-type="string" office:string-value="2793.82," calcext:value-type="string">
            <text:p>2793.82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69.994" calcext:value-type="float">
            <text:p>369.994</text:p>
          </table:table-cell>
          <table:table-cell/>
          <table:table-cell office:value-type="string" calcext:value-type="string">
            <text:p>F#4 </text:p>
          </table:table-cell>
          <table:table-cell/>
          <table:table-cell table:formula="of:=[.F$1]*[.$B68]" office:value-type="float" office:value="184.997" calcext:value-type="float">
            <text:p>185.00</text:p>
          </table:table-cell>
          <table:table-cell table:formula="of:=[.G$1]*[.$B68]" office:value-type="float" office:value="369.994" calcext:value-type="float">
            <text:p>369.99</text:p>
          </table:table-cell>
          <table:table-cell table:formula="of:=[.H$1]*[.$B68]" office:value-type="float" office:value="554.55571315882" calcext:value-type="float">
            <text:p>554.56</text:p>
          </table:table-cell>
          <table:table-cell table:formula="of:=[.I$1]*[.$B68]" office:value-type="float" office:value="739.988" calcext:value-type="float">
            <text:p>739.99</text:p>
          </table:table-cell>
          <table:table-cell table:formula="of:=[.J$1]*[.$B68]" office:value-type="float" office:value="1109.11142631764" calcext:value-type="float">
            <text:p>1109.11</text:p>
          </table:table-cell>
          <table:table-cell table:formula="of:=[.K$1]*[.$B68]" office:value-type="float" office:value="1479.976" calcext:value-type="float">
            <text:p>1479.98</text:p>
          </table:table-cell>
          <table:table-cell table:formula="of:=[.L$1]*[.$B68]" office:value-type="float" office:value="1865.11799021293" calcext:value-type="float">
            <text:p>1865.12</text:p>
          </table:table-cell>
          <table:table-cell table:formula="of:=[.M$1]*[.$B68]" office:value-type="float" office:value="2218.22285263528" calcext:value-type="float">
            <text:p>2218.22</text:p>
          </table:table-cell>
          <table:table-cell table:formula="of:=[.N$1]*[.$B68]" office:value-type="float" office:value="2959.952" calcext:value-type="float">
            <text:p>2959.95</text:p>
          </table:table-cell>
          <table:table-cell/>
          <table:table-cell table:formula="of:=COM.MICROSOFT.CONCAT(TEXT([.F68];&quot;0.00&quot;);&quot;,&quot;)" office:value-type="string" office:string-value="185.00," calcext:value-type="string">
            <text:p>185.00,</text:p>
          </table:table-cell>
          <table:table-cell table:formula="of:=COM.MICROSOFT.CONCAT(TEXT([.G68];&quot;0.00&quot;);&quot;,&quot;)" office:value-type="string" office:string-value="369.99," calcext:value-type="string">
            <text:p>369.99,</text:p>
          </table:table-cell>
          <table:table-cell table:formula="of:=COM.MICROSOFT.CONCAT(TEXT([.H68];&quot;0.00&quot;);&quot;,&quot;)" office:value-type="string" office:string-value="554.56," calcext:value-type="string">
            <text:p>554.56,</text:p>
          </table:table-cell>
          <table:table-cell table:formula="of:=COM.MICROSOFT.CONCAT(TEXT([.I68];&quot;0.00&quot;);&quot;,&quot;)" office:value-type="string" office:string-value="739.99," calcext:value-type="string">
            <text:p>739.99,</text:p>
          </table:table-cell>
          <table:table-cell table:formula="of:=COM.MICROSOFT.CONCAT(TEXT([.J68];&quot;0.00&quot;);&quot;,&quot;)" office:value-type="string" office:string-value="1109.11," calcext:value-type="string">
            <text:p>1109.11,</text:p>
          </table:table-cell>
          <table:table-cell table:formula="of:=COM.MICROSOFT.CONCAT(TEXT([.K68];&quot;0.00&quot;);&quot;,&quot;)" office:value-type="string" office:string-value="1479.98," calcext:value-type="string">
            <text:p>1479.98,</text:p>
          </table:table-cell>
          <table:table-cell table:formula="of:=COM.MICROSOFT.CONCAT(TEXT([.L68];&quot;0.00&quot;);&quot;,&quot;)" office:value-type="string" office:string-value="1865.12," calcext:value-type="string">
            <text:p>1865.12,</text:p>
          </table:table-cell>
          <table:table-cell table:formula="of:=COM.MICROSOFT.CONCAT(TEXT([.M68];&quot;0.00&quot;);&quot;,&quot;)" office:value-type="string" office:string-value="2218.22," calcext:value-type="string">
            <text:p>2218.22,</text:p>
          </table:table-cell>
          <table:table-cell table:formula="of:=COM.MICROSOFT.CONCAT(TEXT([.N68];&quot;0.00&quot;);&quot;,&quot;)" office:value-type="string" office:string-value="2959.95," calcext:value-type="string">
            <text:p>2959.95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91.995" calcext:value-type="float">
            <text:p>391.995</text:p>
          </table:table-cell>
          <table:table-cell/>
          <table:table-cell office:value-type="string" calcext:value-type="string">
            <text:p>G4 </text:p>
          </table:table-cell>
          <table:table-cell/>
          <table:table-cell table:formula="of:=[.F$1]*[.$B69]" office:value-type="float" office:value="195.9975" calcext:value-type="float">
            <text:p>196.00</text:p>
          </table:table-cell>
          <table:table-cell table:formula="of:=[.G$1]*[.$B69]" office:value-type="float" office:value="391.995" calcext:value-type="float">
            <text:p>392.00</text:p>
          </table:table-cell>
          <table:table-cell table:formula="of:=[.H$1]*[.$B69]" office:value-type="float" office:value="587.53132964235" calcext:value-type="float">
            <text:p>587.53</text:p>
          </table:table-cell>
          <table:table-cell table:formula="of:=[.I$1]*[.$B69]" office:value-type="float" office:value="783.99" calcext:value-type="float">
            <text:p>783.99</text:p>
          </table:table-cell>
          <table:table-cell table:formula="of:=[.J$1]*[.$B69]" office:value-type="float" office:value="1175.0626592847" calcext:value-type="float">
            <text:p>1175.06</text:p>
          </table:table-cell>
          <table:table-cell table:formula="of:=[.K$1]*[.$B69]" office:value-type="float" office:value="1567.98" calcext:value-type="float">
            <text:p>1567.98</text:p>
          </table:table-cell>
          <table:table-cell table:formula="of:=[.L$1]*[.$B69]" office:value-type="float" office:value="1976.02373707011" calcext:value-type="float">
            <text:p>1976.02</text:p>
          </table:table-cell>
          <table:table-cell table:formula="of:=[.M$1]*[.$B69]" office:value-type="float" office:value="2350.1253185694" calcext:value-type="float">
            <text:p>2350.13</text:p>
          </table:table-cell>
          <table:table-cell table:formula="of:=[.N$1]*[.$B69]" office:value-type="float" office:value="3135.96" calcext:value-type="float">
            <text:p>3135.96</text:p>
          </table:table-cell>
          <table:table-cell/>
          <table:table-cell table:formula="of:=COM.MICROSOFT.CONCAT(TEXT([.F69];&quot;0.00&quot;);&quot;,&quot;)" office:value-type="string" office:string-value="196.00," calcext:value-type="string">
            <text:p>196.00,</text:p>
          </table:table-cell>
          <table:table-cell table:formula="of:=COM.MICROSOFT.CONCAT(TEXT([.G69];&quot;0.00&quot;);&quot;,&quot;)" office:value-type="string" office:string-value="392.00," calcext:value-type="string">
            <text:p>392.00,</text:p>
          </table:table-cell>
          <table:table-cell table:formula="of:=COM.MICROSOFT.CONCAT(TEXT([.H69];&quot;0.00&quot;);&quot;,&quot;)" office:value-type="string" office:string-value="587.53," calcext:value-type="string">
            <text:p>587.53,</text:p>
          </table:table-cell>
          <table:table-cell table:formula="of:=COM.MICROSOFT.CONCAT(TEXT([.I69];&quot;0.00&quot;);&quot;,&quot;)" office:value-type="string" office:string-value="783.99," calcext:value-type="string">
            <text:p>783.99,</text:p>
          </table:table-cell>
          <table:table-cell table:formula="of:=COM.MICROSOFT.CONCAT(TEXT([.J69];&quot;0.00&quot;);&quot;,&quot;)" office:value-type="string" office:string-value="1175.06," calcext:value-type="string">
            <text:p>1175.06,</text:p>
          </table:table-cell>
          <table:table-cell table:formula="of:=COM.MICROSOFT.CONCAT(TEXT([.K69];&quot;0.00&quot;);&quot;,&quot;)" office:value-type="string" office:string-value="1567.98," calcext:value-type="string">
            <text:p>1567.98,</text:p>
          </table:table-cell>
          <table:table-cell table:formula="of:=COM.MICROSOFT.CONCAT(TEXT([.L69];&quot;0.00&quot;);&quot;,&quot;)" office:value-type="string" office:string-value="1976.02," calcext:value-type="string">
            <text:p>1976.02,</text:p>
          </table:table-cell>
          <table:table-cell table:formula="of:=COM.MICROSOFT.CONCAT(TEXT([.M69];&quot;0.00&quot;);&quot;,&quot;)" office:value-type="string" office:string-value="2350.13," calcext:value-type="string">
            <text:p>2350.13,</text:p>
          </table:table-cell>
          <table:table-cell table:formula="of:=COM.MICROSOFT.CONCAT(TEXT([.N69];&quot;0.00&quot;);&quot;,&quot;)" office:value-type="string" office:string-value="3135.96," calcext:value-type="string">
            <text:p>3135.96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15.305" calcext:value-type="float">
            <text:p>415.305</text:p>
          </table:table-cell>
          <table:table-cell/>
          <table:table-cell office:value-type="string" calcext:value-type="string">
            <text:p>G#4 </text:p>
          </table:table-cell>
          <table:table-cell/>
          <table:table-cell table:formula="of:=[.F$1]*[.$B70]" office:value-type="float" office:value="207.6525" calcext:value-type="float">
            <text:p>207.65</text:p>
          </table:table-cell>
          <table:table-cell table:formula="of:=[.G$1]*[.$B70]" office:value-type="float" office:value="415.305" calcext:value-type="float">
            <text:p>415.31</text:p>
          </table:table-cell>
          <table:table-cell table:formula="of:=[.H$1]*[.$B70]" office:value-type="float" office:value="622.46890612665" calcext:value-type="float">
            <text:p>622.47</text:p>
          </table:table-cell>
          <table:table-cell table:formula="of:=[.I$1]*[.$B70]" office:value-type="float" office:value="830.61" calcext:value-type="float">
            <text:p>830.61</text:p>
          </table:table-cell>
          <table:table-cell table:formula="of:=[.J$1]*[.$B70]" office:value-type="float" office:value="1244.9378122533" calcext:value-type="float">
            <text:p>1244.94</text:p>
          </table:table-cell>
          <table:table-cell table:formula="of:=[.K$1]*[.$B70]" office:value-type="float" office:value="1661.22" calcext:value-type="float">
            <text:p>1661.22</text:p>
          </table:table-cell>
          <table:table-cell table:formula="of:=[.L$1]*[.$B70]" office:value-type="float" office:value="2093.52807592929" calcext:value-type="float">
            <text:p>2093.53</text:p>
          </table:table-cell>
          <table:table-cell table:formula="of:=[.M$1]*[.$B70]" office:value-type="float" office:value="2489.8756245066" calcext:value-type="float">
            <text:p>2489.88</text:p>
          </table:table-cell>
          <table:table-cell table:formula="of:=[.N$1]*[.$B70]" office:value-type="float" office:value="3322.44" calcext:value-type="float">
            <text:p>3322.44</text:p>
          </table:table-cell>
          <table:table-cell/>
          <table:table-cell table:formula="of:=COM.MICROSOFT.CONCAT(TEXT([.F70];&quot;0.00&quot;);&quot;,&quot;)" office:value-type="string" office:string-value="207.65," calcext:value-type="string">
            <text:p>207.65,</text:p>
          </table:table-cell>
          <table:table-cell table:formula="of:=COM.MICROSOFT.CONCAT(TEXT([.G70];&quot;0.00&quot;);&quot;,&quot;)" office:value-type="string" office:string-value="415.31," calcext:value-type="string">
            <text:p>415.31,</text:p>
          </table:table-cell>
          <table:table-cell table:formula="of:=COM.MICROSOFT.CONCAT(TEXT([.H70];&quot;0.00&quot;);&quot;,&quot;)" office:value-type="string" office:string-value="622.47," calcext:value-type="string">
            <text:p>622.47,</text:p>
          </table:table-cell>
          <table:table-cell table:formula="of:=COM.MICROSOFT.CONCAT(TEXT([.I70];&quot;0.00&quot;);&quot;,&quot;)" office:value-type="string" office:string-value="830.61," calcext:value-type="string">
            <text:p>830.61,</text:p>
          </table:table-cell>
          <table:table-cell table:formula="of:=COM.MICROSOFT.CONCAT(TEXT([.J70];&quot;0.00&quot;);&quot;,&quot;)" office:value-type="string" office:string-value="1244.94," calcext:value-type="string">
            <text:p>1244.94,</text:p>
          </table:table-cell>
          <table:table-cell table:formula="of:=COM.MICROSOFT.CONCAT(TEXT([.K70];&quot;0.00&quot;);&quot;,&quot;)" office:value-type="string" office:string-value="1661.22," calcext:value-type="string">
            <text:p>1661.22,</text:p>
          </table:table-cell>
          <table:table-cell table:formula="of:=COM.MICROSOFT.CONCAT(TEXT([.L70];&quot;0.00&quot;);&quot;,&quot;)" office:value-type="string" office:string-value="2093.53," calcext:value-type="string">
            <text:p>2093.53,</text:p>
          </table:table-cell>
          <table:table-cell table:formula="of:=COM.MICROSOFT.CONCAT(TEXT([.M70];&quot;0.00&quot;);&quot;,&quot;)" office:value-type="string" office:string-value="2489.88," calcext:value-type="string">
            <text:p>2489.88,</text:p>
          </table:table-cell>
          <table:table-cell table:formula="of:=COM.MICROSOFT.CONCAT(TEXT([.N70];&quot;0.00&quot;);&quot;,&quot;)" office:value-type="string" office:string-value="3322.44," calcext:value-type="string">
            <text:p>3322.44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A4 </text:p>
          </table:table-cell>
          <table:table-cell/>
          <table:table-cell table:formula="of:=[.F$1]*[.$B71]" office:value-type="float" office:value="220" calcext:value-type="float">
            <text:p>220.00</text:p>
          </table:table-cell>
          <table:table-cell table:formula="of:=[.G$1]*[.$B71]" office:value-type="float" office:value="440" calcext:value-type="float">
            <text:p>440.00</text:p>
          </table:table-cell>
          <table:table-cell table:formula="of:=[.H$1]*[.$B71]" office:value-type="float" office:value="659.4823532" calcext:value-type="float">
            <text:p>659.48</text:p>
          </table:table-cell>
          <table:table-cell table:formula="of:=[.I$1]*[.$B71]" office:value-type="float" office:value="880" calcext:value-type="float">
            <text:p>880.00</text:p>
          </table:table-cell>
          <table:table-cell table:formula="of:=[.J$1]*[.$B71]" office:value-type="float" office:value="1318.9647064" calcext:value-type="float">
            <text:p>1318.96</text:p>
          </table:table-cell>
          <table:table-cell table:formula="of:=[.K$1]*[.$B71]" office:value-type="float" office:value="1760" calcext:value-type="float">
            <text:p>1760.00</text:p>
          </table:table-cell>
          <table:table-cell table:formula="of:=[.L$1]*[.$B71]" office:value-type="float" office:value="2218.01411832" calcext:value-type="float">
            <text:p>2218.01</text:p>
          </table:table-cell>
          <table:table-cell table:formula="of:=[.M$1]*[.$B71]" office:value-type="float" office:value="2637.9294128" calcext:value-type="float">
            <text:p>2637.93</text:p>
          </table:table-cell>
          <table:table-cell table:formula="of:=[.N$1]*[.$B71]" office:value-type="float" office:value="3520" calcext:value-type="float">
            <text:p>3520.00</text:p>
          </table:table-cell>
          <table:table-cell/>
          <table:table-cell table:formula="of:=COM.MICROSOFT.CONCAT(TEXT([.F71];&quot;0.00&quot;);&quot;,&quot;)" office:value-type="string" office:string-value="220.00," calcext:value-type="string">
            <text:p>220.00,</text:p>
          </table:table-cell>
          <table:table-cell table:formula="of:=COM.MICROSOFT.CONCAT(TEXT([.G71];&quot;0.00&quot;);&quot;,&quot;)" office:value-type="string" office:string-value="440.00," calcext:value-type="string">
            <text:p>440.00,</text:p>
          </table:table-cell>
          <table:table-cell table:formula="of:=COM.MICROSOFT.CONCAT(TEXT([.H71];&quot;0.00&quot;);&quot;,&quot;)" office:value-type="string" office:string-value="659.48," calcext:value-type="string">
            <text:p>659.48,</text:p>
          </table:table-cell>
          <table:table-cell table:formula="of:=COM.MICROSOFT.CONCAT(TEXT([.I71];&quot;0.00&quot;);&quot;,&quot;)" office:value-type="string" office:string-value="880.00," calcext:value-type="string">
            <text:p>880.00,</text:p>
          </table:table-cell>
          <table:table-cell table:formula="of:=COM.MICROSOFT.CONCAT(TEXT([.J71];&quot;0.00&quot;);&quot;,&quot;)" office:value-type="string" office:string-value="1318.96," calcext:value-type="string">
            <text:p>1318.96,</text:p>
          </table:table-cell>
          <table:table-cell table:formula="of:=COM.MICROSOFT.CONCAT(TEXT([.K71];&quot;0.00&quot;);&quot;,&quot;)" office:value-type="string" office:string-value="1760.00," calcext:value-type="string">
            <text:p>1760.00,</text:p>
          </table:table-cell>
          <table:table-cell table:formula="of:=COM.MICROSOFT.CONCAT(TEXT([.L71];&quot;0.00&quot;);&quot;,&quot;)" office:value-type="string" office:string-value="2218.01," calcext:value-type="string">
            <text:p>2218.01,</text:p>
          </table:table-cell>
          <table:table-cell table:formula="of:=COM.MICROSOFT.CONCAT(TEXT([.M71];&quot;0.00&quot;);&quot;,&quot;)" office:value-type="string" office:string-value="2637.93," calcext:value-type="string">
            <text:p>2637.93,</text:p>
          </table:table-cell>
          <table:table-cell table:formula="of:=COM.MICROSOFT.CONCAT(TEXT([.N71];&quot;0.00&quot;);&quot;,&quot;)" office:value-type="string" office:string-value="3520.00," calcext:value-type="string">
            <text:p>3520.00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66.164" calcext:value-type="float">
            <text:p>466.164</text:p>
          </table:table-cell>
          <table:table-cell/>
          <table:table-cell office:value-type="string" calcext:value-type="string">
            <text:p>A#4 </text:p>
          </table:table-cell>
          <table:table-cell/>
          <table:table-cell table:formula="of:=[.F$1]*[.$B72]" office:value-type="float" office:value="233.082" calcext:value-type="float">
            <text:p>233.08</text:p>
          </table:table-cell>
          <table:table-cell table:formula="of:=[.G$1]*[.$B72]" office:value-type="float" office:value="466.164" calcext:value-type="float">
            <text:p>466.16</text:p>
          </table:table-cell>
          <table:table-cell table:formula="of:=[.H$1]*[.$B72]" office:value-type="float" office:value="698.69757203892" calcext:value-type="float">
            <text:p>698.70</text:p>
          </table:table-cell>
          <table:table-cell table:formula="of:=[.I$1]*[.$B72]" office:value-type="float" office:value="932.328" calcext:value-type="float">
            <text:p>932.33</text:p>
          </table:table-cell>
          <table:table-cell table:formula="of:=[.J$1]*[.$B72]" office:value-type="float" office:value="1397.39514407784" calcext:value-type="float">
            <text:p>1397.40</text:p>
          </table:table-cell>
          <table:table-cell table:formula="of:=[.K$1]*[.$B72]" office:value-type="float" office:value="1864.656" calcext:value-type="float">
            <text:p>1864.66</text:p>
          </table:table-cell>
          <table:table-cell table:formula="of:=[.L$1]*[.$B72]" office:value-type="float" office:value="2349.90530330119" calcext:value-type="float">
            <text:p>2349.91</text:p>
          </table:table-cell>
          <table:table-cell table:formula="of:=[.M$1]*[.$B72]" office:value-type="float" office:value="2794.79028815568" calcext:value-type="float">
            <text:p>2794.79</text:p>
          </table:table-cell>
          <table:table-cell table:formula="of:=[.N$1]*[.$B72]" office:value-type="float" office:value="3729.312" calcext:value-type="float">
            <text:p>3729.31</text:p>
          </table:table-cell>
          <table:table-cell/>
          <table:table-cell table:formula="of:=COM.MICROSOFT.CONCAT(TEXT([.F72];&quot;0.00&quot;);&quot;,&quot;)" office:value-type="string" office:string-value="233.08," calcext:value-type="string">
            <text:p>233.08,</text:p>
          </table:table-cell>
          <table:table-cell table:formula="of:=COM.MICROSOFT.CONCAT(TEXT([.G72];&quot;0.00&quot;);&quot;,&quot;)" office:value-type="string" office:string-value="466.16," calcext:value-type="string">
            <text:p>466.16,</text:p>
          </table:table-cell>
          <table:table-cell table:formula="of:=COM.MICROSOFT.CONCAT(TEXT([.H72];&quot;0.00&quot;);&quot;,&quot;)" office:value-type="string" office:string-value="698.70," calcext:value-type="string">
            <text:p>698.70,</text:p>
          </table:table-cell>
          <table:table-cell table:formula="of:=COM.MICROSOFT.CONCAT(TEXT([.I72];&quot;0.00&quot;);&quot;,&quot;)" office:value-type="string" office:string-value="932.33," calcext:value-type="string">
            <text:p>932.33,</text:p>
          </table:table-cell>
          <table:table-cell table:formula="of:=COM.MICROSOFT.CONCAT(TEXT([.J72];&quot;0.00&quot;);&quot;,&quot;)" office:value-type="string" office:string-value="1397.40," calcext:value-type="string">
            <text:p>1397.40,</text:p>
          </table:table-cell>
          <table:table-cell table:formula="of:=COM.MICROSOFT.CONCAT(TEXT([.K72];&quot;0.00&quot;);&quot;,&quot;)" office:value-type="string" office:string-value="1864.66," calcext:value-type="string">
            <text:p>1864.66,</text:p>
          </table:table-cell>
          <table:table-cell table:formula="of:=COM.MICROSOFT.CONCAT(TEXT([.L72];&quot;0.00&quot;);&quot;,&quot;)" office:value-type="string" office:string-value="2349.91," calcext:value-type="string">
            <text:p>2349.91,</text:p>
          </table:table-cell>
          <table:table-cell table:formula="of:=COM.MICROSOFT.CONCAT(TEXT([.M72];&quot;0.00&quot;);&quot;,&quot;)" office:value-type="string" office:string-value="2794.79," calcext:value-type="string">
            <text:p>2794.79,</text:p>
          </table:table-cell>
          <table:table-cell table:formula="of:=COM.MICROSOFT.CONCAT(TEXT([.N72];&quot;0.00&quot;);&quot;,&quot;)" office:value-type="string" office:string-value="3729.31," calcext:value-type="string">
            <text:p>3729.31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93.883" calcext:value-type="float">
            <text:p>493.883</text:p>
          </table:table-cell>
          <table:table-cell/>
          <table:table-cell office:value-type="string" calcext:value-type="string">
            <text:p>B4 </text:p>
          </table:table-cell>
          <table:table-cell/>
          <table:table-cell table:formula="of:=[.F$1]*[.$B73]" office:value-type="float" office:value="246.9415" calcext:value-type="float">
            <text:p>246.94</text:p>
          </table:table-cell>
          <table:table-cell table:formula="of:=[.G$1]*[.$B73]" office:value-type="float" office:value="493.883" calcext:value-type="float">
            <text:p>493.88</text:p>
          </table:table-cell>
          <table:table-cell table:formula="of:=[.H$1]*[.$B73]" office:value-type="float" office:value="740.24346146699" calcext:value-type="float">
            <text:p>740.24</text:p>
          </table:table-cell>
          <table:table-cell table:formula="of:=[.I$1]*[.$B73]" office:value-type="float" office:value="987.766" calcext:value-type="float">
            <text:p>987.77</text:p>
          </table:table-cell>
          <table:table-cell table:formula="of:=[.J$1]*[.$B73]" office:value-type="float" office:value="1480.48692293398" calcext:value-type="float">
            <text:p>1480.49</text:p>
          </table:table-cell>
          <table:table-cell table:formula="of:=[.K$1]*[.$B73]" office:value-type="float" office:value="1975.532" calcext:value-type="float">
            <text:p>1975.53</text:p>
          </table:table-cell>
          <table:table-cell table:formula="of:=[.L$1]*[.$B73]" office:value-type="float" office:value="2489.63515181417" calcext:value-type="float">
            <text:p>2489.64</text:p>
          </table:table-cell>
          <table:table-cell table:formula="of:=[.M$1]*[.$B73]" office:value-type="float" office:value="2960.97384586796" calcext:value-type="float">
            <text:p>2960.97</text:p>
          </table:table-cell>
          <table:table-cell table:formula="of:=[.N$1]*[.$B73]" office:value-type="float" office:value="3951.064" calcext:value-type="float">
            <text:p>3951.06</text:p>
          </table:table-cell>
          <table:table-cell/>
          <table:table-cell table:formula="of:=COM.MICROSOFT.CONCAT(TEXT([.F73];&quot;0.00&quot;);&quot;,&quot;)" office:value-type="string" office:string-value="246.94," calcext:value-type="string">
            <text:p>246.94,</text:p>
          </table:table-cell>
          <table:table-cell table:formula="of:=COM.MICROSOFT.CONCAT(TEXT([.G73];&quot;0.00&quot;);&quot;,&quot;)" office:value-type="string" office:string-value="493.88," calcext:value-type="string">
            <text:p>493.88,</text:p>
          </table:table-cell>
          <table:table-cell table:formula="of:=COM.MICROSOFT.CONCAT(TEXT([.H73];&quot;0.00&quot;);&quot;,&quot;)" office:value-type="string" office:string-value="740.24," calcext:value-type="string">
            <text:p>740.24,</text:p>
          </table:table-cell>
          <table:table-cell table:formula="of:=COM.MICROSOFT.CONCAT(TEXT([.I73];&quot;0.00&quot;);&quot;,&quot;)" office:value-type="string" office:string-value="987.77," calcext:value-type="string">
            <text:p>987.77,</text:p>
          </table:table-cell>
          <table:table-cell table:formula="of:=COM.MICROSOFT.CONCAT(TEXT([.J73];&quot;0.00&quot;);&quot;,&quot;)" office:value-type="string" office:string-value="1480.49," calcext:value-type="string">
            <text:p>1480.49,</text:p>
          </table:table-cell>
          <table:table-cell table:formula="of:=COM.MICROSOFT.CONCAT(TEXT([.K73];&quot;0.00&quot;);&quot;,&quot;)" office:value-type="string" office:string-value="1975.53," calcext:value-type="string">
            <text:p>1975.53,</text:p>
          </table:table-cell>
          <table:table-cell table:formula="of:=COM.MICROSOFT.CONCAT(TEXT([.L73];&quot;0.00&quot;);&quot;,&quot;)" office:value-type="string" office:string-value="2489.64," calcext:value-type="string">
            <text:p>2489.64,</text:p>
          </table:table-cell>
          <table:table-cell table:formula="of:=COM.MICROSOFT.CONCAT(TEXT([.M73];&quot;0.00&quot;);&quot;,&quot;)" office:value-type="string" office:string-value="2960.97," calcext:value-type="string">
            <text:p>2960.97,</text:p>
          </table:table-cell>
          <table:table-cell table:formula="of:=COM.MICROSOFT.CONCAT(TEXT([.N73];&quot;0.00&quot;);&quot;,&quot;)" office:value-type="string" office:string-value="3951.06," calcext:value-type="string">
            <text:p>3951.06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23.251" calcext:value-type="float">
            <text:p>523.251</text:p>
          </table:table-cell>
          <table:table-cell/>
          <table:table-cell office:value-type="string" calcext:value-type="string">
            <text:p>C5 </text:p>
          </table:table-cell>
          <table:table-cell/>
          <table:table-cell table:formula="of:=[.F$1]*[.$B74]" office:value-type="float" office:value="261.6255" calcext:value-type="float">
            <text:p>261.63</text:p>
          </table:table-cell>
          <table:table-cell table:formula="of:=[.G$1]*[.$B74]" office:value-type="float" office:value="523.251" calcext:value-type="float">
            <text:p>523.25</text:p>
          </table:table-cell>
          <table:table-cell table:formula="of:=[.H$1]*[.$B74]" office:value-type="float" office:value="784.26091089603" calcext:value-type="float">
            <text:p>784.26</text:p>
          </table:table-cell>
          <table:table-cell table:formula="of:=[.I$1]*[.$B74]" office:value-type="float" office:value="1046.502" calcext:value-type="float">
            <text:p>1046.50</text:p>
          </table:table-cell>
          <table:table-cell table:formula="of:=[.J$1]*[.$B74]" office:value-type="float" office:value="1568.52182179206" calcext:value-type="float">
            <text:p>1568.52</text:p>
          </table:table-cell>
          <table:table-cell table:formula="of:=[.K$1]*[.$B74]" office:value-type="float" office:value="2093.004" calcext:value-type="float">
            <text:p>2093.00</text:p>
          </table:table-cell>
          <table:table-cell table:formula="of:=[.L$1]*[.$B74]" office:value-type="float" office:value="2637.67751232968" calcext:value-type="float">
            <text:p>2637.68</text:p>
          </table:table-cell>
          <table:table-cell table:formula="of:=[.M$1]*[.$B74]" office:value-type="float" office:value="3137.04364358412" calcext:value-type="float">
            <text:p>3137.04</text:p>
          </table:table-cell>
          <table:table-cell table:formula="of:=[.N$1]*[.$B74]" office:value-type="float" office:value="4186.008" calcext:value-type="float">
            <text:p>4186.01</text:p>
          </table:table-cell>
          <table:table-cell/>
          <table:table-cell table:formula="of:=COM.MICROSOFT.CONCAT(TEXT([.F74];&quot;0.00&quot;);&quot;,&quot;)" office:value-type="string" office:string-value="261.63," calcext:value-type="string">
            <text:p>261.63,</text:p>
          </table:table-cell>
          <table:table-cell table:formula="of:=COM.MICROSOFT.CONCAT(TEXT([.G74];&quot;0.00&quot;);&quot;,&quot;)" office:value-type="string" office:string-value="523.25," calcext:value-type="string">
            <text:p>523.25,</text:p>
          </table:table-cell>
          <table:table-cell table:formula="of:=COM.MICROSOFT.CONCAT(TEXT([.H74];&quot;0.00&quot;);&quot;,&quot;)" office:value-type="string" office:string-value="784.26," calcext:value-type="string">
            <text:p>784.26,</text:p>
          </table:table-cell>
          <table:table-cell table:formula="of:=COM.MICROSOFT.CONCAT(TEXT([.I74];&quot;0.00&quot;);&quot;,&quot;)" office:value-type="string" office:string-value="1046.50," calcext:value-type="string">
            <text:p>1046.50,</text:p>
          </table:table-cell>
          <table:table-cell table:formula="of:=COM.MICROSOFT.CONCAT(TEXT([.J74];&quot;0.00&quot;);&quot;,&quot;)" office:value-type="string" office:string-value="1568.52," calcext:value-type="string">
            <text:p>1568.52,</text:p>
          </table:table-cell>
          <table:table-cell table:formula="of:=COM.MICROSOFT.CONCAT(TEXT([.K74];&quot;0.00&quot;);&quot;,&quot;)" office:value-type="string" office:string-value="2093.00," calcext:value-type="string">
            <text:p>2093.00,</text:p>
          </table:table-cell>
          <table:table-cell table:formula="of:=COM.MICROSOFT.CONCAT(TEXT([.L74];&quot;0.00&quot;);&quot;,&quot;)" office:value-type="string" office:string-value="2637.68," calcext:value-type="string">
            <text:p>2637.68,</text:p>
          </table:table-cell>
          <table:table-cell table:formula="of:=COM.MICROSOFT.CONCAT(TEXT([.M74];&quot;0.00&quot;);&quot;,&quot;)" office:value-type="string" office:string-value="3137.04," calcext:value-type="string">
            <text:p>3137.04,</text:p>
          </table:table-cell>
          <table:table-cell table:formula="of:=COM.MICROSOFT.CONCAT(TEXT([.N74];&quot;0.00&quot;);&quot;,&quot;)" office:value-type="string" office:string-value="4186.01," calcext:value-type="string">
            <text:p>4186.01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54.365" calcext:value-type="float">
            <text:p>554.365</text:p>
          </table:table-cell>
          <table:table-cell/>
          <table:table-cell office:value-type="string" calcext:value-type="string">
            <text:p>C#5 </text:p>
          </table:table-cell>
          <table:table-cell/>
          <table:table-cell table:formula="of:=[.F$1]*[.$B75]" office:value-type="float" office:value="277.1825" calcext:value-type="float">
            <text:p>277.18</text:p>
          </table:table-cell>
          <table:table-cell table:formula="of:=[.G$1]*[.$B75]" office:value-type="float" office:value="554.365" calcext:value-type="float">
            <text:p>554.37</text:p>
          </table:table-cell>
          <table:table-cell table:formula="of:=[.H$1]*[.$B75]" office:value-type="float" office:value="830.89530620845" calcext:value-type="float">
            <text:p>830.90</text:p>
          </table:table-cell>
          <table:table-cell table:formula="of:=[.I$1]*[.$B75]" office:value-type="float" office:value="1108.73" calcext:value-type="float">
            <text:p>1108.73</text:p>
          </table:table-cell>
          <table:table-cell table:formula="of:=[.J$1]*[.$B75]" office:value-type="float" office:value="1661.7906124169" calcext:value-type="float">
            <text:p>1661.79</text:p>
          </table:table-cell>
          <table:table-cell table:formula="of:=[.K$1]*[.$B75]" office:value-type="float" office:value="2217.46" calcext:value-type="float">
            <text:p>2217.46</text:p>
          </table:table-cell>
          <table:table-cell table:formula="of:=[.L$1]*[.$B75]" office:value-type="float" office:value="2794.52135614197" calcext:value-type="float">
            <text:p>2794.52</text:p>
          </table:table-cell>
          <table:table-cell table:formula="of:=[.M$1]*[.$B75]" office:value-type="float" office:value="3323.5812248338" calcext:value-type="float">
            <text:p>3323.58</text:p>
          </table:table-cell>
          <table:table-cell table:formula="of:=[.N$1]*[.$B75]" office:value-type="float" office:value="4434.92" calcext:value-type="float">
            <text:p>4434.92</text:p>
          </table:table-cell>
          <table:table-cell/>
          <table:table-cell table:formula="of:=COM.MICROSOFT.CONCAT(TEXT([.F75];&quot;0.00&quot;);&quot;,&quot;)" office:value-type="string" office:string-value="277.18," calcext:value-type="string">
            <text:p>277.18,</text:p>
          </table:table-cell>
          <table:table-cell table:formula="of:=COM.MICROSOFT.CONCAT(TEXT([.G75];&quot;0.00&quot;);&quot;,&quot;)" office:value-type="string" office:string-value="554.37," calcext:value-type="string">
            <text:p>554.37,</text:p>
          </table:table-cell>
          <table:table-cell table:formula="of:=COM.MICROSOFT.CONCAT(TEXT([.H75];&quot;0.00&quot;);&quot;,&quot;)" office:value-type="string" office:string-value="830.90," calcext:value-type="string">
            <text:p>830.90,</text:p>
          </table:table-cell>
          <table:table-cell table:formula="of:=COM.MICROSOFT.CONCAT(TEXT([.I75];&quot;0.00&quot;);&quot;,&quot;)" office:value-type="string" office:string-value="1108.73," calcext:value-type="string">
            <text:p>1108.73,</text:p>
          </table:table-cell>
          <table:table-cell table:formula="of:=COM.MICROSOFT.CONCAT(TEXT([.J75];&quot;0.00&quot;);&quot;,&quot;)" office:value-type="string" office:string-value="1661.79," calcext:value-type="string">
            <text:p>1661.79,</text:p>
          </table:table-cell>
          <table:table-cell table:formula="of:=COM.MICROSOFT.CONCAT(TEXT([.K75];&quot;0.00&quot;);&quot;,&quot;)" office:value-type="string" office:string-value="2217.46," calcext:value-type="string">
            <text:p>2217.46,</text:p>
          </table:table-cell>
          <table:table-cell table:formula="of:=COM.MICROSOFT.CONCAT(TEXT([.L75];&quot;0.00&quot;);&quot;,&quot;)" office:value-type="string" office:string-value="2794.52," calcext:value-type="string">
            <text:p>2794.52,</text:p>
          </table:table-cell>
          <table:table-cell table:formula="of:=COM.MICROSOFT.CONCAT(TEXT([.M75];&quot;0.00&quot;);&quot;,&quot;)" office:value-type="string" office:string-value="3323.58," calcext:value-type="string">
            <text:p>3323.58,</text:p>
          </table:table-cell>
          <table:table-cell table:formula="of:=COM.MICROSOFT.CONCAT(TEXT([.N75];&quot;0.00&quot;);&quot;,&quot;)" office:value-type="string" office:string-value="4434.92," calcext:value-type="string">
            <text:p>4434.92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87.33" calcext:value-type="float">
            <text:p>587.33</text:p>
          </table:table-cell>
          <table:table-cell/>
          <table:table-cell office:value-type="string" calcext:value-type="string">
            <text:p>D5 </text:p>
          </table:table-cell>
          <table:table-cell/>
          <table:table-cell table:formula="of:=[.F$1]*[.$B76]" office:value-type="float" office:value="293.665" calcext:value-type="float">
            <text:p>293.67</text:p>
          </table:table-cell>
          <table:table-cell table:formula="of:=[.G$1]*[.$B76]" office:value-type="float" office:value="587.33" calcext:value-type="float">
            <text:p>587.33</text:p>
          </table:table-cell>
          <table:table-cell table:formula="of:=[.H$1]*[.$B76]" office:value-type="float" office:value="880.3040238749" calcext:value-type="float">
            <text:p>880.30</text:p>
          </table:table-cell>
          <table:table-cell table:formula="of:=[.I$1]*[.$B76]" office:value-type="float" office:value="1174.66" calcext:value-type="float">
            <text:p>1174.66</text:p>
          </table:table-cell>
          <table:table-cell table:formula="of:=[.J$1]*[.$B76]" office:value-type="float" office:value="1760.6080477498" calcext:value-type="float">
            <text:p>1760.61</text:p>
          </table:table-cell>
          <table:table-cell table:formula="of:=[.K$1]*[.$B76]" office:value-type="float" office:value="2349.32" calcext:value-type="float">
            <text:p>2349.32</text:p>
          </table:table-cell>
          <table:table-cell table:formula="of:=[.L$1]*[.$B76]" office:value-type="float" office:value="2960.69598207474" calcext:value-type="float">
            <text:p>2960.70</text:p>
          </table:table-cell>
          <table:table-cell table:formula="of:=[.M$1]*[.$B76]" office:value-type="float" office:value="3521.2160954996" calcext:value-type="float">
            <text:p>3521.22</text:p>
          </table:table-cell>
          <table:table-cell table:formula="of:=[.N$1]*[.$B76]" office:value-type="float" office:value="4698.64" calcext:value-type="float">
            <text:p>4698.64</text:p>
          </table:table-cell>
          <table:table-cell/>
          <table:table-cell table:formula="of:=COM.MICROSOFT.CONCAT(TEXT([.F76];&quot;0.00&quot;);&quot;,&quot;)" office:value-type="string" office:string-value="293.67," calcext:value-type="string">
            <text:p>293.67,</text:p>
          </table:table-cell>
          <table:table-cell table:formula="of:=COM.MICROSOFT.CONCAT(TEXT([.G76];&quot;0.00&quot;);&quot;,&quot;)" office:value-type="string" office:string-value="587.33," calcext:value-type="string">
            <text:p>587.33,</text:p>
          </table:table-cell>
          <table:table-cell table:formula="of:=COM.MICROSOFT.CONCAT(TEXT([.H76];&quot;0.00&quot;);&quot;,&quot;)" office:value-type="string" office:string-value="880.30," calcext:value-type="string">
            <text:p>880.30,</text:p>
          </table:table-cell>
          <table:table-cell table:formula="of:=COM.MICROSOFT.CONCAT(TEXT([.I76];&quot;0.00&quot;);&quot;,&quot;)" office:value-type="string" office:string-value="1174.66," calcext:value-type="string">
            <text:p>1174.66,</text:p>
          </table:table-cell>
          <table:table-cell table:formula="of:=COM.MICROSOFT.CONCAT(TEXT([.J76];&quot;0.00&quot;);&quot;,&quot;)" office:value-type="string" office:string-value="1760.61," calcext:value-type="string">
            <text:p>1760.61,</text:p>
          </table:table-cell>
          <table:table-cell table:formula="of:=COM.MICROSOFT.CONCAT(TEXT([.K76];&quot;0.00&quot;);&quot;,&quot;)" office:value-type="string" office:string-value="2349.32," calcext:value-type="string">
            <text:p>2349.32,</text:p>
          </table:table-cell>
          <table:table-cell table:formula="of:=COM.MICROSOFT.CONCAT(TEXT([.L76];&quot;0.00&quot;);&quot;,&quot;)" office:value-type="string" office:string-value="2960.70," calcext:value-type="string">
            <text:p>2960.70,</text:p>
          </table:table-cell>
          <table:table-cell table:formula="of:=COM.MICROSOFT.CONCAT(TEXT([.M76];&quot;0.00&quot;);&quot;,&quot;)" office:value-type="string" office:string-value="3521.22," calcext:value-type="string">
            <text:p>3521.22,</text:p>
          </table:table-cell>
          <table:table-cell table:formula="of:=COM.MICROSOFT.CONCAT(TEXT([.N76];&quot;0.00&quot;);&quot;,&quot;)" office:value-type="string" office:string-value="4698.64," calcext:value-type="string">
            <text:p>4698.64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2.254" calcext:value-type="float">
            <text:p>622.254</text:p>
          </table:table-cell>
          <table:table-cell/>
          <table:table-cell office:value-type="string" calcext:value-type="string">
            <text:p>D#5 </text:p>
          </table:table-cell>
          <table:table-cell/>
          <table:table-cell table:formula="of:=[.F$1]*[.$B77]" office:value-type="float" office:value="311.127" calcext:value-type="float">
            <text:p>311.13</text:p>
          </table:table-cell>
          <table:table-cell table:formula="of:=[.G$1]*[.$B77]" office:value-type="float" office:value="622.254" calcext:value-type="float">
            <text:p>622.25</text:p>
          </table:table-cell>
          <table:table-cell table:formula="of:=[.H$1]*[.$B77]" office:value-type="float" office:value="932.64893683662" calcext:value-type="float">
            <text:p>932.65</text:p>
          </table:table-cell>
          <table:table-cell table:formula="of:=[.I$1]*[.$B77]" office:value-type="float" office:value="1244.508" calcext:value-type="float">
            <text:p>1244.51</text:p>
          </table:table-cell>
          <table:table-cell table:formula="of:=[.J$1]*[.$B77]" office:value-type="float" office:value="1865.29787367324" calcext:value-type="float">
            <text:p>1865.30</text:p>
          </table:table-cell>
          <table:table-cell table:formula="of:=[.K$1]*[.$B77]" office:value-type="float" office:value="2489.016" calcext:value-type="float">
            <text:p>2489.02</text:p>
          </table:table-cell>
          <table:table-cell table:formula="of:=[.L$1]*[.$B77]" office:value-type="float" office:value="3136.74581177521" calcext:value-type="float">
            <text:p>3136.75</text:p>
          </table:table-cell>
          <table:table-cell table:formula="of:=[.M$1]*[.$B77]" office:value-type="float" office:value="3730.59574734648" calcext:value-type="float">
            <text:p>3730.60</text:p>
          </table:table-cell>
          <table:table-cell table:formula="of:=[.N$1]*[.$B77]" office:value-type="float" office:value="4978.032" calcext:value-type="float">
            <text:p>4978.03</text:p>
          </table:table-cell>
          <table:table-cell/>
          <table:table-cell table:formula="of:=COM.MICROSOFT.CONCAT(TEXT([.F77];&quot;0.00&quot;);&quot;,&quot;)" office:value-type="string" office:string-value="311.13," calcext:value-type="string">
            <text:p>311.13,</text:p>
          </table:table-cell>
          <table:table-cell table:formula="of:=COM.MICROSOFT.CONCAT(TEXT([.G77];&quot;0.00&quot;);&quot;,&quot;)" office:value-type="string" office:string-value="622.25," calcext:value-type="string">
            <text:p>622.25,</text:p>
          </table:table-cell>
          <table:table-cell table:formula="of:=COM.MICROSOFT.CONCAT(TEXT([.H77];&quot;0.00&quot;);&quot;,&quot;)" office:value-type="string" office:string-value="932.65," calcext:value-type="string">
            <text:p>932.65,</text:p>
          </table:table-cell>
          <table:table-cell table:formula="of:=COM.MICROSOFT.CONCAT(TEXT([.I77];&quot;0.00&quot;);&quot;,&quot;)" office:value-type="string" office:string-value="1244.51," calcext:value-type="string">
            <text:p>1244.51,</text:p>
          </table:table-cell>
          <table:table-cell table:formula="of:=COM.MICROSOFT.CONCAT(TEXT([.J77];&quot;0.00&quot;);&quot;,&quot;)" office:value-type="string" office:string-value="1865.30," calcext:value-type="string">
            <text:p>1865.30,</text:p>
          </table:table-cell>
          <table:table-cell table:formula="of:=COM.MICROSOFT.CONCAT(TEXT([.K77];&quot;0.00&quot;);&quot;,&quot;)" office:value-type="string" office:string-value="2489.02," calcext:value-type="string">
            <text:p>2489.02,</text:p>
          </table:table-cell>
          <table:table-cell table:formula="of:=COM.MICROSOFT.CONCAT(TEXT([.L77];&quot;0.00&quot;);&quot;,&quot;)" office:value-type="string" office:string-value="3136.75," calcext:value-type="string">
            <text:p>3136.75,</text:p>
          </table:table-cell>
          <table:table-cell table:formula="of:=COM.MICROSOFT.CONCAT(TEXT([.M77];&quot;0.00&quot;);&quot;,&quot;)" office:value-type="string" office:string-value="3730.60," calcext:value-type="string">
            <text:p>3730.60,</text:p>
          </table:table-cell>
          <table:table-cell table:formula="of:=COM.MICROSOFT.CONCAT(TEXT([.N77];&quot;0.00&quot;);&quot;,&quot;)" office:value-type="string" office:string-value="4978.03," calcext:value-type="string">
            <text:p>4978.03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59.255" calcext:value-type="float">
            <text:p>659.255</text:p>
          </table:table-cell>
          <table:table-cell/>
          <table:table-cell office:value-type="string" calcext:value-type="string">
            <text:p>E5 </text:p>
          </table:table-cell>
          <table:table-cell/>
          <table:table-cell table:formula="of:=[.F$1]*[.$B78]" office:value-type="float" office:value="329.6275" calcext:value-type="float">
            <text:p>329.63</text:p>
          </table:table-cell>
          <table:table-cell table:formula="of:=[.G$1]*[.$B78]" office:value-type="float" office:value="659.255" calcext:value-type="float">
            <text:p>659.26</text:p>
          </table:table-cell>
          <table:table-cell table:formula="of:=[.H$1]*[.$B78]" office:value-type="float" office:value="988.10690627015" calcext:value-type="float">
            <text:p>988.11</text:p>
          </table:table-cell>
          <table:table-cell table:formula="of:=[.I$1]*[.$B78]" office:value-type="float" office:value="1318.51" calcext:value-type="float">
            <text:p>1318.51</text:p>
          </table:table-cell>
          <table:table-cell table:formula="of:=[.J$1]*[.$B78]" office:value-type="float" office:value="1976.2138125403" calcext:value-type="float">
            <text:p>1976.21</text:p>
          </table:table-cell>
          <table:table-cell table:formula="of:=[.K$1]*[.$B78]" office:value-type="float" office:value="2637.02" calcext:value-type="float">
            <text:p>2637.02</text:p>
          </table:table-cell>
          <table:table-cell table:formula="of:=[.L$1]*[.$B78]" office:value-type="float" office:value="3323.26567630239" calcext:value-type="float">
            <text:p>3323.27</text:p>
          </table:table-cell>
          <table:table-cell table:formula="of:=[.M$1]*[.$B78]" office:value-type="float" office:value="3952.4276250806" calcext:value-type="float">
            <text:p>3952.43</text:p>
          </table:table-cell>
          <table:table-cell table:formula="of:=[.N$1]*[.$B78]" office:value-type="float" office:value="5274.04" calcext:value-type="float">
            <text:p>5274.04</text:p>
          </table:table-cell>
          <table:table-cell/>
          <table:table-cell table:formula="of:=COM.MICROSOFT.CONCAT(TEXT([.F78];&quot;0.00&quot;);&quot;,&quot;)" office:value-type="string" office:string-value="329.63," calcext:value-type="string">
            <text:p>329.63,</text:p>
          </table:table-cell>
          <table:table-cell table:formula="of:=COM.MICROSOFT.CONCAT(TEXT([.G78];&quot;0.00&quot;);&quot;,&quot;)" office:value-type="string" office:string-value="659.26," calcext:value-type="string">
            <text:p>659.26,</text:p>
          </table:table-cell>
          <table:table-cell table:formula="of:=COM.MICROSOFT.CONCAT(TEXT([.H78];&quot;0.00&quot;);&quot;,&quot;)" office:value-type="string" office:string-value="988.11," calcext:value-type="string">
            <text:p>988.11,</text:p>
          </table:table-cell>
          <table:table-cell table:formula="of:=COM.MICROSOFT.CONCAT(TEXT([.I78];&quot;0.00&quot;);&quot;,&quot;)" office:value-type="string" office:string-value="1318.51," calcext:value-type="string">
            <text:p>1318.51,</text:p>
          </table:table-cell>
          <table:table-cell table:formula="of:=COM.MICROSOFT.CONCAT(TEXT([.J78];&quot;0.00&quot;);&quot;,&quot;)" office:value-type="string" office:string-value="1976.21," calcext:value-type="string">
            <text:p>1976.21,</text:p>
          </table:table-cell>
          <table:table-cell table:formula="of:=COM.MICROSOFT.CONCAT(TEXT([.K78];&quot;0.00&quot;);&quot;,&quot;)" office:value-type="string" office:string-value="2637.02," calcext:value-type="string">
            <text:p>2637.02,</text:p>
          </table:table-cell>
          <table:table-cell table:formula="of:=COM.MICROSOFT.CONCAT(TEXT([.L78];&quot;0.00&quot;);&quot;,&quot;)" office:value-type="string" office:string-value="3323.27," calcext:value-type="string">
            <text:p>3323.27,</text:p>
          </table:table-cell>
          <table:table-cell table:formula="of:=COM.MICROSOFT.CONCAT(TEXT([.M78];&quot;0.00&quot;);&quot;,&quot;)" office:value-type="string" office:string-value="3952.43," calcext:value-type="string">
            <text:p>3952.43,</text:p>
          </table:table-cell>
          <table:table-cell table:formula="of:=COM.MICROSOFT.CONCAT(TEXT([.N78];&quot;0.00&quot;);&quot;,&quot;)" office:value-type="string" office:string-value="5274.04," calcext:value-type="string">
            <text:p>5274.04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8.456" calcext:value-type="float">
            <text:p>698.456</text:p>
          </table:table-cell>
          <table:table-cell/>
          <table:table-cell office:value-type="string" calcext:value-type="string">
            <text:p>F5 </text:p>
          </table:table-cell>
          <table:table-cell/>
          <table:table-cell table:formula="of:=[.F$1]*[.$B79]" office:value-type="float" office:value="349.228" calcext:value-type="float">
            <text:p>349.23</text:p>
          </table:table-cell>
          <table:table-cell table:formula="of:=[.G$1]*[.$B79]" office:value-type="float" office:value="698.456" calcext:value-type="float">
            <text:p>698.46</text:p>
          </table:table-cell>
          <table:table-cell table:formula="of:=[.H$1]*[.$B79]" office:value-type="float" office:value="1046.86228746968" calcext:value-type="float">
            <text:p>1046.86</text:p>
          </table:table-cell>
          <table:table-cell table:formula="of:=[.I$1]*[.$B79]" office:value-type="float" office:value="1396.912" calcext:value-type="float">
            <text:p>1396.91</text:p>
          </table:table-cell>
          <table:table-cell table:formula="of:=[.J$1]*[.$B79]" office:value-type="float" office:value="2093.72457493936" calcext:value-type="float">
            <text:p>2093.72</text:p>
          </table:table-cell>
          <table:table-cell table:formula="of:=[.K$1]*[.$B79]" office:value-type="float" office:value="2793.824" calcext:value-type="float">
            <text:p>2793.82</text:p>
          </table:table-cell>
          <table:table-cell table:formula="of:=[.L$1]*[.$B79]" office:value-type="float" office:value="3520.87561142117" calcext:value-type="float">
            <text:p>3520.88</text:p>
          </table:table-cell>
          <table:table-cell table:formula="of:=[.M$1]*[.$B79]" office:value-type="float" office:value="4187.44914987872" calcext:value-type="float">
            <text:p>4187.45</text:p>
          </table:table-cell>
          <table:table-cell table:formula="of:=[.N$1]*[.$B79]" office:value-type="float" office:value="5587.648" calcext:value-type="float">
            <text:p>5587.65</text:p>
          </table:table-cell>
          <table:table-cell/>
          <table:table-cell table:formula="of:=COM.MICROSOFT.CONCAT(TEXT([.F79];&quot;0.00&quot;);&quot;,&quot;)" office:value-type="string" office:string-value="349.23," calcext:value-type="string">
            <text:p>349.23,</text:p>
          </table:table-cell>
          <table:table-cell table:formula="of:=COM.MICROSOFT.CONCAT(TEXT([.G79];&quot;0.00&quot;);&quot;,&quot;)" office:value-type="string" office:string-value="698.46," calcext:value-type="string">
            <text:p>698.46,</text:p>
          </table:table-cell>
          <table:table-cell table:formula="of:=COM.MICROSOFT.CONCAT(TEXT([.H79];&quot;0.00&quot;);&quot;,&quot;)" office:value-type="string" office:string-value="1046.86," calcext:value-type="string">
            <text:p>1046.86,</text:p>
          </table:table-cell>
          <table:table-cell table:formula="of:=COM.MICROSOFT.CONCAT(TEXT([.I79];&quot;0.00&quot;);&quot;,&quot;)" office:value-type="string" office:string-value="1396.91," calcext:value-type="string">
            <text:p>1396.91,</text:p>
          </table:table-cell>
          <table:table-cell table:formula="of:=COM.MICROSOFT.CONCAT(TEXT([.J79];&quot;0.00&quot;);&quot;,&quot;)" office:value-type="string" office:string-value="2093.72," calcext:value-type="string">
            <text:p>2093.72,</text:p>
          </table:table-cell>
          <table:table-cell table:formula="of:=COM.MICROSOFT.CONCAT(TEXT([.K79];&quot;0.00&quot;);&quot;,&quot;)" office:value-type="string" office:string-value="2793.82," calcext:value-type="string">
            <text:p>2793.82,</text:p>
          </table:table-cell>
          <table:table-cell table:formula="of:=COM.MICROSOFT.CONCAT(TEXT([.L79];&quot;0.00&quot;);&quot;,&quot;)" office:value-type="string" office:string-value="3520.88," calcext:value-type="string">
            <text:p>3520.88,</text:p>
          </table:table-cell>
          <table:table-cell table:formula="of:=COM.MICROSOFT.CONCAT(TEXT([.M79];&quot;0.00&quot;);&quot;,&quot;)" office:value-type="string" office:string-value="4187.45," calcext:value-type="string">
            <text:p>4187.45,</text:p>
          </table:table-cell>
          <table:table-cell table:formula="of:=COM.MICROSOFT.CONCAT(TEXT([.N79];&quot;0.00&quot;);&quot;,&quot;)" office:value-type="string" office:string-value="5587.65," calcext:value-type="string">
            <text:p>5587.65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39.989" calcext:value-type="float">
            <text:p>739.989</text:p>
          </table:table-cell>
          <table:table-cell/>
          <table:table-cell office:value-type="string" calcext:value-type="string">
            <text:p>F#5 </text:p>
          </table:table-cell>
          <table:table-cell/>
          <table:table-cell table:formula="of:=[.F$1]*[.$B80]" office:value-type="float" office:value="369.9945" calcext:value-type="float">
            <text:p>369.99</text:p>
          </table:table-cell>
          <table:table-cell table:formula="of:=[.G$1]*[.$B80]" office:value-type="float" office:value="739.989" calcext:value-type="float">
            <text:p>739.99</text:p>
          </table:table-cell>
          <table:table-cell table:formula="of:=[.H$1]*[.$B80]" office:value-type="float" office:value="1109.11292514117" calcext:value-type="float">
            <text:p>1109.11</text:p>
          </table:table-cell>
          <table:table-cell table:formula="of:=[.I$1]*[.$B80]" office:value-type="float" office:value="1479.978" calcext:value-type="float">
            <text:p>1479.98</text:p>
          </table:table-cell>
          <table:table-cell table:formula="of:=[.J$1]*[.$B80]" office:value-type="float" office:value="2218.22585028234" calcext:value-type="float">
            <text:p>2218.23</text:p>
          </table:table-cell>
          <table:table-cell table:formula="of:=[.K$1]*[.$B80]" office:value-type="float" office:value="2959.956" calcext:value-type="float">
            <text:p>2959.96</text:p>
          </table:table-cell>
          <table:table-cell table:formula="of:=[.L$1]*[.$B80]" office:value-type="float" office:value="3730.24102136704" calcext:value-type="float">
            <text:p>3730.24</text:p>
          </table:table-cell>
          <table:table-cell table:formula="of:=[.M$1]*[.$B80]" office:value-type="float" office:value="4436.45170056468" calcext:value-type="float">
            <text:p>4436.45</text:p>
          </table:table-cell>
          <table:table-cell table:formula="of:=[.N$1]*[.$B80]" office:value-type="float" office:value="5919.912" calcext:value-type="float">
            <text:p>5919.91</text:p>
          </table:table-cell>
          <table:table-cell/>
          <table:table-cell table:formula="of:=COM.MICROSOFT.CONCAT(TEXT([.F80];&quot;0.00&quot;);&quot;,&quot;)" office:value-type="string" office:string-value="369.99," calcext:value-type="string">
            <text:p>369.99,</text:p>
          </table:table-cell>
          <table:table-cell table:formula="of:=COM.MICROSOFT.CONCAT(TEXT([.G80];&quot;0.00&quot;);&quot;,&quot;)" office:value-type="string" office:string-value="739.99," calcext:value-type="string">
            <text:p>739.99,</text:p>
          </table:table-cell>
          <table:table-cell table:formula="of:=COM.MICROSOFT.CONCAT(TEXT([.H80];&quot;0.00&quot;);&quot;,&quot;)" office:value-type="string" office:string-value="1109.11," calcext:value-type="string">
            <text:p>1109.11,</text:p>
          </table:table-cell>
          <table:table-cell table:formula="of:=COM.MICROSOFT.CONCAT(TEXT([.I80];&quot;0.00&quot;);&quot;,&quot;)" office:value-type="string" office:string-value="1479.98," calcext:value-type="string">
            <text:p>1479.98,</text:p>
          </table:table-cell>
          <table:table-cell table:formula="of:=COM.MICROSOFT.CONCAT(TEXT([.J80];&quot;0.00&quot;);&quot;,&quot;)" office:value-type="string" office:string-value="2218.23," calcext:value-type="string">
            <text:p>2218.23,</text:p>
          </table:table-cell>
          <table:table-cell table:formula="of:=COM.MICROSOFT.CONCAT(TEXT([.K80];&quot;0.00&quot;);&quot;,&quot;)" office:value-type="string" office:string-value="2959.96," calcext:value-type="string">
            <text:p>2959.96,</text:p>
          </table:table-cell>
          <table:table-cell table:formula="of:=COM.MICROSOFT.CONCAT(TEXT([.L80];&quot;0.00&quot;);&quot;,&quot;)" office:value-type="string" office:string-value="3730.24," calcext:value-type="string">
            <text:p>3730.24,</text:p>
          </table:table-cell>
          <table:table-cell table:formula="of:=COM.MICROSOFT.CONCAT(TEXT([.M80];&quot;0.00&quot;);&quot;,&quot;)" office:value-type="string" office:string-value="4436.45," calcext:value-type="string">
            <text:p>4436.45,</text:p>
          </table:table-cell>
          <table:table-cell table:formula="of:=COM.MICROSOFT.CONCAT(TEXT([.N80];&quot;0.00&quot;);&quot;,&quot;)" office:value-type="string" office:string-value="5919.91," calcext:value-type="string">
            <text:p>5919.91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83.991" calcext:value-type="float">
            <text:p>783.991</text:p>
          </table:table-cell>
          <table:table-cell/>
          <table:table-cell office:value-type="string" calcext:value-type="string">
            <text:p>G5 </text:p>
          </table:table-cell>
          <table:table-cell/>
          <table:table-cell table:formula="of:=[.F$1]*[.$B81]" office:value-type="float" office:value="391.9955" calcext:value-type="float">
            <text:p>392.00</text:p>
          </table:table-cell>
          <table:table-cell table:formula="of:=[.G$1]*[.$B81]" office:value-type="float" office:value="783.991" calcext:value-type="float">
            <text:p>783.99</text:p>
          </table:table-cell>
          <table:table-cell table:formula="of:=[.H$1]*[.$B81]" office:value-type="float" office:value="1175.06415810823" calcext:value-type="float">
            <text:p>1175.06</text:p>
          </table:table-cell>
          <table:table-cell table:formula="of:=[.I$1]*[.$B81]" office:value-type="float" office:value="1567.982" calcext:value-type="float">
            <text:p>1567.98</text:p>
          </table:table-cell>
          <table:table-cell table:formula="of:=[.J$1]*[.$B81]" office:value-type="float" office:value="2350.12831621646" calcext:value-type="float">
            <text:p>2350.13</text:p>
          </table:table-cell>
          <table:table-cell table:formula="of:=[.K$1]*[.$B81]" office:value-type="float" office:value="3135.964" calcext:value-type="float">
            <text:p>3135.96</text:p>
          </table:table-cell>
          <table:table-cell table:formula="of:=[.L$1]*[.$B81]" office:value-type="float" office:value="3952.0525150814" calcext:value-type="float">
            <text:p>3952.05</text:p>
          </table:table-cell>
          <table:table-cell table:formula="of:=[.M$1]*[.$B81]" office:value-type="float" office:value="4700.25663243292" calcext:value-type="float">
            <text:p>4700.26</text:p>
          </table:table-cell>
          <table:table-cell table:formula="of:=[.N$1]*[.$B81]" office:value-type="float" office:value="6271.928" calcext:value-type="float">
            <text:p>6271.93</text:p>
          </table:table-cell>
          <table:table-cell/>
          <table:table-cell table:formula="of:=COM.MICROSOFT.CONCAT(TEXT([.F81];&quot;0.00&quot;);&quot;,&quot;)" office:value-type="string" office:string-value="392.00," calcext:value-type="string">
            <text:p>392.00,</text:p>
          </table:table-cell>
          <table:table-cell table:formula="of:=COM.MICROSOFT.CONCAT(TEXT([.G81];&quot;0.00&quot;);&quot;,&quot;)" office:value-type="string" office:string-value="783.99," calcext:value-type="string">
            <text:p>783.99,</text:p>
          </table:table-cell>
          <table:table-cell table:formula="of:=COM.MICROSOFT.CONCAT(TEXT([.H81];&quot;0.00&quot;);&quot;,&quot;)" office:value-type="string" office:string-value="1175.06," calcext:value-type="string">
            <text:p>1175.06,</text:p>
          </table:table-cell>
          <table:table-cell table:formula="of:=COM.MICROSOFT.CONCAT(TEXT([.I81];&quot;0.00&quot;);&quot;,&quot;)" office:value-type="string" office:string-value="1567.98," calcext:value-type="string">
            <text:p>1567.98,</text:p>
          </table:table-cell>
          <table:table-cell table:formula="of:=COM.MICROSOFT.CONCAT(TEXT([.J81];&quot;0.00&quot;);&quot;,&quot;)" office:value-type="string" office:string-value="2350.13," calcext:value-type="string">
            <text:p>2350.13,</text:p>
          </table:table-cell>
          <table:table-cell table:formula="of:=COM.MICROSOFT.CONCAT(TEXT([.K81];&quot;0.00&quot;);&quot;,&quot;)" office:value-type="string" office:string-value="3135.96," calcext:value-type="string">
            <text:p>3135.96,</text:p>
          </table:table-cell>
          <table:table-cell table:formula="of:=COM.MICROSOFT.CONCAT(TEXT([.L81];&quot;0.00&quot;);&quot;,&quot;)" office:value-type="string" office:string-value="3952.05," calcext:value-type="string">
            <text:p>3952.05,</text:p>
          </table:table-cell>
          <table:table-cell table:formula="of:=COM.MICROSOFT.CONCAT(TEXT([.M81];&quot;0.00&quot;);&quot;,&quot;)" office:value-type="string" office:string-value="4700.26," calcext:value-type="string">
            <text:p>4700.26,</text:p>
          </table:table-cell>
          <table:table-cell table:formula="of:=COM.MICROSOFT.CONCAT(TEXT([.N81];&quot;0.00&quot;);&quot;,&quot;)" office:value-type="string" office:string-value="6271.93," calcext:value-type="string">
            <text:p>6271.93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30.609" calcext:value-type="float">
            <text:p>830.609</text:p>
          </table:table-cell>
          <table:table-cell/>
          <table:table-cell office:value-type="string" calcext:value-type="string">
            <text:p>G#5 </text:p>
          </table:table-cell>
          <table:table-cell/>
          <table:table-cell table:formula="of:=[.F$1]*[.$B82]" office:value-type="float" office:value="415.3045" calcext:value-type="float">
            <text:p>415.30</text:p>
          </table:table-cell>
          <table:table-cell table:formula="of:=[.G$1]*[.$B82]" office:value-type="float" office:value="830.609" calcext:value-type="float">
            <text:p>830.61</text:p>
          </table:table-cell>
          <table:table-cell table:formula="of:=[.H$1]*[.$B82]" office:value-type="float" office:value="1244.93631342977" calcext:value-type="float">
            <text:p>1244.94</text:p>
          </table:table-cell>
          <table:table-cell table:formula="of:=[.I$1]*[.$B82]" office:value-type="float" office:value="1661.218" calcext:value-type="float">
            <text:p>1661.22</text:p>
          </table:table-cell>
          <table:table-cell table:formula="of:=[.J$1]*[.$B82]" office:value-type="float" office:value="2489.87262685954" calcext:value-type="float">
            <text:p>2489.87</text:p>
          </table:table-cell>
          <table:table-cell table:formula="of:=[.K$1]*[.$B82]" office:value-type="float" office:value="3322.436" calcext:value-type="float">
            <text:p>3322.44</text:p>
          </table:table-cell>
          <table:table-cell table:formula="of:=[.L$1]*[.$B82]" office:value-type="float" office:value="4187.0511109174" calcext:value-type="float">
            <text:p>4187.05</text:p>
          </table:table-cell>
          <table:table-cell table:formula="of:=[.M$1]*[.$B82]" office:value-type="float" office:value="4979.74525371908" calcext:value-type="float">
            <text:p>4979.75</text:p>
          </table:table-cell>
          <table:table-cell table:formula="of:=[.N$1]*[.$B82]" office:value-type="float" office:value="6644.872" calcext:value-type="float">
            <text:p>6644.87</text:p>
          </table:table-cell>
          <table:table-cell/>
          <table:table-cell table:formula="of:=COM.MICROSOFT.CONCAT(TEXT([.F82];&quot;0.00&quot;);&quot;,&quot;)" office:value-type="string" office:string-value="415.30," calcext:value-type="string">
            <text:p>415.30,</text:p>
          </table:table-cell>
          <table:table-cell table:formula="of:=COM.MICROSOFT.CONCAT(TEXT([.G82];&quot;0.00&quot;);&quot;,&quot;)" office:value-type="string" office:string-value="830.61," calcext:value-type="string">
            <text:p>830.61,</text:p>
          </table:table-cell>
          <table:table-cell table:formula="of:=COM.MICROSOFT.CONCAT(TEXT([.H82];&quot;0.00&quot;);&quot;,&quot;)" office:value-type="string" office:string-value="1244.94," calcext:value-type="string">
            <text:p>1244.94,</text:p>
          </table:table-cell>
          <table:table-cell table:formula="of:=COM.MICROSOFT.CONCAT(TEXT([.I82];&quot;0.00&quot;);&quot;,&quot;)" office:value-type="string" office:string-value="1661.22," calcext:value-type="string">
            <text:p>1661.22,</text:p>
          </table:table-cell>
          <table:table-cell table:formula="of:=COM.MICROSOFT.CONCAT(TEXT([.J82];&quot;0.00&quot;);&quot;,&quot;)" office:value-type="string" office:string-value="2489.87," calcext:value-type="string">
            <text:p>2489.87,</text:p>
          </table:table-cell>
          <table:table-cell table:formula="of:=COM.MICROSOFT.CONCAT(TEXT([.K82];&quot;0.00&quot;);&quot;,&quot;)" office:value-type="string" office:string-value="3322.44," calcext:value-type="string">
            <text:p>3322.44,</text:p>
          </table:table-cell>
          <table:table-cell table:formula="of:=COM.MICROSOFT.CONCAT(TEXT([.L82];&quot;0.00&quot;);&quot;,&quot;)" office:value-type="string" office:string-value="4187.05," calcext:value-type="string">
            <text:p>4187.05,</text:p>
          </table:table-cell>
          <table:table-cell table:formula="of:=COM.MICROSOFT.CONCAT(TEXT([.M82];&quot;0.00&quot;);&quot;,&quot;)" office:value-type="string" office:string-value="4979.75," calcext:value-type="string">
            <text:p>4979.75,</text:p>
          </table:table-cell>
          <table:table-cell table:formula="of:=COM.MICROSOFT.CONCAT(TEXT([.N82];&quot;0.00&quot;);&quot;,&quot;)" office:value-type="string" office:string-value="6644.87," calcext:value-type="string">
            <text:p>6644.87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A5 </text:p>
          </table:table-cell>
          <table:table-cell/>
          <table:table-cell table:formula="of:=[.F$1]*[.$B83]" office:value-type="float" office:value="440" calcext:value-type="float">
            <text:p>440.00</text:p>
          </table:table-cell>
          <table:table-cell table:formula="of:=[.G$1]*[.$B83]" office:value-type="float" office:value="880" calcext:value-type="float">
            <text:p>880.00</text:p>
          </table:table-cell>
          <table:table-cell table:formula="of:=[.H$1]*[.$B83]" office:value-type="float" office:value="1318.9647064" calcext:value-type="float">
            <text:p>1318.96</text:p>
          </table:table-cell>
          <table:table-cell table:formula="of:=[.I$1]*[.$B83]" office:value-type="float" office:value="1760" calcext:value-type="float">
            <text:p>1760.00</text:p>
          </table:table-cell>
          <table:table-cell table:formula="of:=[.J$1]*[.$B83]" office:value-type="float" office:value="2637.9294128" calcext:value-type="float">
            <text:p>2637.93</text:p>
          </table:table-cell>
          <table:table-cell table:formula="of:=[.K$1]*[.$B83]" office:value-type="float" office:value="3520" calcext:value-type="float">
            <text:p>3520.00</text:p>
          </table:table-cell>
          <table:table-cell table:formula="of:=[.L$1]*[.$B83]" office:value-type="float" office:value="4436.02823664" calcext:value-type="float">
            <text:p>4436.03</text:p>
          </table:table-cell>
          <table:table-cell table:formula="of:=[.M$1]*[.$B83]" office:value-type="float" office:value="5275.8588256" calcext:value-type="float">
            <text:p>5275.86</text:p>
          </table:table-cell>
          <table:table-cell table:formula="of:=[.N$1]*[.$B83]" office:value-type="float" office:value="7040" calcext:value-type="float">
            <text:p>7040.00</text:p>
          </table:table-cell>
          <table:table-cell/>
          <table:table-cell table:formula="of:=COM.MICROSOFT.CONCAT(TEXT([.F83];&quot;0.00&quot;);&quot;,&quot;)" office:value-type="string" office:string-value="440.00," calcext:value-type="string">
            <text:p>440.00,</text:p>
          </table:table-cell>
          <table:table-cell table:formula="of:=COM.MICROSOFT.CONCAT(TEXT([.G83];&quot;0.00&quot;);&quot;,&quot;)" office:value-type="string" office:string-value="880.00," calcext:value-type="string">
            <text:p>880.00,</text:p>
          </table:table-cell>
          <table:table-cell table:formula="of:=COM.MICROSOFT.CONCAT(TEXT([.H83];&quot;0.00&quot;);&quot;,&quot;)" office:value-type="string" office:string-value="1318.96," calcext:value-type="string">
            <text:p>1318.96,</text:p>
          </table:table-cell>
          <table:table-cell table:formula="of:=COM.MICROSOFT.CONCAT(TEXT([.I83];&quot;0.00&quot;);&quot;,&quot;)" office:value-type="string" office:string-value="1760.00," calcext:value-type="string">
            <text:p>1760.00,</text:p>
          </table:table-cell>
          <table:table-cell table:formula="of:=COM.MICROSOFT.CONCAT(TEXT([.J83];&quot;0.00&quot;);&quot;,&quot;)" office:value-type="string" office:string-value="2637.93," calcext:value-type="string">
            <text:p>2637.93,</text:p>
          </table:table-cell>
          <table:table-cell table:formula="of:=COM.MICROSOFT.CONCAT(TEXT([.K83];&quot;0.00&quot;);&quot;,&quot;)" office:value-type="string" office:string-value="3520.00," calcext:value-type="string">
            <text:p>3520.00,</text:p>
          </table:table-cell>
          <table:table-cell table:formula="of:=COM.MICROSOFT.CONCAT(TEXT([.L83];&quot;0.00&quot;);&quot;,&quot;)" office:value-type="string" office:string-value="4436.03," calcext:value-type="string">
            <text:p>4436.03,</text:p>
          </table:table-cell>
          <table:table-cell table:formula="of:=COM.MICROSOFT.CONCAT(TEXT([.M83];&quot;0.00&quot;);&quot;,&quot;)" office:value-type="string" office:string-value="5275.86," calcext:value-type="string">
            <text:p>5275.86,</text:p>
          </table:table-cell>
          <table:table-cell table:formula="of:=COM.MICROSOFT.CONCAT(TEXT([.N83];&quot;0.00&quot;);&quot;,&quot;)" office:value-type="string" office:string-value="7040.00," calcext:value-type="string">
            <text:p>7040.00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32.328" calcext:value-type="float">
            <text:p>932.328</text:p>
          </table:table-cell>
          <table:table-cell/>
          <table:table-cell office:value-type="string" calcext:value-type="string">
            <text:p>A#5 </text:p>
          </table:table-cell>
          <table:table-cell/>
          <table:table-cell table:formula="of:=[.F$1]*[.$B84]" office:value-type="float" office:value="466.164" calcext:value-type="float">
            <text:p>466.16</text:p>
          </table:table-cell>
          <table:table-cell table:formula="of:=[.G$1]*[.$B84]" office:value-type="float" office:value="932.328" calcext:value-type="float">
            <text:p>932.33</text:p>
          </table:table-cell>
          <table:table-cell table:formula="of:=[.H$1]*[.$B84]" office:value-type="float" office:value="1397.39514407784" calcext:value-type="float">
            <text:p>1397.40</text:p>
          </table:table-cell>
          <table:table-cell table:formula="of:=[.I$1]*[.$B84]" office:value-type="float" office:value="1864.656" calcext:value-type="float">
            <text:p>1864.66</text:p>
          </table:table-cell>
          <table:table-cell table:formula="of:=[.J$1]*[.$B84]" office:value-type="float" office:value="2794.79028815568" calcext:value-type="float">
            <text:p>2794.79</text:p>
          </table:table-cell>
          <table:table-cell table:formula="of:=[.K$1]*[.$B84]" office:value-type="float" office:value="3729.312" calcext:value-type="float">
            <text:p>3729.31</text:p>
          </table:table-cell>
          <table:table-cell table:formula="of:=[.L$1]*[.$B84]" office:value-type="float" office:value="4699.81060660238" calcext:value-type="float">
            <text:p>4699.81</text:p>
          </table:table-cell>
          <table:table-cell table:formula="of:=[.M$1]*[.$B84]" office:value-type="float" office:value="5589.58057631136" calcext:value-type="float">
            <text:p>5589.58</text:p>
          </table:table-cell>
          <table:table-cell table:formula="of:=[.N$1]*[.$B84]" office:value-type="float" office:value="7458.624" calcext:value-type="float">
            <text:p>7458.62</text:p>
          </table:table-cell>
          <table:table-cell/>
          <table:table-cell table:formula="of:=COM.MICROSOFT.CONCAT(TEXT([.F84];&quot;0.00&quot;);&quot;,&quot;)" office:value-type="string" office:string-value="466.16," calcext:value-type="string">
            <text:p>466.16,</text:p>
          </table:table-cell>
          <table:table-cell table:formula="of:=COM.MICROSOFT.CONCAT(TEXT([.G84];&quot;0.00&quot;);&quot;,&quot;)" office:value-type="string" office:string-value="932.33," calcext:value-type="string">
            <text:p>932.33,</text:p>
          </table:table-cell>
          <table:table-cell table:formula="of:=COM.MICROSOFT.CONCAT(TEXT([.H84];&quot;0.00&quot;);&quot;,&quot;)" office:value-type="string" office:string-value="1397.40," calcext:value-type="string">
            <text:p>1397.40,</text:p>
          </table:table-cell>
          <table:table-cell table:formula="of:=COM.MICROSOFT.CONCAT(TEXT([.I84];&quot;0.00&quot;);&quot;,&quot;)" office:value-type="string" office:string-value="1864.66," calcext:value-type="string">
            <text:p>1864.66,</text:p>
          </table:table-cell>
          <table:table-cell table:formula="of:=COM.MICROSOFT.CONCAT(TEXT([.J84];&quot;0.00&quot;);&quot;,&quot;)" office:value-type="string" office:string-value="2794.79," calcext:value-type="string">
            <text:p>2794.79,</text:p>
          </table:table-cell>
          <table:table-cell table:formula="of:=COM.MICROSOFT.CONCAT(TEXT([.K84];&quot;0.00&quot;);&quot;,&quot;)" office:value-type="string" office:string-value="3729.31," calcext:value-type="string">
            <text:p>3729.31,</text:p>
          </table:table-cell>
          <table:table-cell table:formula="of:=COM.MICROSOFT.CONCAT(TEXT([.L84];&quot;0.00&quot;);&quot;,&quot;)" office:value-type="string" office:string-value="4699.81," calcext:value-type="string">
            <text:p>4699.81,</text:p>
          </table:table-cell>
          <table:table-cell table:formula="of:=COM.MICROSOFT.CONCAT(TEXT([.M84];&quot;0.00&quot;);&quot;,&quot;)" office:value-type="string" office:string-value="5589.58," calcext:value-type="string">
            <text:p>5589.58,</text:p>
          </table:table-cell>
          <table:table-cell table:formula="of:=COM.MICROSOFT.CONCAT(TEXT([.N84];&quot;0.00&quot;);&quot;,&quot;)" office:value-type="string" office:string-value="7458.62," calcext:value-type="string">
            <text:p>7458.62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87.767" calcext:value-type="float">
            <text:p>987.767</text:p>
          </table:table-cell>
          <table:table-cell/>
          <table:table-cell office:value-type="string" calcext:value-type="string">
            <text:p>B5 </text:p>
          </table:table-cell>
          <table:table-cell/>
          <table:table-cell table:formula="of:=[.F$1]*[.$B85]" office:value-type="float" office:value="493.8835" calcext:value-type="float">
            <text:p>493.88</text:p>
          </table:table-cell>
          <table:table-cell table:formula="of:=[.G$1]*[.$B85]" office:value-type="float" office:value="987.767" calcext:value-type="float">
            <text:p>987.77</text:p>
          </table:table-cell>
          <table:table-cell table:formula="of:=[.H$1]*[.$B85]" office:value-type="float" office:value="1480.48842175751" calcext:value-type="float">
            <text:p>1480.49</text:p>
          </table:table-cell>
          <table:table-cell table:formula="of:=[.I$1]*[.$B85]" office:value-type="float" office:value="1975.534" calcext:value-type="float">
            <text:p>1975.53</text:p>
          </table:table-cell>
          <table:table-cell table:formula="of:=[.J$1]*[.$B85]" office:value-type="float" office:value="2960.97684351502" calcext:value-type="float">
            <text:p>2960.98</text:p>
          </table:table-cell>
          <table:table-cell table:formula="of:=[.K$1]*[.$B85]" office:value-type="float" office:value="3951.068" calcext:value-type="float">
            <text:p>3951.07</text:p>
          </table:table-cell>
          <table:table-cell table:formula="of:=[.L$1]*[.$B85]" office:value-type="float" office:value="4979.27534456953" calcext:value-type="float">
            <text:p>4979.28</text:p>
          </table:table-cell>
          <table:table-cell table:formula="of:=[.M$1]*[.$B85]" office:value-type="float" office:value="5921.95368703004" calcext:value-type="float">
            <text:p>5921.95</text:p>
          </table:table-cell>
          <table:table-cell table:formula="of:=[.N$1]*[.$B85]" office:value-type="float" office:value="7902.136" calcext:value-type="float">
            <text:p>7902.14</text:p>
          </table:table-cell>
          <table:table-cell/>
          <table:table-cell table:formula="of:=COM.MICROSOFT.CONCAT(TEXT([.F85];&quot;0.00&quot;);&quot;,&quot;)" office:value-type="string" office:string-value="493.88," calcext:value-type="string">
            <text:p>493.88,</text:p>
          </table:table-cell>
          <table:table-cell table:formula="of:=COM.MICROSOFT.CONCAT(TEXT([.G85];&quot;0.00&quot;);&quot;,&quot;)" office:value-type="string" office:string-value="987.77," calcext:value-type="string">
            <text:p>987.77,</text:p>
          </table:table-cell>
          <table:table-cell table:formula="of:=COM.MICROSOFT.CONCAT(TEXT([.H85];&quot;0.00&quot;);&quot;,&quot;)" office:value-type="string" office:string-value="1480.49," calcext:value-type="string">
            <text:p>1480.49,</text:p>
          </table:table-cell>
          <table:table-cell table:formula="of:=COM.MICROSOFT.CONCAT(TEXT([.I85];&quot;0.00&quot;);&quot;,&quot;)" office:value-type="string" office:string-value="1975.53," calcext:value-type="string">
            <text:p>1975.53,</text:p>
          </table:table-cell>
          <table:table-cell table:formula="of:=COM.MICROSOFT.CONCAT(TEXT([.J85];&quot;0.00&quot;);&quot;,&quot;)" office:value-type="string" office:string-value="2960.98," calcext:value-type="string">
            <text:p>2960.98,</text:p>
          </table:table-cell>
          <table:table-cell table:formula="of:=COM.MICROSOFT.CONCAT(TEXT([.K85];&quot;0.00&quot;);&quot;,&quot;)" office:value-type="string" office:string-value="3951.07," calcext:value-type="string">
            <text:p>3951.07,</text:p>
          </table:table-cell>
          <table:table-cell table:formula="of:=COM.MICROSOFT.CONCAT(TEXT([.L85];&quot;0.00&quot;);&quot;,&quot;)" office:value-type="string" office:string-value="4979.28," calcext:value-type="string">
            <text:p>4979.28,</text:p>
          </table:table-cell>
          <table:table-cell table:formula="of:=COM.MICROSOFT.CONCAT(TEXT([.M85];&quot;0.00&quot;);&quot;,&quot;)" office:value-type="string" office:string-value="5921.95," calcext:value-type="string">
            <text:p>5921.95,</text:p>
          </table:table-cell>
          <table:table-cell table:formula="of:=COM.MICROSOFT.CONCAT(TEXT([.N85];&quot;0.00&quot;);&quot;,&quot;)" office:value-type="string" office:string-value="7902.14," calcext:value-type="string">
            <text:p>7902.14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46.502" calcext:value-type="float">
            <text:p>1046.502</text:p>
          </table:table-cell>
          <table:table-cell/>
          <table:table-cell office:value-type="string" calcext:value-type="string">
            <text:p>C6 </text:p>
          </table:table-cell>
          <table:table-cell/>
          <table:table-cell table:formula="of:=[.F$1]*[.$B86]" office:value-type="float" office:value="523.251" calcext:value-type="float">
            <text:p>523.25</text:p>
          </table:table-cell>
          <table:table-cell table:formula="of:=[.G$1]*[.$B86]" office:value-type="float" office:value="1046.502" calcext:value-type="float">
            <text:p>1046.50</text:p>
          </table:table-cell>
          <table:table-cell table:formula="of:=[.H$1]*[.$B86]" office:value-type="float" office:value="1568.52182179206" calcext:value-type="float">
            <text:p>1568.52</text:p>
          </table:table-cell>
          <table:table-cell table:formula="of:=[.I$1]*[.$B86]" office:value-type="float" office:value="2093.004" calcext:value-type="float">
            <text:p>2093.00</text:p>
          </table:table-cell>
          <table:table-cell table:formula="of:=[.J$1]*[.$B86]" office:value-type="float" office:value="3137.04364358412" calcext:value-type="float">
            <text:p>3137.04</text:p>
          </table:table-cell>
          <table:table-cell table:formula="of:=[.K$1]*[.$B86]" office:value-type="float" office:value="4186.008" calcext:value-type="float">
            <text:p>4186.01</text:p>
          </table:table-cell>
          <table:table-cell table:formula="of:=[.L$1]*[.$B86]" office:value-type="float" office:value="5275.35502465936" calcext:value-type="float">
            <text:p>5275.36</text:p>
          </table:table-cell>
          <table:table-cell table:formula="of:=[.M$1]*[.$B86]" office:value-type="float" office:value="6274.08728716824" calcext:value-type="float">
            <text:p>6274.09</text:p>
          </table:table-cell>
          <table:table-cell table:formula="of:=[.N$1]*[.$B86]" office:value-type="float" office:value="8372.016" calcext:value-type="float">
            <text:p>8372.02</text:p>
          </table:table-cell>
          <table:table-cell/>
          <table:table-cell table:formula="of:=COM.MICROSOFT.CONCAT(TEXT([.F86];&quot;0.00&quot;);&quot;,&quot;)" office:value-type="string" office:string-value="523.25," calcext:value-type="string">
            <text:p>523.25,</text:p>
          </table:table-cell>
          <table:table-cell table:formula="of:=COM.MICROSOFT.CONCAT(TEXT([.G86];&quot;0.00&quot;);&quot;,&quot;)" office:value-type="string" office:string-value="1046.50," calcext:value-type="string">
            <text:p>1046.50,</text:p>
          </table:table-cell>
          <table:table-cell table:formula="of:=COM.MICROSOFT.CONCAT(TEXT([.H86];&quot;0.00&quot;);&quot;,&quot;)" office:value-type="string" office:string-value="1568.52," calcext:value-type="string">
            <text:p>1568.52,</text:p>
          </table:table-cell>
          <table:table-cell table:formula="of:=COM.MICROSOFT.CONCAT(TEXT([.I86];&quot;0.00&quot;);&quot;,&quot;)" office:value-type="string" office:string-value="2093.00," calcext:value-type="string">
            <text:p>2093.00,</text:p>
          </table:table-cell>
          <table:table-cell table:formula="of:=COM.MICROSOFT.CONCAT(TEXT([.J86];&quot;0.00&quot;);&quot;,&quot;)" office:value-type="string" office:string-value="3137.04," calcext:value-type="string">
            <text:p>3137.04,</text:p>
          </table:table-cell>
          <table:table-cell table:formula="of:=COM.MICROSOFT.CONCAT(TEXT([.K86];&quot;0.00&quot;);&quot;,&quot;)" office:value-type="string" office:string-value="4186.01," calcext:value-type="string">
            <text:p>4186.01,</text:p>
          </table:table-cell>
          <table:table-cell table:formula="of:=COM.MICROSOFT.CONCAT(TEXT([.L86];&quot;0.00&quot;);&quot;,&quot;)" office:value-type="string" office:string-value="5275.36," calcext:value-type="string">
            <text:p>5275.36,</text:p>
          </table:table-cell>
          <table:table-cell table:formula="of:=COM.MICROSOFT.CONCAT(TEXT([.M86];&quot;0.00&quot;);&quot;,&quot;)" office:value-type="string" office:string-value="6274.09," calcext:value-type="string">
            <text:p>6274.09,</text:p>
          </table:table-cell>
          <table:table-cell table:formula="of:=COM.MICROSOFT.CONCAT(TEXT([.N86];&quot;0.00&quot;);&quot;,&quot;)" office:value-type="string" office:string-value="8372.02," calcext:value-type="string">
            <text:p>8372.02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108.731" calcext:value-type="float">
            <text:p>1108.731</text:p>
          </table:table-cell>
          <table:table-cell/>
          <table:table-cell office:value-type="string" calcext:value-type="string">
            <text:p>C#6 </text:p>
          </table:table-cell>
          <table:table-cell/>
          <table:table-cell table:formula="of:=[.F$1]*[.$B87]" office:value-type="float" office:value="554.3655" calcext:value-type="float">
            <text:p>554.37</text:p>
          </table:table-cell>
          <table:table-cell table:formula="of:=[.G$1]*[.$B87]" office:value-type="float" office:value="1108.731" calcext:value-type="float">
            <text:p>1108.73</text:p>
          </table:table-cell>
          <table:table-cell table:formula="of:=[.H$1]*[.$B87]" office:value-type="float" office:value="1661.79211124043" calcext:value-type="float">
            <text:p>1661.79</text:p>
          </table:table-cell>
          <table:table-cell table:formula="of:=[.I$1]*[.$B87]" office:value-type="float" office:value="2217.462" calcext:value-type="float">
            <text:p>2217.46</text:p>
          </table:table-cell>
          <table:table-cell table:formula="of:=[.J$1]*[.$B87]" office:value-type="float" office:value="3323.58422248086" calcext:value-type="float">
            <text:p>3323.58</text:p>
          </table:table-cell>
          <table:table-cell table:formula="of:=[.K$1]*[.$B87]" office:value-type="float" office:value="4434.924" calcext:value-type="float">
            <text:p>4434.92</text:p>
          </table:table-cell>
          <table:table-cell table:formula="of:=[.L$1]*[.$B87]" office:value-type="float" office:value="5589.04775322512" calcext:value-type="float">
            <text:p>5589.05</text:p>
          </table:table-cell>
          <table:table-cell table:formula="of:=[.M$1]*[.$B87]" office:value-type="float" office:value="6647.16844496172" calcext:value-type="float">
            <text:p>6647.17</text:p>
          </table:table-cell>
          <table:table-cell table:formula="of:=[.N$1]*[.$B87]" office:value-type="float" office:value="8869.848" calcext:value-type="float">
            <text:p>8869.85</text:p>
          </table:table-cell>
          <table:table-cell/>
          <table:table-cell table:formula="of:=COM.MICROSOFT.CONCAT(TEXT([.F87];&quot;0.00&quot;);&quot;,&quot;)" office:value-type="string" office:string-value="554.37," calcext:value-type="string">
            <text:p>554.37,</text:p>
          </table:table-cell>
          <table:table-cell table:formula="of:=COM.MICROSOFT.CONCAT(TEXT([.G87];&quot;0.00&quot;);&quot;,&quot;)" office:value-type="string" office:string-value="1108.73," calcext:value-type="string">
            <text:p>1108.73,</text:p>
          </table:table-cell>
          <table:table-cell table:formula="of:=COM.MICROSOFT.CONCAT(TEXT([.H87];&quot;0.00&quot;);&quot;,&quot;)" office:value-type="string" office:string-value="1661.79," calcext:value-type="string">
            <text:p>1661.79,</text:p>
          </table:table-cell>
          <table:table-cell table:formula="of:=COM.MICROSOFT.CONCAT(TEXT([.I87];&quot;0.00&quot;);&quot;,&quot;)" office:value-type="string" office:string-value="2217.46," calcext:value-type="string">
            <text:p>2217.46,</text:p>
          </table:table-cell>
          <table:table-cell table:formula="of:=COM.MICROSOFT.CONCAT(TEXT([.J87];&quot;0.00&quot;);&quot;,&quot;)" office:value-type="string" office:string-value="3323.58," calcext:value-type="string">
            <text:p>3323.58,</text:p>
          </table:table-cell>
          <table:table-cell table:formula="of:=COM.MICROSOFT.CONCAT(TEXT([.K87];&quot;0.00&quot;);&quot;,&quot;)" office:value-type="string" office:string-value="4434.92," calcext:value-type="string">
            <text:p>4434.92,</text:p>
          </table:table-cell>
          <table:table-cell table:formula="of:=COM.MICROSOFT.CONCAT(TEXT([.L87];&quot;0.00&quot;);&quot;,&quot;)" office:value-type="string" office:string-value="5589.05," calcext:value-type="string">
            <text:p>5589.05,</text:p>
          </table:table-cell>
          <table:table-cell table:formula="of:=COM.MICROSOFT.CONCAT(TEXT([.M87];&quot;0.00&quot;);&quot;,&quot;)" office:value-type="string" office:string-value="6647.17," calcext:value-type="string">
            <text:p>6647.17,</text:p>
          </table:table-cell>
          <table:table-cell table:formula="of:=COM.MICROSOFT.CONCAT(TEXT([.N87];&quot;0.00&quot;);&quot;,&quot;)" office:value-type="string" office:string-value="8869.85," calcext:value-type="string">
            <text:p>8869.85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74.659" calcext:value-type="float">
            <text:p>1174.659</text:p>
          </table:table-cell>
          <table:table-cell/>
          <table:table-cell office:value-type="string" calcext:value-type="string">
            <text:p>D6 </text:p>
          </table:table-cell>
          <table:table-cell/>
          <table:table-cell table:formula="of:=[.F$1]*[.$B88]" office:value-type="float" office:value="587.3295" calcext:value-type="float">
            <text:p>587.33</text:p>
          </table:table-cell>
          <table:table-cell table:formula="of:=[.G$1]*[.$B88]" office:value-type="float" office:value="1174.659" calcext:value-type="float">
            <text:p>1174.66</text:p>
          </table:table-cell>
          <table:table-cell table:formula="of:=[.H$1]*[.$B88]" office:value-type="float" office:value="1760.60654892627" calcext:value-type="float">
            <text:p>1760.61</text:p>
          </table:table-cell>
          <table:table-cell table:formula="of:=[.I$1]*[.$B88]" office:value-type="float" office:value="2349.318" calcext:value-type="float">
            <text:p>2349.32</text:p>
          </table:table-cell>
          <table:table-cell table:formula="of:=[.J$1]*[.$B88]" office:value-type="float" office:value="3521.21309785254" calcext:value-type="float">
            <text:p>3521.21</text:p>
          </table:table-cell>
          <table:table-cell table:formula="of:=[.K$1]*[.$B88]" office:value-type="float" office:value="4698.636" calcext:value-type="float">
            <text:p>4698.64</text:p>
          </table:table-cell>
          <table:table-cell table:formula="of:=[.L$1]*[.$B88]" office:value-type="float" office:value="5921.3869232083" calcext:value-type="float">
            <text:p>5921.39</text:p>
          </table:table-cell>
          <table:table-cell table:formula="of:=[.M$1]*[.$B88]" office:value-type="float" office:value="7042.42619570508" calcext:value-type="float">
            <text:p>7042.43</text:p>
          </table:table-cell>
          <table:table-cell table:formula="of:=[.N$1]*[.$B88]" office:value-type="float" office:value="9397.272" calcext:value-type="float">
            <text:p>9397.27</text:p>
          </table:table-cell>
          <table:table-cell/>
          <table:table-cell table:formula="of:=COM.MICROSOFT.CONCAT(TEXT([.F88];&quot;0.00&quot;);&quot;,&quot;)" office:value-type="string" office:string-value="587.33," calcext:value-type="string">
            <text:p>587.33,</text:p>
          </table:table-cell>
          <table:table-cell table:formula="of:=COM.MICROSOFT.CONCAT(TEXT([.G88];&quot;0.00&quot;);&quot;,&quot;)" office:value-type="string" office:string-value="1174.66," calcext:value-type="string">
            <text:p>1174.66,</text:p>
          </table:table-cell>
          <table:table-cell table:formula="of:=COM.MICROSOFT.CONCAT(TEXT([.H88];&quot;0.00&quot;);&quot;,&quot;)" office:value-type="string" office:string-value="1760.61," calcext:value-type="string">
            <text:p>1760.61,</text:p>
          </table:table-cell>
          <table:table-cell table:formula="of:=COM.MICROSOFT.CONCAT(TEXT([.I88];&quot;0.00&quot;);&quot;,&quot;)" office:value-type="string" office:string-value="2349.32," calcext:value-type="string">
            <text:p>2349.32,</text:p>
          </table:table-cell>
          <table:table-cell table:formula="of:=COM.MICROSOFT.CONCAT(TEXT([.J88];&quot;0.00&quot;);&quot;,&quot;)" office:value-type="string" office:string-value="3521.21," calcext:value-type="string">
            <text:p>3521.21,</text:p>
          </table:table-cell>
          <table:table-cell table:formula="of:=COM.MICROSOFT.CONCAT(TEXT([.K88];&quot;0.00&quot;);&quot;,&quot;)" office:value-type="string" office:string-value="4698.64," calcext:value-type="string">
            <text:p>4698.64,</text:p>
          </table:table-cell>
          <table:table-cell table:formula="of:=COM.MICROSOFT.CONCAT(TEXT([.L88];&quot;0.00&quot;);&quot;,&quot;)" office:value-type="string" office:string-value="5921.39," calcext:value-type="string">
            <text:p>5921.39,</text:p>
          </table:table-cell>
          <table:table-cell table:formula="of:=COM.MICROSOFT.CONCAT(TEXT([.M88];&quot;0.00&quot;);&quot;,&quot;)" office:value-type="string" office:string-value="7042.43," calcext:value-type="string">
            <text:p>7042.43,</text:p>
          </table:table-cell>
          <table:table-cell table:formula="of:=COM.MICROSOFT.CONCAT(TEXT([.N88];&quot;0.00&quot;);&quot;,&quot;)" office:value-type="string" office:string-value="9397.27," calcext:value-type="string">
            <text:p>9397.27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44.508" calcext:value-type="float">
            <text:p>1244.508</text:p>
          </table:table-cell>
          <table:table-cell/>
          <table:table-cell office:value-type="string" calcext:value-type="string">
            <text:p>D#6 </text:p>
          </table:table-cell>
          <table:table-cell/>
          <table:table-cell table:formula="of:=[.F$1]*[.$B89]" office:value-type="float" office:value="622.254" calcext:value-type="float">
            <text:p>622.25</text:p>
          </table:table-cell>
          <table:table-cell table:formula="of:=[.G$1]*[.$B89]" office:value-type="float" office:value="1244.508" calcext:value-type="float">
            <text:p>1244.51</text:p>
          </table:table-cell>
          <table:table-cell table:formula="of:=[.H$1]*[.$B89]" office:value-type="float" office:value="1865.29787367324" calcext:value-type="float">
            <text:p>1865.30</text:p>
          </table:table-cell>
          <table:table-cell table:formula="of:=[.I$1]*[.$B89]" office:value-type="float" office:value="2489.016" calcext:value-type="float">
            <text:p>2489.02</text:p>
          </table:table-cell>
          <table:table-cell table:formula="of:=[.J$1]*[.$B89]" office:value-type="float" office:value="3730.59574734648" calcext:value-type="float">
            <text:p>3730.60</text:p>
          </table:table-cell>
          <table:table-cell table:formula="of:=[.K$1]*[.$B89]" office:value-type="float" office:value="4978.032" calcext:value-type="float">
            <text:p>4978.03</text:p>
          </table:table-cell>
          <table:table-cell table:formula="of:=[.L$1]*[.$B89]" office:value-type="float" office:value="6273.49162355042" calcext:value-type="float">
            <text:p>6273.49</text:p>
          </table:table-cell>
          <table:table-cell table:formula="of:=[.M$1]*[.$B89]" office:value-type="float" office:value="7461.19149469296" calcext:value-type="float">
            <text:p>7461.19</text:p>
          </table:table-cell>
          <table:table-cell table:formula="of:=[.N$1]*[.$B89]" office:value-type="float" office:value="9956.064" calcext:value-type="float">
            <text:p>9956.06</text:p>
          </table:table-cell>
          <table:table-cell/>
          <table:table-cell table:formula="of:=COM.MICROSOFT.CONCAT(TEXT([.F89];&quot;0.00&quot;);&quot;,&quot;)" office:value-type="string" office:string-value="622.25," calcext:value-type="string">
            <text:p>622.25,</text:p>
          </table:table-cell>
          <table:table-cell table:formula="of:=COM.MICROSOFT.CONCAT(TEXT([.G89];&quot;0.00&quot;);&quot;,&quot;)" office:value-type="string" office:string-value="1244.51," calcext:value-type="string">
            <text:p>1244.51,</text:p>
          </table:table-cell>
          <table:table-cell table:formula="of:=COM.MICROSOFT.CONCAT(TEXT([.H89];&quot;0.00&quot;);&quot;,&quot;)" office:value-type="string" office:string-value="1865.30," calcext:value-type="string">
            <text:p>1865.30,</text:p>
          </table:table-cell>
          <table:table-cell table:formula="of:=COM.MICROSOFT.CONCAT(TEXT([.I89];&quot;0.00&quot;);&quot;,&quot;)" office:value-type="string" office:string-value="2489.02," calcext:value-type="string">
            <text:p>2489.02,</text:p>
          </table:table-cell>
          <table:table-cell table:formula="of:=COM.MICROSOFT.CONCAT(TEXT([.J89];&quot;0.00&quot;);&quot;,&quot;)" office:value-type="string" office:string-value="3730.60," calcext:value-type="string">
            <text:p>3730.60,</text:p>
          </table:table-cell>
          <table:table-cell table:formula="of:=COM.MICROSOFT.CONCAT(TEXT([.K89];&quot;0.00&quot;);&quot;,&quot;)" office:value-type="string" office:string-value="4978.03," calcext:value-type="string">
            <text:p>4978.03,</text:p>
          </table:table-cell>
          <table:table-cell table:formula="of:=COM.MICROSOFT.CONCAT(TEXT([.L89];&quot;0.00&quot;);&quot;,&quot;)" office:value-type="string" office:string-value="6273.49," calcext:value-type="string">
            <text:p>6273.49,</text:p>
          </table:table-cell>
          <table:table-cell table:formula="of:=COM.MICROSOFT.CONCAT(TEXT([.M89];&quot;0.00&quot;);&quot;,&quot;)" office:value-type="string" office:string-value="7461.19," calcext:value-type="string">
            <text:p>7461.19,</text:p>
          </table:table-cell>
          <table:table-cell table:formula="of:=COM.MICROSOFT.CONCAT(TEXT([.N89];&quot;0.00&quot;);&quot;,&quot;)" office:value-type="string" office:string-value="9956.06," calcext:value-type="string">
            <text:p>9956.06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18.51" calcext:value-type="float">
            <text:p>1318.51</text:p>
          </table:table-cell>
          <table:table-cell/>
          <table:table-cell office:value-type="string" calcext:value-type="string">
            <text:p>E6 </text:p>
          </table:table-cell>
          <table:table-cell/>
          <table:table-cell table:formula="of:=[.F$1]*[.$B90]" office:value-type="float" office:value="659.255" calcext:value-type="float">
            <text:p>659.26</text:p>
          </table:table-cell>
          <table:table-cell table:formula="of:=[.G$1]*[.$B90]" office:value-type="float" office:value="1318.51" calcext:value-type="float">
            <text:p>1318.51</text:p>
          </table:table-cell>
          <table:table-cell table:formula="of:=[.H$1]*[.$B90]" office:value-type="float" office:value="1976.2138125403" calcext:value-type="float">
            <text:p>1976.21</text:p>
          </table:table-cell>
          <table:table-cell table:formula="of:=[.I$1]*[.$B90]" office:value-type="float" office:value="2637.02" calcext:value-type="float">
            <text:p>2637.02</text:p>
          </table:table-cell>
          <table:table-cell table:formula="of:=[.J$1]*[.$B90]" office:value-type="float" office:value="3952.4276250806" calcext:value-type="float">
            <text:p>3952.43</text:p>
          </table:table-cell>
          <table:table-cell table:formula="of:=[.K$1]*[.$B90]" office:value-type="float" office:value="5274.04" calcext:value-type="float">
            <text:p>5274.04</text:p>
          </table:table-cell>
          <table:table-cell table:formula="of:=[.L$1]*[.$B90]" office:value-type="float" office:value="6646.53135260478" calcext:value-type="float">
            <text:p>6646.53</text:p>
          </table:table-cell>
          <table:table-cell table:formula="of:=[.M$1]*[.$B90]" office:value-type="float" office:value="7904.8552501612" calcext:value-type="float">
            <text:p>7904.86</text:p>
          </table:table-cell>
          <table:table-cell table:formula="of:=[.N$1]*[.$B90]" office:value-type="float" office:value="10548.08" calcext:value-type="float">
            <text:p>10548.08</text:p>
          </table:table-cell>
          <table:table-cell/>
          <table:table-cell table:formula="of:=COM.MICROSOFT.CONCAT(TEXT([.F90];&quot;0.00&quot;);&quot;,&quot;)" office:value-type="string" office:string-value="659.26," calcext:value-type="string">
            <text:p>659.26,</text:p>
          </table:table-cell>
          <table:table-cell table:formula="of:=COM.MICROSOFT.CONCAT(TEXT([.G90];&quot;0.00&quot;);&quot;,&quot;)" office:value-type="string" office:string-value="1318.51," calcext:value-type="string">
            <text:p>1318.51,</text:p>
          </table:table-cell>
          <table:table-cell table:formula="of:=COM.MICROSOFT.CONCAT(TEXT([.H90];&quot;0.00&quot;);&quot;,&quot;)" office:value-type="string" office:string-value="1976.21," calcext:value-type="string">
            <text:p>1976.21,</text:p>
          </table:table-cell>
          <table:table-cell table:formula="of:=COM.MICROSOFT.CONCAT(TEXT([.I90];&quot;0.00&quot;);&quot;,&quot;)" office:value-type="string" office:string-value="2637.02," calcext:value-type="string">
            <text:p>2637.02,</text:p>
          </table:table-cell>
          <table:table-cell table:formula="of:=COM.MICROSOFT.CONCAT(TEXT([.J90];&quot;0.00&quot;);&quot;,&quot;)" office:value-type="string" office:string-value="3952.43," calcext:value-type="string">
            <text:p>3952.43,</text:p>
          </table:table-cell>
          <table:table-cell table:formula="of:=COM.MICROSOFT.CONCAT(TEXT([.K90];&quot;0.00&quot;);&quot;,&quot;)" office:value-type="string" office:string-value="5274.04," calcext:value-type="string">
            <text:p>5274.04,</text:p>
          </table:table-cell>
          <table:table-cell table:formula="of:=COM.MICROSOFT.CONCAT(TEXT([.L90];&quot;0.00&quot;);&quot;,&quot;)" office:value-type="string" office:string-value="6646.53," calcext:value-type="string">
            <text:p>6646.53,</text:p>
          </table:table-cell>
          <table:table-cell table:formula="of:=COM.MICROSOFT.CONCAT(TEXT([.M90];&quot;0.00&quot;);&quot;,&quot;)" office:value-type="string" office:string-value="7904.86," calcext:value-type="string">
            <text:p>7904.86,</text:p>
          </table:table-cell>
          <table:table-cell table:formula="of:=COM.MICROSOFT.CONCAT(TEXT([.N90];&quot;0.00&quot;);&quot;,&quot;)" office:value-type="string" office:string-value="10548.08," calcext:value-type="string">
            <text:p>10548.08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96.913" calcext:value-type="float">
            <text:p>1396.913</text:p>
          </table:table-cell>
          <table:table-cell/>
          <table:table-cell office:value-type="string" calcext:value-type="string">
            <text:p>F6 </text:p>
          </table:table-cell>
          <table:table-cell/>
          <table:table-cell table:formula="of:=[.F$1]*[.$B91]" office:value-type="float" office:value="698.4565" calcext:value-type="float">
            <text:p>698.46</text:p>
          </table:table-cell>
          <table:table-cell table:formula="of:=[.G$1]*[.$B91]" office:value-type="float" office:value="1396.913" calcext:value-type="float">
            <text:p>1396.91</text:p>
          </table:table-cell>
          <table:table-cell table:formula="of:=[.H$1]*[.$B91]" office:value-type="float" office:value="2093.72607376289" calcext:value-type="float">
            <text:p>2093.73</text:p>
          </table:table-cell>
          <table:table-cell table:formula="of:=[.I$1]*[.$B91]" office:value-type="float" office:value="2793.826" calcext:value-type="float">
            <text:p>2793.83</text:p>
          </table:table-cell>
          <table:table-cell table:formula="of:=[.J$1]*[.$B91]" office:value-type="float" office:value="4187.45214752578" calcext:value-type="float">
            <text:p>4187.45</text:p>
          </table:table-cell>
          <table:table-cell table:formula="of:=[.K$1]*[.$B91]" office:value-type="float" office:value="5587.652" calcext:value-type="float">
            <text:p>5587.65</text:p>
          </table:table-cell>
          <table:table-cell table:formula="of:=[.L$1]*[.$B91]" office:value-type="float" office:value="7041.75626378351" calcext:value-type="float">
            <text:p>7041.76</text:p>
          </table:table-cell>
          <table:table-cell table:formula="of:=[.M$1]*[.$B91]" office:value-type="float" office:value="8374.90429505156" calcext:value-type="float">
            <text:p>8374.90</text:p>
          </table:table-cell>
          <table:table-cell table:formula="of:=[.N$1]*[.$B91]" office:value-type="float" office:value="11175.304" calcext:value-type="float">
            <text:p>11175.30</text:p>
          </table:table-cell>
          <table:table-cell/>
          <table:table-cell table:formula="of:=COM.MICROSOFT.CONCAT(TEXT([.F91];&quot;0.00&quot;);&quot;,&quot;)" office:value-type="string" office:string-value="698.46," calcext:value-type="string">
            <text:p>698.46,</text:p>
          </table:table-cell>
          <table:table-cell table:formula="of:=COM.MICROSOFT.CONCAT(TEXT([.G91];&quot;0.00&quot;);&quot;,&quot;)" office:value-type="string" office:string-value="1396.91," calcext:value-type="string">
            <text:p>1396.91,</text:p>
          </table:table-cell>
          <table:table-cell table:formula="of:=COM.MICROSOFT.CONCAT(TEXT([.H91];&quot;0.00&quot;);&quot;,&quot;)" office:value-type="string" office:string-value="2093.73," calcext:value-type="string">
            <text:p>2093.73,</text:p>
          </table:table-cell>
          <table:table-cell table:formula="of:=COM.MICROSOFT.CONCAT(TEXT([.I91];&quot;0.00&quot;);&quot;,&quot;)" office:value-type="string" office:string-value="2793.83," calcext:value-type="string">
            <text:p>2793.83,</text:p>
          </table:table-cell>
          <table:table-cell table:formula="of:=COM.MICROSOFT.CONCAT(TEXT([.J91];&quot;0.00&quot;);&quot;,&quot;)" office:value-type="string" office:string-value="4187.45," calcext:value-type="string">
            <text:p>4187.45,</text:p>
          </table:table-cell>
          <table:table-cell table:formula="of:=COM.MICROSOFT.CONCAT(TEXT([.K91];&quot;0.00&quot;);&quot;,&quot;)" office:value-type="string" office:string-value="5587.65," calcext:value-type="string">
            <text:p>5587.65,</text:p>
          </table:table-cell>
          <table:table-cell table:formula="of:=COM.MICROSOFT.CONCAT(TEXT([.L91];&quot;0.00&quot;);&quot;,&quot;)" office:value-type="string" office:string-value="7041.76," calcext:value-type="string">
            <text:p>7041.76,</text:p>
          </table:table-cell>
          <table:table-cell table:formula="of:=COM.MICROSOFT.CONCAT(TEXT([.M91];&quot;0.00&quot;);&quot;,&quot;)" office:value-type="string" office:string-value="8374.90," calcext:value-type="string">
            <text:p>8374.90,</text:p>
          </table:table-cell>
          <table:table-cell table:formula="of:=COM.MICROSOFT.CONCAT(TEXT([.N91];&quot;0.00&quot;);&quot;,&quot;)" office:value-type="string" office:string-value="11175.30," calcext:value-type="string">
            <text:p>11175.30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79.978" calcext:value-type="float">
            <text:p>1479.978</text:p>
          </table:table-cell>
          <table:table-cell/>
          <table:table-cell office:value-type="string" calcext:value-type="string">
            <text:p>F#6 </text:p>
          </table:table-cell>
          <table:table-cell/>
          <table:table-cell table:formula="of:=[.F$1]*[.$B92]" office:value-type="float" office:value="739.989" calcext:value-type="float">
            <text:p>739.99</text:p>
          </table:table-cell>
          <table:table-cell table:formula="of:=[.G$1]*[.$B92]" office:value-type="float" office:value="1479.978" calcext:value-type="float">
            <text:p>1479.98</text:p>
          </table:table-cell>
          <table:table-cell table:formula="of:=[.H$1]*[.$B92]" office:value-type="float" office:value="2218.22585028234" calcext:value-type="float">
            <text:p>2218.23</text:p>
          </table:table-cell>
          <table:table-cell table:formula="of:=[.I$1]*[.$B92]" office:value-type="float" office:value="2959.956" calcext:value-type="float">
            <text:p>2959.96</text:p>
          </table:table-cell>
          <table:table-cell table:formula="of:=[.J$1]*[.$B92]" office:value-type="float" office:value="4436.45170056468" calcext:value-type="float">
            <text:p>4436.45</text:p>
          </table:table-cell>
          <table:table-cell table:formula="of:=[.K$1]*[.$B92]" office:value-type="float" office:value="5919.912" calcext:value-type="float">
            <text:p>5919.91</text:p>
          </table:table-cell>
          <table:table-cell table:formula="of:=[.L$1]*[.$B92]" office:value-type="float" office:value="7460.48204273408" calcext:value-type="float">
            <text:p>7460.48</text:p>
          </table:table-cell>
          <table:table-cell table:formula="of:=[.M$1]*[.$B92]" office:value-type="float" office:value="8872.90340112936" calcext:value-type="float">
            <text:p>8872.90</text:p>
          </table:table-cell>
          <table:table-cell table:formula="of:=[.N$1]*[.$B92]" office:value-type="float" office:value="11839.824" calcext:value-type="float">
            <text:p>11839.82</text:p>
          </table:table-cell>
          <table:table-cell/>
          <table:table-cell table:formula="of:=COM.MICROSOFT.CONCAT(TEXT([.F92];&quot;0.00&quot;);&quot;,&quot;)" office:value-type="string" office:string-value="739.99," calcext:value-type="string">
            <text:p>739.99,</text:p>
          </table:table-cell>
          <table:table-cell table:formula="of:=COM.MICROSOFT.CONCAT(TEXT([.G92];&quot;0.00&quot;);&quot;,&quot;)" office:value-type="string" office:string-value="1479.98," calcext:value-type="string">
            <text:p>1479.98,</text:p>
          </table:table-cell>
          <table:table-cell table:formula="of:=COM.MICROSOFT.CONCAT(TEXT([.H92];&quot;0.00&quot;);&quot;,&quot;)" office:value-type="string" office:string-value="2218.23," calcext:value-type="string">
            <text:p>2218.23,</text:p>
          </table:table-cell>
          <table:table-cell table:formula="of:=COM.MICROSOFT.CONCAT(TEXT([.I92];&quot;0.00&quot;);&quot;,&quot;)" office:value-type="string" office:string-value="2959.96," calcext:value-type="string">
            <text:p>2959.96,</text:p>
          </table:table-cell>
          <table:table-cell table:formula="of:=COM.MICROSOFT.CONCAT(TEXT([.J92];&quot;0.00&quot;);&quot;,&quot;)" office:value-type="string" office:string-value="4436.45," calcext:value-type="string">
            <text:p>4436.45,</text:p>
          </table:table-cell>
          <table:table-cell table:formula="of:=COM.MICROSOFT.CONCAT(TEXT([.K92];&quot;0.00&quot;);&quot;,&quot;)" office:value-type="string" office:string-value="5919.91," calcext:value-type="string">
            <text:p>5919.91,</text:p>
          </table:table-cell>
          <table:table-cell table:formula="of:=COM.MICROSOFT.CONCAT(TEXT([.L92];&quot;0.00&quot;);&quot;,&quot;)" office:value-type="string" office:string-value="7460.48," calcext:value-type="string">
            <text:p>7460.48,</text:p>
          </table:table-cell>
          <table:table-cell table:formula="of:=COM.MICROSOFT.CONCAT(TEXT([.M92];&quot;0.00&quot;);&quot;,&quot;)" office:value-type="string" office:string-value="8872.90," calcext:value-type="string">
            <text:p>8872.90,</text:p>
          </table:table-cell>
          <table:table-cell table:formula="of:=COM.MICROSOFT.CONCAT(TEXT([.N92];&quot;0.00&quot;);&quot;,&quot;)" office:value-type="string" office:string-value="11839.82," calcext:value-type="string">
            <text:p>11839.82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67.982" calcext:value-type="float">
            <text:p>1567.982</text:p>
          </table:table-cell>
          <table:table-cell/>
          <table:table-cell office:value-type="string" calcext:value-type="string">
            <text:p>G6 </text:p>
          </table:table-cell>
          <table:table-cell/>
          <table:table-cell table:formula="of:=[.F$1]*[.$B93]" office:value-type="float" office:value="783.991" calcext:value-type="float">
            <text:p>783.99</text:p>
          </table:table-cell>
          <table:table-cell table:formula="of:=[.G$1]*[.$B93]" office:value-type="float" office:value="1567.982" calcext:value-type="float">
            <text:p>1567.98</text:p>
          </table:table-cell>
          <table:table-cell table:formula="of:=[.H$1]*[.$B93]" office:value-type="float" office:value="2350.12831621646" calcext:value-type="float">
            <text:p>2350.13</text:p>
          </table:table-cell>
          <table:table-cell table:formula="of:=[.I$1]*[.$B93]" office:value-type="float" office:value="3135.964" calcext:value-type="float">
            <text:p>3135.96</text:p>
          </table:table-cell>
          <table:table-cell table:formula="of:=[.J$1]*[.$B93]" office:value-type="float" office:value="4700.25663243292" calcext:value-type="float">
            <text:p>4700.26</text:p>
          </table:table-cell>
          <table:table-cell table:formula="of:=[.K$1]*[.$B93]" office:value-type="float" office:value="6271.928" calcext:value-type="float">
            <text:p>6271.93</text:p>
          </table:table-cell>
          <table:table-cell table:formula="of:=[.L$1]*[.$B93]" office:value-type="float" office:value="7904.1050301628" calcext:value-type="float">
            <text:p>7904.11</text:p>
          </table:table-cell>
          <table:table-cell table:formula="of:=[.M$1]*[.$B93]" office:value-type="float" office:value="9400.51326486584" calcext:value-type="float">
            <text:p>9400.51</text:p>
          </table:table-cell>
          <table:table-cell table:formula="of:=[.N$1]*[.$B93]" office:value-type="float" office:value="12543.856" calcext:value-type="float">
            <text:p>12543.86</text:p>
          </table:table-cell>
          <table:table-cell/>
          <table:table-cell table:formula="of:=COM.MICROSOFT.CONCAT(TEXT([.F93];&quot;0.00&quot;);&quot;,&quot;)" office:value-type="string" office:string-value="783.99," calcext:value-type="string">
            <text:p>783.99,</text:p>
          </table:table-cell>
          <table:table-cell table:formula="of:=COM.MICROSOFT.CONCAT(TEXT([.G93];&quot;0.00&quot;);&quot;,&quot;)" office:value-type="string" office:string-value="1567.98," calcext:value-type="string">
            <text:p>1567.98,</text:p>
          </table:table-cell>
          <table:table-cell table:formula="of:=COM.MICROSOFT.CONCAT(TEXT([.H93];&quot;0.00&quot;);&quot;,&quot;)" office:value-type="string" office:string-value="2350.13," calcext:value-type="string">
            <text:p>2350.13,</text:p>
          </table:table-cell>
          <table:table-cell table:formula="of:=COM.MICROSOFT.CONCAT(TEXT([.I93];&quot;0.00&quot;);&quot;,&quot;)" office:value-type="string" office:string-value="3135.96," calcext:value-type="string">
            <text:p>3135.96,</text:p>
          </table:table-cell>
          <table:table-cell table:formula="of:=COM.MICROSOFT.CONCAT(TEXT([.J93];&quot;0.00&quot;);&quot;,&quot;)" office:value-type="string" office:string-value="4700.26," calcext:value-type="string">
            <text:p>4700.26,</text:p>
          </table:table-cell>
          <table:table-cell table:formula="of:=COM.MICROSOFT.CONCAT(TEXT([.K93];&quot;0.00&quot;);&quot;,&quot;)" office:value-type="string" office:string-value="6271.93," calcext:value-type="string">
            <text:p>6271.93,</text:p>
          </table:table-cell>
          <table:table-cell table:formula="of:=COM.MICROSOFT.CONCAT(TEXT([.L93];&quot;0.00&quot;);&quot;,&quot;)" office:value-type="string" office:string-value="7904.11," calcext:value-type="string">
            <text:p>7904.11,</text:p>
          </table:table-cell>
          <table:table-cell table:formula="of:=COM.MICROSOFT.CONCAT(TEXT([.M93];&quot;0.00&quot;);&quot;,&quot;)" office:value-type="string" office:string-value="9400.51," calcext:value-type="string">
            <text:p>9400.51,</text:p>
          </table:table-cell>
          <table:table-cell table:formula="of:=COM.MICROSOFT.CONCAT(TEXT([.N93];&quot;0.00&quot;);&quot;,&quot;)" office:value-type="string" office:string-value="12543.86," calcext:value-type="string">
            <text:p>12543.86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61.219" calcext:value-type="float">
            <text:p>1661.219</text:p>
          </table:table-cell>
          <table:table-cell/>
          <table:table-cell office:value-type="string" calcext:value-type="string">
            <text:p>G#6 </text:p>
          </table:table-cell>
          <table:table-cell/>
          <table:table-cell table:formula="of:=[.F$1]*[.$B94]" office:value-type="float" office:value="830.6095" calcext:value-type="float">
            <text:p>830.61</text:p>
          </table:table-cell>
          <table:table-cell table:formula="of:=[.G$1]*[.$B94]" office:value-type="float" office:value="1661.219" calcext:value-type="float">
            <text:p>1661.22</text:p>
          </table:table-cell>
          <table:table-cell table:formula="of:=[.H$1]*[.$B94]" office:value-type="float" office:value="2489.87412568307" calcext:value-type="float">
            <text:p>2489.87</text:p>
          </table:table-cell>
          <table:table-cell table:formula="of:=[.I$1]*[.$B94]" office:value-type="float" office:value="3322.438" calcext:value-type="float">
            <text:p>3322.44</text:p>
          </table:table-cell>
          <table:table-cell table:formula="of:=[.J$1]*[.$B94]" office:value-type="float" office:value="4979.74825136614" calcext:value-type="float">
            <text:p>4979.75</text:p>
          </table:table-cell>
          <table:table-cell table:formula="of:=[.K$1]*[.$B94]" office:value-type="float" office:value="6644.876" calcext:value-type="float">
            <text:p>6644.88</text:p>
          </table:table-cell>
          <table:table-cell table:formula="of:=[.L$1]*[.$B94]" office:value-type="float" office:value="8374.10726277598" calcext:value-type="float">
            <text:p>8374.11</text:p>
          </table:table-cell>
          <table:table-cell table:formula="of:=[.M$1]*[.$B94]" office:value-type="float" office:value="9959.49650273228" calcext:value-type="float">
            <text:p>9959.50</text:p>
          </table:table-cell>
          <table:table-cell table:formula="of:=[.N$1]*[.$B94]" office:value-type="float" office:value="13289.752" calcext:value-type="float">
            <text:p>13289.75</text:p>
          </table:table-cell>
          <table:table-cell/>
          <table:table-cell table:formula="of:=COM.MICROSOFT.CONCAT(TEXT([.F94];&quot;0.00&quot;);&quot;,&quot;)" office:value-type="string" office:string-value="830.61," calcext:value-type="string">
            <text:p>830.61,</text:p>
          </table:table-cell>
          <table:table-cell table:formula="of:=COM.MICROSOFT.CONCAT(TEXT([.G94];&quot;0.00&quot;);&quot;,&quot;)" office:value-type="string" office:string-value="1661.22," calcext:value-type="string">
            <text:p>1661.22,</text:p>
          </table:table-cell>
          <table:table-cell table:formula="of:=COM.MICROSOFT.CONCAT(TEXT([.H94];&quot;0.00&quot;);&quot;,&quot;)" office:value-type="string" office:string-value="2489.87," calcext:value-type="string">
            <text:p>2489.87,</text:p>
          </table:table-cell>
          <table:table-cell table:formula="of:=COM.MICROSOFT.CONCAT(TEXT([.I94];&quot;0.00&quot;);&quot;,&quot;)" office:value-type="string" office:string-value="3322.44," calcext:value-type="string">
            <text:p>3322.44,</text:p>
          </table:table-cell>
          <table:table-cell table:formula="of:=COM.MICROSOFT.CONCAT(TEXT([.J94];&quot;0.00&quot;);&quot;,&quot;)" office:value-type="string" office:string-value="4979.75," calcext:value-type="string">
            <text:p>4979.75,</text:p>
          </table:table-cell>
          <table:table-cell table:formula="of:=COM.MICROSOFT.CONCAT(TEXT([.K94];&quot;0.00&quot;);&quot;,&quot;)" office:value-type="string" office:string-value="6644.88," calcext:value-type="string">
            <text:p>6644.88,</text:p>
          </table:table-cell>
          <table:table-cell table:formula="of:=COM.MICROSOFT.CONCAT(TEXT([.L94];&quot;0.00&quot;);&quot;,&quot;)" office:value-type="string" office:string-value="8374.11," calcext:value-type="string">
            <text:p>8374.11,</text:p>
          </table:table-cell>
          <table:table-cell table:formula="of:=COM.MICROSOFT.CONCAT(TEXT([.M94];&quot;0.00&quot;);&quot;,&quot;)" office:value-type="string" office:string-value="9959.50," calcext:value-type="string">
            <text:p>9959.50,</text:p>
          </table:table-cell>
          <table:table-cell table:formula="of:=COM.MICROSOFT.CONCAT(TEXT([.N94];&quot;0.00&quot;);&quot;,&quot;)" office:value-type="string" office:string-value="13289.75," calcext:value-type="string">
            <text:p>13289.75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A6 </text:p>
          </table:table-cell>
          <table:table-cell/>
          <table:table-cell table:formula="of:=[.F$1]*[.$B95]" office:value-type="float" office:value="880" calcext:value-type="float">
            <text:p>880.00</text:p>
          </table:table-cell>
          <table:table-cell table:formula="of:=[.G$1]*[.$B95]" office:value-type="float" office:value="1760" calcext:value-type="float">
            <text:p>1760.00</text:p>
          </table:table-cell>
          <table:table-cell table:formula="of:=[.H$1]*[.$B95]" office:value-type="float" office:value="2637.9294128" calcext:value-type="float">
            <text:p>2637.93</text:p>
          </table:table-cell>
          <table:table-cell table:formula="of:=[.I$1]*[.$B95]" office:value-type="float" office:value="3520" calcext:value-type="float">
            <text:p>3520.00</text:p>
          </table:table-cell>
          <table:table-cell table:formula="of:=[.J$1]*[.$B95]" office:value-type="float" office:value="5275.8588256" calcext:value-type="float">
            <text:p>5275.86</text:p>
          </table:table-cell>
          <table:table-cell table:formula="of:=[.K$1]*[.$B95]" office:value-type="float" office:value="7040" calcext:value-type="float">
            <text:p>7040.00</text:p>
          </table:table-cell>
          <table:table-cell table:formula="of:=[.L$1]*[.$B95]" office:value-type="float" office:value="8872.05647328" calcext:value-type="float">
            <text:p>8872.06</text:p>
          </table:table-cell>
          <table:table-cell table:formula="of:=[.M$1]*[.$B95]" office:value-type="float" office:value="10551.7176512" calcext:value-type="float">
            <text:p>10551.72</text:p>
          </table:table-cell>
          <table:table-cell table:formula="of:=[.N$1]*[.$B95]" office:value-type="float" office:value="14080" calcext:value-type="float">
            <text:p>14080.00</text:p>
          </table:table-cell>
          <table:table-cell/>
          <table:table-cell table:formula="of:=COM.MICROSOFT.CONCAT(TEXT([.F95];&quot;0.00&quot;);&quot;,&quot;)" office:value-type="string" office:string-value="880.00," calcext:value-type="string">
            <text:p>880.00,</text:p>
          </table:table-cell>
          <table:table-cell table:formula="of:=COM.MICROSOFT.CONCAT(TEXT([.G95];&quot;0.00&quot;);&quot;,&quot;)" office:value-type="string" office:string-value="1760.00," calcext:value-type="string">
            <text:p>1760.00,</text:p>
          </table:table-cell>
          <table:table-cell table:formula="of:=COM.MICROSOFT.CONCAT(TEXT([.H95];&quot;0.00&quot;);&quot;,&quot;)" office:value-type="string" office:string-value="2637.93," calcext:value-type="string">
            <text:p>2637.93,</text:p>
          </table:table-cell>
          <table:table-cell table:formula="of:=COM.MICROSOFT.CONCAT(TEXT([.I95];&quot;0.00&quot;);&quot;,&quot;)" office:value-type="string" office:string-value="3520.00," calcext:value-type="string">
            <text:p>3520.00,</text:p>
          </table:table-cell>
          <table:table-cell table:formula="of:=COM.MICROSOFT.CONCAT(TEXT([.J95];&quot;0.00&quot;);&quot;,&quot;)" office:value-type="string" office:string-value="5275.86," calcext:value-type="string">
            <text:p>5275.86,</text:p>
          </table:table-cell>
          <table:table-cell table:formula="of:=COM.MICROSOFT.CONCAT(TEXT([.K95];&quot;0.00&quot;);&quot;,&quot;)" office:value-type="string" office:string-value="7040.00," calcext:value-type="string">
            <text:p>7040.00,</text:p>
          </table:table-cell>
          <table:table-cell table:formula="of:=COM.MICROSOFT.CONCAT(TEXT([.L95];&quot;0.00&quot;);&quot;,&quot;)" office:value-type="string" office:string-value="8872.06," calcext:value-type="string">
            <text:p>8872.06,</text:p>
          </table:table-cell>
          <table:table-cell table:formula="of:=COM.MICROSOFT.CONCAT(TEXT([.M95];&quot;0.00&quot;);&quot;,&quot;)" office:value-type="string" office:string-value="10551.72," calcext:value-type="string">
            <text:p>10551.72,</text:p>
          </table:table-cell>
          <table:table-cell table:formula="of:=COM.MICROSOFT.CONCAT(TEXT([.N95];&quot;0.00&quot;);&quot;,&quot;)" office:value-type="string" office:string-value="14080.00," calcext:value-type="string">
            <text:p>14080.00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864.655" calcext:value-type="float">
            <text:p>1864.655</text:p>
          </table:table-cell>
          <table:table-cell/>
          <table:table-cell office:value-type="string" calcext:value-type="string">
            <text:p>A#6 </text:p>
          </table:table-cell>
          <table:table-cell/>
          <table:table-cell table:formula="of:=[.F$1]*[.$B96]" office:value-type="float" office:value="932.3275" calcext:value-type="float">
            <text:p>932.33</text:p>
          </table:table-cell>
          <table:table-cell table:formula="of:=[.G$1]*[.$B96]" office:value-type="float" office:value="1864.655" calcext:value-type="float">
            <text:p>1864.66</text:p>
          </table:table-cell>
          <table:table-cell table:formula="of:=[.H$1]*[.$B96]" office:value-type="float" office:value="2794.78878933215" calcext:value-type="float">
            <text:p>2794.79</text:p>
          </table:table-cell>
          <table:table-cell table:formula="of:=[.I$1]*[.$B96]" office:value-type="float" office:value="3729.31" calcext:value-type="float">
            <text:p>3729.31</text:p>
          </table:table-cell>
          <table:table-cell table:formula="of:=[.J$1]*[.$B96]" office:value-type="float" office:value="5589.5775786643" calcext:value-type="float">
            <text:p>5589.58</text:p>
          </table:table-cell>
          <table:table-cell table:formula="of:=[.K$1]*[.$B96]" office:value-type="float" office:value="7458.62" calcext:value-type="float">
            <text:p>7458.62</text:p>
          </table:table-cell>
          <table:table-cell table:formula="of:=[.L$1]*[.$B96]" office:value-type="float" office:value="9399.61617226359" calcext:value-type="float">
            <text:p>9399.62</text:p>
          </table:table-cell>
          <table:table-cell table:formula="of:=[.M$1]*[.$B96]" office:value-type="float" office:value="11179.1551573286" calcext:value-type="float">
            <text:p>11179.16</text:p>
          </table:table-cell>
          <table:table-cell table:formula="of:=[.N$1]*[.$B96]" office:value-type="float" office:value="14917.24" calcext:value-type="float">
            <text:p>14917.24</text:p>
          </table:table-cell>
          <table:table-cell/>
          <table:table-cell table:formula="of:=COM.MICROSOFT.CONCAT(TEXT([.F96];&quot;0.00&quot;);&quot;,&quot;)" office:value-type="string" office:string-value="932.33," calcext:value-type="string">
            <text:p>932.33,</text:p>
          </table:table-cell>
          <table:table-cell table:formula="of:=COM.MICROSOFT.CONCAT(TEXT([.G96];&quot;0.00&quot;);&quot;,&quot;)" office:value-type="string" office:string-value="1864.66," calcext:value-type="string">
            <text:p>1864.66,</text:p>
          </table:table-cell>
          <table:table-cell table:formula="of:=COM.MICROSOFT.CONCAT(TEXT([.H96];&quot;0.00&quot;);&quot;,&quot;)" office:value-type="string" office:string-value="2794.79," calcext:value-type="string">
            <text:p>2794.79,</text:p>
          </table:table-cell>
          <table:table-cell table:formula="of:=COM.MICROSOFT.CONCAT(TEXT([.I96];&quot;0.00&quot;);&quot;,&quot;)" office:value-type="string" office:string-value="3729.31," calcext:value-type="string">
            <text:p>3729.31,</text:p>
          </table:table-cell>
          <table:table-cell table:formula="of:=COM.MICROSOFT.CONCAT(TEXT([.J96];&quot;0.00&quot;);&quot;,&quot;)" office:value-type="string" office:string-value="5589.58," calcext:value-type="string">
            <text:p>5589.58,</text:p>
          </table:table-cell>
          <table:table-cell table:formula="of:=COM.MICROSOFT.CONCAT(TEXT([.K96];&quot;0.00&quot;);&quot;,&quot;)" office:value-type="string" office:string-value="7458.62," calcext:value-type="string">
            <text:p>7458.62,</text:p>
          </table:table-cell>
          <table:table-cell table:formula="of:=COM.MICROSOFT.CONCAT(TEXT([.L96];&quot;0.00&quot;);&quot;,&quot;)" office:value-type="string" office:string-value="9399.62," calcext:value-type="string">
            <text:p>9399.62,</text:p>
          </table:table-cell>
          <table:table-cell table:formula="of:=COM.MICROSOFT.CONCAT(TEXT([.M96];&quot;0.00&quot;);&quot;,&quot;)" office:value-type="string" office:string-value="11179.16," calcext:value-type="string">
            <text:p>11179.16,</text:p>
          </table:table-cell>
          <table:table-cell table:formula="of:=COM.MICROSOFT.CONCAT(TEXT([.N96];&quot;0.00&quot;);&quot;,&quot;)" office:value-type="string" office:string-value="14917.24," calcext:value-type="string">
            <text:p>14917.24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75.533" calcext:value-type="float">
            <text:p>1975.533</text:p>
          </table:table-cell>
          <table:table-cell/>
          <table:table-cell office:value-type="string" calcext:value-type="string">
            <text:p>B6 </text:p>
          </table:table-cell>
          <table:table-cell/>
          <table:table-cell table:formula="of:=[.F$1]*[.$B97]" office:value-type="float" office:value="987.7665" calcext:value-type="float">
            <text:p>987.77</text:p>
          </table:table-cell>
          <table:table-cell table:formula="of:=[.G$1]*[.$B97]" office:value-type="float" office:value="1975.533" calcext:value-type="float">
            <text:p>1975.53</text:p>
          </table:table-cell>
          <table:table-cell table:formula="of:=[.H$1]*[.$B97]" office:value-type="float" office:value="2960.97534469149" calcext:value-type="float">
            <text:p>2960.98</text:p>
          </table:table-cell>
          <table:table-cell table:formula="of:=[.I$1]*[.$B97]" office:value-type="float" office:value="3951.066" calcext:value-type="float">
            <text:p>3951.07</text:p>
          </table:table-cell>
          <table:table-cell table:formula="of:=[.J$1]*[.$B97]" office:value-type="float" office:value="5921.95068938298" calcext:value-type="float">
            <text:p>5921.95</text:p>
          </table:table-cell>
          <table:table-cell table:formula="of:=[.K$1]*[.$B97]" office:value-type="float" office:value="7902.132" calcext:value-type="float">
            <text:p>7902.13</text:p>
          </table:table-cell>
          <table:table-cell table:formula="of:=[.L$1]*[.$B97]" office:value-type="float" office:value="9958.54564819787" calcext:value-type="float">
            <text:p>9958.55</text:p>
          </table:table-cell>
          <table:table-cell table:formula="of:=[.M$1]*[.$B97]" office:value-type="float" office:value="11843.901378766" calcext:value-type="float">
            <text:p>11843.90</text:p>
          </table:table-cell>
          <table:table-cell table:formula="of:=[.N$1]*[.$B97]" office:value-type="float" office:value="15804.264" calcext:value-type="float">
            <text:p>15804.26</text:p>
          </table:table-cell>
          <table:table-cell/>
          <table:table-cell table:formula="of:=COM.MICROSOFT.CONCAT(TEXT([.F97];&quot;0.00&quot;);&quot;,&quot;)" office:value-type="string" office:string-value="987.77," calcext:value-type="string">
            <text:p>987.77,</text:p>
          </table:table-cell>
          <table:table-cell table:formula="of:=COM.MICROSOFT.CONCAT(TEXT([.G97];&quot;0.00&quot;);&quot;,&quot;)" office:value-type="string" office:string-value="1975.53," calcext:value-type="string">
            <text:p>1975.53,</text:p>
          </table:table-cell>
          <table:table-cell table:formula="of:=COM.MICROSOFT.CONCAT(TEXT([.H97];&quot;0.00&quot;);&quot;,&quot;)" office:value-type="string" office:string-value="2960.98," calcext:value-type="string">
            <text:p>2960.98,</text:p>
          </table:table-cell>
          <table:table-cell table:formula="of:=COM.MICROSOFT.CONCAT(TEXT([.I97];&quot;0.00&quot;);&quot;,&quot;)" office:value-type="string" office:string-value="3951.07," calcext:value-type="string">
            <text:p>3951.07,</text:p>
          </table:table-cell>
          <table:table-cell table:formula="of:=COM.MICROSOFT.CONCAT(TEXT([.J97];&quot;0.00&quot;);&quot;,&quot;)" office:value-type="string" office:string-value="5921.95," calcext:value-type="string">
            <text:p>5921.95,</text:p>
          </table:table-cell>
          <table:table-cell table:formula="of:=COM.MICROSOFT.CONCAT(TEXT([.K97];&quot;0.00&quot;);&quot;,&quot;)" office:value-type="string" office:string-value="7902.13," calcext:value-type="string">
            <text:p>7902.13,</text:p>
          </table:table-cell>
          <table:table-cell table:formula="of:=COM.MICROSOFT.CONCAT(TEXT([.L97];&quot;0.00&quot;);&quot;,&quot;)" office:value-type="string" office:string-value="9958.55," calcext:value-type="string">
            <text:p>9958.55,</text:p>
          </table:table-cell>
          <table:table-cell table:formula="of:=COM.MICROSOFT.CONCAT(TEXT([.M97];&quot;0.00&quot;);&quot;,&quot;)" office:value-type="string" office:string-value="11843.90," calcext:value-type="string">
            <text:p>11843.90,</text:p>
          </table:table-cell>
          <table:table-cell table:formula="of:=COM.MICROSOFT.CONCAT(TEXT([.N97];&quot;0.00&quot;);&quot;,&quot;)" office:value-type="string" office:string-value="15804.26," calcext:value-type="string">
            <text:p>15804.26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093.005" calcext:value-type="float">
            <text:p>2093.005</text:p>
          </table:table-cell>
          <table:table-cell/>
          <table:table-cell office:value-type="string" calcext:value-type="string">
            <text:p>C7 </text:p>
          </table:table-cell>
          <table:table-cell/>
          <table:table-cell table:formula="of:=[.F$1]*[.$B98]" office:value-type="float" office:value="1046.5025" calcext:value-type="float">
            <text:p>1046.50</text:p>
          </table:table-cell>
          <table:table-cell table:formula="of:=[.G$1]*[.$B98]" office:value-type="float" office:value="2093.005" calcext:value-type="float">
            <text:p>2093.01</text:p>
          </table:table-cell>
          <table:table-cell table:formula="of:=[.H$1]*[.$B98]" office:value-type="float" office:value="3137.04514240765" calcext:value-type="float">
            <text:p>3137.05</text:p>
          </table:table-cell>
          <table:table-cell table:formula="of:=[.I$1]*[.$B98]" office:value-type="float" office:value="4186.01" calcext:value-type="float">
            <text:p>4186.01</text:p>
          </table:table-cell>
          <table:table-cell table:formula="of:=[.J$1]*[.$B98]" office:value-type="float" office:value="6274.0902848153" calcext:value-type="float">
            <text:p>6274.09</text:p>
          </table:table-cell>
          <table:table-cell table:formula="of:=[.K$1]*[.$B98]" office:value-type="float" office:value="8372.02" calcext:value-type="float">
            <text:p>8372.02</text:p>
          </table:table-cell>
          <table:table-cell table:formula="of:=[.L$1]*[.$B98]" office:value-type="float" office:value="10550.7150902599" calcext:value-type="float">
            <text:p>10550.72</text:p>
          </table:table-cell>
          <table:table-cell table:formula="of:=[.M$1]*[.$B98]" office:value-type="float" office:value="12548.1805696306" calcext:value-type="float">
            <text:p>12548.18</text:p>
          </table:table-cell>
          <table:table-cell table:formula="of:=[.N$1]*[.$B98]" office:value-type="float" office:value="16744.04" calcext:value-type="float">
            <text:p>16744.04</text:p>
          </table:table-cell>
          <table:table-cell/>
          <table:table-cell table:formula="of:=COM.MICROSOFT.CONCAT(TEXT([.F98];&quot;0.00&quot;);&quot;,&quot;)" office:value-type="string" office:string-value="1046.50," calcext:value-type="string">
            <text:p>1046.50,</text:p>
          </table:table-cell>
          <table:table-cell table:formula="of:=COM.MICROSOFT.CONCAT(TEXT([.G98];&quot;0.00&quot;);&quot;,&quot;)" office:value-type="string" office:string-value="2093.01," calcext:value-type="string">
            <text:p>2093.01,</text:p>
          </table:table-cell>
          <table:table-cell table:formula="of:=COM.MICROSOFT.CONCAT(TEXT([.H98];&quot;0.00&quot;);&quot;,&quot;)" office:value-type="string" office:string-value="3137.05," calcext:value-type="string">
            <text:p>3137.05,</text:p>
          </table:table-cell>
          <table:table-cell table:formula="of:=COM.MICROSOFT.CONCAT(TEXT([.I98];&quot;0.00&quot;);&quot;,&quot;)" office:value-type="string" office:string-value="4186.01," calcext:value-type="string">
            <text:p>4186.01,</text:p>
          </table:table-cell>
          <table:table-cell table:formula="of:=COM.MICROSOFT.CONCAT(TEXT([.J98];&quot;0.00&quot;);&quot;,&quot;)" office:value-type="string" office:string-value="6274.09," calcext:value-type="string">
            <text:p>6274.09,</text:p>
          </table:table-cell>
          <table:table-cell table:formula="of:=COM.MICROSOFT.CONCAT(TEXT([.K98];&quot;0.00&quot;);&quot;,&quot;)" office:value-type="string" office:string-value="8372.02," calcext:value-type="string">
            <text:p>8372.02,</text:p>
          </table:table-cell>
          <table:table-cell table:formula="of:=COM.MICROSOFT.CONCAT(TEXT([.L98];&quot;0.00&quot;);&quot;,&quot;)" office:value-type="string" office:string-value="10550.72," calcext:value-type="string">
            <text:p>10550.72,</text:p>
          </table:table-cell>
          <table:table-cell table:formula="of:=COM.MICROSOFT.CONCAT(TEXT([.M98];&quot;0.00&quot;);&quot;,&quot;)" office:value-type="string" office:string-value="12548.18," calcext:value-type="string">
            <text:p>12548.18,</text:p>
          </table:table-cell>
          <table:table-cell table:formula="of:=COM.MICROSOFT.CONCAT(TEXT([.N98];&quot;0.00&quot;);&quot;,&quot;)" office:value-type="string" office:string-value="16744.04," calcext:value-type="string">
            <text:p>16744.04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217.461" calcext:value-type="float">
            <text:p>2217.461</text:p>
          </table:table-cell>
          <table:table-cell/>
          <table:table-cell office:value-type="string" calcext:value-type="string">
            <text:p>C#7 </text:p>
          </table:table-cell>
          <table:table-cell/>
          <table:table-cell table:formula="of:=[.F$1]*[.$B99]" office:value-type="float" office:value="1108.7305" calcext:value-type="float">
            <text:p>1108.73</text:p>
          </table:table-cell>
          <table:table-cell table:formula="of:=[.G$1]*[.$B99]" office:value-type="float" office:value="2217.461" calcext:value-type="float">
            <text:p>2217.46</text:p>
          </table:table-cell>
          <table:table-cell table:formula="of:=[.H$1]*[.$B99]" office:value-type="float" office:value="3323.58272365733" calcext:value-type="float">
            <text:p>3323.58</text:p>
          </table:table-cell>
          <table:table-cell table:formula="of:=[.I$1]*[.$B99]" office:value-type="float" office:value="4434.922" calcext:value-type="float">
            <text:p>4434.92</text:p>
          </table:table-cell>
          <table:table-cell table:formula="of:=[.J$1]*[.$B99]" office:value-type="float" office:value="6647.16544731466" calcext:value-type="float">
            <text:p>6647.17</text:p>
          </table:table-cell>
          <table:table-cell table:formula="of:=[.K$1]*[.$B99]" office:value-type="float" office:value="8869.844" calcext:value-type="float">
            <text:p>8869.84</text:p>
          </table:table-cell>
          <table:table-cell table:formula="of:=[.L$1]*[.$B99]" office:value-type="float" office:value="11178.0904655091" calcext:value-type="float">
            <text:p>11178.09</text:p>
          </table:table-cell>
          <table:table-cell table:formula="of:=[.M$1]*[.$B99]" office:value-type="float" office:value="13294.3308946293" calcext:value-type="float">
            <text:p>13294.33</text:p>
          </table:table-cell>
          <table:table-cell table:formula="of:=[.N$1]*[.$B99]" office:value-type="float" office:value="17739.688" calcext:value-type="float">
            <text:p>17739.69</text:p>
          </table:table-cell>
          <table:table-cell/>
          <table:table-cell table:formula="of:=COM.MICROSOFT.CONCAT(TEXT([.F99];&quot;0.00&quot;);&quot;,&quot;)" office:value-type="string" office:string-value="1108.73," calcext:value-type="string">
            <text:p>1108.73,</text:p>
          </table:table-cell>
          <table:table-cell table:formula="of:=COM.MICROSOFT.CONCAT(TEXT([.G99];&quot;0.00&quot;);&quot;,&quot;)" office:value-type="string" office:string-value="2217.46," calcext:value-type="string">
            <text:p>2217.46,</text:p>
          </table:table-cell>
          <table:table-cell table:formula="of:=COM.MICROSOFT.CONCAT(TEXT([.H99];&quot;0.00&quot;);&quot;,&quot;)" office:value-type="string" office:string-value="3323.58," calcext:value-type="string">
            <text:p>3323.58,</text:p>
          </table:table-cell>
          <table:table-cell table:formula="of:=COM.MICROSOFT.CONCAT(TEXT([.I99];&quot;0.00&quot;);&quot;,&quot;)" office:value-type="string" office:string-value="4434.92," calcext:value-type="string">
            <text:p>4434.92,</text:p>
          </table:table-cell>
          <table:table-cell table:formula="of:=COM.MICROSOFT.CONCAT(TEXT([.J99];&quot;0.00&quot;);&quot;,&quot;)" office:value-type="string" office:string-value="6647.17," calcext:value-type="string">
            <text:p>6647.17,</text:p>
          </table:table-cell>
          <table:table-cell table:formula="of:=COM.MICROSOFT.CONCAT(TEXT([.K99];&quot;0.00&quot;);&quot;,&quot;)" office:value-type="string" office:string-value="8869.84," calcext:value-type="string">
            <text:p>8869.84,</text:p>
          </table:table-cell>
          <table:table-cell table:formula="of:=COM.MICROSOFT.CONCAT(TEXT([.L99];&quot;0.00&quot;);&quot;,&quot;)" office:value-type="string" office:string-value="11178.09," calcext:value-type="string">
            <text:p>11178.09,</text:p>
          </table:table-cell>
          <table:table-cell table:formula="of:=COM.MICROSOFT.CONCAT(TEXT([.M99];&quot;0.00&quot;);&quot;,&quot;)" office:value-type="string" office:string-value="13294.33," calcext:value-type="string">
            <text:p>13294.33,</text:p>
          </table:table-cell>
          <table:table-cell table:formula="of:=COM.MICROSOFT.CONCAT(TEXT([.N99];&quot;0.00&quot;);&quot;,&quot;)" office:value-type="string" office:string-value="17739.69," calcext:value-type="string">
            <text:p>17739.69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49.318" calcext:value-type="float">
            <text:p>2349.318</text:p>
          </table:table-cell>
          <table:table-cell/>
          <table:table-cell office:value-type="string" calcext:value-type="string">
            <text:p>D7 </text:p>
          </table:table-cell>
          <table:table-cell/>
          <table:table-cell table:formula="of:=[.F$1]*[.$B100]" office:value-type="float" office:value="1174.659" calcext:value-type="float">
            <text:p>1174.66</text:p>
          </table:table-cell>
          <table:table-cell table:formula="of:=[.G$1]*[.$B100]" office:value-type="float" office:value="2349.318" calcext:value-type="float">
            <text:p>2349.32</text:p>
          </table:table-cell>
          <table:table-cell table:formula="of:=[.H$1]*[.$B100]" office:value-type="float" office:value="3521.21309785254" calcext:value-type="float">
            <text:p>3521.21</text:p>
          </table:table-cell>
          <table:table-cell table:formula="of:=[.I$1]*[.$B100]" office:value-type="float" office:value="4698.636" calcext:value-type="float">
            <text:p>4698.64</text:p>
          </table:table-cell>
          <table:table-cell table:formula="of:=[.J$1]*[.$B100]" office:value-type="float" office:value="7042.42619570508" calcext:value-type="float">
            <text:p>7042.43</text:p>
          </table:table-cell>
          <table:table-cell table:formula="of:=[.K$1]*[.$B100]" office:value-type="float" office:value="9397.272" calcext:value-type="float">
            <text:p>9397.27</text:p>
          </table:table-cell>
          <table:table-cell table:formula="of:=[.L$1]*[.$B100]" office:value-type="float" office:value="11842.7738464166" calcext:value-type="float">
            <text:p>11842.77</text:p>
          </table:table-cell>
          <table:table-cell table:formula="of:=[.M$1]*[.$B100]" office:value-type="float" office:value="14084.8523914102" calcext:value-type="float">
            <text:p>14084.85</text:p>
          </table:table-cell>
          <table:table-cell table:formula="of:=[.N$1]*[.$B100]" office:value-type="float" office:value="18794.544" calcext:value-type="float">
            <text:p>18794.54</text:p>
          </table:table-cell>
          <table:table-cell/>
          <table:table-cell table:formula="of:=COM.MICROSOFT.CONCAT(TEXT([.F100];&quot;0.00&quot;);&quot;,&quot;)" office:value-type="string" office:string-value="1174.66," calcext:value-type="string">
            <text:p>1174.66,</text:p>
          </table:table-cell>
          <table:table-cell table:formula="of:=COM.MICROSOFT.CONCAT(TEXT([.G100];&quot;0.00&quot;);&quot;,&quot;)" office:value-type="string" office:string-value="2349.32," calcext:value-type="string">
            <text:p>2349.32,</text:p>
          </table:table-cell>
          <table:table-cell table:formula="of:=COM.MICROSOFT.CONCAT(TEXT([.H100];&quot;0.00&quot;);&quot;,&quot;)" office:value-type="string" office:string-value="3521.21," calcext:value-type="string">
            <text:p>3521.21,</text:p>
          </table:table-cell>
          <table:table-cell table:formula="of:=COM.MICROSOFT.CONCAT(TEXT([.I100];&quot;0.00&quot;);&quot;,&quot;)" office:value-type="string" office:string-value="4698.64," calcext:value-type="string">
            <text:p>4698.64,</text:p>
          </table:table-cell>
          <table:table-cell table:formula="of:=COM.MICROSOFT.CONCAT(TEXT([.J100];&quot;0.00&quot;);&quot;,&quot;)" office:value-type="string" office:string-value="7042.43," calcext:value-type="string">
            <text:p>7042.43,</text:p>
          </table:table-cell>
          <table:table-cell table:formula="of:=COM.MICROSOFT.CONCAT(TEXT([.K100];&quot;0.00&quot;);&quot;,&quot;)" office:value-type="string" office:string-value="9397.27," calcext:value-type="string">
            <text:p>9397.27,</text:p>
          </table:table-cell>
          <table:table-cell table:formula="of:=COM.MICROSOFT.CONCAT(TEXT([.L100];&quot;0.00&quot;);&quot;,&quot;)" office:value-type="string" office:string-value="11842.77," calcext:value-type="string">
            <text:p>11842.77,</text:p>
          </table:table-cell>
          <table:table-cell table:formula="of:=COM.MICROSOFT.CONCAT(TEXT([.M100];&quot;0.00&quot;);&quot;,&quot;)" office:value-type="string" office:string-value="14084.85," calcext:value-type="string">
            <text:p>14084.85,</text:p>
          </table:table-cell>
          <table:table-cell table:formula="of:=COM.MICROSOFT.CONCAT(TEXT([.N100];&quot;0.00&quot;);&quot;,&quot;)" office:value-type="string" office:string-value="18794.54," calcext:value-type="string">
            <text:p>18794.54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489.016" calcext:value-type="float">
            <text:p>2489.016</text:p>
          </table:table-cell>
          <table:table-cell/>
          <table:table-cell office:value-type="string" calcext:value-type="string">
            <text:p>D#7 </text:p>
          </table:table-cell>
          <table:table-cell/>
          <table:table-cell table:formula="of:=[.F$1]*[.$B101]" office:value-type="float" office:value="1244.508" calcext:value-type="float">
            <text:p>1244.51</text:p>
          </table:table-cell>
          <table:table-cell table:formula="of:=[.G$1]*[.$B101]" office:value-type="float" office:value="2489.016" calcext:value-type="float">
            <text:p>2489.02</text:p>
          </table:table-cell>
          <table:table-cell table:formula="of:=[.H$1]*[.$B101]" office:value-type="float" office:value="3730.59574734648" calcext:value-type="float">
            <text:p>3730.60</text:p>
          </table:table-cell>
          <table:table-cell table:formula="of:=[.I$1]*[.$B101]" office:value-type="float" office:value="4978.032" calcext:value-type="float">
            <text:p>4978.03</text:p>
          </table:table-cell>
          <table:table-cell table:formula="of:=[.J$1]*[.$B101]" office:value-type="float" office:value="7461.19149469296" calcext:value-type="float">
            <text:p>7461.19</text:p>
          </table:table-cell>
          <table:table-cell table:formula="of:=[.K$1]*[.$B101]" office:value-type="float" office:value="9956.064" calcext:value-type="float">
            <text:p>9956.06</text:p>
          </table:table-cell>
          <table:table-cell table:formula="of:=[.L$1]*[.$B101]" office:value-type="float" office:value="12546.9832471009" calcext:value-type="float">
            <text:p>12546.98</text:p>
          </table:table-cell>
          <table:table-cell table:formula="of:=[.M$1]*[.$B101]" office:value-type="float" office:value="14922.3829893859" calcext:value-type="float">
            <text:p>14922.38</text:p>
          </table:table-cell>
          <table:table-cell table:formula="of:=[.N$1]*[.$B101]" office:value-type="float" office:value="19912.128" calcext:value-type="float">
            <text:p>19912.13</text:p>
          </table:table-cell>
          <table:table-cell/>
          <table:table-cell table:formula="of:=COM.MICROSOFT.CONCAT(TEXT([.F101];&quot;0.00&quot;);&quot;,&quot;)" office:value-type="string" office:string-value="1244.51," calcext:value-type="string">
            <text:p>1244.51,</text:p>
          </table:table-cell>
          <table:table-cell table:formula="of:=COM.MICROSOFT.CONCAT(TEXT([.G101];&quot;0.00&quot;);&quot;,&quot;)" office:value-type="string" office:string-value="2489.02," calcext:value-type="string">
            <text:p>2489.02,</text:p>
          </table:table-cell>
          <table:table-cell table:formula="of:=COM.MICROSOFT.CONCAT(TEXT([.H101];&quot;0.00&quot;);&quot;,&quot;)" office:value-type="string" office:string-value="3730.60," calcext:value-type="string">
            <text:p>3730.60,</text:p>
          </table:table-cell>
          <table:table-cell table:formula="of:=COM.MICROSOFT.CONCAT(TEXT([.I101];&quot;0.00&quot;);&quot;,&quot;)" office:value-type="string" office:string-value="4978.03," calcext:value-type="string">
            <text:p>4978.03,</text:p>
          </table:table-cell>
          <table:table-cell table:formula="of:=COM.MICROSOFT.CONCAT(TEXT([.J101];&quot;0.00&quot;);&quot;,&quot;)" office:value-type="string" office:string-value="7461.19," calcext:value-type="string">
            <text:p>7461.19,</text:p>
          </table:table-cell>
          <table:table-cell table:formula="of:=COM.MICROSOFT.CONCAT(TEXT([.K101];&quot;0.00&quot;);&quot;,&quot;)" office:value-type="string" office:string-value="9956.06," calcext:value-type="string">
            <text:p>9956.06,</text:p>
          </table:table-cell>
          <table:table-cell table:formula="of:=COM.MICROSOFT.CONCAT(TEXT([.L101];&quot;0.00&quot;);&quot;,&quot;)" office:value-type="string" office:string-value="12546.98," calcext:value-type="string">
            <text:p>12546.98,</text:p>
          </table:table-cell>
          <table:table-cell table:formula="of:=COM.MICROSOFT.CONCAT(TEXT([.M101];&quot;0.00&quot;);&quot;,&quot;)" office:value-type="string" office:string-value="14922.38," calcext:value-type="string">
            <text:p>14922.38,</text:p>
          </table:table-cell>
          <table:table-cell table:formula="of:=COM.MICROSOFT.CONCAT(TEXT([.N101];&quot;0.00&quot;);&quot;,&quot;)" office:value-type="string" office:string-value="19912.13," calcext:value-type="string">
            <text:p>19912.13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637.02" calcext:value-type="float">
            <text:p>2637.02</text:p>
          </table:table-cell>
          <table:table-cell/>
          <table:table-cell office:value-type="string" calcext:value-type="string">
            <text:p>E7 </text:p>
          </table:table-cell>
          <table:table-cell/>
          <table:table-cell table:formula="of:=[.F$1]*[.$B102]" office:value-type="float" office:value="1318.51" calcext:value-type="float">
            <text:p>1318.51</text:p>
          </table:table-cell>
          <table:table-cell table:formula="of:=[.G$1]*[.$B102]" office:value-type="float" office:value="2637.02" calcext:value-type="float">
            <text:p>2637.02</text:p>
          </table:table-cell>
          <table:table-cell table:formula="of:=[.H$1]*[.$B102]" office:value-type="float" office:value="3952.4276250806" calcext:value-type="float">
            <text:p>3952.43</text:p>
          </table:table-cell>
          <table:table-cell table:formula="of:=[.I$1]*[.$B102]" office:value-type="float" office:value="5274.04" calcext:value-type="float">
            <text:p>5274.04</text:p>
          </table:table-cell>
          <table:table-cell table:formula="of:=[.J$1]*[.$B102]" office:value-type="float" office:value="7904.8552501612" calcext:value-type="float">
            <text:p>7904.86</text:p>
          </table:table-cell>
          <table:table-cell table:formula="of:=[.K$1]*[.$B102]" office:value-type="float" office:value="10548.08" calcext:value-type="float">
            <text:p>10548.08</text:p>
          </table:table-cell>
          <table:table-cell table:formula="of:=[.L$1]*[.$B102]" office:value-type="float" office:value="13293.0627052096" calcext:value-type="float">
            <text:p>13293.06</text:p>
          </table:table-cell>
          <table:table-cell table:formula="of:=[.M$1]*[.$B102]" office:value-type="float" office:value="15809.7105003224" calcext:value-type="float">
            <text:p>15809.71</text:p>
          </table:table-cell>
          <table:table-cell table:formula="of:=[.N$1]*[.$B102]" office:value-type="float" office:value="21096.16" calcext:value-type="float">
            <text:p>21096.16</text:p>
          </table:table-cell>
          <table:table-cell/>
          <table:table-cell table:formula="of:=COM.MICROSOFT.CONCAT(TEXT([.F102];&quot;0.00&quot;);&quot;,&quot;)" office:value-type="string" office:string-value="1318.51," calcext:value-type="string">
            <text:p>1318.51,</text:p>
          </table:table-cell>
          <table:table-cell table:formula="of:=COM.MICROSOFT.CONCAT(TEXT([.G102];&quot;0.00&quot;);&quot;,&quot;)" office:value-type="string" office:string-value="2637.02," calcext:value-type="string">
            <text:p>2637.02,</text:p>
          </table:table-cell>
          <table:table-cell table:formula="of:=COM.MICROSOFT.CONCAT(TEXT([.H102];&quot;0.00&quot;);&quot;,&quot;)" office:value-type="string" office:string-value="3952.43," calcext:value-type="string">
            <text:p>3952.43,</text:p>
          </table:table-cell>
          <table:table-cell table:formula="of:=COM.MICROSOFT.CONCAT(TEXT([.I102];&quot;0.00&quot;);&quot;,&quot;)" office:value-type="string" office:string-value="5274.04," calcext:value-type="string">
            <text:p>5274.04,</text:p>
          </table:table-cell>
          <table:table-cell table:formula="of:=COM.MICROSOFT.CONCAT(TEXT([.J102];&quot;0.00&quot;);&quot;,&quot;)" office:value-type="string" office:string-value="7904.86," calcext:value-type="string">
            <text:p>7904.86,</text:p>
          </table:table-cell>
          <table:table-cell table:formula="of:=COM.MICROSOFT.CONCAT(TEXT([.K102];&quot;0.00&quot;);&quot;,&quot;)" office:value-type="string" office:string-value="10548.08," calcext:value-type="string">
            <text:p>10548.08,</text:p>
          </table:table-cell>
          <table:table-cell table:formula="of:=COM.MICROSOFT.CONCAT(TEXT([.L102];&quot;0.00&quot;);&quot;,&quot;)" office:value-type="string" office:string-value="13293.06," calcext:value-type="string">
            <text:p>13293.06,</text:p>
          </table:table-cell>
          <table:table-cell table:formula="of:=COM.MICROSOFT.CONCAT(TEXT([.M102];&quot;0.00&quot;);&quot;,&quot;)" office:value-type="string" office:string-value="15809.71," calcext:value-type="string">
            <text:p>15809.71,</text:p>
          </table:table-cell>
          <table:table-cell table:formula="of:=COM.MICROSOFT.CONCAT(TEXT([.N102];&quot;0.00&quot;);&quot;,&quot;)" office:value-type="string" office:string-value="21096.16," calcext:value-type="string">
            <text:p>21096.16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793.826" calcext:value-type="float">
            <text:p>2793.826</text:p>
          </table:table-cell>
          <table:table-cell/>
          <table:table-cell office:value-type="string" calcext:value-type="string">
            <text:p>F7 </text:p>
          </table:table-cell>
          <table:table-cell/>
          <table:table-cell table:formula="of:=[.F$1]*[.$B103]" office:value-type="float" office:value="1396.913" calcext:value-type="float">
            <text:p>1396.91</text:p>
          </table:table-cell>
          <table:table-cell table:formula="of:=[.G$1]*[.$B103]" office:value-type="float" office:value="2793.826" calcext:value-type="float">
            <text:p>2793.83</text:p>
          </table:table-cell>
          <table:table-cell table:formula="of:=[.H$1]*[.$B103]" office:value-type="float" office:value="4187.45214752578" calcext:value-type="float">
            <text:p>4187.45</text:p>
          </table:table-cell>
          <table:table-cell table:formula="of:=[.I$1]*[.$B103]" office:value-type="float" office:value="5587.652" calcext:value-type="float">
            <text:p>5587.65</text:p>
          </table:table-cell>
          <table:table-cell table:formula="of:=[.J$1]*[.$B103]" office:value-type="float" office:value="8374.90429505156" calcext:value-type="float">
            <text:p>8374.90</text:p>
          </table:table-cell>
          <table:table-cell table:formula="of:=[.K$1]*[.$B103]" office:value-type="float" office:value="11175.304" calcext:value-type="float">
            <text:p>11175.30</text:p>
          </table:table-cell>
          <table:table-cell table:formula="of:=[.L$1]*[.$B103]" office:value-type="float" office:value="14083.512527567" calcext:value-type="float">
            <text:p>14083.51</text:p>
          </table:table-cell>
          <table:table-cell table:formula="of:=[.M$1]*[.$B103]" office:value-type="float" office:value="16749.8085901031" calcext:value-type="float">
            <text:p>16749.81</text:p>
          </table:table-cell>
          <table:table-cell table:formula="of:=[.N$1]*[.$B103]" office:value-type="float" office:value="22350.608" calcext:value-type="float">
            <text:p>22350.61</text:p>
          </table:table-cell>
          <table:table-cell/>
          <table:table-cell table:formula="of:=COM.MICROSOFT.CONCAT(TEXT([.F103];&quot;0.00&quot;);&quot;,&quot;)" office:value-type="string" office:string-value="1396.91," calcext:value-type="string">
            <text:p>1396.91,</text:p>
          </table:table-cell>
          <table:table-cell table:formula="of:=COM.MICROSOFT.CONCAT(TEXT([.G103];&quot;0.00&quot;);&quot;,&quot;)" office:value-type="string" office:string-value="2793.83," calcext:value-type="string">
            <text:p>2793.83,</text:p>
          </table:table-cell>
          <table:table-cell table:formula="of:=COM.MICROSOFT.CONCAT(TEXT([.H103];&quot;0.00&quot;);&quot;,&quot;)" office:value-type="string" office:string-value="4187.45," calcext:value-type="string">
            <text:p>4187.45,</text:p>
          </table:table-cell>
          <table:table-cell table:formula="of:=COM.MICROSOFT.CONCAT(TEXT([.I103];&quot;0.00&quot;);&quot;,&quot;)" office:value-type="string" office:string-value="5587.65," calcext:value-type="string">
            <text:p>5587.65,</text:p>
          </table:table-cell>
          <table:table-cell table:formula="of:=COM.MICROSOFT.CONCAT(TEXT([.J103];&quot;0.00&quot;);&quot;,&quot;)" office:value-type="string" office:string-value="8374.90," calcext:value-type="string">
            <text:p>8374.90,</text:p>
          </table:table-cell>
          <table:table-cell table:formula="of:=COM.MICROSOFT.CONCAT(TEXT([.K103];&quot;0.00&quot;);&quot;,&quot;)" office:value-type="string" office:string-value="11175.30," calcext:value-type="string">
            <text:p>11175.30,</text:p>
          </table:table-cell>
          <table:table-cell table:formula="of:=COM.MICROSOFT.CONCAT(TEXT([.L103];&quot;0.00&quot;);&quot;,&quot;)" office:value-type="string" office:string-value="14083.51," calcext:value-type="string">
            <text:p>14083.51,</text:p>
          </table:table-cell>
          <table:table-cell table:formula="of:=COM.MICROSOFT.CONCAT(TEXT([.M103];&quot;0.00&quot;);&quot;,&quot;)" office:value-type="string" office:string-value="16749.81," calcext:value-type="string">
            <text:p>16749.81,</text:p>
          </table:table-cell>
          <table:table-cell table:formula="of:=COM.MICROSOFT.CONCAT(TEXT([.N103];&quot;0.00&quot;);&quot;,&quot;)" office:value-type="string" office:string-value="22350.61," calcext:value-type="string">
            <text:p>22350.61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959.955" calcext:value-type="float">
            <text:p>2959.955</text:p>
          </table:table-cell>
          <table:table-cell/>
          <table:table-cell office:value-type="string" calcext:value-type="string">
            <text:p>F#7 </text:p>
          </table:table-cell>
          <table:table-cell/>
          <table:table-cell table:formula="of:=[.F$1]*[.$B104]" office:value-type="float" office:value="1479.9775" calcext:value-type="float">
            <text:p>1479.98</text:p>
          </table:table-cell>
          <table:table-cell table:formula="of:=[.G$1]*[.$B104]" office:value-type="float" office:value="2959.955" calcext:value-type="float">
            <text:p>2959.96</text:p>
          </table:table-cell>
          <table:table-cell table:formula="of:=[.H$1]*[.$B104]" office:value-type="float" office:value="4436.45020174115" calcext:value-type="float">
            <text:p>4436.45</text:p>
          </table:table-cell>
          <table:table-cell table:formula="of:=[.I$1]*[.$B104]" office:value-type="float" office:value="5919.91" calcext:value-type="float">
            <text:p>5919.91</text:p>
          </table:table-cell>
          <table:table-cell table:formula="of:=[.J$1]*[.$B104]" office:value-type="float" office:value="8872.9004034823" calcext:value-type="float">
            <text:p>8872.90</text:p>
          </table:table-cell>
          <table:table-cell table:formula="of:=[.K$1]*[.$B104]" office:value-type="float" office:value="11839.82" calcext:value-type="float">
            <text:p>11839.82</text:p>
          </table:table-cell>
          <table:table-cell table:formula="of:=[.L$1]*[.$B104]" office:value-type="float" office:value="14920.959044527" calcext:value-type="float">
            <text:p>14920.96</text:p>
          </table:table-cell>
          <table:table-cell table:formula="of:=[.M$1]*[.$B104]" office:value-type="float" office:value="17745.8008069646" calcext:value-type="float">
            <text:p>17745.80</text:p>
          </table:table-cell>
          <table:table-cell table:formula="of:=[.N$1]*[.$B104]" office:value-type="float" office:value="23679.64" calcext:value-type="float">
            <text:p>23679.64</text:p>
          </table:table-cell>
          <table:table-cell/>
          <table:table-cell table:formula="of:=COM.MICROSOFT.CONCAT(TEXT([.F104];&quot;0.00&quot;);&quot;,&quot;)" office:value-type="string" office:string-value="1479.98," calcext:value-type="string">
            <text:p>1479.98,</text:p>
          </table:table-cell>
          <table:table-cell table:formula="of:=COM.MICROSOFT.CONCAT(TEXT([.G104];&quot;0.00&quot;);&quot;,&quot;)" office:value-type="string" office:string-value="2959.96," calcext:value-type="string">
            <text:p>2959.96,</text:p>
          </table:table-cell>
          <table:table-cell table:formula="of:=COM.MICROSOFT.CONCAT(TEXT([.H104];&quot;0.00&quot;);&quot;,&quot;)" office:value-type="string" office:string-value="4436.45," calcext:value-type="string">
            <text:p>4436.45,</text:p>
          </table:table-cell>
          <table:table-cell table:formula="of:=COM.MICROSOFT.CONCAT(TEXT([.I104];&quot;0.00&quot;);&quot;,&quot;)" office:value-type="string" office:string-value="5919.91," calcext:value-type="string">
            <text:p>5919.91,</text:p>
          </table:table-cell>
          <table:table-cell table:formula="of:=COM.MICROSOFT.CONCAT(TEXT([.J104];&quot;0.00&quot;);&quot;,&quot;)" office:value-type="string" office:string-value="8872.90," calcext:value-type="string">
            <text:p>8872.90,</text:p>
          </table:table-cell>
          <table:table-cell table:formula="of:=COM.MICROSOFT.CONCAT(TEXT([.K104];&quot;0.00&quot;);&quot;,&quot;)" office:value-type="string" office:string-value="11839.82," calcext:value-type="string">
            <text:p>11839.82,</text:p>
          </table:table-cell>
          <table:table-cell table:formula="of:=COM.MICROSOFT.CONCAT(TEXT([.L104];&quot;0.00&quot;);&quot;,&quot;)" office:value-type="string" office:string-value="14920.96," calcext:value-type="string">
            <text:p>14920.96,</text:p>
          </table:table-cell>
          <table:table-cell table:formula="of:=COM.MICROSOFT.CONCAT(TEXT([.M104];&quot;0.00&quot;);&quot;,&quot;)" office:value-type="string" office:string-value="17745.80," calcext:value-type="string">
            <text:p>17745.80,</text:p>
          </table:table-cell>
          <table:table-cell table:formula="of:=COM.MICROSOFT.CONCAT(TEXT([.N104];&quot;0.00&quot;);&quot;,&quot;)" office:value-type="string" office:string-value="23679.64," calcext:value-type="string">
            <text:p>23679.64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135.963" calcext:value-type="float">
            <text:p>3135.963</text:p>
          </table:table-cell>
          <table:table-cell/>
          <table:table-cell office:value-type="string" calcext:value-type="string">
            <text:p>G7 </text:p>
          </table:table-cell>
          <table:table-cell/>
          <table:table-cell table:formula="of:=[.F$1]*[.$B105]" office:value-type="float" office:value="1567.9815" calcext:value-type="float">
            <text:p>1567.98</text:p>
          </table:table-cell>
          <table:table-cell table:formula="of:=[.G$1]*[.$B105]" office:value-type="float" office:value="3135.963" calcext:value-type="float">
            <text:p>3135.96</text:p>
          </table:table-cell>
          <table:table-cell table:formula="of:=[.H$1]*[.$B105]" office:value-type="float" office:value="4700.25513360939" calcext:value-type="float">
            <text:p>4700.26</text:p>
          </table:table-cell>
          <table:table-cell table:formula="of:=[.I$1]*[.$B105]" office:value-type="float" office:value="6271.926" calcext:value-type="float">
            <text:p>6271.93</text:p>
          </table:table-cell>
          <table:table-cell table:formula="of:=[.J$1]*[.$B105]" office:value-type="float" office:value="9400.51026721878" calcext:value-type="float">
            <text:p>9400.51</text:p>
          </table:table-cell>
          <table:table-cell table:formula="of:=[.K$1]*[.$B105]" office:value-type="float" office:value="12543.852" calcext:value-type="float">
            <text:p>12543.85</text:p>
          </table:table-cell>
          <table:table-cell table:formula="of:=[.L$1]*[.$B105]" office:value-type="float" office:value="15808.2050193844" calcext:value-type="float">
            <text:p>15808.21</text:p>
          </table:table-cell>
          <table:table-cell table:formula="of:=[.M$1]*[.$B105]" office:value-type="float" office:value="18801.0205344376" calcext:value-type="float">
            <text:p>18801.02</text:p>
          </table:table-cell>
          <table:table-cell table:formula="of:=[.N$1]*[.$B105]" office:value-type="float" office:value="25087.704" calcext:value-type="float">
            <text:p>25087.70</text:p>
          </table:table-cell>
          <table:table-cell/>
          <table:table-cell table:formula="of:=COM.MICROSOFT.CONCAT(TEXT([.F105];&quot;0.00&quot;);&quot;,&quot;)" office:value-type="string" office:string-value="1567.98," calcext:value-type="string">
            <text:p>1567.98,</text:p>
          </table:table-cell>
          <table:table-cell table:formula="of:=COM.MICROSOFT.CONCAT(TEXT([.G105];&quot;0.00&quot;);&quot;,&quot;)" office:value-type="string" office:string-value="3135.96," calcext:value-type="string">
            <text:p>3135.96,</text:p>
          </table:table-cell>
          <table:table-cell table:formula="of:=COM.MICROSOFT.CONCAT(TEXT([.H105];&quot;0.00&quot;);&quot;,&quot;)" office:value-type="string" office:string-value="4700.26," calcext:value-type="string">
            <text:p>4700.26,</text:p>
          </table:table-cell>
          <table:table-cell table:formula="of:=COM.MICROSOFT.CONCAT(TEXT([.I105];&quot;0.00&quot;);&quot;,&quot;)" office:value-type="string" office:string-value="6271.93," calcext:value-type="string">
            <text:p>6271.93,</text:p>
          </table:table-cell>
          <table:table-cell table:formula="of:=COM.MICROSOFT.CONCAT(TEXT([.J105];&quot;0.00&quot;);&quot;,&quot;)" office:value-type="string" office:string-value="9400.51," calcext:value-type="string">
            <text:p>9400.51,</text:p>
          </table:table-cell>
          <table:table-cell table:formula="of:=COM.MICROSOFT.CONCAT(TEXT([.K105];&quot;0.00&quot;);&quot;,&quot;)" office:value-type="string" office:string-value="12543.85," calcext:value-type="string">
            <text:p>12543.85,</text:p>
          </table:table-cell>
          <table:table-cell table:formula="of:=COM.MICROSOFT.CONCAT(TEXT([.L105];&quot;0.00&quot;);&quot;,&quot;)" office:value-type="string" office:string-value="15808.21," calcext:value-type="string">
            <text:p>15808.21,</text:p>
          </table:table-cell>
          <table:table-cell table:formula="of:=COM.MICROSOFT.CONCAT(TEXT([.M105];&quot;0.00&quot;);&quot;,&quot;)" office:value-type="string" office:string-value="18801.02," calcext:value-type="string">
            <text:p>18801.02,</text:p>
          </table:table-cell>
          <table:table-cell table:formula="of:=COM.MICROSOFT.CONCAT(TEXT([.N105];&quot;0.00&quot;);&quot;,&quot;)" office:value-type="string" office:string-value="25087.70," calcext:value-type="string">
            <text:p>25087.70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322.438" calcext:value-type="float">
            <text:p>3322.438</text:p>
          </table:table-cell>
          <table:table-cell/>
          <table:table-cell office:value-type="string" calcext:value-type="string">
            <text:p>G#7 </text:p>
          </table:table-cell>
          <table:table-cell/>
          <table:table-cell table:formula="of:=[.F$1]*[.$B106]" office:value-type="float" office:value="1661.219" calcext:value-type="float">
            <text:p>1661.22</text:p>
          </table:table-cell>
          <table:table-cell table:formula="of:=[.G$1]*[.$B106]" office:value-type="float" office:value="3322.438" calcext:value-type="float">
            <text:p>3322.44</text:p>
          </table:table-cell>
          <table:table-cell table:formula="of:=[.H$1]*[.$B106]" office:value-type="float" office:value="4979.74825136614" calcext:value-type="float">
            <text:p>4979.75</text:p>
          </table:table-cell>
          <table:table-cell table:formula="of:=[.I$1]*[.$B106]" office:value-type="float" office:value="6644.876" calcext:value-type="float">
            <text:p>6644.88</text:p>
          </table:table-cell>
          <table:table-cell table:formula="of:=[.J$1]*[.$B106]" office:value-type="float" office:value="9959.49650273228" calcext:value-type="float">
            <text:p>9959.50</text:p>
          </table:table-cell>
          <table:table-cell table:formula="of:=[.K$1]*[.$B106]" office:value-type="float" office:value="13289.752" calcext:value-type="float">
            <text:p>13289.75</text:p>
          </table:table-cell>
          <table:table-cell table:formula="of:=[.L$1]*[.$B106]" office:value-type="float" office:value="16748.214525552" calcext:value-type="float">
            <text:p>16748.21</text:p>
          </table:table-cell>
          <table:table-cell table:formula="of:=[.M$1]*[.$B106]" office:value-type="float" office:value="19918.9930054646" calcext:value-type="float">
            <text:p>19918.99</text:p>
          </table:table-cell>
          <table:table-cell table:formula="of:=[.N$1]*[.$B106]" office:value-type="float" office:value="26579.504" calcext:value-type="float">
            <text:p>26579.50</text:p>
          </table:table-cell>
          <table:table-cell/>
          <table:table-cell table:formula="of:=COM.MICROSOFT.CONCAT(TEXT([.F106];&quot;0.00&quot;);&quot;,&quot;)" office:value-type="string" office:string-value="1661.22," calcext:value-type="string">
            <text:p>1661.22,</text:p>
          </table:table-cell>
          <table:table-cell table:formula="of:=COM.MICROSOFT.CONCAT(TEXT([.G106];&quot;0.00&quot;);&quot;,&quot;)" office:value-type="string" office:string-value="3322.44," calcext:value-type="string">
            <text:p>3322.44,</text:p>
          </table:table-cell>
          <table:table-cell table:formula="of:=COM.MICROSOFT.CONCAT(TEXT([.H106];&quot;0.00&quot;);&quot;,&quot;)" office:value-type="string" office:string-value="4979.75," calcext:value-type="string">
            <text:p>4979.75,</text:p>
          </table:table-cell>
          <table:table-cell table:formula="of:=COM.MICROSOFT.CONCAT(TEXT([.I106];&quot;0.00&quot;);&quot;,&quot;)" office:value-type="string" office:string-value="6644.88," calcext:value-type="string">
            <text:p>6644.88,</text:p>
          </table:table-cell>
          <table:table-cell table:formula="of:=COM.MICROSOFT.CONCAT(TEXT([.J106];&quot;0.00&quot;);&quot;,&quot;)" office:value-type="string" office:string-value="9959.50," calcext:value-type="string">
            <text:p>9959.50,</text:p>
          </table:table-cell>
          <table:table-cell table:formula="of:=COM.MICROSOFT.CONCAT(TEXT([.K106];&quot;0.00&quot;);&quot;,&quot;)" office:value-type="string" office:string-value="13289.75," calcext:value-type="string">
            <text:p>13289.75,</text:p>
          </table:table-cell>
          <table:table-cell table:formula="of:=COM.MICROSOFT.CONCAT(TEXT([.L106];&quot;0.00&quot;);&quot;,&quot;)" office:value-type="string" office:string-value="16748.21," calcext:value-type="string">
            <text:p>16748.21,</text:p>
          </table:table-cell>
          <table:table-cell table:formula="of:=COM.MICROSOFT.CONCAT(TEXT([.M106];&quot;0.00&quot;);&quot;,&quot;)" office:value-type="string" office:string-value="19918.99," calcext:value-type="string">
            <text:p>19918.99,</text:p>
          </table:table-cell>
          <table:table-cell table:formula="of:=COM.MICROSOFT.CONCAT(TEXT([.N106];&quot;0.00&quot;);&quot;,&quot;)" office:value-type="string" office:string-value="26579.50," calcext:value-type="string">
            <text:p>26579.50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A7 </text:p>
          </table:table-cell>
          <table:table-cell/>
          <table:table-cell table:formula="of:=[.F$1]*[.$B107]" office:value-type="float" office:value="1760" calcext:value-type="float">
            <text:p>1760.00</text:p>
          </table:table-cell>
          <table:table-cell table:formula="of:=[.G$1]*[.$B107]" office:value-type="float" office:value="3520" calcext:value-type="float">
            <text:p>3520.00</text:p>
          </table:table-cell>
          <table:table-cell table:formula="of:=[.H$1]*[.$B107]" office:value-type="float" office:value="5275.8588256" calcext:value-type="float">
            <text:p>5275.86</text:p>
          </table:table-cell>
          <table:table-cell table:formula="of:=[.I$1]*[.$B107]" office:value-type="float" office:value="7040" calcext:value-type="float">
            <text:p>7040.00</text:p>
          </table:table-cell>
          <table:table-cell table:formula="of:=[.J$1]*[.$B107]" office:value-type="float" office:value="10551.7176512" calcext:value-type="float">
            <text:p>10551.72</text:p>
          </table:table-cell>
          <table:table-cell table:formula="of:=[.K$1]*[.$B107]" office:value-type="float" office:value="14080" calcext:value-type="float">
            <text:p>14080.00</text:p>
          </table:table-cell>
          <table:table-cell table:formula="of:=[.L$1]*[.$B107]" office:value-type="float" office:value="17744.11294656" calcext:value-type="float">
            <text:p>17744.11</text:p>
          </table:table-cell>
          <table:table-cell table:formula="of:=[.M$1]*[.$B107]" office:value-type="float" office:value="21103.4353024" calcext:value-type="float">
            <text:p>21103.44</text:p>
          </table:table-cell>
          <table:table-cell table:formula="of:=[.N$1]*[.$B107]" office:value-type="float" office:value="28160" calcext:value-type="float">
            <text:p>28160.00</text:p>
          </table:table-cell>
          <table:table-cell/>
          <table:table-cell table:formula="of:=COM.MICROSOFT.CONCAT(TEXT([.F107];&quot;0.00&quot;);&quot;,&quot;)" office:value-type="string" office:string-value="1760.00," calcext:value-type="string">
            <text:p>1760.00,</text:p>
          </table:table-cell>
          <table:table-cell table:formula="of:=COM.MICROSOFT.CONCAT(TEXT([.G107];&quot;0.00&quot;);&quot;,&quot;)" office:value-type="string" office:string-value="3520.00," calcext:value-type="string">
            <text:p>3520.00,</text:p>
          </table:table-cell>
          <table:table-cell table:formula="of:=COM.MICROSOFT.CONCAT(TEXT([.H107];&quot;0.00&quot;);&quot;,&quot;)" office:value-type="string" office:string-value="5275.86," calcext:value-type="string">
            <text:p>5275.86,</text:p>
          </table:table-cell>
          <table:table-cell table:formula="of:=COM.MICROSOFT.CONCAT(TEXT([.I107];&quot;0.00&quot;);&quot;,&quot;)" office:value-type="string" office:string-value="7040.00," calcext:value-type="string">
            <text:p>7040.00,</text:p>
          </table:table-cell>
          <table:table-cell table:formula="of:=COM.MICROSOFT.CONCAT(TEXT([.J107];&quot;0.00&quot;);&quot;,&quot;)" office:value-type="string" office:string-value="10551.72," calcext:value-type="string">
            <text:p>10551.72,</text:p>
          </table:table-cell>
          <table:table-cell table:formula="of:=COM.MICROSOFT.CONCAT(TEXT([.K107];&quot;0.00&quot;);&quot;,&quot;)" office:value-type="string" office:string-value="14080.00," calcext:value-type="string">
            <text:p>14080.00,</text:p>
          </table:table-cell>
          <table:table-cell table:formula="of:=COM.MICROSOFT.CONCAT(TEXT([.L107];&quot;0.00&quot;);&quot;,&quot;)" office:value-type="string" office:string-value="17744.11," calcext:value-type="string">
            <text:p>17744.11,</text:p>
          </table:table-cell>
          <table:table-cell table:formula="of:=COM.MICROSOFT.CONCAT(TEXT([.M107];&quot;0.00&quot;);&quot;,&quot;)" office:value-type="string" office:string-value="21103.44," calcext:value-type="string">
            <text:p>21103.44,</text:p>
          </table:table-cell>
          <table:table-cell table:formula="of:=COM.MICROSOFT.CONCAT(TEXT([.N107];&quot;0.00&quot;);&quot;,&quot;)" office:value-type="string" office:string-value="28160.00," calcext:value-type="string">
            <text:p>28160.00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729.31" calcext:value-type="float">
            <text:p>3729.31</text:p>
          </table:table-cell>
          <table:table-cell/>
          <table:table-cell office:value-type="string" calcext:value-type="string">
            <text:p>A#7 </text:p>
          </table:table-cell>
          <table:table-cell/>
          <table:table-cell table:formula="of:=[.F$1]*[.$B108]" office:value-type="float" office:value="1864.655" calcext:value-type="float">
            <text:p>1864.66</text:p>
          </table:table-cell>
          <table:table-cell table:formula="of:=[.G$1]*[.$B108]" office:value-type="float" office:value="3729.31" calcext:value-type="float">
            <text:p>3729.31</text:p>
          </table:table-cell>
          <table:table-cell table:formula="of:=[.H$1]*[.$B108]" office:value-type="float" office:value="5589.5775786643" calcext:value-type="float">
            <text:p>5589.58</text:p>
          </table:table-cell>
          <table:table-cell table:formula="of:=[.I$1]*[.$B108]" office:value-type="float" office:value="7458.62" calcext:value-type="float">
            <text:p>7458.62</text:p>
          </table:table-cell>
          <table:table-cell table:formula="of:=[.J$1]*[.$B108]" office:value-type="float" office:value="11179.1551573286" calcext:value-type="float">
            <text:p>11179.16</text:p>
          </table:table-cell>
          <table:table-cell table:formula="of:=[.K$1]*[.$B108]" office:value-type="float" office:value="14917.24" calcext:value-type="float">
            <text:p>14917.24</text:p>
          </table:table-cell>
          <table:table-cell table:formula="of:=[.L$1]*[.$B108]" office:value-type="float" office:value="18799.2323445272" calcext:value-type="float">
            <text:p>18799.23</text:p>
          </table:table-cell>
          <table:table-cell table:formula="of:=[.M$1]*[.$B108]" office:value-type="float" office:value="22358.3103146572" calcext:value-type="float">
            <text:p>22358.31</text:p>
          </table:table-cell>
          <table:table-cell table:formula="of:=[.N$1]*[.$B108]" office:value-type="float" office:value="29834.48" calcext:value-type="float">
            <text:p>29834.48</text:p>
          </table:table-cell>
          <table:table-cell/>
          <table:table-cell table:formula="of:=COM.MICROSOFT.CONCAT(TEXT([.F108];&quot;0.00&quot;);&quot;,&quot;)" office:value-type="string" office:string-value="1864.66," calcext:value-type="string">
            <text:p>1864.66,</text:p>
          </table:table-cell>
          <table:table-cell table:formula="of:=COM.MICROSOFT.CONCAT(TEXT([.G108];&quot;0.00&quot;);&quot;,&quot;)" office:value-type="string" office:string-value="3729.31," calcext:value-type="string">
            <text:p>3729.31,</text:p>
          </table:table-cell>
          <table:table-cell table:formula="of:=COM.MICROSOFT.CONCAT(TEXT([.H108];&quot;0.00&quot;);&quot;,&quot;)" office:value-type="string" office:string-value="5589.58," calcext:value-type="string">
            <text:p>5589.58,</text:p>
          </table:table-cell>
          <table:table-cell table:formula="of:=COM.MICROSOFT.CONCAT(TEXT([.I108];&quot;0.00&quot;);&quot;,&quot;)" office:value-type="string" office:string-value="7458.62," calcext:value-type="string">
            <text:p>7458.62,</text:p>
          </table:table-cell>
          <table:table-cell table:formula="of:=COM.MICROSOFT.CONCAT(TEXT([.J108];&quot;0.00&quot;);&quot;,&quot;)" office:value-type="string" office:string-value="11179.16," calcext:value-type="string">
            <text:p>11179.16,</text:p>
          </table:table-cell>
          <table:table-cell table:formula="of:=COM.MICROSOFT.CONCAT(TEXT([.K108];&quot;0.00&quot;);&quot;,&quot;)" office:value-type="string" office:string-value="14917.24," calcext:value-type="string">
            <text:p>14917.24,</text:p>
          </table:table-cell>
          <table:table-cell table:formula="of:=COM.MICROSOFT.CONCAT(TEXT([.L108];&quot;0.00&quot;);&quot;,&quot;)" office:value-type="string" office:string-value="18799.23," calcext:value-type="string">
            <text:p>18799.23,</text:p>
          </table:table-cell>
          <table:table-cell table:formula="of:=COM.MICROSOFT.CONCAT(TEXT([.M108];&quot;0.00&quot;);&quot;,&quot;)" office:value-type="string" office:string-value="22358.31," calcext:value-type="string">
            <text:p>22358.31,</text:p>
          </table:table-cell>
          <table:table-cell table:formula="of:=COM.MICROSOFT.CONCAT(TEXT([.N108];&quot;0.00&quot;);&quot;,&quot;)" office:value-type="string" office:string-value="29834.48," calcext:value-type="string">
            <text:p>29834.48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951.066" calcext:value-type="float">
            <text:p>3951.066</text:p>
          </table:table-cell>
          <table:table-cell/>
          <table:table-cell office:value-type="string" calcext:value-type="string">
            <text:p>B7 </text:p>
          </table:table-cell>
          <table:table-cell/>
          <table:table-cell table:formula="of:=[.F$1]*[.$B109]" office:value-type="float" office:value="1975.533" calcext:value-type="float">
            <text:p>1975.53</text:p>
          </table:table-cell>
          <table:table-cell table:formula="of:=[.G$1]*[.$B109]" office:value-type="float" office:value="3951.066" calcext:value-type="float">
            <text:p>3951.07</text:p>
          </table:table-cell>
          <table:table-cell table:formula="of:=[.H$1]*[.$B109]" office:value-type="float" office:value="5921.95068938298" calcext:value-type="float">
            <text:p>5921.95</text:p>
          </table:table-cell>
          <table:table-cell table:formula="of:=[.I$1]*[.$B109]" office:value-type="float" office:value="7902.132" calcext:value-type="float">
            <text:p>7902.13</text:p>
          </table:table-cell>
          <table:table-cell table:formula="of:=[.J$1]*[.$B109]" office:value-type="float" office:value="11843.901378766" calcext:value-type="float">
            <text:p>11843.90</text:p>
          </table:table-cell>
          <table:table-cell table:formula="of:=[.K$1]*[.$B109]" office:value-type="float" office:value="15804.264" calcext:value-type="float">
            <text:p>15804.26</text:p>
          </table:table-cell>
          <table:table-cell table:formula="of:=[.L$1]*[.$B109]" office:value-type="float" office:value="19917.0912963957" calcext:value-type="float">
            <text:p>19917.09</text:p>
          </table:table-cell>
          <table:table-cell table:formula="of:=[.M$1]*[.$B109]" office:value-type="float" office:value="23687.8027575319" calcext:value-type="float">
            <text:p>23687.80</text:p>
          </table:table-cell>
          <table:table-cell table:formula="of:=[.N$1]*[.$B109]" office:value-type="float" office:value="31608.528" calcext:value-type="float">
            <text:p>31608.53</text:p>
          </table:table-cell>
          <table:table-cell/>
          <table:table-cell table:formula="of:=COM.MICROSOFT.CONCAT(TEXT([.F109];&quot;0.00&quot;);&quot;,&quot;)" office:value-type="string" office:string-value="1975.53," calcext:value-type="string">
            <text:p>1975.53,</text:p>
          </table:table-cell>
          <table:table-cell table:formula="of:=COM.MICROSOFT.CONCAT(TEXT([.G109];&quot;0.00&quot;);&quot;,&quot;)" office:value-type="string" office:string-value="3951.07," calcext:value-type="string">
            <text:p>3951.07,</text:p>
          </table:table-cell>
          <table:table-cell table:formula="of:=COM.MICROSOFT.CONCAT(TEXT([.H109];&quot;0.00&quot;);&quot;,&quot;)" office:value-type="string" office:string-value="5921.95," calcext:value-type="string">
            <text:p>5921.95,</text:p>
          </table:table-cell>
          <table:table-cell table:formula="of:=COM.MICROSOFT.CONCAT(TEXT([.I109];&quot;0.00&quot;);&quot;,&quot;)" office:value-type="string" office:string-value="7902.13," calcext:value-type="string">
            <text:p>7902.13,</text:p>
          </table:table-cell>
          <table:table-cell table:formula="of:=COM.MICROSOFT.CONCAT(TEXT([.J109];&quot;0.00&quot;);&quot;,&quot;)" office:value-type="string" office:string-value="11843.90," calcext:value-type="string">
            <text:p>11843.90,</text:p>
          </table:table-cell>
          <table:table-cell table:formula="of:=COM.MICROSOFT.CONCAT(TEXT([.K109];&quot;0.00&quot;);&quot;,&quot;)" office:value-type="string" office:string-value="15804.26," calcext:value-type="string">
            <text:p>15804.26,</text:p>
          </table:table-cell>
          <table:table-cell table:formula="of:=COM.MICROSOFT.CONCAT(TEXT([.L109];&quot;0.00&quot;);&quot;,&quot;)" office:value-type="string" office:string-value="19917.09," calcext:value-type="string">
            <text:p>19917.09,</text:p>
          </table:table-cell>
          <table:table-cell table:formula="of:=COM.MICROSOFT.CONCAT(TEXT([.M109];&quot;0.00&quot;);&quot;,&quot;)" office:value-type="string" office:string-value="23687.80," calcext:value-type="string">
            <text:p>23687.80,</text:p>
          </table:table-cell>
          <table:table-cell table:formula="of:=COM.MICROSOFT.CONCAT(TEXT([.N109];&quot;0.00&quot;);&quot;,&quot;)" office:value-type="string" office:string-value="31608.53," calcext:value-type="string">
            <text:p>31608.53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186.009" calcext:value-type="float">
            <text:p>4186.009</text:p>
          </table:table-cell>
          <table:table-cell/>
          <table:table-cell office:value-type="string" calcext:value-type="string">
            <text:p>C8 </text:p>
          </table:table-cell>
          <table:table-cell/>
          <table:table-cell table:formula="of:=[.F$1]*[.$B110]" office:value-type="float" office:value="2093.0045" calcext:value-type="float">
            <text:p>2093.00</text:p>
          </table:table-cell>
          <table:table-cell table:formula="of:=[.G$1]*[.$B110]" office:value-type="float" office:value="4186.009" calcext:value-type="float">
            <text:p>4186.01</text:p>
          </table:table-cell>
          <table:table-cell table:formula="of:=[.H$1]*[.$B110]" office:value-type="float" office:value="6274.08878599177" calcext:value-type="float">
            <text:p>6274.09</text:p>
          </table:table-cell>
          <table:table-cell table:formula="of:=[.I$1]*[.$B110]" office:value-type="float" office:value="8372.018" calcext:value-type="float">
            <text:p>8372.02</text:p>
          </table:table-cell>
          <table:table-cell table:formula="of:=[.J$1]*[.$B110]" office:value-type="float" office:value="12548.1775719835" calcext:value-type="float">
            <text:p>12548.18</text:p>
          </table:table-cell>
          <table:table-cell table:formula="of:=[.K$1]*[.$B110]" office:value-type="float" office:value="16744.036" calcext:value-type="float">
            <text:p>16744.04</text:p>
          </table:table-cell>
          <table:table-cell table:formula="of:=[.L$1]*[.$B110]" office:value-type="float" office:value="21101.4251395786" calcext:value-type="float">
            <text:p>21101.43</text:p>
          </table:table-cell>
          <table:table-cell table:formula="of:=[.M$1]*[.$B110]" office:value-type="float" office:value="25096.3551439671" calcext:value-type="float">
            <text:p>25096.36</text:p>
          </table:table-cell>
          <table:table-cell table:formula="of:=[.N$1]*[.$B110]" office:value-type="float" office:value="33488.072" calcext:value-type="float">
            <text:p>33488.07</text:p>
          </table:table-cell>
          <table:table-cell/>
          <table:table-cell table:formula="of:=COM.MICROSOFT.CONCAT(TEXT([.F110];&quot;0.00&quot;);&quot;,&quot;)" office:value-type="string" office:string-value="2093.00," calcext:value-type="string">
            <text:p>2093.00,</text:p>
          </table:table-cell>
          <table:table-cell table:formula="of:=COM.MICROSOFT.CONCAT(TEXT([.G110];&quot;0.00&quot;);&quot;,&quot;)" office:value-type="string" office:string-value="4186.01," calcext:value-type="string">
            <text:p>4186.01,</text:p>
          </table:table-cell>
          <table:table-cell table:formula="of:=COM.MICROSOFT.CONCAT(TEXT([.H110];&quot;0.00&quot;);&quot;,&quot;)" office:value-type="string" office:string-value="6274.09," calcext:value-type="string">
            <text:p>6274.09,</text:p>
          </table:table-cell>
          <table:table-cell table:formula="of:=COM.MICROSOFT.CONCAT(TEXT([.I110];&quot;0.00&quot;);&quot;,&quot;)" office:value-type="string" office:string-value="8372.02," calcext:value-type="string">
            <text:p>8372.02,</text:p>
          </table:table-cell>
          <table:table-cell table:formula="of:=COM.MICROSOFT.CONCAT(TEXT([.J110];&quot;0.00&quot;);&quot;,&quot;)" office:value-type="string" office:string-value="12548.18," calcext:value-type="string">
            <text:p>12548.18,</text:p>
          </table:table-cell>
          <table:table-cell table:formula="of:=COM.MICROSOFT.CONCAT(TEXT([.K110];&quot;0.00&quot;);&quot;,&quot;)" office:value-type="string" office:string-value="16744.04," calcext:value-type="string">
            <text:p>16744.04,</text:p>
          </table:table-cell>
          <table:table-cell table:formula="of:=COM.MICROSOFT.CONCAT(TEXT([.L110];&quot;0.00&quot;);&quot;,&quot;)" office:value-type="string" office:string-value="21101.43," calcext:value-type="string">
            <text:p>21101.43,</text:p>
          </table:table-cell>
          <table:table-cell table:formula="of:=COM.MICROSOFT.CONCAT(TEXT([.M110];&quot;0.00&quot;);&quot;,&quot;)" office:value-type="string" office:string-value="25096.36," calcext:value-type="string">
            <text:p>25096.36,</text:p>
          </table:table-cell>
          <table:table-cell table:formula="of:=COM.MICROSOFT.CONCAT(TEXT([.N110];&quot;0.00&quot;);&quot;,&quot;)" office:value-type="string" office:string-value="33488.07," calcext:value-type="string">
            <text:p>33488.07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434.922" calcext:value-type="float">
            <text:p>4434.922</text:p>
          </table:table-cell>
          <table:table-cell/>
          <table:table-cell office:value-type="string" calcext:value-type="string">
            <text:p>C#8 </text:p>
          </table:table-cell>
          <table:table-cell/>
          <table:table-cell table:formula="of:=[.F$1]*[.$B111]" office:value-type="float" office:value="2217.461" calcext:value-type="float">
            <text:p>2217.46</text:p>
          </table:table-cell>
          <table:table-cell table:formula="of:=[.G$1]*[.$B111]" office:value-type="float" office:value="4434.922" calcext:value-type="float">
            <text:p>4434.92</text:p>
          </table:table-cell>
          <table:table-cell table:formula="of:=[.H$1]*[.$B111]" office:value-type="float" office:value="6647.16544731466" calcext:value-type="float">
            <text:p>6647.17</text:p>
          </table:table-cell>
          <table:table-cell table:formula="of:=[.I$1]*[.$B111]" office:value-type="float" office:value="8869.844" calcext:value-type="float">
            <text:p>8869.84</text:p>
          </table:table-cell>
          <table:table-cell table:formula="of:=[.J$1]*[.$B111]" office:value-type="float" office:value="13294.3308946293" calcext:value-type="float">
            <text:p>13294.33</text:p>
          </table:table-cell>
          <table:table-cell table:formula="of:=[.K$1]*[.$B111]" office:value-type="float" office:value="17739.688" calcext:value-type="float">
            <text:p>17739.69</text:p>
          </table:table-cell>
          <table:table-cell table:formula="of:=[.L$1]*[.$B111]" office:value-type="float" office:value="22356.1809310181" calcext:value-type="float">
            <text:p>22356.18</text:p>
          </table:table-cell>
          <table:table-cell table:formula="of:=[.M$1]*[.$B111]" office:value-type="float" office:value="26588.6617892586" calcext:value-type="float">
            <text:p>26588.66</text:p>
          </table:table-cell>
          <table:table-cell table:formula="of:=[.N$1]*[.$B111]" office:value-type="float" office:value="35479.376" calcext:value-type="float">
            <text:p>35479.38</text:p>
          </table:table-cell>
          <table:table-cell/>
          <table:table-cell table:formula="of:=COM.MICROSOFT.CONCAT(TEXT([.F111];&quot;0.00&quot;);&quot;,&quot;)" office:value-type="string" office:string-value="2217.46," calcext:value-type="string">
            <text:p>2217.46,</text:p>
          </table:table-cell>
          <table:table-cell table:formula="of:=COM.MICROSOFT.CONCAT(TEXT([.G111];&quot;0.00&quot;);&quot;,&quot;)" office:value-type="string" office:string-value="4434.92," calcext:value-type="string">
            <text:p>4434.92,</text:p>
          </table:table-cell>
          <table:table-cell table:formula="of:=COM.MICROSOFT.CONCAT(TEXT([.H111];&quot;0.00&quot;);&quot;,&quot;)" office:value-type="string" office:string-value="6647.17," calcext:value-type="string">
            <text:p>6647.17,</text:p>
          </table:table-cell>
          <table:table-cell table:formula="of:=COM.MICROSOFT.CONCAT(TEXT([.I111];&quot;0.00&quot;);&quot;,&quot;)" office:value-type="string" office:string-value="8869.84," calcext:value-type="string">
            <text:p>8869.84,</text:p>
          </table:table-cell>
          <table:table-cell table:formula="of:=COM.MICROSOFT.CONCAT(TEXT([.J111];&quot;0.00&quot;);&quot;,&quot;)" office:value-type="string" office:string-value="13294.33," calcext:value-type="string">
            <text:p>13294.33,</text:p>
          </table:table-cell>
          <table:table-cell table:formula="of:=COM.MICROSOFT.CONCAT(TEXT([.K111];&quot;0.00&quot;);&quot;,&quot;)" office:value-type="string" office:string-value="17739.69," calcext:value-type="string">
            <text:p>17739.69,</text:p>
          </table:table-cell>
          <table:table-cell table:formula="of:=COM.MICROSOFT.CONCAT(TEXT([.L111];&quot;0.00&quot;);&quot;,&quot;)" office:value-type="string" office:string-value="22356.18," calcext:value-type="string">
            <text:p>22356.18,</text:p>
          </table:table-cell>
          <table:table-cell table:formula="of:=COM.MICROSOFT.CONCAT(TEXT([.M111];&quot;0.00&quot;);&quot;,&quot;)" office:value-type="string" office:string-value="26588.66," calcext:value-type="string">
            <text:p>26588.66,</text:p>
          </table:table-cell>
          <table:table-cell table:formula="of:=COM.MICROSOFT.CONCAT(TEXT([.N111];&quot;0.00&quot;);&quot;,&quot;)" office:value-type="string" office:string-value="35479.38," calcext:value-type="string">
            <text:p>35479.38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698.636" calcext:value-type="float">
            <text:p>4698.636</text:p>
          </table:table-cell>
          <table:table-cell/>
          <table:table-cell office:value-type="string" calcext:value-type="string">
            <text:p>D8 </text:p>
          </table:table-cell>
          <table:table-cell/>
          <table:table-cell table:formula="of:=[.F$1]*[.$B112]" office:value-type="float" office:value="2349.318" calcext:value-type="float">
            <text:p>2349.32</text:p>
          </table:table-cell>
          <table:table-cell table:formula="of:=[.G$1]*[.$B112]" office:value-type="float" office:value="4698.636" calcext:value-type="float">
            <text:p>4698.64</text:p>
          </table:table-cell>
          <table:table-cell table:formula="of:=[.H$1]*[.$B112]" office:value-type="float" office:value="7042.42619570508" calcext:value-type="float">
            <text:p>7042.43</text:p>
          </table:table-cell>
          <table:table-cell table:formula="of:=[.I$1]*[.$B112]" office:value-type="float" office:value="9397.272" calcext:value-type="float">
            <text:p>9397.27</text:p>
          </table:table-cell>
          <table:table-cell table:formula="of:=[.J$1]*[.$B112]" office:value-type="float" office:value="14084.8523914102" calcext:value-type="float">
            <text:p>14084.85</text:p>
          </table:table-cell>
          <table:table-cell table:formula="of:=[.K$1]*[.$B112]" office:value-type="float" office:value="18794.544" calcext:value-type="float">
            <text:p>18794.54</text:p>
          </table:table-cell>
          <table:table-cell table:formula="of:=[.L$1]*[.$B112]" office:value-type="float" office:value="23685.5476928332" calcext:value-type="float">
            <text:p>23685.55</text:p>
          </table:table-cell>
          <table:table-cell table:formula="of:=[.M$1]*[.$B112]" office:value-type="float" office:value="28169.7047828203" calcext:value-type="float">
            <text:p>28169.70</text:p>
          </table:table-cell>
          <table:table-cell table:formula="of:=[.N$1]*[.$B112]" office:value-type="float" office:value="37589.088" calcext:value-type="float">
            <text:p>37589.09</text:p>
          </table:table-cell>
          <table:table-cell/>
          <table:table-cell table:formula="of:=COM.MICROSOFT.CONCAT(TEXT([.F112];&quot;0.00&quot;);&quot;,&quot;)" office:value-type="string" office:string-value="2349.32," calcext:value-type="string">
            <text:p>2349.32,</text:p>
          </table:table-cell>
          <table:table-cell table:formula="of:=COM.MICROSOFT.CONCAT(TEXT([.G112];&quot;0.00&quot;);&quot;,&quot;)" office:value-type="string" office:string-value="4698.64," calcext:value-type="string">
            <text:p>4698.64,</text:p>
          </table:table-cell>
          <table:table-cell table:formula="of:=COM.MICROSOFT.CONCAT(TEXT([.H112];&quot;0.00&quot;);&quot;,&quot;)" office:value-type="string" office:string-value="7042.43," calcext:value-type="string">
            <text:p>7042.43,</text:p>
          </table:table-cell>
          <table:table-cell table:formula="of:=COM.MICROSOFT.CONCAT(TEXT([.I112];&quot;0.00&quot;);&quot;,&quot;)" office:value-type="string" office:string-value="9397.27," calcext:value-type="string">
            <text:p>9397.27,</text:p>
          </table:table-cell>
          <table:table-cell table:formula="of:=COM.MICROSOFT.CONCAT(TEXT([.J112];&quot;0.00&quot;);&quot;,&quot;)" office:value-type="string" office:string-value="14084.85," calcext:value-type="string">
            <text:p>14084.85,</text:p>
          </table:table-cell>
          <table:table-cell table:formula="of:=COM.MICROSOFT.CONCAT(TEXT([.K112];&quot;0.00&quot;);&quot;,&quot;)" office:value-type="string" office:string-value="18794.54," calcext:value-type="string">
            <text:p>18794.54,</text:p>
          </table:table-cell>
          <table:table-cell table:formula="of:=COM.MICROSOFT.CONCAT(TEXT([.L112];&quot;0.00&quot;);&quot;,&quot;)" office:value-type="string" office:string-value="23685.55," calcext:value-type="string">
            <text:p>23685.55,</text:p>
          </table:table-cell>
          <table:table-cell table:formula="of:=COM.MICROSOFT.CONCAT(TEXT([.M112];&quot;0.00&quot;);&quot;,&quot;)" office:value-type="string" office:string-value="28169.70," calcext:value-type="string">
            <text:p>28169.70,</text:p>
          </table:table-cell>
          <table:table-cell table:formula="of:=COM.MICROSOFT.CONCAT(TEXT([.N112];&quot;0.00&quot;);&quot;,&quot;)" office:value-type="string" office:string-value="37589.09," calcext:value-type="string">
            <text:p>37589.09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978.032" calcext:value-type="float">
            <text:p>4978.032</text:p>
          </table:table-cell>
          <table:table-cell/>
          <table:table-cell office:value-type="string" calcext:value-type="string">
            <text:p>D#8 </text:p>
          </table:table-cell>
          <table:table-cell/>
          <table:table-cell table:formula="of:=[.F$1]*[.$B113]" office:value-type="float" office:value="2489.016" calcext:value-type="float">
            <text:p>2489.02</text:p>
          </table:table-cell>
          <table:table-cell table:formula="of:=[.G$1]*[.$B113]" office:value-type="float" office:value="4978.032" calcext:value-type="float">
            <text:p>4978.03</text:p>
          </table:table-cell>
          <table:table-cell table:formula="of:=[.H$1]*[.$B113]" office:value-type="float" office:value="7461.19149469296" calcext:value-type="float">
            <text:p>7461.19</text:p>
          </table:table-cell>
          <table:table-cell table:formula="of:=[.I$1]*[.$B113]" office:value-type="float" office:value="9956.064" calcext:value-type="float">
            <text:p>9956.06</text:p>
          </table:table-cell>
          <table:table-cell table:formula="of:=[.J$1]*[.$B113]" office:value-type="float" office:value="14922.3829893859" calcext:value-type="float">
            <text:p>14922.38</text:p>
          </table:table-cell>
          <table:table-cell table:formula="of:=[.K$1]*[.$B113]" office:value-type="float" office:value="19912.128" calcext:value-type="float">
            <text:p>19912.13</text:p>
          </table:table-cell>
          <table:table-cell table:formula="of:=[.L$1]*[.$B113]" office:value-type="float" office:value="25093.9664942017" calcext:value-type="float">
            <text:p>25093.97</text:p>
          </table:table-cell>
          <table:table-cell table:formula="of:=[.M$1]*[.$B113]" office:value-type="float" office:value="29844.7659787718" calcext:value-type="float">
            <text:p>29844.77</text:p>
          </table:table-cell>
          <table:table-cell table:formula="of:=[.N$1]*[.$B113]" office:value-type="float" office:value="39824.256" calcext:value-type="float">
            <text:p>39824.26</text:p>
          </table:table-cell>
          <table:table-cell/>
          <table:table-cell table:formula="of:=COM.MICROSOFT.CONCAT(TEXT([.F113];&quot;0.00&quot;);&quot;,&quot;)" office:value-type="string" office:string-value="2489.02," calcext:value-type="string">
            <text:p>2489.02,</text:p>
          </table:table-cell>
          <table:table-cell table:formula="of:=COM.MICROSOFT.CONCAT(TEXT([.G113];&quot;0.00&quot;);&quot;,&quot;)" office:value-type="string" office:string-value="4978.03," calcext:value-type="string">
            <text:p>4978.03,</text:p>
          </table:table-cell>
          <table:table-cell table:formula="of:=COM.MICROSOFT.CONCAT(TEXT([.H113];&quot;0.00&quot;);&quot;,&quot;)" office:value-type="string" office:string-value="7461.19," calcext:value-type="string">
            <text:p>7461.19,</text:p>
          </table:table-cell>
          <table:table-cell table:formula="of:=COM.MICROSOFT.CONCAT(TEXT([.I113];&quot;0.00&quot;);&quot;,&quot;)" office:value-type="string" office:string-value="9956.06," calcext:value-type="string">
            <text:p>9956.06,</text:p>
          </table:table-cell>
          <table:table-cell table:formula="of:=COM.MICROSOFT.CONCAT(TEXT([.J113];&quot;0.00&quot;);&quot;,&quot;)" office:value-type="string" office:string-value="14922.38," calcext:value-type="string">
            <text:p>14922.38,</text:p>
          </table:table-cell>
          <table:table-cell table:formula="of:=COM.MICROSOFT.CONCAT(TEXT([.K113];&quot;0.00&quot;);&quot;,&quot;)" office:value-type="string" office:string-value="19912.13," calcext:value-type="string">
            <text:p>19912.13,</text:p>
          </table:table-cell>
          <table:table-cell table:formula="of:=COM.MICROSOFT.CONCAT(TEXT([.L113];&quot;0.00&quot;);&quot;,&quot;)" office:value-type="string" office:string-value="25093.97," calcext:value-type="string">
            <text:p>25093.97,</text:p>
          </table:table-cell>
          <table:table-cell table:formula="of:=COM.MICROSOFT.CONCAT(TEXT([.M113];&quot;0.00&quot;);&quot;,&quot;)" office:value-type="string" office:string-value="29844.77," calcext:value-type="string">
            <text:p>29844.77,</text:p>
          </table:table-cell>
          <table:table-cell table:formula="of:=COM.MICROSOFT.CONCAT(TEXT([.N113];&quot;0.00&quot;);&quot;,&quot;)" office:value-type="string" office:string-value="39824.26," calcext:value-type="string">
            <text:p>39824.26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274.041" calcext:value-type="float">
            <text:p>5274.041</text:p>
          </table:table-cell>
          <table:table-cell/>
          <table:table-cell office:value-type="string" calcext:value-type="string">
            <text:p>E8 </text:p>
          </table:table-cell>
          <table:table-cell/>
          <table:table-cell table:formula="of:=[.F$1]*[.$B114]" office:value-type="float" office:value="2637.0205" calcext:value-type="float">
            <text:p>2637.02</text:p>
          </table:table-cell>
          <table:table-cell table:formula="of:=[.G$1]*[.$B114]" office:value-type="float" office:value="5274.041" calcext:value-type="float">
            <text:p>5274.04</text:p>
          </table:table-cell>
          <table:table-cell table:formula="of:=[.H$1]*[.$B114]" office:value-type="float" office:value="7904.85674898473" calcext:value-type="float">
            <text:p>7904.86</text:p>
          </table:table-cell>
          <table:table-cell table:formula="of:=[.I$1]*[.$B114]" office:value-type="float" office:value="10548.082" calcext:value-type="float">
            <text:p>10548.08</text:p>
          </table:table-cell>
          <table:table-cell table:formula="of:=[.J$1]*[.$B114]" office:value-type="float" office:value="15809.7134979695" calcext:value-type="float">
            <text:p>15809.71</text:p>
          </table:table-cell>
          <table:table-cell table:formula="of:=[.K$1]*[.$B114]" office:value-type="float" office:value="21096.164" calcext:value-type="float">
            <text:p>21096.16</text:p>
          </table:table-cell>
          <table:table-cell table:formula="of:=[.L$1]*[.$B114]" office:value-type="float" office:value="26586.1304513603" calcext:value-type="float">
            <text:p>26586.13</text:p>
          </table:table-cell>
          <table:table-cell table:formula="of:=[.M$1]*[.$B114]" office:value-type="float" office:value="31619.4269959389" calcext:value-type="float">
            <text:p>31619.43</text:p>
          </table:table-cell>
          <table:table-cell table:formula="of:=[.N$1]*[.$B114]" office:value-type="float" office:value="42192.328" calcext:value-type="float">
            <text:p>42192.33</text:p>
          </table:table-cell>
          <table:table-cell/>
          <table:table-cell table:formula="of:=COM.MICROSOFT.CONCAT(TEXT([.F114];&quot;0.00&quot;);&quot;,&quot;)" office:value-type="string" office:string-value="2637.02," calcext:value-type="string">
            <text:p>2637.02,</text:p>
          </table:table-cell>
          <table:table-cell table:formula="of:=COM.MICROSOFT.CONCAT(TEXT([.G114];&quot;0.00&quot;);&quot;,&quot;)" office:value-type="string" office:string-value="5274.04," calcext:value-type="string">
            <text:p>5274.04,</text:p>
          </table:table-cell>
          <table:table-cell table:formula="of:=COM.MICROSOFT.CONCAT(TEXT([.H114];&quot;0.00&quot;);&quot;,&quot;)" office:value-type="string" office:string-value="7904.86," calcext:value-type="string">
            <text:p>7904.86,</text:p>
          </table:table-cell>
          <table:table-cell table:formula="of:=COM.MICROSOFT.CONCAT(TEXT([.I114];&quot;0.00&quot;);&quot;,&quot;)" office:value-type="string" office:string-value="10548.08," calcext:value-type="string">
            <text:p>10548.08,</text:p>
          </table:table-cell>
          <table:table-cell table:formula="of:=COM.MICROSOFT.CONCAT(TEXT([.J114];&quot;0.00&quot;);&quot;,&quot;)" office:value-type="string" office:string-value="15809.71," calcext:value-type="string">
            <text:p>15809.71,</text:p>
          </table:table-cell>
          <table:table-cell table:formula="of:=COM.MICROSOFT.CONCAT(TEXT([.K114];&quot;0.00&quot;);&quot;,&quot;)" office:value-type="string" office:string-value="21096.16," calcext:value-type="string">
            <text:p>21096.16,</text:p>
          </table:table-cell>
          <table:table-cell table:formula="of:=COM.MICROSOFT.CONCAT(TEXT([.L114];&quot;0.00&quot;);&quot;,&quot;)" office:value-type="string" office:string-value="26586.13," calcext:value-type="string">
            <text:p>26586.13,</text:p>
          </table:table-cell>
          <table:table-cell table:formula="of:=COM.MICROSOFT.CONCAT(TEXT([.M114];&quot;0.00&quot;);&quot;,&quot;)" office:value-type="string" office:string-value="31619.43," calcext:value-type="string">
            <text:p>31619.43,</text:p>
          </table:table-cell>
          <table:table-cell table:formula="of:=COM.MICROSOFT.CONCAT(TEXT([.N114];&quot;0.00&quot;);&quot;,&quot;)" office:value-type="string" office:string-value="42192.33," calcext:value-type="string">
            <text:p>42192.33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587.652" calcext:value-type="float">
            <text:p>5587.652</text:p>
          </table:table-cell>
          <table:table-cell/>
          <table:table-cell office:value-type="string" calcext:value-type="string">
            <text:p>F8 </text:p>
          </table:table-cell>
          <table:table-cell/>
          <table:table-cell table:formula="of:=[.F$1]*[.$B115]" office:value-type="float" office:value="2793.826" calcext:value-type="float">
            <text:p>2793.83</text:p>
          </table:table-cell>
          <table:table-cell table:formula="of:=[.G$1]*[.$B115]" office:value-type="float" office:value="5587.652" calcext:value-type="float">
            <text:p>5587.65</text:p>
          </table:table-cell>
          <table:table-cell table:formula="of:=[.H$1]*[.$B115]" office:value-type="float" office:value="8374.90429505156" calcext:value-type="float">
            <text:p>8374.90</text:p>
          </table:table-cell>
          <table:table-cell table:formula="of:=[.I$1]*[.$B115]" office:value-type="float" office:value="11175.304" calcext:value-type="float">
            <text:p>11175.30</text:p>
          </table:table-cell>
          <table:table-cell table:formula="of:=[.J$1]*[.$B115]" office:value-type="float" office:value="16749.8085901031" calcext:value-type="float">
            <text:p>16749.81</text:p>
          </table:table-cell>
          <table:table-cell table:formula="of:=[.K$1]*[.$B115]" office:value-type="float" office:value="22350.608" calcext:value-type="float">
            <text:p>22350.61</text:p>
          </table:table-cell>
          <table:table-cell table:formula="of:=[.L$1]*[.$B115]" office:value-type="float" office:value="28167.0250551341" calcext:value-type="float">
            <text:p>28167.03</text:p>
          </table:table-cell>
          <table:table-cell table:formula="of:=[.M$1]*[.$B115]" office:value-type="float" office:value="33499.6171802062" calcext:value-type="float">
            <text:p>33499.62</text:p>
          </table:table-cell>
          <table:table-cell table:formula="of:=[.N$1]*[.$B115]" office:value-type="float" office:value="44701.216" calcext:value-type="float">
            <text:p>44701.22</text:p>
          </table:table-cell>
          <table:table-cell/>
          <table:table-cell table:formula="of:=COM.MICROSOFT.CONCAT(TEXT([.F115];&quot;0.00&quot;);&quot;,&quot;)" office:value-type="string" office:string-value="2793.83," calcext:value-type="string">
            <text:p>2793.83,</text:p>
          </table:table-cell>
          <table:table-cell table:formula="of:=COM.MICROSOFT.CONCAT(TEXT([.G115];&quot;0.00&quot;);&quot;,&quot;)" office:value-type="string" office:string-value="5587.65," calcext:value-type="string">
            <text:p>5587.65,</text:p>
          </table:table-cell>
          <table:table-cell table:formula="of:=COM.MICROSOFT.CONCAT(TEXT([.H115];&quot;0.00&quot;);&quot;,&quot;)" office:value-type="string" office:string-value="8374.90," calcext:value-type="string">
            <text:p>8374.90,</text:p>
          </table:table-cell>
          <table:table-cell table:formula="of:=COM.MICROSOFT.CONCAT(TEXT([.I115];&quot;0.00&quot;);&quot;,&quot;)" office:value-type="string" office:string-value="11175.30," calcext:value-type="string">
            <text:p>11175.30,</text:p>
          </table:table-cell>
          <table:table-cell table:formula="of:=COM.MICROSOFT.CONCAT(TEXT([.J115];&quot;0.00&quot;);&quot;,&quot;)" office:value-type="string" office:string-value="16749.81," calcext:value-type="string">
            <text:p>16749.81,</text:p>
          </table:table-cell>
          <table:table-cell table:formula="of:=COM.MICROSOFT.CONCAT(TEXT([.K115];&quot;0.00&quot;);&quot;,&quot;)" office:value-type="string" office:string-value="22350.61," calcext:value-type="string">
            <text:p>22350.61,</text:p>
          </table:table-cell>
          <table:table-cell table:formula="of:=COM.MICROSOFT.CONCAT(TEXT([.L115];&quot;0.00&quot;);&quot;,&quot;)" office:value-type="string" office:string-value="28167.03," calcext:value-type="string">
            <text:p>28167.03,</text:p>
          </table:table-cell>
          <table:table-cell table:formula="of:=COM.MICROSOFT.CONCAT(TEXT([.M115];&quot;0.00&quot;);&quot;,&quot;)" office:value-type="string" office:string-value="33499.62," calcext:value-type="string">
            <text:p>33499.62,</text:p>
          </table:table-cell>
          <table:table-cell table:formula="of:=COM.MICROSOFT.CONCAT(TEXT([.N115];&quot;0.00&quot;);&quot;,&quot;)" office:value-type="string" office:string-value="44701.22," calcext:value-type="string">
            <text:p>44701.22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919.911" calcext:value-type="float">
            <text:p>5919.911</text:p>
          </table:table-cell>
          <table:table-cell/>
          <table:table-cell office:value-type="string" calcext:value-type="string">
            <text:p>F#8 </text:p>
          </table:table-cell>
          <table:table-cell/>
          <table:table-cell table:formula="of:=[.F$1]*[.$B116]" office:value-type="float" office:value="2959.9555" calcext:value-type="float">
            <text:p>2959.96</text:p>
          </table:table-cell>
          <table:table-cell table:formula="of:=[.G$1]*[.$B116]" office:value-type="float" office:value="5919.911" calcext:value-type="float">
            <text:p>5919.91</text:p>
          </table:table-cell>
          <table:table-cell table:formula="of:=[.H$1]*[.$B116]" office:value-type="float" office:value="8872.90190230583" calcext:value-type="float">
            <text:p>8872.90</text:p>
          </table:table-cell>
          <table:table-cell table:formula="of:=[.I$1]*[.$B116]" office:value-type="float" office:value="11839.822" calcext:value-type="float">
            <text:p>11839.82</text:p>
          </table:table-cell>
          <table:table-cell table:formula="of:=[.J$1]*[.$B116]" office:value-type="float" office:value="17745.8038046117" calcext:value-type="float">
            <text:p>17745.80</text:p>
          </table:table-cell>
          <table:table-cell table:formula="of:=[.K$1]*[.$B116]" office:value-type="float" office:value="23679.644" calcext:value-type="float">
            <text:p>23679.64</text:p>
          </table:table-cell>
          <table:table-cell table:formula="of:=[.L$1]*[.$B116]" office:value-type="float" office:value="29841.9231299952" calcext:value-type="float">
            <text:p>29841.92</text:p>
          </table:table-cell>
          <table:table-cell table:formula="of:=[.M$1]*[.$B116]" office:value-type="float" office:value="35491.6076092233" calcext:value-type="float">
            <text:p>35491.61</text:p>
          </table:table-cell>
          <table:table-cell table:formula="of:=[.N$1]*[.$B116]" office:value-type="float" office:value="47359.288" calcext:value-type="float">
            <text:p>47359.29</text:p>
          </table:table-cell>
          <table:table-cell/>
          <table:table-cell table:formula="of:=COM.MICROSOFT.CONCAT(TEXT([.F116];&quot;0.00&quot;);&quot;,&quot;)" office:value-type="string" office:string-value="2959.96," calcext:value-type="string">
            <text:p>2959.96,</text:p>
          </table:table-cell>
          <table:table-cell table:formula="of:=COM.MICROSOFT.CONCAT(TEXT([.G116];&quot;0.00&quot;);&quot;,&quot;)" office:value-type="string" office:string-value="5919.91," calcext:value-type="string">
            <text:p>5919.91,</text:p>
          </table:table-cell>
          <table:table-cell table:formula="of:=COM.MICROSOFT.CONCAT(TEXT([.H116];&quot;0.00&quot;);&quot;,&quot;)" office:value-type="string" office:string-value="8872.90," calcext:value-type="string">
            <text:p>8872.90,</text:p>
          </table:table-cell>
          <table:table-cell table:formula="of:=COM.MICROSOFT.CONCAT(TEXT([.I116];&quot;0.00&quot;);&quot;,&quot;)" office:value-type="string" office:string-value="11839.82," calcext:value-type="string">
            <text:p>11839.82,</text:p>
          </table:table-cell>
          <table:table-cell table:formula="of:=COM.MICROSOFT.CONCAT(TEXT([.J116];&quot;0.00&quot;);&quot;,&quot;)" office:value-type="string" office:string-value="17745.80," calcext:value-type="string">
            <text:p>17745.80,</text:p>
          </table:table-cell>
          <table:table-cell table:formula="of:=COM.MICROSOFT.CONCAT(TEXT([.K116];&quot;0.00&quot;);&quot;,&quot;)" office:value-type="string" office:string-value="23679.64," calcext:value-type="string">
            <text:p>23679.64,</text:p>
          </table:table-cell>
          <table:table-cell table:formula="of:=COM.MICROSOFT.CONCAT(TEXT([.L116];&quot;0.00&quot;);&quot;,&quot;)" office:value-type="string" office:string-value="29841.92," calcext:value-type="string">
            <text:p>29841.92,</text:p>
          </table:table-cell>
          <table:table-cell table:formula="of:=COM.MICROSOFT.CONCAT(TEXT([.M116];&quot;0.00&quot;);&quot;,&quot;)" office:value-type="string" office:string-value="35491.61," calcext:value-type="string">
            <text:p>35491.61,</text:p>
          </table:table-cell>
          <table:table-cell table:formula="of:=COM.MICROSOFT.CONCAT(TEXT([.N116];&quot;0.00&quot;);&quot;,&quot;)" office:value-type="string" office:string-value="47359.29," calcext:value-type="string">
            <text:p>47359.29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271.927" calcext:value-type="float">
            <text:p>6271.927</text:p>
          </table:table-cell>
          <table:table-cell/>
          <table:table-cell office:value-type="string" calcext:value-type="string">
            <text:p>G8 </text:p>
          </table:table-cell>
          <table:table-cell/>
          <table:table-cell table:formula="of:=[.F$1]*[.$B117]" office:value-type="float" office:value="3135.9635" calcext:value-type="float">
            <text:p>3135.96</text:p>
          </table:table-cell>
          <table:table-cell table:formula="of:=[.G$1]*[.$B117]" office:value-type="float" office:value="6271.927" calcext:value-type="float">
            <text:p>6271.93</text:p>
          </table:table-cell>
          <table:table-cell table:formula="of:=[.H$1]*[.$B117]" office:value-type="float" office:value="9400.51176604231" calcext:value-type="float">
            <text:p>9400.51</text:p>
          </table:table-cell>
          <table:table-cell table:formula="of:=[.I$1]*[.$B117]" office:value-type="float" office:value="12543.854" calcext:value-type="float">
            <text:p>12543.85</text:p>
          </table:table-cell>
          <table:table-cell table:formula="of:=[.J$1]*[.$B117]" office:value-type="float" office:value="18801.0235320846" calcext:value-type="float">
            <text:p>18801.02</text:p>
          </table:table-cell>
          <table:table-cell table:formula="of:=[.K$1]*[.$B117]" office:value-type="float" office:value="25087.708" calcext:value-type="float">
            <text:p>25087.71</text:p>
          </table:table-cell>
          <table:table-cell table:formula="of:=[.L$1]*[.$B117]" office:value-type="float" office:value="31616.41507971" calcext:value-type="float">
            <text:p>31616.42</text:p>
          </table:table-cell>
          <table:table-cell table:formula="of:=[.M$1]*[.$B117]" office:value-type="float" office:value="37602.0470641692" calcext:value-type="float">
            <text:p>37602.05</text:p>
          </table:table-cell>
          <table:table-cell table:formula="of:=[.N$1]*[.$B117]" office:value-type="float" office:value="50175.416" calcext:value-type="float">
            <text:p>50175.42</text:p>
          </table:table-cell>
          <table:table-cell/>
          <table:table-cell table:formula="of:=COM.MICROSOFT.CONCAT(TEXT([.F117];&quot;0.00&quot;);&quot;,&quot;)" office:value-type="string" office:string-value="3135.96," calcext:value-type="string">
            <text:p>3135.96,</text:p>
          </table:table-cell>
          <table:table-cell table:formula="of:=COM.MICROSOFT.CONCAT(TEXT([.G117];&quot;0.00&quot;);&quot;,&quot;)" office:value-type="string" office:string-value="6271.93," calcext:value-type="string">
            <text:p>6271.93,</text:p>
          </table:table-cell>
          <table:table-cell table:formula="of:=COM.MICROSOFT.CONCAT(TEXT([.H117];&quot;0.00&quot;);&quot;,&quot;)" office:value-type="string" office:string-value="9400.51," calcext:value-type="string">
            <text:p>9400.51,</text:p>
          </table:table-cell>
          <table:table-cell table:formula="of:=COM.MICROSOFT.CONCAT(TEXT([.I117];&quot;0.00&quot;);&quot;,&quot;)" office:value-type="string" office:string-value="12543.85," calcext:value-type="string">
            <text:p>12543.85,</text:p>
          </table:table-cell>
          <table:table-cell table:formula="of:=COM.MICROSOFT.CONCAT(TEXT([.J117];&quot;0.00&quot;);&quot;,&quot;)" office:value-type="string" office:string-value="18801.02," calcext:value-type="string">
            <text:p>18801.02,</text:p>
          </table:table-cell>
          <table:table-cell table:formula="of:=COM.MICROSOFT.CONCAT(TEXT([.K117];&quot;0.00&quot;);&quot;,&quot;)" office:value-type="string" office:string-value="25087.71," calcext:value-type="string">
            <text:p>25087.71,</text:p>
          </table:table-cell>
          <table:table-cell table:formula="of:=COM.MICROSOFT.CONCAT(TEXT([.L117];&quot;0.00&quot;);&quot;,&quot;)" office:value-type="string" office:string-value="31616.42," calcext:value-type="string">
            <text:p>31616.42,</text:p>
          </table:table-cell>
          <table:table-cell table:formula="of:=COM.MICROSOFT.CONCAT(TEXT([.M117];&quot;0.00&quot;);&quot;,&quot;)" office:value-type="string" office:string-value="37602.05," calcext:value-type="string">
            <text:p>37602.05,</text:p>
          </table:table-cell>
          <table:table-cell table:formula="of:=COM.MICROSOFT.CONCAT(TEXT([.N117];&quot;0.00&quot;);&quot;,&quot;)" office:value-type="string" office:string-value="50175.42," calcext:value-type="string">
            <text:p>50175.42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644.875" calcext:value-type="float">
            <text:p>6644.875</text:p>
          </table:table-cell>
          <table:table-cell/>
          <table:table-cell office:value-type="string" calcext:value-type="string">
            <text:p>G#8 </text:p>
          </table:table-cell>
          <table:table-cell/>
          <table:table-cell table:formula="of:=[.F$1]*[.$B118]" office:value-type="float" office:value="3322.4375" calcext:value-type="float">
            <text:p>3322.44</text:p>
          </table:table-cell>
          <table:table-cell table:formula="of:=[.G$1]*[.$B118]" office:value-type="float" office:value="6644.875" calcext:value-type="float">
            <text:p>6644.88</text:p>
          </table:table-cell>
          <table:table-cell table:formula="of:=[.H$1]*[.$B118]" office:value-type="float" office:value="9959.49500390875" calcext:value-type="float">
            <text:p>9959.50</text:p>
          </table:table-cell>
          <table:table-cell table:formula="of:=[.I$1]*[.$B118]" office:value-type="float" office:value="13289.75" calcext:value-type="float">
            <text:p>13289.75</text:p>
          </table:table-cell>
          <table:table-cell table:formula="of:=[.J$1]*[.$B118]" office:value-type="float" office:value="19918.9900078175" calcext:value-type="float">
            <text:p>19918.99</text:p>
          </table:table-cell>
          <table:table-cell table:formula="of:=[.K$1]*[.$B118]" office:value-type="float" office:value="26579.5" calcext:value-type="float">
            <text:p>26579.50</text:p>
          </table:table-cell>
          <table:table-cell table:formula="of:=[.L$1]*[.$B118]" office:value-type="float" office:value="33496.4240101627" calcext:value-type="float">
            <text:p>33496.42</text:p>
          </table:table-cell>
          <table:table-cell table:formula="of:=[.M$1]*[.$B118]" office:value-type="float" office:value="39837.980015635" calcext:value-type="float">
            <text:p>39837.98</text:p>
          </table:table-cell>
          <table:table-cell table:formula="of:=[.N$1]*[.$B118]" office:value-type="float" office:value="53159" calcext:value-type="float">
            <text:p>53159.00</text:p>
          </table:table-cell>
          <table:table-cell/>
          <table:table-cell table:formula="of:=COM.MICROSOFT.CONCAT(TEXT([.F118];&quot;0.00&quot;);&quot;,&quot;)" office:value-type="string" office:string-value="3322.44," calcext:value-type="string">
            <text:p>3322.44,</text:p>
          </table:table-cell>
          <table:table-cell table:formula="of:=COM.MICROSOFT.CONCAT(TEXT([.G118];&quot;0.00&quot;);&quot;,&quot;)" office:value-type="string" office:string-value="6644.88," calcext:value-type="string">
            <text:p>6644.88,</text:p>
          </table:table-cell>
          <table:table-cell table:formula="of:=COM.MICROSOFT.CONCAT(TEXT([.H118];&quot;0.00&quot;);&quot;,&quot;)" office:value-type="string" office:string-value="9959.50," calcext:value-type="string">
            <text:p>9959.50,</text:p>
          </table:table-cell>
          <table:table-cell table:formula="of:=COM.MICROSOFT.CONCAT(TEXT([.I118];&quot;0.00&quot;);&quot;,&quot;)" office:value-type="string" office:string-value="13289.75," calcext:value-type="string">
            <text:p>13289.75,</text:p>
          </table:table-cell>
          <table:table-cell table:formula="of:=COM.MICROSOFT.CONCAT(TEXT([.J118];&quot;0.00&quot;);&quot;,&quot;)" office:value-type="string" office:string-value="19918.99," calcext:value-type="string">
            <text:p>19918.99,</text:p>
          </table:table-cell>
          <table:table-cell table:formula="of:=COM.MICROSOFT.CONCAT(TEXT([.K118];&quot;0.00&quot;);&quot;,&quot;)" office:value-type="string" office:string-value="26579.50," calcext:value-type="string">
            <text:p>26579.50,</text:p>
          </table:table-cell>
          <table:table-cell table:formula="of:=COM.MICROSOFT.CONCAT(TEXT([.L118];&quot;0.00&quot;);&quot;,&quot;)" office:value-type="string" office:string-value="33496.42," calcext:value-type="string">
            <text:p>33496.42,</text:p>
          </table:table-cell>
          <table:table-cell table:formula="of:=COM.MICROSOFT.CONCAT(TEXT([.M118];&quot;0.00&quot;);&quot;,&quot;)" office:value-type="string" office:string-value="39837.98," calcext:value-type="string">
            <text:p>39837.98,</text:p>
          </table:table-cell>
          <table:table-cell table:formula="of:=COM.MICROSOFT.CONCAT(TEXT([.N118];&quot;0.00&quot;);&quot;,&quot;)" office:value-type="string" office:string-value="53159.00," calcext:value-type="string">
            <text:p>53159.00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40" calcext:value-type="float">
            <text:p>7040</text:p>
          </table:table-cell>
          <table:table-cell/>
          <table:table-cell office:value-type="string" calcext:value-type="string">
            <text:p>A8 </text:p>
          </table:table-cell>
          <table:table-cell/>
          <table:table-cell table:formula="of:=[.F$1]*[.$B119]" office:value-type="float" office:value="3520" calcext:value-type="float">
            <text:p>3520.00</text:p>
          </table:table-cell>
          <table:table-cell table:formula="of:=[.G$1]*[.$B119]" office:value-type="float" office:value="7040" calcext:value-type="float">
            <text:p>7040.00</text:p>
          </table:table-cell>
          <table:table-cell table:formula="of:=[.H$1]*[.$B119]" office:value-type="float" office:value="10551.7176512" calcext:value-type="float">
            <text:p>10551.72</text:p>
          </table:table-cell>
          <table:table-cell table:formula="of:=[.I$1]*[.$B119]" office:value-type="float" office:value="14080" calcext:value-type="float">
            <text:p>14080.00</text:p>
          </table:table-cell>
          <table:table-cell table:formula="of:=[.J$1]*[.$B119]" office:value-type="float" office:value="21103.4353024" calcext:value-type="float">
            <text:p>21103.44</text:p>
          </table:table-cell>
          <table:table-cell table:formula="of:=[.K$1]*[.$B119]" office:value-type="float" office:value="28160" calcext:value-type="float">
            <text:p>28160.00</text:p>
          </table:table-cell>
          <table:table-cell table:formula="of:=[.L$1]*[.$B119]" office:value-type="float" office:value="35488.22589312" calcext:value-type="float">
            <text:p>35488.23</text:p>
          </table:table-cell>
          <table:table-cell table:formula="of:=[.M$1]*[.$B119]" office:value-type="float" office:value="42206.8706048" calcext:value-type="float">
            <text:p>42206.87</text:p>
          </table:table-cell>
          <table:table-cell table:formula="of:=[.N$1]*[.$B119]" office:value-type="float" office:value="56320" calcext:value-type="float">
            <text:p>56320.00</text:p>
          </table:table-cell>
          <table:table-cell/>
          <table:table-cell table:formula="of:=COM.MICROSOFT.CONCAT(TEXT([.F119];&quot;0.00&quot;);&quot;,&quot;)" office:value-type="string" office:string-value="3520.00," calcext:value-type="string">
            <text:p>3520.00,</text:p>
          </table:table-cell>
          <table:table-cell table:formula="of:=COM.MICROSOFT.CONCAT(TEXT([.G119];&quot;0.00&quot;);&quot;,&quot;)" office:value-type="string" office:string-value="7040.00," calcext:value-type="string">
            <text:p>7040.00,</text:p>
          </table:table-cell>
          <table:table-cell table:formula="of:=COM.MICROSOFT.CONCAT(TEXT([.H119];&quot;0.00&quot;);&quot;,&quot;)" office:value-type="string" office:string-value="10551.72," calcext:value-type="string">
            <text:p>10551.72,</text:p>
          </table:table-cell>
          <table:table-cell table:formula="of:=COM.MICROSOFT.CONCAT(TEXT([.I119];&quot;0.00&quot;);&quot;,&quot;)" office:value-type="string" office:string-value="14080.00," calcext:value-type="string">
            <text:p>14080.00,</text:p>
          </table:table-cell>
          <table:table-cell table:formula="of:=COM.MICROSOFT.CONCAT(TEXT([.J119];&quot;0.00&quot;);&quot;,&quot;)" office:value-type="string" office:string-value="21103.44," calcext:value-type="string">
            <text:p>21103.44,</text:p>
          </table:table-cell>
          <table:table-cell table:formula="of:=COM.MICROSOFT.CONCAT(TEXT([.K119];&quot;0.00&quot;);&quot;,&quot;)" office:value-type="string" office:string-value="28160.00," calcext:value-type="string">
            <text:p>28160.00,</text:p>
          </table:table-cell>
          <table:table-cell table:formula="of:=COM.MICROSOFT.CONCAT(TEXT([.L119];&quot;0.00&quot;);&quot;,&quot;)" office:value-type="string" office:string-value="35488.23," calcext:value-type="string">
            <text:p>35488.23,</text:p>
          </table:table-cell>
          <table:table-cell table:formula="of:=COM.MICROSOFT.CONCAT(TEXT([.M119];&quot;0.00&quot;);&quot;,&quot;)" office:value-type="string" office:string-value="42206.87," calcext:value-type="string">
            <text:p>42206.87,</text:p>
          </table:table-cell>
          <table:table-cell table:formula="of:=COM.MICROSOFT.CONCAT(TEXT([.N119];&quot;0.00&quot;);&quot;,&quot;)" office:value-type="string" office:string-value="56320.00," calcext:value-type="string">
            <text:p>56320.00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458.62" calcext:value-type="float">
            <text:p>7458.62</text:p>
          </table:table-cell>
          <table:table-cell/>
          <table:table-cell office:value-type="string" calcext:value-type="string">
            <text:p>A#8 </text:p>
          </table:table-cell>
          <table:table-cell/>
          <table:table-cell table:formula="of:=[.F$1]*[.$B120]" office:value-type="float" office:value="3729.31" calcext:value-type="float">
            <text:p>3729.31</text:p>
          </table:table-cell>
          <table:table-cell table:formula="of:=[.G$1]*[.$B120]" office:value-type="float" office:value="7458.62" calcext:value-type="float">
            <text:p>7458.62</text:p>
          </table:table-cell>
          <table:table-cell table:formula="of:=[.H$1]*[.$B120]" office:value-type="float" office:value="11179.1551573286" calcext:value-type="float">
            <text:p>11179.16</text:p>
          </table:table-cell>
          <table:table-cell table:formula="of:=[.I$1]*[.$B120]" office:value-type="float" office:value="14917.24" calcext:value-type="float">
            <text:p>14917.24</text:p>
          </table:table-cell>
          <table:table-cell table:formula="of:=[.J$1]*[.$B120]" office:value-type="float" office:value="22358.3103146572" calcext:value-type="float">
            <text:p>22358.31</text:p>
          </table:table-cell>
          <table:table-cell table:formula="of:=[.K$1]*[.$B120]" office:value-type="float" office:value="29834.48" calcext:value-type="float">
            <text:p>29834.48</text:p>
          </table:table-cell>
          <table:table-cell table:formula="of:=[.L$1]*[.$B120]" office:value-type="float" office:value="37598.4646890544" calcext:value-type="float">
            <text:p>37598.46</text:p>
          </table:table-cell>
          <table:table-cell table:formula="of:=[.M$1]*[.$B120]" office:value-type="float" office:value="44716.6206293144" calcext:value-type="float">
            <text:p>44716.62</text:p>
          </table:table-cell>
          <table:table-cell table:formula="of:=[.N$1]*[.$B120]" office:value-type="float" office:value="59668.96" calcext:value-type="float">
            <text:p>59668.96</text:p>
          </table:table-cell>
          <table:table-cell/>
          <table:table-cell table:formula="of:=COM.MICROSOFT.CONCAT(TEXT([.F120];&quot;0.00&quot;);&quot;,&quot;)" office:value-type="string" office:string-value="3729.31," calcext:value-type="string">
            <text:p>3729.31,</text:p>
          </table:table-cell>
          <table:table-cell table:formula="of:=COM.MICROSOFT.CONCAT(TEXT([.G120];&quot;0.00&quot;);&quot;,&quot;)" office:value-type="string" office:string-value="7458.62," calcext:value-type="string">
            <text:p>7458.62,</text:p>
          </table:table-cell>
          <table:table-cell table:formula="of:=COM.MICROSOFT.CONCAT(TEXT([.H120];&quot;0.00&quot;);&quot;,&quot;)" office:value-type="string" office:string-value="11179.16," calcext:value-type="string">
            <text:p>11179.16,</text:p>
          </table:table-cell>
          <table:table-cell table:formula="of:=COM.MICROSOFT.CONCAT(TEXT([.I120];&quot;0.00&quot;);&quot;,&quot;)" office:value-type="string" office:string-value="14917.24," calcext:value-type="string">
            <text:p>14917.24,</text:p>
          </table:table-cell>
          <table:table-cell table:formula="of:=COM.MICROSOFT.CONCAT(TEXT([.J120];&quot;0.00&quot;);&quot;,&quot;)" office:value-type="string" office:string-value="22358.31," calcext:value-type="string">
            <text:p>22358.31,</text:p>
          </table:table-cell>
          <table:table-cell table:formula="of:=COM.MICROSOFT.CONCAT(TEXT([.K120];&quot;0.00&quot;);&quot;,&quot;)" office:value-type="string" office:string-value="29834.48," calcext:value-type="string">
            <text:p>29834.48,</text:p>
          </table:table-cell>
          <table:table-cell table:formula="of:=COM.MICROSOFT.CONCAT(TEXT([.L120];&quot;0.00&quot;);&quot;,&quot;)" office:value-type="string" office:string-value="37598.46," calcext:value-type="string">
            <text:p>37598.46,</text:p>
          </table:table-cell>
          <table:table-cell table:formula="of:=COM.MICROSOFT.CONCAT(TEXT([.M120];&quot;0.00&quot;);&quot;,&quot;)" office:value-type="string" office:string-value="44716.62," calcext:value-type="string">
            <text:p>44716.62,</text:p>
          </table:table-cell>
          <table:table-cell table:formula="of:=COM.MICROSOFT.CONCAT(TEXT([.N120];&quot;0.00&quot;);&quot;,&quot;)" office:value-type="string" office:string-value="59668.96," calcext:value-type="string">
            <text:p>59668.96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902.133" calcext:value-type="float">
            <text:p>7902.133</text:p>
          </table:table-cell>
          <table:table-cell/>
          <table:table-cell office:value-type="string" calcext:value-type="string">
            <text:p>B8 </text:p>
          </table:table-cell>
          <table:table-cell/>
          <table:table-cell table:formula="of:=[.F$1]*[.$B121]" office:value-type="float" office:value="3951.0665" calcext:value-type="float">
            <text:p>3951.07</text:p>
          </table:table-cell>
          <table:table-cell table:formula="of:=[.G$1]*[.$B121]" office:value-type="float" office:value="7902.133" calcext:value-type="float">
            <text:p>7902.13</text:p>
          </table:table-cell>
          <table:table-cell table:formula="of:=[.H$1]*[.$B121]" office:value-type="float" office:value="11843.9028775895" calcext:value-type="float">
            <text:p>11843.90</text:p>
          </table:table-cell>
          <table:table-cell table:formula="of:=[.I$1]*[.$B121]" office:value-type="float" office:value="15804.266" calcext:value-type="float">
            <text:p>15804.27</text:p>
          </table:table-cell>
          <table:table-cell table:formula="of:=[.J$1]*[.$B121]" office:value-type="float" office:value="23687.805755179" calcext:value-type="float">
            <text:p>23687.81</text:p>
          </table:table-cell>
          <table:table-cell table:formula="of:=[.K$1]*[.$B121]" office:value-type="float" office:value="31608.532" calcext:value-type="float">
            <text:p>31608.53</text:p>
          </table:table-cell>
          <table:table-cell table:formula="of:=[.L$1]*[.$B121]" office:value-type="float" office:value="39834.1876337327" calcext:value-type="float">
            <text:p>39834.19</text:p>
          </table:table-cell>
          <table:table-cell table:formula="of:=[.M$1]*[.$B121]" office:value-type="float" office:value="47375.611510358" calcext:value-type="float">
            <text:p>47375.61</text:p>
          </table:table-cell>
          <table:table-cell table:formula="of:=[.N$1]*[.$B121]" office:value-type="float" office:value="63217.064" calcext:value-type="float">
            <text:p>63217.06</text:p>
          </table:table-cell>
          <table:table-cell/>
          <table:table-cell table:formula="of:=COM.MICROSOFT.CONCAT(TEXT([.F121];&quot;0.00&quot;);&quot;,&quot;)" office:value-type="string" office:string-value="3951.07," calcext:value-type="string">
            <text:p>3951.07,</text:p>
          </table:table-cell>
          <table:table-cell table:formula="of:=COM.MICROSOFT.CONCAT(TEXT([.G121];&quot;0.00&quot;);&quot;,&quot;)" office:value-type="string" office:string-value="7902.13," calcext:value-type="string">
            <text:p>7902.13,</text:p>
          </table:table-cell>
          <table:table-cell table:formula="of:=COM.MICROSOFT.CONCAT(TEXT([.H121];&quot;0.00&quot;);&quot;,&quot;)" office:value-type="string" office:string-value="11843.90," calcext:value-type="string">
            <text:p>11843.90,</text:p>
          </table:table-cell>
          <table:table-cell table:formula="of:=COM.MICROSOFT.CONCAT(TEXT([.I121];&quot;0.00&quot;);&quot;,&quot;)" office:value-type="string" office:string-value="15804.27," calcext:value-type="string">
            <text:p>15804.27,</text:p>
          </table:table-cell>
          <table:table-cell table:formula="of:=COM.MICROSOFT.CONCAT(TEXT([.J121];&quot;0.00&quot;);&quot;,&quot;)" office:value-type="string" office:string-value="23687.81," calcext:value-type="string">
            <text:p>23687.81,</text:p>
          </table:table-cell>
          <table:table-cell table:formula="of:=COM.MICROSOFT.CONCAT(TEXT([.K121];&quot;0.00&quot;);&quot;,&quot;)" office:value-type="string" office:string-value="31608.53," calcext:value-type="string">
            <text:p>31608.53,</text:p>
          </table:table-cell>
          <table:table-cell table:formula="of:=COM.MICROSOFT.CONCAT(TEXT([.L121];&quot;0.00&quot;);&quot;,&quot;)" office:value-type="string" office:string-value="39834.19," calcext:value-type="string">
            <text:p>39834.19,</text:p>
          </table:table-cell>
          <table:table-cell table:formula="of:=COM.MICROSOFT.CONCAT(TEXT([.M121];&quot;0.00&quot;);&quot;,&quot;)" office:value-type="string" office:string-value="47375.61," calcext:value-type="string">
            <text:p>47375.61,</text:p>
          </table:table-cell>
          <table:table-cell table:formula="of:=COM.MICROSOFT.CONCAT(TEXT([.N121];&quot;0.00&quot;);&quot;,&quot;)" office:value-type="string" office:string-value="63217.06," calcext:value-type="string">
            <text:p>63217.06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372.018" calcext:value-type="float">
            <text:p>8372.018</text:p>
          </table:table-cell>
          <table:table-cell/>
          <table:table-cell office:value-type="string" calcext:value-type="string">
            <text:p>C9 </text:p>
          </table:table-cell>
          <table:table-cell/>
          <table:table-cell table:formula="of:=[.F$1]*[.$B122]" office:value-type="float" office:value="4186.009" calcext:value-type="float">
            <text:p>4186.01</text:p>
          </table:table-cell>
          <table:table-cell table:formula="of:=[.G$1]*[.$B122]" office:value-type="float" office:value="8372.018" calcext:value-type="float">
            <text:p>8372.02</text:p>
          </table:table-cell>
          <table:table-cell table:formula="of:=[.H$1]*[.$B122]" office:value-type="float" office:value="12548.1775719835" calcext:value-type="float">
            <text:p>12548.18</text:p>
          </table:table-cell>
          <table:table-cell table:formula="of:=[.I$1]*[.$B122]" office:value-type="float" office:value="16744.036" calcext:value-type="float">
            <text:p>16744.04</text:p>
          </table:table-cell>
          <table:table-cell table:formula="of:=[.J$1]*[.$B122]" office:value-type="float" office:value="25096.3551439671" calcext:value-type="float">
            <text:p>25096.36</text:p>
          </table:table-cell>
          <table:table-cell table:formula="of:=[.K$1]*[.$B122]" office:value-type="float" office:value="33488.072" calcext:value-type="float">
            <text:p>33488.07</text:p>
          </table:table-cell>
          <table:table-cell table:formula="of:=[.L$1]*[.$B122]" office:value-type="float" office:value="42202.8502791572" calcext:value-type="float">
            <text:p>42202.85</text:p>
          </table:table-cell>
          <table:table-cell table:formula="of:=[.M$1]*[.$B122]" office:value-type="float" office:value="50192.7102879342" calcext:value-type="float">
            <text:p>50192.71</text:p>
          </table:table-cell>
          <table:table-cell table:formula="of:=[.N$1]*[.$B122]" office:value-type="float" office:value="66976.144" calcext:value-type="float">
            <text:p>66976.14</text:p>
          </table:table-cell>
          <table:table-cell/>
          <table:table-cell table:formula="of:=COM.MICROSOFT.CONCAT(TEXT([.F122];&quot;0.00&quot;);&quot;,&quot;)" office:value-type="string" office:string-value="4186.01," calcext:value-type="string">
            <text:p>4186.01,</text:p>
          </table:table-cell>
          <table:table-cell table:formula="of:=COM.MICROSOFT.CONCAT(TEXT([.G122];&quot;0.00&quot;);&quot;,&quot;)" office:value-type="string" office:string-value="8372.02," calcext:value-type="string">
            <text:p>8372.02,</text:p>
          </table:table-cell>
          <table:table-cell table:formula="of:=COM.MICROSOFT.CONCAT(TEXT([.H122];&quot;0.00&quot;);&quot;,&quot;)" office:value-type="string" office:string-value="12548.18," calcext:value-type="string">
            <text:p>12548.18,</text:p>
          </table:table-cell>
          <table:table-cell table:formula="of:=COM.MICROSOFT.CONCAT(TEXT([.I122];&quot;0.00&quot;);&quot;,&quot;)" office:value-type="string" office:string-value="16744.04," calcext:value-type="string">
            <text:p>16744.04,</text:p>
          </table:table-cell>
          <table:table-cell table:formula="of:=COM.MICROSOFT.CONCAT(TEXT([.J122];&quot;0.00&quot;);&quot;,&quot;)" office:value-type="string" office:string-value="25096.36," calcext:value-type="string">
            <text:p>25096.36,</text:p>
          </table:table-cell>
          <table:table-cell table:formula="of:=COM.MICROSOFT.CONCAT(TEXT([.K122];&quot;0.00&quot;);&quot;,&quot;)" office:value-type="string" office:string-value="33488.07," calcext:value-type="string">
            <text:p>33488.07,</text:p>
          </table:table-cell>
          <table:table-cell table:formula="of:=COM.MICROSOFT.CONCAT(TEXT([.L122];&quot;0.00&quot;);&quot;,&quot;)" office:value-type="string" office:string-value="42202.85," calcext:value-type="string">
            <text:p>42202.85,</text:p>
          </table:table-cell>
          <table:table-cell table:formula="of:=COM.MICROSOFT.CONCAT(TEXT([.M122];&quot;0.00&quot;);&quot;,&quot;)" office:value-type="string" office:string-value="50192.71," calcext:value-type="string">
            <text:p>50192.71,</text:p>
          </table:table-cell>
          <table:table-cell table:formula="of:=COM.MICROSOFT.CONCAT(TEXT([.N122];&quot;0.00&quot;);&quot;,&quot;)" office:value-type="string" office:string-value="66976.14," calcext:value-type="string">
            <text:p>66976.14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8869.844" calcext:value-type="float">
            <text:p>8869.844</text:p>
          </table:table-cell>
          <table:table-cell/>
          <table:table-cell office:value-type="string" calcext:value-type="string">
            <text:p>C#9 </text:p>
          </table:table-cell>
          <table:table-cell/>
          <table:table-cell table:formula="of:=[.F$1]*[.$B123]" office:value-type="float" office:value="4434.922" calcext:value-type="float">
            <text:p>4434.92</text:p>
          </table:table-cell>
          <table:table-cell table:formula="of:=[.G$1]*[.$B123]" office:value-type="float" office:value="8869.844" calcext:value-type="float">
            <text:p>8869.84</text:p>
          </table:table-cell>
          <table:table-cell table:formula="of:=[.H$1]*[.$B123]" office:value-type="float" office:value="13294.3308946293" calcext:value-type="float">
            <text:p>13294.33</text:p>
          </table:table-cell>
          <table:table-cell table:formula="of:=[.I$1]*[.$B123]" office:value-type="float" office:value="17739.688" calcext:value-type="float">
            <text:p>17739.69</text:p>
          </table:table-cell>
          <table:table-cell table:formula="of:=[.J$1]*[.$B123]" office:value-type="float" office:value="26588.6617892586" calcext:value-type="float">
            <text:p>26588.66</text:p>
          </table:table-cell>
          <table:table-cell table:formula="of:=[.K$1]*[.$B123]" office:value-type="float" office:value="35479.376" calcext:value-type="float">
            <text:p>35479.38</text:p>
          </table:table-cell>
          <table:table-cell table:formula="of:=[.L$1]*[.$B123]" office:value-type="float" office:value="44712.3618620362" calcext:value-type="float">
            <text:p>44712.36</text:p>
          </table:table-cell>
          <table:table-cell table:formula="of:=[.M$1]*[.$B123]" office:value-type="float" office:value="53177.3235785173" calcext:value-type="float">
            <text:p>53177.32</text:p>
          </table:table-cell>
          <table:table-cell table:formula="of:=[.N$1]*[.$B123]" office:value-type="float" office:value="70958.752" calcext:value-type="float">
            <text:p>70958.75</text:p>
          </table:table-cell>
          <table:table-cell/>
          <table:table-cell table:formula="of:=COM.MICROSOFT.CONCAT(TEXT([.F123];&quot;0.00&quot;);&quot;,&quot;)" office:value-type="string" office:string-value="4434.92," calcext:value-type="string">
            <text:p>4434.92,</text:p>
          </table:table-cell>
          <table:table-cell table:formula="of:=COM.MICROSOFT.CONCAT(TEXT([.G123];&quot;0.00&quot;);&quot;,&quot;)" office:value-type="string" office:string-value="8869.84," calcext:value-type="string">
            <text:p>8869.84,</text:p>
          </table:table-cell>
          <table:table-cell table:formula="of:=COM.MICROSOFT.CONCAT(TEXT([.H123];&quot;0.00&quot;);&quot;,&quot;)" office:value-type="string" office:string-value="13294.33," calcext:value-type="string">
            <text:p>13294.33,</text:p>
          </table:table-cell>
          <table:table-cell table:formula="of:=COM.MICROSOFT.CONCAT(TEXT([.I123];&quot;0.00&quot;);&quot;,&quot;)" office:value-type="string" office:string-value="17739.69," calcext:value-type="string">
            <text:p>17739.69,</text:p>
          </table:table-cell>
          <table:table-cell table:formula="of:=COM.MICROSOFT.CONCAT(TEXT([.J123];&quot;0.00&quot;);&quot;,&quot;)" office:value-type="string" office:string-value="26588.66," calcext:value-type="string">
            <text:p>26588.66,</text:p>
          </table:table-cell>
          <table:table-cell table:formula="of:=COM.MICROSOFT.CONCAT(TEXT([.K123];&quot;0.00&quot;);&quot;,&quot;)" office:value-type="string" office:string-value="35479.38," calcext:value-type="string">
            <text:p>35479.38,</text:p>
          </table:table-cell>
          <table:table-cell table:formula="of:=COM.MICROSOFT.CONCAT(TEXT([.L123];&quot;0.00&quot;);&quot;,&quot;)" office:value-type="string" office:string-value="44712.36," calcext:value-type="string">
            <text:p>44712.36,</text:p>
          </table:table-cell>
          <table:table-cell table:formula="of:=COM.MICROSOFT.CONCAT(TEXT([.M123];&quot;0.00&quot;);&quot;,&quot;)" office:value-type="string" office:string-value="53177.32," calcext:value-type="string">
            <text:p>53177.32,</text:p>
          </table:table-cell>
          <table:table-cell table:formula="of:=COM.MICROSOFT.CONCAT(TEXT([.N123];&quot;0.00&quot;);&quot;,&quot;)" office:value-type="string" office:string-value="70958.75," calcext:value-type="string">
            <text:p>70958.75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397.273" calcext:value-type="float">
            <text:p>9397.273</text:p>
          </table:table-cell>
          <table:table-cell/>
          <table:table-cell office:value-type="string" calcext:value-type="string">
            <text:p>D9 </text:p>
          </table:table-cell>
          <table:table-cell/>
          <table:table-cell table:formula="of:=[.F$1]*[.$B124]" office:value-type="float" office:value="4698.6365" calcext:value-type="float">
            <text:p>4698.64</text:p>
          </table:table-cell>
          <table:table-cell table:formula="of:=[.G$1]*[.$B124]" office:value-type="float" office:value="9397.273" calcext:value-type="float">
            <text:p>9397.27</text:p>
          </table:table-cell>
          <table:table-cell table:formula="of:=[.H$1]*[.$B124]" office:value-type="float" office:value="14084.8538902337" calcext:value-type="float">
            <text:p>14084.85</text:p>
          </table:table-cell>
          <table:table-cell table:formula="of:=[.I$1]*[.$B124]" office:value-type="float" office:value="18794.546" calcext:value-type="float">
            <text:p>18794.55</text:p>
          </table:table-cell>
          <table:table-cell table:formula="of:=[.J$1]*[.$B124]" office:value-type="float" office:value="28169.7077804674" calcext:value-type="float">
            <text:p>28169.71</text:p>
          </table:table-cell>
          <table:table-cell table:formula="of:=[.K$1]*[.$B124]" office:value-type="float" office:value="37589.092" calcext:value-type="float">
            <text:p>37589.09</text:p>
          </table:table-cell>
          <table:table-cell table:formula="of:=[.L$1]*[.$B124]" office:value-type="float" office:value="47371.1004266076" calcext:value-type="float">
            <text:p>47371.10</text:p>
          </table:table-cell>
          <table:table-cell table:formula="of:=[.M$1]*[.$B124]" office:value-type="float" office:value="56339.4155609348" calcext:value-type="float">
            <text:p>56339.42</text:p>
          </table:table-cell>
          <table:table-cell table:formula="of:=[.N$1]*[.$B124]" office:value-type="float" office:value="75178.184" calcext:value-type="float">
            <text:p>75178.18</text:p>
          </table:table-cell>
          <table:table-cell/>
          <table:table-cell table:formula="of:=COM.MICROSOFT.CONCAT(TEXT([.F124];&quot;0.00&quot;);&quot;,&quot;)" office:value-type="string" office:string-value="4698.64," calcext:value-type="string">
            <text:p>4698.64,</text:p>
          </table:table-cell>
          <table:table-cell table:formula="of:=COM.MICROSOFT.CONCAT(TEXT([.G124];&quot;0.00&quot;);&quot;,&quot;)" office:value-type="string" office:string-value="9397.27," calcext:value-type="string">
            <text:p>9397.27,</text:p>
          </table:table-cell>
          <table:table-cell table:formula="of:=COM.MICROSOFT.CONCAT(TEXT([.H124];&quot;0.00&quot;);&quot;,&quot;)" office:value-type="string" office:string-value="14084.85," calcext:value-type="string">
            <text:p>14084.85,</text:p>
          </table:table-cell>
          <table:table-cell table:formula="of:=COM.MICROSOFT.CONCAT(TEXT([.I124];&quot;0.00&quot;);&quot;,&quot;)" office:value-type="string" office:string-value="18794.55," calcext:value-type="string">
            <text:p>18794.55,</text:p>
          </table:table-cell>
          <table:table-cell table:formula="of:=COM.MICROSOFT.CONCAT(TEXT([.J124];&quot;0.00&quot;);&quot;,&quot;)" office:value-type="string" office:string-value="28169.71," calcext:value-type="string">
            <text:p>28169.71,</text:p>
          </table:table-cell>
          <table:table-cell table:formula="of:=COM.MICROSOFT.CONCAT(TEXT([.K124];&quot;0.00&quot;);&quot;,&quot;)" office:value-type="string" office:string-value="37589.09," calcext:value-type="string">
            <text:p>37589.09,</text:p>
          </table:table-cell>
          <table:table-cell table:formula="of:=COM.MICROSOFT.CONCAT(TEXT([.L124];&quot;0.00&quot;);&quot;,&quot;)" office:value-type="string" office:string-value="47371.10," calcext:value-type="string">
            <text:p>47371.10,</text:p>
          </table:table-cell>
          <table:table-cell table:formula="of:=COM.MICROSOFT.CONCAT(TEXT([.M124];&quot;0.00&quot;);&quot;,&quot;)" office:value-type="string" office:string-value="56339.42," calcext:value-type="string">
            <text:p>56339.42,</text:p>
          </table:table-cell>
          <table:table-cell table:formula="of:=COM.MICROSOFT.CONCAT(TEXT([.N124];&quot;0.00&quot;);&quot;,&quot;)" office:value-type="string" office:string-value="75178.18," calcext:value-type="string">
            <text:p>75178.18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9956.063" calcext:value-type="float">
            <text:p>9956.063</text:p>
          </table:table-cell>
          <table:table-cell/>
          <table:table-cell office:value-type="string" calcext:value-type="string">
            <text:p>D#9 </text:p>
          </table:table-cell>
          <table:table-cell/>
          <table:table-cell table:formula="of:=[.F$1]*[.$B125]" office:value-type="float" office:value="4978.0315" calcext:value-type="float">
            <text:p>4978.03</text:p>
          </table:table-cell>
          <table:table-cell table:formula="of:=[.G$1]*[.$B125]" office:value-type="float" office:value="9956.063" calcext:value-type="float">
            <text:p>9956.06</text:p>
          </table:table-cell>
          <table:table-cell table:formula="of:=[.H$1]*[.$B125]" office:value-type="float" office:value="14922.3814905624" calcext:value-type="float">
            <text:p>14922.38</text:p>
          </table:table-cell>
          <table:table-cell table:formula="of:=[.I$1]*[.$B125]" office:value-type="float" office:value="19912.126" calcext:value-type="float">
            <text:p>19912.13</text:p>
          </table:table-cell>
          <table:table-cell table:formula="of:=[.J$1]*[.$B125]" office:value-type="float" office:value="29844.7629811248" calcext:value-type="float">
            <text:p>29844.76</text:p>
          </table:table-cell>
          <table:table-cell table:formula="of:=[.K$1]*[.$B125]" office:value-type="float" office:value="39824.252" calcext:value-type="float">
            <text:p>39824.25</text:p>
          </table:table-cell>
          <table:table-cell table:formula="of:=[.L$1]*[.$B125]" office:value-type="float" office:value="50187.9279474622" calcext:value-type="float">
            <text:p>50187.93</text:p>
          </table:table-cell>
          <table:table-cell table:formula="of:=[.M$1]*[.$B125]" office:value-type="float" office:value="59689.5259622496" calcext:value-type="float">
            <text:p>59689.53</text:p>
          </table:table-cell>
          <table:table-cell table:formula="of:=[.N$1]*[.$B125]" office:value-type="float" office:value="79648.504" calcext:value-type="float">
            <text:p>79648.50</text:p>
          </table:table-cell>
          <table:table-cell/>
          <table:table-cell table:formula="of:=COM.MICROSOFT.CONCAT(TEXT([.F125];&quot;0.00&quot;);&quot;,&quot;)" office:value-type="string" office:string-value="4978.03," calcext:value-type="string">
            <text:p>4978.03,</text:p>
          </table:table-cell>
          <table:table-cell table:formula="of:=COM.MICROSOFT.CONCAT(TEXT([.G125];&quot;0.00&quot;);&quot;,&quot;)" office:value-type="string" office:string-value="9956.06," calcext:value-type="string">
            <text:p>9956.06,</text:p>
          </table:table-cell>
          <table:table-cell table:formula="of:=COM.MICROSOFT.CONCAT(TEXT([.H125];&quot;0.00&quot;);&quot;,&quot;)" office:value-type="string" office:string-value="14922.38," calcext:value-type="string">
            <text:p>14922.38,</text:p>
          </table:table-cell>
          <table:table-cell table:formula="of:=COM.MICROSOFT.CONCAT(TEXT([.I125];&quot;0.00&quot;);&quot;,&quot;)" office:value-type="string" office:string-value="19912.13," calcext:value-type="string">
            <text:p>19912.13,</text:p>
          </table:table-cell>
          <table:table-cell table:formula="of:=COM.MICROSOFT.CONCAT(TEXT([.J125];&quot;0.00&quot;);&quot;,&quot;)" office:value-type="string" office:string-value="29844.76," calcext:value-type="string">
            <text:p>29844.76,</text:p>
          </table:table-cell>
          <table:table-cell table:formula="of:=COM.MICROSOFT.CONCAT(TEXT([.K125];&quot;0.00&quot;);&quot;,&quot;)" office:value-type="string" office:string-value="39824.25," calcext:value-type="string">
            <text:p>39824.25,</text:p>
          </table:table-cell>
          <table:table-cell table:formula="of:=COM.MICROSOFT.CONCAT(TEXT([.L125];&quot;0.00&quot;);&quot;,&quot;)" office:value-type="string" office:string-value="50187.93," calcext:value-type="string">
            <text:p>50187.93,</text:p>
          </table:table-cell>
          <table:table-cell table:formula="of:=COM.MICROSOFT.CONCAT(TEXT([.M125];&quot;0.00&quot;);&quot;,&quot;)" office:value-type="string" office:string-value="59689.53," calcext:value-type="string">
            <text:p>59689.53,</text:p>
          </table:table-cell>
          <table:table-cell table:formula="of:=COM.MICROSOFT.CONCAT(TEXT([.N125];&quot;0.00&quot;);&quot;,&quot;)" office:value-type="string" office:string-value="79648.50," calcext:value-type="string">
            <text:p>79648.50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548.08" calcext:value-type="float">
            <text:p>10548.08</text:p>
          </table:table-cell>
          <table:table-cell/>
          <table:table-cell office:value-type="string" calcext:value-type="string">
            <text:p>E9 </text:p>
          </table:table-cell>
          <table:table-cell/>
          <table:table-cell table:formula="of:=[.F$1]*[.$B126]" office:value-type="float" office:value="5274.04" calcext:value-type="float">
            <text:p>5274.04</text:p>
          </table:table-cell>
          <table:table-cell table:formula="of:=[.G$1]*[.$B126]" office:value-type="float" office:value="10548.08" calcext:value-type="float">
            <text:p>10548.08</text:p>
          </table:table-cell>
          <table:table-cell table:formula="of:=[.H$1]*[.$B126]" office:value-type="float" office:value="15809.7105003224" calcext:value-type="float">
            <text:p>15809.71</text:p>
          </table:table-cell>
          <table:table-cell table:formula="of:=[.I$1]*[.$B126]" office:value-type="float" office:value="21096.16" calcext:value-type="float">
            <text:p>21096.16</text:p>
          </table:table-cell>
          <table:table-cell table:formula="of:=[.J$1]*[.$B126]" office:value-type="float" office:value="31619.4210006448" calcext:value-type="float">
            <text:p>31619.42</text:p>
          </table:table-cell>
          <table:table-cell table:formula="of:=[.K$1]*[.$B126]" office:value-type="float" office:value="42192.32" calcext:value-type="float">
            <text:p>42192.32</text:p>
          </table:table-cell>
          <table:table-cell table:formula="of:=[.L$1]*[.$B126]" office:value-type="float" office:value="53172.2508208382" calcext:value-type="float">
            <text:p>53172.25</text:p>
          </table:table-cell>
          <table:table-cell table:formula="of:=[.M$1]*[.$B126]" office:value-type="float" office:value="63238.8420012896" calcext:value-type="float">
            <text:p>63238.84</text:p>
          </table:table-cell>
          <table:table-cell table:formula="of:=[.N$1]*[.$B126]" office:value-type="float" office:value="84384.64" calcext:value-type="float">
            <text:p>84384.64</text:p>
          </table:table-cell>
          <table:table-cell/>
          <table:table-cell table:formula="of:=COM.MICROSOFT.CONCAT(TEXT([.F126];&quot;0.00&quot;);&quot;,&quot;)" office:value-type="string" office:string-value="5274.04," calcext:value-type="string">
            <text:p>5274.04,</text:p>
          </table:table-cell>
          <table:table-cell table:formula="of:=COM.MICROSOFT.CONCAT(TEXT([.G126];&quot;0.00&quot;);&quot;,&quot;)" office:value-type="string" office:string-value="10548.08," calcext:value-type="string">
            <text:p>10548.08,</text:p>
          </table:table-cell>
          <table:table-cell table:formula="of:=COM.MICROSOFT.CONCAT(TEXT([.H126];&quot;0.00&quot;);&quot;,&quot;)" office:value-type="string" office:string-value="15809.71," calcext:value-type="string">
            <text:p>15809.71,</text:p>
          </table:table-cell>
          <table:table-cell table:formula="of:=COM.MICROSOFT.CONCAT(TEXT([.I126];&quot;0.00&quot;);&quot;,&quot;)" office:value-type="string" office:string-value="21096.16," calcext:value-type="string">
            <text:p>21096.16,</text:p>
          </table:table-cell>
          <table:table-cell table:formula="of:=COM.MICROSOFT.CONCAT(TEXT([.J126];&quot;0.00&quot;);&quot;,&quot;)" office:value-type="string" office:string-value="31619.42," calcext:value-type="string">
            <text:p>31619.42,</text:p>
          </table:table-cell>
          <table:table-cell table:formula="of:=COM.MICROSOFT.CONCAT(TEXT([.K126];&quot;0.00&quot;);&quot;,&quot;)" office:value-type="string" office:string-value="42192.32," calcext:value-type="string">
            <text:p>42192.32,</text:p>
          </table:table-cell>
          <table:table-cell table:formula="of:=COM.MICROSOFT.CONCAT(TEXT([.L126];&quot;0.00&quot;);&quot;,&quot;)" office:value-type="string" office:string-value="53172.25," calcext:value-type="string">
            <text:p>53172.25,</text:p>
          </table:table-cell>
          <table:table-cell table:formula="of:=COM.MICROSOFT.CONCAT(TEXT([.M126];&quot;0.00&quot;);&quot;,&quot;)" office:value-type="string" office:string-value="63238.84," calcext:value-type="string">
            <text:p>63238.84,</text:p>
          </table:table-cell>
          <table:table-cell table:formula="of:=COM.MICROSOFT.CONCAT(TEXT([.N126];&quot;0.00&quot;);&quot;,&quot;)" office:value-type="string" office:string-value="84384.64," calcext:value-type="string">
            <text:p>84384.64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1175.3" calcext:value-type="float">
            <text:p>11175.3</text:p>
          </table:table-cell>
          <table:table-cell/>
          <table:table-cell office:value-type="string" calcext:value-type="string">
            <text:p>F9 </text:p>
          </table:table-cell>
          <table:table-cell/>
          <table:table-cell table:formula="of:=[.F$1]*[.$B127]" office:value-type="float" office:value="5587.65" calcext:value-type="float">
            <text:p>5587.65</text:p>
          </table:table-cell>
          <table:table-cell table:formula="of:=[.G$1]*[.$B127]" office:value-type="float" office:value="11175.3" calcext:value-type="float">
            <text:p>11175.30</text:p>
          </table:table-cell>
          <table:table-cell table:formula="of:=[.H$1]*[.$B127]" office:value-type="float" office:value="16749.802594809" calcext:value-type="float">
            <text:p>16749.80</text:p>
          </table:table-cell>
          <table:table-cell table:formula="of:=[.I$1]*[.$B127]" office:value-type="float" office:value="22350.6" calcext:value-type="float">
            <text:p>22350.60</text:p>
          </table:table-cell>
          <table:table-cell table:formula="of:=[.J$1]*[.$B127]" office:value-type="float" office:value="33499.605189618" calcext:value-type="float">
            <text:p>33499.61</text:p>
          </table:table-cell>
          <table:table-cell table:formula="of:=[.K$1]*[.$B127]" office:value-type="float" office:value="44701.2" calcext:value-type="float">
            <text:p>44701.20</text:p>
          </table:table-cell>
          <table:table-cell table:formula="of:=[.L$1]*[.$B127]" office:value-type="float" office:value="56334.0299465034" calcext:value-type="float">
            <text:p>56334.03</text:p>
          </table:table-cell>
          <table:table-cell table:formula="of:=[.M$1]*[.$B127]" office:value-type="float" office:value="66999.210379236" calcext:value-type="float">
            <text:p>66999.21</text:p>
          </table:table-cell>
          <table:table-cell table:formula="of:=[.N$1]*[.$B127]" office:value-type="float" office:value="89402.4" calcext:value-type="float">
            <text:p>89402.40</text:p>
          </table:table-cell>
          <table:table-cell/>
          <table:table-cell table:formula="of:=COM.MICROSOFT.CONCAT(TEXT([.F127];&quot;0.00&quot;);&quot;,&quot;)" office:value-type="string" office:string-value="5587.65," calcext:value-type="string">
            <text:p>5587.65,</text:p>
          </table:table-cell>
          <table:table-cell table:formula="of:=COM.MICROSOFT.CONCAT(TEXT([.G127];&quot;0.00&quot;);&quot;,&quot;)" office:value-type="string" office:string-value="11175.30," calcext:value-type="string">
            <text:p>11175.30,</text:p>
          </table:table-cell>
          <table:table-cell table:formula="of:=COM.MICROSOFT.CONCAT(TEXT([.H127];&quot;0.00&quot;);&quot;,&quot;)" office:value-type="string" office:string-value="16749.80," calcext:value-type="string">
            <text:p>16749.80,</text:p>
          </table:table-cell>
          <table:table-cell table:formula="of:=COM.MICROSOFT.CONCAT(TEXT([.I127];&quot;0.00&quot;);&quot;,&quot;)" office:value-type="string" office:string-value="22350.60," calcext:value-type="string">
            <text:p>22350.60,</text:p>
          </table:table-cell>
          <table:table-cell table:formula="of:=COM.MICROSOFT.CONCAT(TEXT([.J127];&quot;0.00&quot;);&quot;,&quot;)" office:value-type="string" office:string-value="33499.61," calcext:value-type="string">
            <text:p>33499.61,</text:p>
          </table:table-cell>
          <table:table-cell table:formula="of:=COM.MICROSOFT.CONCAT(TEXT([.K127];&quot;0.00&quot;);&quot;,&quot;)" office:value-type="string" office:string-value="44701.20," calcext:value-type="string">
            <text:p>44701.20,</text:p>
          </table:table-cell>
          <table:table-cell table:formula="of:=COM.MICROSOFT.CONCAT(TEXT([.L127];&quot;0.00&quot;);&quot;,&quot;)" office:value-type="string" office:string-value="56334.03," calcext:value-type="string">
            <text:p>56334.03,</text:p>
          </table:table-cell>
          <table:table-cell table:formula="of:=COM.MICROSOFT.CONCAT(TEXT([.M127];&quot;0.00&quot;);&quot;,&quot;)" office:value-type="string" office:string-value="66999.21," calcext:value-type="string">
            <text:p>66999.21,</text:p>
          </table:table-cell>
          <table:table-cell table:formula="of:=COM.MICROSOFT.CONCAT(TEXT([.N127];&quot;0.00&quot;);&quot;,&quot;)" office:value-type="string" office:string-value="89402.40," calcext:value-type="string">
            <text:p>89402.40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839.82" calcext:value-type="float">
            <text:p>11839.82</text:p>
          </table:table-cell>
          <table:table-cell/>
          <table:table-cell office:value-type="string" calcext:value-type="string">
            <text:p>F#9 </text:p>
          </table:table-cell>
          <table:table-cell/>
          <table:table-cell table:formula="of:=[.F$1]*[.$B128]" office:value-type="float" office:value="5919.91" calcext:value-type="float">
            <text:p>5919.91</text:p>
          </table:table-cell>
          <table:table-cell table:formula="of:=[.G$1]*[.$B128]" office:value-type="float" office:value="11839.82" calcext:value-type="float">
            <text:p>11839.82</text:p>
          </table:table-cell>
          <table:table-cell table:formula="of:=[.H$1]*[.$B128]" office:value-type="float" office:value="17745.8008069646" calcext:value-type="float">
            <text:p>17745.80</text:p>
          </table:table-cell>
          <table:table-cell table:formula="of:=[.I$1]*[.$B128]" office:value-type="float" office:value="23679.64" calcext:value-type="float">
            <text:p>23679.64</text:p>
          </table:table-cell>
          <table:table-cell table:formula="of:=[.J$1]*[.$B128]" office:value-type="float" office:value="35491.6016139292" calcext:value-type="float">
            <text:p>35491.60</text:p>
          </table:table-cell>
          <table:table-cell table:formula="of:=[.K$1]*[.$B128]" office:value-type="float" office:value="47359.28" calcext:value-type="float">
            <text:p>47359.28</text:p>
          </table:table-cell>
          <table:table-cell table:formula="of:=[.L$1]*[.$B128]" office:value-type="float" office:value="59683.836178108" calcext:value-type="float">
            <text:p>59683.84</text:p>
          </table:table-cell>
          <table:table-cell table:formula="of:=[.M$1]*[.$B128]" office:value-type="float" office:value="70983.2032278584" calcext:value-type="float">
            <text:p>70983.20</text:p>
          </table:table-cell>
          <table:table-cell table:formula="of:=[.N$1]*[.$B128]" office:value-type="float" office:value="94718.56" calcext:value-type="float">
            <text:p>94718.56</text:p>
          </table:table-cell>
          <table:table-cell/>
          <table:table-cell table:formula="of:=COM.MICROSOFT.CONCAT(TEXT([.F128];&quot;0.00&quot;);&quot;,&quot;)" office:value-type="string" office:string-value="5919.91," calcext:value-type="string">
            <text:p>5919.91,</text:p>
          </table:table-cell>
          <table:table-cell table:formula="of:=COM.MICROSOFT.CONCAT(TEXT([.G128];&quot;0.00&quot;);&quot;,&quot;)" office:value-type="string" office:string-value="11839.82," calcext:value-type="string">
            <text:p>11839.82,</text:p>
          </table:table-cell>
          <table:table-cell table:formula="of:=COM.MICROSOFT.CONCAT(TEXT([.H128];&quot;0.00&quot;);&quot;,&quot;)" office:value-type="string" office:string-value="17745.80," calcext:value-type="string">
            <text:p>17745.80,</text:p>
          </table:table-cell>
          <table:table-cell table:formula="of:=COM.MICROSOFT.CONCAT(TEXT([.I128];&quot;0.00&quot;);&quot;,&quot;)" office:value-type="string" office:string-value="23679.64," calcext:value-type="string">
            <text:p>23679.64,</text:p>
          </table:table-cell>
          <table:table-cell table:formula="of:=COM.MICROSOFT.CONCAT(TEXT([.J128];&quot;0.00&quot;);&quot;,&quot;)" office:value-type="string" office:string-value="35491.60," calcext:value-type="string">
            <text:p>35491.60,</text:p>
          </table:table-cell>
          <table:table-cell table:formula="of:=COM.MICROSOFT.CONCAT(TEXT([.K128];&quot;0.00&quot;);&quot;,&quot;)" office:value-type="string" office:string-value="47359.28," calcext:value-type="string">
            <text:p>47359.28,</text:p>
          </table:table-cell>
          <table:table-cell table:formula="of:=COM.MICROSOFT.CONCAT(TEXT([.L128];&quot;0.00&quot;);&quot;,&quot;)" office:value-type="string" office:string-value="59683.84," calcext:value-type="string">
            <text:p>59683.84,</text:p>
          </table:table-cell>
          <table:table-cell table:formula="of:=COM.MICROSOFT.CONCAT(TEXT([.M128];&quot;0.00&quot;);&quot;,&quot;)" office:value-type="string" office:string-value="70983.20," calcext:value-type="string">
            <text:p>70983.20,</text:p>
          </table:table-cell>
          <table:table-cell table:formula="of:=COM.MICROSOFT.CONCAT(TEXT([.N128];&quot;0.00&quot;);&quot;,&quot;)" office:value-type="string" office:string-value="94718.56," calcext:value-type="string">
            <text:p>94718.56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543.85" calcext:value-type="float">
            <text:p>12543.85</text:p>
          </table:table-cell>
          <table:table-cell/>
          <table:table-cell office:value-type="string" calcext:value-type="string">
            <text:p>G9 </text:p>
          </table:table-cell>
          <table:table-cell/>
          <table:table-cell table:formula="of:=[.F$1]*[.$B129]" office:value-type="float" office:value="6271.925" calcext:value-type="float">
            <text:p>6271.93</text:p>
          </table:table-cell>
          <table:table-cell table:formula="of:=[.G$1]*[.$B129]" office:value-type="float" office:value="12543.85" calcext:value-type="float">
            <text:p>12543.85</text:p>
          </table:table-cell>
          <table:table-cell table:formula="of:=[.H$1]*[.$B129]" office:value-type="float" office:value="18801.0175367905" calcext:value-type="float">
            <text:p>18801.02</text:p>
          </table:table-cell>
          <table:table-cell table:formula="of:=[.I$1]*[.$B129]" office:value-type="float" office:value="25087.7" calcext:value-type="float">
            <text:p>25087.70</text:p>
          </table:table-cell>
          <table:table-cell table:formula="of:=[.J$1]*[.$B129]" office:value-type="float" office:value="37602.035073581" calcext:value-type="float">
            <text:p>37602.04</text:p>
          </table:table-cell>
          <table:table-cell table:formula="of:=[.K$1]*[.$B129]" office:value-type="float" office:value="50175.4" calcext:value-type="float">
            <text:p>50175.40</text:p>
          </table:table-cell>
          <table:table-cell table:formula="of:=[.L$1]*[.$B129]" office:value-type="float" office:value="63232.8099956553" calcext:value-type="float">
            <text:p>63232.81</text:p>
          </table:table-cell>
          <table:table-cell table:formula="of:=[.M$1]*[.$B129]" office:value-type="float" office:value="75204.070147162" calcext:value-type="float">
            <text:p>75204.07</text:p>
          </table:table-cell>
          <table:table-cell table:formula="of:=[.N$1]*[.$B129]" office:value-type="float" office:value="100350.8" calcext:value-type="float">
            <text:p>100350.80</text:p>
          </table:table-cell>
          <table:table-cell/>
          <table:table-cell table:formula="of:=COM.MICROSOFT.CONCAT(TEXT([.F129];&quot;0.00&quot;);&quot;,&quot;)" office:value-type="string" office:string-value="6271.93," calcext:value-type="string">
            <text:p>6271.93,</text:p>
          </table:table-cell>
          <table:table-cell table:formula="of:=COM.MICROSOFT.CONCAT(TEXT([.G129];&quot;0.00&quot;);&quot;,&quot;)" office:value-type="string" office:string-value="12543.85," calcext:value-type="string">
            <text:p>12543.85,</text:p>
          </table:table-cell>
          <table:table-cell table:formula="of:=COM.MICROSOFT.CONCAT(TEXT([.H129];&quot;0.00&quot;);&quot;,&quot;)" office:value-type="string" office:string-value="18801.02," calcext:value-type="string">
            <text:p>18801.02,</text:p>
          </table:table-cell>
          <table:table-cell table:formula="of:=COM.MICROSOFT.CONCAT(TEXT([.I129];&quot;0.00&quot;);&quot;,&quot;)" office:value-type="string" office:string-value="25087.70," calcext:value-type="string">
            <text:p>25087.70,</text:p>
          </table:table-cell>
          <table:table-cell table:formula="of:=COM.MICROSOFT.CONCAT(TEXT([.J129];&quot;0.00&quot;);&quot;,&quot;)" office:value-type="string" office:string-value="37602.04," calcext:value-type="string">
            <text:p>37602.04,</text:p>
          </table:table-cell>
          <table:table-cell table:formula="of:=COM.MICROSOFT.CONCAT(TEXT([.K129];&quot;0.00&quot;);&quot;,&quot;)" office:value-type="string" office:string-value="50175.40," calcext:value-type="string">
            <text:p>50175.40,</text:p>
          </table:table-cell>
          <table:table-cell table:formula="of:=COM.MICROSOFT.CONCAT(TEXT([.L129];&quot;0.00&quot;);&quot;,&quot;)" office:value-type="string" office:string-value="63232.81," calcext:value-type="string">
            <text:p>63232.81,</text:p>
          </table:table-cell>
          <table:table-cell table:formula="of:=COM.MICROSOFT.CONCAT(TEXT([.M129];&quot;0.00&quot;);&quot;,&quot;)" office:value-type="string" office:string-value="75204.07," calcext:value-type="string">
            <text:p>75204.07,</text:p>
          </table:table-cell>
          <table:table-cell table:formula="of:=COM.MICROSOFT.CONCAT(TEXT([.N129];&quot;0.00&quot;);&quot;,&quot;)" office:value-type="string" office:string-value="100350.80," calcext:value-type="string">
            <text:p>100350.80,</text:p>
          </table:table-cell>
        </table:table-row>
      </table:table>
      <table:table table:name="Sheet2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3">
          <table:table-cell table:style-name="ce1" office:value-type="string" calcext:value-type="string">
            <text:p>Harmonic</text:p>
          </table:table-cell>
          <table:table-cell table:style-name="ce1" office:value-type="string" calcext:value-type="string">
            <text:p>True harmonic ratio</text:p>
          </table:table-cell>
          <table:table-cell table:style-name="ce1" office:value-type="string" calcext:value-type="string">
            <text:p>Equal temperament ratio</text:p>
          </table:table-cell>
          <table:table-cell table:style-name="ce1" office:value-type="string" calcext:value-type="string">
            <text:p>Hammond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-fundamental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table:formula="of:=COM.MICROSOFT.CONCAT([.D2];&quot;,&quot;)" office:value-type="string" office:string-value="0.5," calcext:value-type="string">
            <text:p>0.5,</text:p>
          </table:table-cell>
        </table:table-row>
        <table:table-row table:style-name="ro2">
          <table:table-cell office:value-type="string" calcext:value-type="string">
            <text:p>Fundamenta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[.D3];&quot;,&quot;)" office:value-type="string" office:string-value="1," calcext:value-type="string">
            <text:p>1,</text:p>
          </table:table-cell>
        </table:table-row>
        <table:table-row table:style-name="ro2">
          <table:table-cell office:value-type="string" calcext:value-type="string">
            <text:p>Sub 3rd</text:p>
          </table:table-cell>
          <table:table-cell office:value-type="float" office:value="1.5" calcext:value-type="float">
            <text:p>1.5</text:p>
          </table:table-cell>
          <table:table-cell office:value-type="float" office:value="1.498307077" calcext:value-type="float">
            <text:p>1.498307077</text:p>
          </table:table-cell>
          <table:table-cell office:value-type="float" office:value="1.49882353" calcext:value-type="float">
            <text:p>1.49882353</text:p>
          </table:table-cell>
          <table:table-cell/>
          <table:table-cell table:formula="of:=COM.MICROSOFT.CONCAT([.D4];&quot;,&quot;)" office:value-type="string" office:string-value="1.49882353," calcext:value-type="string">
            <text:p>1.49882353,</text:p>
          </table:table-cell>
        </table:table-row>
        <table:table-row table:style-name="ro2">
          <table:table-cell office:value-type="string" calcext:value-type="string">
            <text:p>2nd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COM.MICROSOFT.CONCAT([.D5];&quot;,&quot;)" office:value-type="string" office:string-value="2," calcext:value-type="string">
            <text:p>2,</text:p>
          </table:table-cell>
        </table:table-row>
        <table:table-row table:style-name="ro2">
          <table:table-cell office:value-type="string" calcext:value-type="string">
            <text:p>3rd</text:p>
          </table:table-cell>
          <table:table-cell office:value-type="float" office:value="3" calcext:value-type="float">
            <text:p>3</text:p>
          </table:table-cell>
          <table:table-cell office:value-type="float" office:value="2.996614154" calcext:value-type="float">
            <text:p>2.996614154</text:p>
          </table:table-cell>
          <table:table-cell office:value-type="float" office:value="2.99764706" calcext:value-type="float">
            <text:p>2.99764706</text:p>
          </table:table-cell>
          <table:table-cell/>
          <table:table-cell table:formula="of:=COM.MICROSOFT.CONCAT([.D6];&quot;,&quot;)" office:value-type="string" office:string-value="2.99764706," calcext:value-type="string">
            <text:p>2.99764706,</text:p>
          </table:table-cell>
        </table:table-row>
        <table:table-row table:style-name="ro2">
          <table:table-cell office:value-type="string" calcext:value-type="string">
            <text:p>4th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COM.MICROSOFT.CONCAT([.D7];&quot;,&quot;)" office:value-type="string" office:string-value="4," calcext:value-type="string">
            <text:p>4,</text:p>
          </table:table-cell>
        </table:table-row>
        <table:table-row table:style-name="ro2">
          <table:table-cell office:value-type="string" calcext:value-type="string">
            <text:p>5th</text:p>
          </table:table-cell>
          <table:table-cell office:value-type="float" office:value="5" calcext:value-type="float">
            <text:p>5</text:p>
          </table:table-cell>
          <table:table-cell office:value-type="float" office:value="5.0396842" calcext:value-type="float">
            <text:p>5.0396842</text:p>
          </table:table-cell>
          <table:table-cell office:value-type="float" office:value="5.040941178" calcext:value-type="float">
            <text:p>5.040941178</text:p>
          </table:table-cell>
          <table:table-cell/>
          <table:table-cell table:formula="of:=COM.MICROSOFT.CONCAT([.D8];&quot;,&quot;)" office:value-type="string" office:string-value="5.040941178," calcext:value-type="string">
            <text:p>5.040941178,</text:p>
          </table:table-cell>
        </table:table-row>
        <table:table-row table:style-name="ro2">
          <table:table-cell office:value-type="string" calcext:value-type="string">
            <text:p>6th</text:p>
          </table:table-cell>
          <table:table-cell office:value-type="float" office:value="6" calcext:value-type="float">
            <text:p>6</text:p>
          </table:table-cell>
          <table:table-cell office:value-type="float" office:value="5.993228307" calcext:value-type="float">
            <text:p>5.993228307</text:p>
          </table:table-cell>
          <table:table-cell office:value-type="float" office:value="5.99529412" calcext:value-type="float">
            <text:p>5.99529412</text:p>
          </table:table-cell>
          <table:table-cell/>
          <table:table-cell table:formula="of:=COM.MICROSOFT.CONCAT([.D9];&quot;,&quot;)" office:value-type="string" office:string-value="5.99529412," calcext:value-type="string">
            <text:p>5.99529412,</text:p>
          </table:table-cell>
        </table:table-row>
        <table:table-row table:style-name="ro2">
          <table:table-cell office:value-type="string" calcext:value-type="string">
            <text:p>8th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COM.MICROSOFT.CONCAT([.D10];&quot;,&quot;)" office:value-type="string" office:string-value="8," calcext:value-type="string">
            <text:p>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3:38:33.067644387</meta:creation-date>
    <dc:date>2023-11-25T19:33:34.165152694</dc:date>
    <meta:editing-duration>PT2H31M</meta:editing-duration>
    <meta:editing-cycles>2</meta:editing-cycles>
    <meta:generator>LibreOffice/7.3.7.2$Linux_X86_64 LibreOffice_project/30$Build-2</meta:generator>
    <meta:document-statistic meta:table-count="2" meta:cell-count="2749" meta:object-count="0"/>
  </office:meta>
</office:document-meta>
</file>